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Feuille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volution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0" calcext:value-type="float">
            <text:p>0</text:p>
          </table:table-cell>
          <table:table-cell table:number-columns-repeated="2" office:value-type="float" office:value="0.5397" calcext:value-type="float">
            <text:p>0,5397</text:p>
          </table:table-cell>
          <table:table-cell office:value-type="float" office:value="0.401" calcext:value-type="float">
            <text:p>0,401</text:p>
          </table:table-cell>
          <table:table-cell office:value-type="float" office:value="0.4314" calcext:value-type="float">
            <text:p>0,4314</text:p>
          </table:table-cell>
          <table:table-cell table:formula="of:=([.E2]-[.B2]) / [.B2] * 100" office:value-type="float" office:value="-20.0667037242913" calcext:value-type="float">
            <text:p>-20,0667037242913</text:p>
          </table:table-cell>
          <table:table-cell table:number-columns-repeated="4"/>
          <table:table-cell table:style-name="ce1" table:formula="of:=SUM(CELL(&quot;LIGNE&quot;);-2)" office:value-type="float" office:value="0" calcext:value-type="float">
            <text:p>0</text:p>
          </table:table-cell>
          <table:table-cell office:value-type="float" office:value="77.3" calcext:value-type="float">
            <text:p>77,3</text:p>
          </table:table-cell>
          <table:table-cell office:value-type="float" office:value="77.5" calcext:value-type="float">
            <text:p>77,5</text:p>
          </table:table-cell>
          <table:table-cell office:value-type="float" office:value="63.25" calcext:value-type="float">
            <text:p>63,25</text:p>
          </table:table-cell>
          <table:table-cell office:value-type="float" office:value="68.13" calcext:value-type="float">
            <text:p>68,13</text:p>
          </table:table-cell>
          <table:table-cell table:formula="of:=([.O2]-[.L2]) / [.L2] * 100" office:value-type="float" office:value="-11.862871927555" calcext:value-type="float">
            <text:p>-11,862871927555</text:p>
          </table:table-cell>
        </table:table-row>
        <table:table-row table:style-name="ro1">
          <table:table-cell table:formula="of:=SUM(CELL(&quot;LIGNE&quot;);-2)" office:value-type="float" office:value="1" calcext:value-type="float">
            <text:p>1</text:p>
          </table:table-cell>
          <table:table-cell office:value-type="float" office:value="0.4317" calcext:value-type="float">
            <text:p>0,4317</text:p>
          </table:table-cell>
          <table:table-cell office:value-type="float" office:value="0.4987" calcext:value-type="float">
            <text:p>0,4987</text:p>
          </table:table-cell>
          <table:table-cell office:value-type="float" office:value="0.412" calcext:value-type="float">
            <text:p>0,412</text:p>
          </table:table-cell>
          <table:table-cell office:value-type="float" office:value="0.4712" calcext:value-type="float">
            <text:p>0,4712</text:p>
          </table:table-cell>
          <table:table-cell table:formula="of:=([.E3]-[.B3]) / [.B3] * 100" office:value-type="float" office:value="9.14987259671067" calcext:value-type="float">
            <text:p>9,14987259671067</text:p>
          </table:table-cell>
          <table:table-cell table:number-columns-repeated="4"/>
          <table:table-cell table:style-name="ce1" table:formula="of:=SUM(CELL(&quot;LIGNE&quot;);-2)" office:value-type="float" office:value="1" calcext:value-type="float">
            <text:p>1</text:p>
          </table:table-cell>
          <table:table-cell office:value-type="float" office:value="68.13" calcext:value-type="float">
            <text:p>68,13</text:p>
          </table:table-cell>
          <table:table-cell office:value-type="float" office:value="68.54" calcext:value-type="float">
            <text:p>68,54</text:p>
          </table:table-cell>
          <table:table-cell office:value-type="float" office:value="59.4" calcext:value-type="float">
            <text:p>59,4</text:p>
          </table:table-cell>
          <table:table-cell office:value-type="float" office:value="64.26" calcext:value-type="float">
            <text:p>64,26</text:p>
          </table:table-cell>
          <table:table-cell table:formula="of:=([.O3]-[.L3]) / [.L3] * 100" office:value-type="float" office:value="-5.68031704095111" calcext:value-type="float">
            <text:p>-5,68031704095111</text:p>
          </table:table-cell>
        </table:table-row>
        <table:table-row table:style-name="ro1">
          <table:table-cell table:formula="of:=SUM(CELL(&quot;LIGNE&quot;);-2)" office:value-type="float" office:value="2" calcext:value-type="float">
            <text:p>2</text:p>
          </table:table-cell>
          <table:table-cell office:value-type="float" office:value="0.469" calcext:value-type="float">
            <text:p>0,469</text:p>
          </table:table-cell>
          <table:table-cell office:value-type="float" office:value="0.494" calcext:value-type="float">
            <text:p>0,494</text:p>
          </table:table-cell>
          <table:table-cell office:value-type="float" office:value="0.4523" calcext:value-type="float">
            <text:p>0,4523</text:p>
          </table:table-cell>
          <table:table-cell office:value-type="float" office:value="0.4821" calcext:value-type="float">
            <text:p>0,4821</text:p>
          </table:table-cell>
          <table:table-cell table:formula="of:=([.E4]-[.B4]) / [.B4] * 100" office:value-type="float" office:value="2.79317697228145" calcext:value-type="float">
            <text:p>2,79317697228145</text:p>
          </table:table-cell>
          <table:table-cell table:number-columns-repeated="4"/>
          <table:table-cell table:style-name="ce1" table:formula="of:=SUM(CELL(&quot;LIGNE&quot;);-2)" office:value-type="float" office:value="2" calcext:value-type="float">
            <text:p>2</text:p>
          </table:table-cell>
          <table:table-cell office:value-type="float" office:value="64.27" calcext:value-type="float">
            <text:p>64,27</text:p>
          </table:table-cell>
          <table:table-cell office:value-type="float" office:value="65.29" calcext:value-type="float">
            <text:p>65,29</text:p>
          </table:table-cell>
          <table:table-cell office:value-type="float" office:value="30" calcext:value-type="float">
            <text:p>30</text:p>
          </table:table-cell>
          <table:table-cell office:value-type="float" office:value="30.29" calcext:value-type="float">
            <text:p>30,29</text:p>
          </table:table-cell>
          <table:table-cell table:formula="of:=([.O4]-[.L4]) / [.L4] * 100" office:value-type="float" office:value="-52.8707017270888" calcext:value-type="float">
            <text:p>-52,8707017270888</text:p>
          </table:table-cell>
        </table:table-row>
        <table:table-row table:style-name="ro1">
          <table:table-cell table:formula="of:=SUM(CELL(&quot;LIGNE&quot;);-2)" office:value-type="float" office:value="3" calcext:value-type="float">
            <text:p>3</text:p>
          </table:table-cell>
          <table:table-cell office:value-type="float" office:value="0.4821" calcext:value-type="float">
            <text:p>0,4821</text:p>
          </table:table-cell>
          <table:table-cell office:value-type="float" office:value="0.5334" calcext:value-type="float">
            <text:p>0,5334</text:p>
          </table:table-cell>
          <table:table-cell office:value-type="float" office:value="0.4792" calcext:value-type="float">
            <text:p>0,4792</text:p>
          </table:table-cell>
          <table:table-cell office:value-type="float" office:value="0.5315" calcext:value-type="float">
            <text:p>0,5315</text:p>
          </table:table-cell>
          <table:table-cell table:formula="of:=([.E5]-[.B5]) / [.B5] * 100" office:value-type="float" office:value="10.2468367558598" calcext:value-type="float">
            <text:p>10,2468367558598</text:p>
          </table:table-cell>
          <table:table-cell table:number-columns-repeated="4"/>
          <table:table-cell table:style-name="ce1" table:formula="of:=SUM(CELL(&quot;LIGNE&quot;);-2)" office:value-type="float" office:value="3" calcext:value-type="float">
            <text:p>3</text:p>
          </table:table-cell>
          <table:table-cell office:value-type="float" office:value="30.31" calcext:value-type="float">
            <text:p>30,31</text:p>
          </table:table-cell>
          <table:table-cell office:value-type="float" office:value="40.18" calcext:value-type="float">
            <text:p>40,18</text:p>
          </table:table-cell>
          <table:table-cell office:value-type="float" office:value="13.57" calcext:value-type="float">
            <text:p>13,57</text:p>
          </table:table-cell>
          <table:table-cell office:value-type="float" office:value="17.46" calcext:value-type="float">
            <text:p>17,46</text:p>
          </table:table-cell>
          <table:table-cell table:formula="of:=([.O5]-[.L5]) / [.L5] * 100" office:value-type="float" office:value="-42.3952490927087" calcext:value-type="float">
            <text:p>-42,3952490927087</text:p>
          </table:table-cell>
        </table:table-row>
        <table:table-row table:style-name="ro1">
          <table:table-cell table:formula="of:=SUM(CELL(&quot;LIGNE&quot;);-2)" office:value-type="float" office:value="4" calcext:value-type="float">
            <text:p>4</text:p>
          </table:table-cell>
          <table:table-cell office:value-type="float" office:value="0.5323" calcext:value-type="float">
            <text:p>0,5323</text:p>
          </table:table-cell>
          <table:table-cell office:value-type="float" office:value="0.5324" calcext:value-type="float">
            <text:p>0,5324</text:p>
          </table:table-cell>
          <table:table-cell office:value-type="float" office:value="0.4478" calcext:value-type="float">
            <text:p>0,4478</text:p>
          </table:table-cell>
          <table:table-cell office:value-type="float" office:value="0.4619" calcext:value-type="float">
            <text:p>0,4619</text:p>
          </table:table-cell>
          <table:table-cell table:formula="of:=([.E6]-[.B6]) / [.B6] * 100" office:value-type="float" office:value="-13.225624647755" calcext:value-type="float">
            <text:p>-13,225624647755</text:p>
          </table:table-cell>
          <table:table-cell table:number-columns-repeated="4"/>
          <table:table-cell table:style-name="ce1" table:formula="of:=SUM(CELL(&quot;LIGNE&quot;);-2)" office:value-type="float" office:value="4" calcext:value-type="float">
            <text:p>4</text:p>
          </table:table-cell>
          <table:table-cell office:value-type="float" office:value="17.46" calcext:value-type="float">
            <text:p>17,46</text:p>
          </table:table-cell>
          <table:table-cell office:value-type="float" office:value="19.66" calcext:value-type="float">
            <text:p>19,66</text:p>
          </table:table-cell>
          <table:table-cell office:value-type="float" office:value="0.69" calcext:value-type="float">
            <text:p>0,69</text:p>
          </table:table-cell>
          <table:table-cell office:value-type="float" office:value="1.0769" calcext:value-type="float">
            <text:p>1,0769</text:p>
          </table:table-cell>
          <table:table-cell table:formula="of:=([.O6]-[.L6]) / [.L6] * 100" office:value-type="float" office:value="-93.8321878579611" calcext:value-type="float">
            <text:p>-93,8321878579611</text:p>
          </table:table-cell>
        </table:table-row>
        <table:table-row table:style-name="ro1">
          <table:table-cell table:formula="of:=SUM(CELL(&quot;LIGNE&quot;);-2)" office:value-type="float" office:value="5" calcext:value-type="float">
            <text:p>5</text:p>
          </table:table-cell>
          <table:table-cell office:value-type="float" office:value="0.4619" calcext:value-type="float">
            <text:p>0,4619</text:p>
          </table:table-cell>
          <table:table-cell office:value-type="float" office:value="0.4983" calcext:value-type="float">
            <text:p>0,4983</text:p>
          </table:table-cell>
          <table:table-cell office:value-type="float" office:value="0.4603" calcext:value-type="float">
            <text:p>0,4603</text:p>
          </table:table-cell>
          <table:table-cell office:value-type="float" office:value="0.498" calcext:value-type="float">
            <text:p>0,498</text:p>
          </table:table-cell>
          <table:table-cell table:formula="of:=([.E7]-[.B7]) / [.B7] * 100" office:value-type="float" office:value="7.81554449014937" calcext:value-type="float">
            <text:p>7,81554449014937</text:p>
          </table:table-cell>
          <table:table-cell table:number-columns-repeated="4"/>
          <table:table-cell table:style-name="ce1" table:formula="of:=SUM(CELL(&quot;LIGNE&quot;);-2)" office:value-type="float" office:value="5" calcext:value-type="float">
            <text:p>5</text:p>
          </table:table-cell>
          <table:table-cell office:value-type="float" office:value="1.0782" calcext:value-type="float">
            <text:p>1,0782</text:p>
          </table:table-cell>
          <table:table-cell office:value-type="float" office:value="1.38" calcext:value-type="float">
            <text:p>1,38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0032" calcext:value-type="float">
            <text:p>0,00032</text:p>
          </table:table-cell>
          <table:table-cell table:formula="of:=([.O7]-[.L7]) / [.L7] * 100" office:value-type="float" office:value="-99.9703209052124" calcext:value-type="float">
            <text:p>-99,9703209052124</text:p>
          </table:table-cell>
        </table:table-row>
        <table:table-row table:style-name="ro1">
          <table:table-cell table:formula="of:=SUM(CELL(&quot;LIGNE&quot;);-2)" office:value-type="float" office:value="6" calcext:value-type="float">
            <text:p>6</text:p>
          </table:table-cell>
          <table:table-cell office:value-type="float" office:value="0.4983" calcext:value-type="float">
            <text:p>0,4983</text:p>
          </table:table-cell>
          <table:table-cell office:value-type="float" office:value="0.5182" calcext:value-type="float">
            <text:p>0,5182</text:p>
          </table:table-cell>
          <table:table-cell office:value-type="float" office:value="0.4701" calcext:value-type="float">
            <text:p>0,4701</text:p>
          </table:table-cell>
          <table:table-cell office:value-type="float" office:value="0.5046" calcext:value-type="float">
            <text:p>0,5046</text:p>
          </table:table-cell>
          <table:table-cell table:formula="of:=([.E8]-[.B8]) / [.B8] * 100" office:value-type="float" office:value="1.264298615292" calcext:value-type="float">
            <text:p>1,264298615292</text:p>
          </table:table-cell>
          <table:table-cell table:number-columns-repeated="4"/>
          <table:table-cell table:style-name="ce1" table:formula="of:=SUM(CELL(&quot;LIGNE&quot;);-2)" office:value-type="float" office:value="6" calcext:value-type="float">
            <text:p>6</text:p>
          </table:table-cell>
          <table:table-cell office:value-type="float" office:value="0.00032" calcext:value-type="float">
            <text:p>0,0003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5" calcext:value-type="float">
            <text:p>5E-05</text:p>
          </table:table-cell>
          <table:table-cell table:formula="of:=([.O8]-[.L8]) / [.L8] * 100" office:value-type="float" office:value="-84.375" calcext:value-type="float">
            <text:p>-84,375</text:p>
          </table:table-cell>
        </table:table-row>
        <table:table-row table:style-name="ro1">
          <table:table-cell table:formula="of:=SUM(CELL(&quot;LIGNE&quot;);-2)" office:value-type="float" office:value="7" calcext:value-type="float">
            <text:p>7</text:p>
          </table:table-cell>
          <table:table-cell office:value-type="float" office:value="0.5033" calcext:value-type="float">
            <text:p>0,5033</text:p>
          </table:table-cell>
          <table:table-cell office:value-type="float" office:value="0.57" calcext:value-type="float">
            <text:p>0,57</text:p>
          </table:table-cell>
          <table:table-cell office:value-type="float" office:value="0.5017" calcext:value-type="float">
            <text:p>0,5017</text:p>
          </table:table-cell>
          <table:table-cell office:value-type="float" office:value="0.5662" calcext:value-type="float">
            <text:p>0,5662</text:p>
          </table:table-cell>
          <table:table-cell table:formula="of:=([.E9]-[.B9]) / [.B9] * 100" office:value-type="float" office:value="12.497516391814" calcext:value-type="float">
            <text:p>12,49751639181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8" calcext:value-type="float">
            <text:p>8</text:p>
          </table:table-cell>
          <table:table-cell office:value-type="float" office:value="0.5662" calcext:value-type="float">
            <text:p>0,5662</text:p>
          </table:table-cell>
          <table:table-cell office:value-type="float" office:value="0.5691" calcext:value-type="float">
            <text:p>0,5691</text:p>
          </table:table-cell>
          <table:table-cell office:value-type="float" office:value="0.5165" calcext:value-type="float">
            <text:p>0,5165</text:p>
          </table:table-cell>
          <table:table-cell office:value-type="float" office:value="0.538" calcext:value-type="float">
            <text:p>0,538</text:p>
          </table:table-cell>
          <table:table-cell table:formula="of:=([.E10]-[.B10]) / [.B10] * 100" office:value-type="float" office:value="-4.98057223595903" calcext:value-type="float">
            <text:p>-4,9805722359590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9" calcext:value-type="float">
            <text:p>9</text:p>
          </table:table-cell>
          <table:table-cell office:value-type="float" office:value="0.538" calcext:value-type="float">
            <text:p>0,538</text:p>
          </table:table-cell>
          <table:table-cell office:value-type="float" office:value="0.563" calcext:value-type="float">
            <text:p>0,563</text:p>
          </table:table-cell>
          <table:table-cell office:value-type="float" office:value="0.5222" calcext:value-type="float">
            <text:p>0,5222</text:p>
          </table:table-cell>
          <table:table-cell office:value-type="float" office:value="0.5326" calcext:value-type="float">
            <text:p>0,5326</text:p>
          </table:table-cell>
          <table:table-cell table:formula="of:=([.E11]-[.B11]) / [.B11] * 100" office:value-type="float" office:value="-1.00371747211895" calcext:value-type="float">
            <text:p>-1,0037174721189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0" calcext:value-type="float">
            <text:p>10</text:p>
          </table:table-cell>
          <table:table-cell office:value-type="float" office:value="0.5333" calcext:value-type="float">
            <text:p>0,5333</text:p>
          </table:table-cell>
          <table:table-cell office:value-type="float" office:value="0.535" calcext:value-type="float">
            <text:p>0,535</text:p>
          </table:table-cell>
          <table:table-cell office:value-type="float" office:value="0.5078" calcext:value-type="float">
            <text:p>0,5078</text:p>
          </table:table-cell>
          <table:table-cell office:value-type="float" office:value="0.5097" calcext:value-type="float">
            <text:p>0,5097</text:p>
          </table:table-cell>
          <table:table-cell table:formula="of:=([.E12]-[.B12]) / [.B12] * 100" office:value-type="float" office:value="-4.42527657978623" calcext:value-type="float">
            <text:p>-4,4252765797862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1" calcext:value-type="float">
            <text:p>11</text:p>
          </table:table-cell>
          <table:table-cell office:value-type="float" office:value="0.5105" calcext:value-type="float">
            <text:p>0,5105</text:p>
          </table:table-cell>
          <table:table-cell office:value-type="float" office:value="0.5106" calcext:value-type="float">
            <text:p>0,5106</text:p>
          </table:table-cell>
          <table:table-cell office:value-type="float" office:value="0.4745" calcext:value-type="float">
            <text:p>0,4745</text:p>
          </table:table-cell>
          <table:table-cell office:value-type="float" office:value="0.4808" calcext:value-type="float">
            <text:p>0,4808</text:p>
          </table:table-cell>
          <table:table-cell table:formula="of:=([.E13]-[.B13]) / [.B13] * 100" office:value-type="float" office:value="-5.81782566111656" calcext:value-type="float">
            <text:p>-5,8178256611165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2" calcext:value-type="float">
            <text:p>12</text:p>
          </table:table-cell>
          <table:table-cell office:value-type="float" office:value="0.4806" calcext:value-type="float">
            <text:p>0,4806</text:p>
          </table:table-cell>
          <table:table-cell office:value-type="float" office:value="0.4814" calcext:value-type="float">
            <text:p>0,4814</text:p>
          </table:table-cell>
          <table:table-cell office:value-type="float" office:value="0.4185" calcext:value-type="float">
            <text:p>0,4185</text:p>
          </table:table-cell>
          <table:table-cell office:value-type="float" office:value="0.4428" calcext:value-type="float">
            <text:p>0,4428</text:p>
          </table:table-cell>
          <table:table-cell table:formula="of:=([.E14]-[.B14]) / [.B14] * 100" office:value-type="float" office:value="-7.86516853932584" calcext:value-type="float">
            <text:p>-7,8651685393258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3" calcext:value-type="float">
            <text:p>13</text:p>
          </table:table-cell>
          <table:table-cell office:value-type="float" office:value="0.4428" calcext:value-type="float">
            <text:p>0,4428</text:p>
          </table:table-cell>
          <table:table-cell office:value-type="float" office:value="0.45" calcext:value-type="float">
            <text:p>0,45</text:p>
          </table:table-cell>
          <table:table-cell office:value-type="float" office:value="0.37" calcext:value-type="float">
            <text:p>0,37</text:p>
          </table:table-cell>
          <table:table-cell office:value-type="float" office:value="0.3778" calcext:value-type="float">
            <text:p>0,3778</text:p>
          </table:table-cell>
          <table:table-cell table:formula="of:=([.E15]-[.B15]) / [.B15] * 100" office:value-type="float" office:value="-14.6793134598013" calcext:value-type="float">
            <text:p>-14,679313459801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4" calcext:value-type="float">
            <text:p>14</text:p>
          </table:table-cell>
          <table:table-cell office:value-type="float" office:value="0.3748" calcext:value-type="float">
            <text:p>0,3748</text:p>
          </table:table-cell>
          <table:table-cell office:value-type="float" office:value="0.3813" calcext:value-type="float">
            <text:p>0,3813</text:p>
          </table:table-cell>
          <table:table-cell office:value-type="float" office:value="0.3598" calcext:value-type="float">
            <text:p>0,3598</text:p>
          </table:table-cell>
          <table:table-cell office:value-type="float" office:value="0.3685" calcext:value-type="float">
            <text:p>0,3685</text:p>
          </table:table-cell>
          <table:table-cell table:formula="of:=([.E16]-[.B16]) / [.B16] * 100" office:value-type="float" office:value="-1.68089647812167" calcext:value-type="float">
            <text:p>-1,6808964781216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5" calcext:value-type="float">
            <text:p>15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3777" calcext:value-type="float">
            <text:p>0,3777</text:p>
          </table:table-cell>
          <table:table-cell office:value-type="float" office:value="0.3183" calcext:value-type="float">
            <text:p>0,3183</text:p>
          </table:table-cell>
          <table:table-cell office:value-type="float" office:value="0.3264" calcext:value-type="float">
            <text:p>0,3264</text:p>
          </table:table-cell>
          <table:table-cell table:formula="of:=([.E17]-[.B17]) / [.B17] * 100" office:value-type="float" office:value="-11.5207373271889" calcext:value-type="float">
            <text:p>-11,520737327188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6" calcext:value-type="float">
            <text:p>16</text:p>
          </table:table-cell>
          <table:table-cell office:value-type="float" office:value="0.3261" calcext:value-type="float">
            <text:p>0,3261</text:p>
          </table:table-cell>
          <table:table-cell office:value-type="float" office:value="0.3363" calcext:value-type="float">
            <text:p>0,3363</text:p>
          </table:table-cell>
          <table:table-cell office:value-type="float" office:value="0.3104" calcext:value-type="float">
            <text:p>0,3104</text:p>
          </table:table-cell>
          <table:table-cell office:value-type="float" office:value="0.3325" calcext:value-type="float">
            <text:p>0,3325</text:p>
          </table:table-cell>
          <table:table-cell table:formula="of:=([.E18]-[.B18]) / [.B18] * 100" office:value-type="float" office:value="1.96258816314015" calcext:value-type="float">
            <text:p>1,9625881631401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7" calcext:value-type="float">
            <text:p>17</text:p>
          </table:table-cell>
          <table:table-cell office:value-type="float" office:value="0.3325" calcext:value-type="float">
            <text:p>0,3325</text:p>
          </table:table-cell>
          <table:table-cell office:value-type="float" office:value="0.3378" calcext:value-type="float">
            <text:p>0,3378</text:p>
          </table:table-cell>
          <table:table-cell office:value-type="float" office:value="0.3071" calcext:value-type="float">
            <text:p>0,3071</text:p>
          </table:table-cell>
          <table:table-cell office:value-type="float" office:value="0.3257" calcext:value-type="float">
            <text:p>0,3257</text:p>
          </table:table-cell>
          <table:table-cell table:formula="of:=([.E19]-[.B19]) / [.B19] * 100" office:value-type="float" office:value="-2.0451127819549" calcext:value-type="float">
            <text:p>-2,045112781954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8" calcext:value-type="float">
            <text:p>18</text:p>
          </table:table-cell>
          <table:table-cell office:value-type="float" office:value="0.3258" calcext:value-type="float">
            <text:p>0,3258</text:p>
          </table:table-cell>
          <table:table-cell office:value-type="float" office:value="0.3287" calcext:value-type="float">
            <text:p>0,3287</text:p>
          </table:table-cell>
          <table:table-cell office:value-type="float" office:value="0.3078" calcext:value-type="float">
            <text:p>0,3078</text:p>
          </table:table-cell>
          <table:table-cell office:value-type="float" office:value="0.3165" calcext:value-type="float">
            <text:p>0,3165</text:p>
          </table:table-cell>
          <table:table-cell table:formula="of:=([.E20]-[.B20]) / [.B20] * 100" office:value-type="float" office:value="-2.85451197053408" calcext:value-type="float">
            <text:p>-2,8545119705340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9" calcext:value-type="float">
            <text:p>19</text:p>
          </table:table-cell>
          <table:table-cell office:value-type="float" office:value="0.3162" calcext:value-type="float">
            <text:p>0,3162</text:p>
          </table:table-cell>
          <table:table-cell office:value-type="float" office:value="0.3291" calcext:value-type="float">
            <text:p>0,3291</text:p>
          </table:table-cell>
          <table:table-cell office:value-type="float" office:value="0.3084" calcext:value-type="float">
            <text:p>0,3084</text:p>
          </table:table-cell>
          <table:table-cell office:value-type="float" office:value="0.3167" calcext:value-type="float">
            <text:p>0,3167</text:p>
          </table:table-cell>
          <table:table-cell table:formula="of:=([.E21]-[.B21]) / [.B21] * 100" office:value-type="float" office:value="0.158127767235927" calcext:value-type="float">
            <text:p>0,15812776723592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0" calcext:value-type="float">
            <text:p>20</text:p>
          </table:table-cell>
          <table:table-cell office:value-type="float" office:value="0.3167" calcext:value-type="float">
            <text:p>0,3167</text:p>
          </table:table-cell>
          <table:table-cell office:value-type="float" office:value="0.3868" calcext:value-type="float">
            <text:p>0,3868</text:p>
          </table:table-cell>
          <table:table-cell office:value-type="float" office:value="0.3163" calcext:value-type="float">
            <text:p>0,3163</text:p>
          </table:table-cell>
          <table:table-cell office:value-type="float" office:value="0.3498" calcext:value-type="float">
            <text:p>0,3498</text:p>
          </table:table-cell>
          <table:table-cell table:formula="of:=([.E22]-[.B22]) / [.B22] * 100" office:value-type="float" office:value="10.4515314177455" calcext:value-type="float">
            <text:p>10,451531417745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1" calcext:value-type="float">
            <text:p>21</text:p>
          </table:table-cell>
          <table:table-cell office:value-type="float" office:value="0.3497" calcext:value-type="float">
            <text:p>0,3497</text:p>
          </table:table-cell>
          <table:table-cell office:value-type="float" office:value="0.357" calcext:value-type="float">
            <text:p>0,357</text:p>
          </table:table-cell>
          <table:table-cell office:value-type="float" office:value="0.3141" calcext:value-type="float">
            <text:p>0,3141</text:p>
          </table:table-cell>
          <table:table-cell office:value-type="float" office:value="0.3384" calcext:value-type="float">
            <text:p>0,3384</text:p>
          </table:table-cell>
          <table:table-cell table:formula="of:=([.E23]-[.B23]) / [.B23] * 100" office:value-type="float" office:value="-3.23134114955676" calcext:value-type="float">
            <text:p>-3,2313411495567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2" calcext:value-type="float">
            <text:p>22</text:p>
          </table:table-cell>
          <table:table-cell office:value-type="float" office:value="0.3383" calcext:value-type="float">
            <text:p>0,3383</text:p>
          </table:table-cell>
          <table:table-cell office:value-type="float" office:value="0.3391" calcext:value-type="float">
            <text:p>0,3391</text:p>
          </table:table-cell>
          <table:table-cell office:value-type="float" office:value="0.318" calcext:value-type="float">
            <text:p>0,318</text:p>
          </table:table-cell>
          <table:table-cell office:value-type="float" office:value="0.3294" calcext:value-type="float">
            <text:p>0,3294</text:p>
          </table:table-cell>
          <table:table-cell table:formula="of:=([.E24]-[.B24]) / [.B24] * 100" office:value-type="float" office:value="-2.63080106414424" calcext:value-type="float">
            <text:p>-2,6308010641442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3" calcext:value-type="float">
            <text:p>23</text:p>
          </table:table-cell>
          <table:table-cell office:value-type="float" office:value="0.3291" calcext:value-type="float">
            <text:p>0,3291</text:p>
          </table:table-cell>
          <table:table-cell office:value-type="float" office:value="0.3483" calcext:value-type="float">
            <text:p>0,3483</text:p>
          </table:table-cell>
          <table:table-cell office:value-type="float" office:value="0.3001" calcext:value-type="float">
            <text:p>0,3001</text:p>
          </table:table-cell>
          <table:table-cell office:value-type="float" office:value="0.3088" calcext:value-type="float">
            <text:p>0,3088</text:p>
          </table:table-cell>
          <table:table-cell table:formula="of:=([.E25]-[.B25]) / [.B25] * 100" office:value-type="float" office:value="-6.16833789121847" calcext:value-type="float">
            <text:p>-6,1683378912184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4" calcext:value-type="float">
            <text:p>24</text:p>
          </table:table-cell>
          <table:table-cell office:value-type="float" office:value="0.3087" calcext:value-type="float">
            <text:p>0,3087</text:p>
          </table:table-cell>
          <table:table-cell office:value-type="float" office:value="0.3247" calcext:value-type="float">
            <text:p>0,3247</text:p>
          </table:table-cell>
          <table:table-cell office:value-type="float" office:value="0.3061" calcext:value-type="float">
            <text:p>0,3061</text:p>
          </table:table-cell>
          <table:table-cell office:value-type="float" office:value="0.3194" calcext:value-type="float">
            <text:p>0,3194</text:p>
          </table:table-cell>
          <table:table-cell table:formula="of:=([.E26]-[.B26]) / [.B26] * 100" office:value-type="float" office:value="3.46614836410754" calcext:value-type="float">
            <text:p>3,4661483641075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5" calcext:value-type="float">
            <text:p>25</text:p>
          </table:table-cell>
          <table:table-cell office:value-type="float" office:value="0.3193" calcext:value-type="float">
            <text:p>0,3193</text:p>
          </table:table-cell>
          <table:table-cell office:value-type="float" office:value="0.355" calcext:value-type="float">
            <text:p>0,355</text:p>
          </table:table-cell>
          <table:table-cell office:value-type="float" office:value="0.3053" calcext:value-type="float">
            <text:p>0,3053</text:p>
          </table:table-cell>
          <table:table-cell office:value-type="float" office:value="0.335" calcext:value-type="float">
            <text:p>0,335</text:p>
          </table:table-cell>
          <table:table-cell table:formula="of:=([.E27]-[.B27]) / [.B27] * 100" office:value-type="float" office:value="4.91700595051675" calcext:value-type="float">
            <text:p>4,9170059505167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6" calcext:value-type="float">
            <text:p>26</text:p>
          </table:table-cell>
          <table:table-cell office:value-type="float" office:value="0.3345" calcext:value-type="float">
            <text:p>0,3345</text:p>
          </table:table-cell>
          <table:table-cell office:value-type="float" office:value="0.3612" calcext:value-type="float">
            <text:p>0,3612</text:p>
          </table:table-cell>
          <table:table-cell office:value-type="float" office:value="0.3183" calcext:value-type="float">
            <text:p>0,3183</text:p>
          </table:table-cell>
          <table:table-cell office:value-type="float" office:value="0.3206" calcext:value-type="float">
            <text:p>0,3206</text:p>
          </table:table-cell>
          <table:table-cell table:formula="of:=([.E28]-[.B28]) / [.B28] * 100" office:value-type="float" office:value="-4.15545590433484" calcext:value-type="float">
            <text:p>-4,1554559043348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7" calcext:value-type="float">
            <text:p>27</text:p>
          </table:table-cell>
          <table:table-cell office:value-type="float" office:value="0.3202" calcext:value-type="float">
            <text:p>0,3202</text:p>
          </table:table-cell>
          <table:table-cell office:value-type="float" office:value="0.3309" calcext:value-type="float">
            <text:p>0,3309</text:p>
          </table:table-cell>
          <table:table-cell office:value-type="float" office:value="0.31" calcext:value-type="float">
            <text:p>0,31</text:p>
          </table:table-cell>
          <table:table-cell office:value-type="float" office:value="0.3119" calcext:value-type="float">
            <text:p>0,3119</text:p>
          </table:table-cell>
          <table:table-cell table:formula="of:=([.E29]-[.B29]) / [.B29] * 100" office:value-type="float" office:value="-2.59212991880076" calcext:value-type="float">
            <text:p>-2,5921299188007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8" calcext:value-type="float">
            <text:p>28</text:p>
          </table:table-cell>
          <table:table-cell office:value-type="float" office:value="0.3116" calcext:value-type="float">
            <text:p>0,3116</text:p>
          </table:table-cell>
          <table:table-cell office:value-type="float" office:value="0.3307" calcext:value-type="float">
            <text:p>0,3307</text:p>
          </table:table-cell>
          <table:table-cell office:value-type="float" office:value="0.3089" calcext:value-type="float">
            <text:p>0,3089</text:p>
          </table:table-cell>
          <table:table-cell office:value-type="float" office:value="0.3196" calcext:value-type="float">
            <text:p>0,3196</text:p>
          </table:table-cell>
          <table:table-cell table:formula="of:=([.E30]-[.B30]) / [.B30] * 100" office:value-type="float" office:value="2.56739409499358" calcext:value-type="float">
            <text:p>2,5673940949935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9" calcext:value-type="float">
            <text:p>29</text:p>
          </table:table-cell>
          <table:table-cell office:value-type="float" office:value="0.3196" calcext:value-type="float">
            <text:p>0,3196</text:p>
          </table:table-cell>
          <table:table-cell office:value-type="float" office:value="0.3226" calcext:value-type="float">
            <text:p>0,3226</text:p>
          </table:table-cell>
          <table:table-cell office:value-type="float" office:value="0.3058" calcext:value-type="float">
            <text:p>0,3058</text:p>
          </table:table-cell>
          <table:table-cell office:value-type="float" office:value="0.3179" calcext:value-type="float">
            <text:p>0,3179</text:p>
          </table:table-cell>
          <table:table-cell table:formula="of:=([.E31]-[.B31]) / [.B31] * 100" office:value-type="float" office:value="-0.531914893617015" calcext:value-type="float">
            <text:p>-0,53191489361701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0" calcext:value-type="float">
            <text:p>30</text:p>
          </table:table-cell>
          <table:table-cell office:value-type="float" office:value="0.3175" calcext:value-type="float">
            <text:p>0,3175</text:p>
          </table:table-cell>
          <table:table-cell office:value-type="float" office:value="0.325" calcext:value-type="float">
            <text:p>0,325</text:p>
          </table:table-cell>
          <table:table-cell office:value-type="float" office:value="0.3028" calcext:value-type="float">
            <text:p>0,3028</text:p>
          </table:table-cell>
          <table:table-cell office:value-type="float" office:value="0.3094" calcext:value-type="float">
            <text:p>0,3094</text:p>
          </table:table-cell>
          <table:table-cell table:formula="of:=([.E32]-[.B32]) / [.B32] * 100" office:value-type="float" office:value="-2.5511811023622" calcext:value-type="float">
            <text:p>-2,551181102362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1" calcext:value-type="float">
            <text:p>31</text:p>
          </table:table-cell>
          <table:table-cell office:value-type="float" office:value="0.3093" calcext:value-type="float">
            <text:p>0,3093</text:p>
          </table:table-cell>
          <table:table-cell office:value-type="float" office:value="0.3161" calcext:value-type="float">
            <text:p>0,3161</text:p>
          </table:table-cell>
          <table:table-cell office:value-type="float" office:value="0.288" calcext:value-type="float">
            <text:p>0,288</text:p>
          </table:table-cell>
          <table:table-cell office:value-type="float" office:value="0.2884" calcext:value-type="float">
            <text:p>0,2884</text:p>
          </table:table-cell>
          <table:table-cell table:formula="of:=([.E33]-[.B33]) / [.B33] * 100" office:value-type="float" office:value="-6.75719366311026" calcext:value-type="float">
            <text:p>-6,7571936631102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2" calcext:value-type="float">
            <text:p>32</text:p>
          </table:table-cell>
          <table:table-cell office:value-type="float" office:value="0.2891" calcext:value-type="float">
            <text:p>0,2891</text:p>
          </table:table-cell>
          <table:table-cell office:value-type="float" office:value="0.3041" calcext:value-type="float">
            <text:p>0,3041</text:p>
          </table:table-cell>
          <table:table-cell office:value-type="float" office:value="0.2881" calcext:value-type="float">
            <text:p>0,2881</text:p>
          </table:table-cell>
          <table:table-cell office:value-type="float" office:value="0.3003" calcext:value-type="float">
            <text:p>0,3003</text:p>
          </table:table-cell>
          <table:table-cell table:formula="of:=([.E34]-[.B34]) / [.B34] * 100" office:value-type="float" office:value="3.87409200968522" calcext:value-type="float">
            <text:p>3,8740920096852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3" calcext:value-type="float">
            <text:p>33</text:p>
          </table:table-cell>
          <table:table-cell office:value-type="float" office:value="0.3005" calcext:value-type="float">
            <text:p>0,3005</text:p>
          </table:table-cell>
          <table:table-cell office:value-type="float" office:value="0.3038" calcext:value-type="float">
            <text:p>0,3038</text:p>
          </table:table-cell>
          <table:table-cell office:value-type="float" office:value="0.2899" calcext:value-type="float">
            <text:p>0,2899</text:p>
          </table:table-cell>
          <table:table-cell office:value-type="float" office:value="0.2909" calcext:value-type="float">
            <text:p>0,2909</text:p>
          </table:table-cell>
          <table:table-cell table:formula="of:=([.E35]-[.B35]) / [.B35] * 100" office:value-type="float" office:value="-3.19467554076539" calcext:value-type="float">
            <text:p>-3,1946755407653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4" calcext:value-type="float">
            <text:p>34</text:p>
          </table:table-cell>
          <table:table-cell office:value-type="float" office:value="0.2909" calcext:value-type="float">
            <text:p>0,2909</text:p>
          </table:table-cell>
          <table:table-cell office:value-type="float" office:value="0.3036" calcext:value-type="float">
            <text:p>0,3036</text:p>
          </table:table-cell>
          <table:table-cell office:value-type="float" office:value="0.2879" calcext:value-type="float">
            <text:p>0,2879</text:p>
          </table:table-cell>
          <table:table-cell office:value-type="float" office:value="0.3029" calcext:value-type="float">
            <text:p>0,3029</text:p>
          </table:table-cell>
          <table:table-cell table:formula="of:=([.E36]-[.B36]) / [.B36] * 100" office:value-type="float" office:value="4.12512891027845" calcext:value-type="float">
            <text:p>4,1251289102784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5" calcext:value-type="float">
            <text:p>35</text:p>
          </table:table-cell>
          <table:table-cell office:value-type="float" office:value="0.3034" calcext:value-type="float">
            <text:p>0,3034</text:p>
          </table:table-cell>
          <table:table-cell office:value-type="float" office:value="0.3411" calcext:value-type="float">
            <text:p>0,3411</text:p>
          </table:table-cell>
          <table:table-cell office:value-type="float" office:value="0.2898" calcext:value-type="float">
            <text:p>0,2898</text:p>
          </table:table-cell>
          <table:table-cell office:value-type="float" office:value="0.324" calcext:value-type="float">
            <text:p>0,324</text:p>
          </table:table-cell>
          <table:table-cell table:formula="of:=([.E37]-[.B37]) / [.B37] * 100" office:value-type="float" office:value="6.78971654581411" calcext:value-type="float">
            <text:p>6,7897165458141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6" calcext:value-type="float">
            <text:p>36</text:p>
          </table:table-cell>
          <table:table-cell office:value-type="float" office:value="0.324" calcext:value-type="float">
            <text:p>0,324</text:p>
          </table:table-cell>
          <table:table-cell office:value-type="float" office:value="0.33" calcext:value-type="float">
            <text:p>0,33</text:p>
          </table:table-cell>
          <table:table-cell office:value-type="float" office:value="0.31" calcext:value-type="float">
            <text:p>0,31</text:p>
          </table:table-cell>
          <table:table-cell office:value-type="float" office:value="0.3154" calcext:value-type="float">
            <text:p>0,3154</text:p>
          </table:table-cell>
          <table:table-cell table:formula="of:=([.E38]-[.B38]) / [.B38] * 100" office:value-type="float" office:value="-2.65432098765432" calcext:value-type="float">
            <text:p>-2,6543209876543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7" calcext:value-type="float">
            <text:p>37</text:p>
          </table:table-cell>
          <table:table-cell office:value-type="float" office:value="0.3148" calcext:value-type="float">
            <text:p>0,3148</text:p>
          </table:table-cell>
          <table:table-cell office:value-type="float" office:value="0.3184" calcext:value-type="float">
            <text:p>0,3184</text:p>
          </table:table-cell>
          <table:table-cell office:value-type="float" office:value="0.3093" calcext:value-type="float">
            <text:p>0,3093</text:p>
          </table:table-cell>
          <table:table-cell office:value-type="float" office:value="0.3133" calcext:value-type="float">
            <text:p>0,3133</text:p>
          </table:table-cell>
          <table:table-cell table:formula="of:=([.E39]-[.B39]) / [.B39] * 100" office:value-type="float" office:value="-0.476493011435833" calcext:value-type="float">
            <text:p>-0,47649301143583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8" calcext:value-type="float">
            <text:p>38</text:p>
          </table:table-cell>
          <table:table-cell office:value-type="float" office:value="0.3134" calcext:value-type="float">
            <text:p>0,3134</text:p>
          </table:table-cell>
          <table:table-cell office:value-type="float" office:value="0.3499" calcext:value-type="float">
            <text:p>0,3499</text:p>
          </table:table-cell>
          <table:table-cell office:value-type="float" office:value="0.3134" calcext:value-type="float">
            <text:p>0,3134</text:p>
          </table:table-cell>
          <table:table-cell office:value-type="float" office:value="0.3223" calcext:value-type="float">
            <text:p>0,3223</text:p>
          </table:table-cell>
          <table:table-cell table:formula="of:=([.E40]-[.B40]) / [.B40] * 100" office:value-type="float" office:value="2.83982131461392" calcext:value-type="float">
            <text:p>2,8398213146139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9" calcext:value-type="float">
            <text:p>39</text:p>
          </table:table-cell>
          <table:table-cell office:value-type="float" office:value="0.3221" calcext:value-type="float">
            <text:p>0,3221</text:p>
          </table:table-cell>
          <table:table-cell office:value-type="float" office:value="0.3579" calcext:value-type="float">
            <text:p>0,3579</text:p>
          </table:table-cell>
          <table:table-cell office:value-type="float" office:value="0.3218" calcext:value-type="float">
            <text:p>0,3218</text:p>
          </table:table-cell>
          <table:table-cell office:value-type="float" office:value="0.3344" calcext:value-type="float">
            <text:p>0,3344</text:p>
          </table:table-cell>
          <table:table-cell table:formula="of:=([.E41]-[.B41]) / [.B41] * 100" office:value-type="float" office:value="3.81868984787334" calcext:value-type="float">
            <text:p>3,8186898478733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0" calcext:value-type="float">
            <text:p>40</text:p>
          </table:table-cell>
          <table:table-cell office:value-type="float" office:value="0.3347" calcext:value-type="float">
            <text:p>0,3347</text:p>
          </table:table-cell>
          <table:table-cell office:value-type="float" office:value="0.3427" calcext:value-type="float">
            <text:p>0,3427</text:p>
          </table:table-cell>
          <table:table-cell office:value-type="float" office:value="0.327" calcext:value-type="float">
            <text:p>0,327</text:p>
          </table:table-cell>
          <table:table-cell office:value-type="float" office:value="0.3348" calcext:value-type="float">
            <text:p>0,3348</text:p>
          </table:table-cell>
          <table:table-cell table:formula="of:=([.E42]-[.B42]) / [.B42] * 100" office:value-type="float" office:value="0.029877502240826" calcext:value-type="float">
            <text:p>0,02987750224082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1" calcext:value-type="float">
            <text:p>41</text:p>
          </table:table-cell>
          <table:table-cell office:value-type="float" office:value="0.3346" calcext:value-type="float">
            <text:p>0,3346</text:p>
          </table:table-cell>
          <table:table-cell office:value-type="float" office:value="0.3402" calcext:value-type="float">
            <text:p>0,3402</text:p>
          </table:table-cell>
          <table:table-cell office:value-type="float" office:value="0.3098" calcext:value-type="float">
            <text:p>0,3098</text:p>
          </table:table-cell>
          <table:table-cell office:value-type="float" office:value="0.3174" calcext:value-type="float">
            <text:p>0,3174</text:p>
          </table:table-cell>
          <table:table-cell table:formula="of:=([.E43]-[.B43]) / [.B43] * 100" office:value-type="float" office:value="-5.14046622833233" calcext:value-type="float">
            <text:p>-5,1404662283323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2" calcext:value-type="float">
            <text:p>42</text:p>
          </table:table-cell>
          <table:table-cell office:value-type="float" office:value="0.3174" calcext:value-type="float">
            <text:p>0,3174</text:p>
          </table:table-cell>
          <table:table-cell office:value-type="float" office:value="0.3395" calcext:value-type="float">
            <text:p>0,3395</text:p>
          </table:table-cell>
          <table:table-cell office:value-type="float" office:value="0.2894" calcext:value-type="float">
            <text:p>0,2894</text:p>
          </table:table-cell>
          <table:table-cell office:value-type="float" office:value="0.3289" calcext:value-type="float">
            <text:p>0,3289</text:p>
          </table:table-cell>
          <table:table-cell table:formula="of:=([.E44]-[.B44]) / [.B44] * 100" office:value-type="float" office:value="3.6231884057971" calcext:value-type="float">
            <text:p>3,623188405797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3" calcext:value-type="float">
            <text:p>43</text:p>
          </table:table-cell>
          <table:table-cell office:value-type="float" office:value="0.3288" calcext:value-type="float">
            <text:p>0,3288</text:p>
          </table:table-cell>
          <table:table-cell office:value-type="float" office:value="0.3324" calcext:value-type="float">
            <text:p>0,3324</text:p>
          </table:table-cell>
          <table:table-cell office:value-type="float" office:value="0.3083" calcext:value-type="float">
            <text:p>0,3083</text:p>
          </table:table-cell>
          <table:table-cell office:value-type="float" office:value="0.3101" calcext:value-type="float">
            <text:p>0,3101</text:p>
          </table:table-cell>
          <table:table-cell table:formula="of:=([.E45]-[.B45]) / [.B45] * 100" office:value-type="float" office:value="-5.68734793187348" calcext:value-type="float">
            <text:p>-5,6873479318734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4" calcext:value-type="float">
            <text:p>44</text:p>
          </table:table-cell>
          <table:table-cell office:value-type="float" office:value="0.31" calcext:value-type="float">
            <text:p>0,31</text:p>
          </table:table-cell>
          <table:table-cell office:value-type="float" office:value="0.3111" calcext:value-type="float">
            <text:p>0,3111</text:p>
          </table:table-cell>
          <table:table-cell office:value-type="float" office:value="0.2997" calcext:value-type="float">
            <text:p>0,2997</text:p>
          </table:table-cell>
          <table:table-cell office:value-type="float" office:value="0.3013" calcext:value-type="float">
            <text:p>0,3013</text:p>
          </table:table-cell>
          <table:table-cell table:formula="of:=([.E46]-[.B46]) / [.B46] * 100" office:value-type="float" office:value="-2.80645161290322" calcext:value-type="float">
            <text:p>-2,8064516129032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5" calcext:value-type="float">
            <text:p>45</text:p>
          </table:table-cell>
          <table:table-cell office:value-type="float" office:value="0.301" calcext:value-type="float">
            <text:p>0,301</text:p>
          </table:table-cell>
          <table:table-cell office:value-type="float" office:value="0.3288" calcext:value-type="float">
            <text:p>0,3288</text:p>
          </table:table-cell>
          <table:table-cell office:value-type="float" office:value="0.3002" calcext:value-type="float">
            <text:p>0,3002</text:p>
          </table:table-cell>
          <table:table-cell office:value-type="float" office:value="0.3107" calcext:value-type="float">
            <text:p>0,3107</text:p>
          </table:table-cell>
          <table:table-cell table:formula="of:=([.E47]-[.B47]) / [.B47] * 100" office:value-type="float" office:value="3.22259136212626" calcext:value-type="float">
            <text:p>3,2225913621262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6" calcext:value-type="float">
            <text:p>46</text:p>
          </table:table-cell>
          <table:table-cell office:value-type="float" office:value="0.3107" calcext:value-type="float">
            <text:p>0,3107</text:p>
          </table:table-cell>
          <table:table-cell office:value-type="float" office:value="0.3208" calcext:value-type="float">
            <text:p>0,3208</text:p>
          </table:table-cell>
          <table:table-cell office:value-type="float" office:value="0.2911" calcext:value-type="float">
            <text:p>0,2911</text:p>
          </table:table-cell>
          <table:table-cell office:value-type="float" office:value="0.2941" calcext:value-type="float">
            <text:p>0,2941</text:p>
          </table:table-cell>
          <table:table-cell table:formula="of:=([.E48]-[.B48]) / [.B48] * 100" office:value-type="float" office:value="-5.34277438043128" calcext:value-type="float">
            <text:p>-5,3427743804312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7" calcext:value-type="float">
            <text:p>47</text:p>
          </table:table-cell>
          <table:table-cell office:value-type="float" office:value="0.294" calcext:value-type="float">
            <text:p>0,294</text:p>
          </table:table-cell>
          <table:table-cell office:value-type="float" office:value="0.3045" calcext:value-type="float">
            <text:p>0,3045</text:p>
          </table:table-cell>
          <table:table-cell office:value-type="float" office:value="0.287" calcext:value-type="float">
            <text:p>0,287</text:p>
          </table:table-cell>
          <table:table-cell office:value-type="float" office:value="0.304" calcext:value-type="float">
            <text:p>0,304</text:p>
          </table:table-cell>
          <table:table-cell table:formula="of:=([.E49]-[.B49]) / [.B49] * 100" office:value-type="float" office:value="3.40136054421769" calcext:value-type="float">
            <text:p>3,4013605442176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8" calcext:value-type="float">
            <text:p>48</text:p>
          </table:table-cell>
          <table:table-cell office:value-type="float" office:value="0.3041" calcext:value-type="float">
            <text:p>0,3041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29" calcext:value-type="float">
            <text:p>0,2929</text:p>
          </table:table-cell>
          <table:table-cell office:value-type="float" office:value="0.301" calcext:value-type="float">
            <text:p>0,301</text:p>
          </table:table-cell>
          <table:table-cell table:formula="of:=([.E50]-[.B50]) / [.B50] * 100" office:value-type="float" office:value="-1.01940151266032" calcext:value-type="float">
            <text:p>-1,0194015126603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9" calcext:value-type="float">
            <text:p>49</text:p>
          </table:table-cell>
          <table:table-cell office:value-type="float" office:value="0.301" calcext:value-type="float">
            <text:p>0,301</text:p>
          </table:table-cell>
          <table:table-cell office:value-type="float" office:value="0.3193" calcext:value-type="float">
            <text:p>0,3193</text:p>
          </table:table-cell>
          <table:table-cell office:value-type="float" office:value="0.301" calcext:value-type="float">
            <text:p>0,301</text:p>
          </table:table-cell>
          <table:table-cell office:value-type="float" office:value="0.3183" calcext:value-type="float">
            <text:p>0,3183</text:p>
          </table:table-cell>
          <table:table-cell table:formula="of:=([.E51]-[.B51]) / [.B51] * 100" office:value-type="float" office:value="5.74750830564785" calcext:value-type="float">
            <text:p>5,7475083056478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0" calcext:value-type="float">
            <text:p>50</text:p>
          </table:table-cell>
          <table:table-cell office:value-type="float" office:value="0.3184" calcext:value-type="float">
            <text:p>0,3184</text:p>
          </table:table-cell>
          <table:table-cell office:value-type="float" office:value="0.3206" calcext:value-type="float">
            <text:p>0,3206</text:p>
          </table:table-cell>
          <table:table-cell office:value-type="float" office:value="0.3" calcext:value-type="float">
            <text:p>0,3</text:p>
          </table:table-cell>
          <table:table-cell office:value-type="float" office:value="0.3082" calcext:value-type="float">
            <text:p>0,3082</text:p>
          </table:table-cell>
          <table:table-cell table:formula="of:=([.E52]-[.B52]) / [.B52] * 100" office:value-type="float" office:value="-3.20351758793969" calcext:value-type="float">
            <text:p>-3,2035175879396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1" calcext:value-type="float">
            <text:p>51</text:p>
          </table:table-cell>
          <table:table-cell office:value-type="float" office:value="0.3081" calcext:value-type="float">
            <text:p>0,3081</text:p>
          </table:table-cell>
          <table:table-cell office:value-type="float" office:value="0.338" calcext:value-type="float">
            <text:p>0,338</text:p>
          </table:table-cell>
          <table:table-cell office:value-type="float" office:value="0.3024" calcext:value-type="float">
            <text:p>0,3024</text:p>
          </table:table-cell>
          <table:table-cell office:value-type="float" office:value="0.322" calcext:value-type="float">
            <text:p>0,322</text:p>
          </table:table-cell>
          <table:table-cell table:formula="of:=([.E53]-[.B53]) / [.B53] * 100" office:value-type="float" office:value="4.51152223304121" calcext:value-type="float">
            <text:p>4,5115222330412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2" calcext:value-type="float">
            <text:p>52</text:p>
          </table:table-cell>
          <table:table-cell office:value-type="float" office:value="0.322" calcext:value-type="float">
            <text:p>0,322</text:p>
          </table:table-cell>
          <table:table-cell office:value-type="float" office:value="0.3331" calcext:value-type="float">
            <text:p>0,3331</text:p>
          </table:table-cell>
          <table:table-cell office:value-type="float" office:value="0.3114" calcext:value-type="float">
            <text:p>0,3114</text:p>
          </table:table-cell>
          <table:table-cell office:value-type="float" office:value="0.3274" calcext:value-type="float">
            <text:p>0,3274</text:p>
          </table:table-cell>
          <table:table-cell table:formula="of:=([.E54]-[.B54]) / [.B54] * 100" office:value-type="float" office:value="1.67701863354038" calcext:value-type="float">
            <text:p>1,6770186335403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3" calcext:value-type="float">
            <text:p>53</text:p>
          </table:table-cell>
          <table:table-cell office:value-type="float" office:value="0.3274" calcext:value-type="float">
            <text:p>0,3274</text:p>
          </table:table-cell>
          <table:table-cell office:value-type="float" office:value="0.3395" calcext:value-type="float">
            <text:p>0,3395</text:p>
          </table:table-cell>
          <table:table-cell office:value-type="float" office:value="0.3114" calcext:value-type="float">
            <text:p>0,3114</text:p>
          </table:table-cell>
          <table:table-cell office:value-type="float" office:value="0.3171" calcext:value-type="float">
            <text:p>0,3171</text:p>
          </table:table-cell>
          <table:table-cell table:formula="of:=([.E55]-[.B55]) / [.B55] * 100" office:value-type="float" office:value="-3.14599877825291" calcext:value-type="float">
            <text:p>-3,1459987782529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4" calcext:value-type="float">
            <text:p>54</text:p>
          </table:table-cell>
          <table:table-cell office:value-type="float" office:value="0.317" calcext:value-type="float">
            <text:p>0,317</text:p>
          </table:table-cell>
          <table:table-cell office:value-type="float" office:value="0.3358" calcext:value-type="float">
            <text:p>0,3358</text:p>
          </table:table-cell>
          <table:table-cell office:value-type="float" office:value="0.3166" calcext:value-type="float">
            <text:p>0,3166</text:p>
          </table:table-cell>
          <table:table-cell office:value-type="float" office:value="0.3201" calcext:value-type="float">
            <text:p>0,3201</text:p>
          </table:table-cell>
          <table:table-cell table:formula="of:=([.E56]-[.B56]) / [.B56] * 100" office:value-type="float" office:value="0.977917981072553" calcext:value-type="float">
            <text:p>0,97791798107255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5" calcext:value-type="float">
            <text:p>55</text:p>
          </table:table-cell>
          <table:table-cell office:value-type="float" office:value="0.3201" calcext:value-type="float">
            <text:p>0,3201</text:p>
          </table:table-cell>
          <table:table-cell office:value-type="float" office:value="0.3286" calcext:value-type="float">
            <text:p>0,3286</text:p>
          </table:table-cell>
          <table:table-cell office:value-type="float" office:value="0.316" calcext:value-type="float">
            <text:p>0,316</text:p>
          </table:table-cell>
          <table:table-cell office:value-type="float" office:value="0.3249" calcext:value-type="float">
            <text:p>0,3249</text:p>
          </table:table-cell>
          <table:table-cell table:formula="of:=([.E57]-[.B57]) / [.B57] * 100" office:value-type="float" office:value="1.49953139643862" calcext:value-type="float">
            <text:p>1,4995313964386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6" calcext:value-type="float">
            <text:p>56</text:p>
          </table:table-cell>
          <table:table-cell office:value-type="float" office:value="0.3249" calcext:value-type="float">
            <text:p>0,3249</text:p>
          </table:table-cell>
          <table:table-cell office:value-type="float" office:value="0.3255" calcext:value-type="float">
            <text:p>0,3255</text:p>
          </table:table-cell>
          <table:table-cell office:value-type="float" office:value="0.3074" calcext:value-type="float">
            <text:p>0,3074</text:p>
          </table:table-cell>
          <table:table-cell office:value-type="float" office:value="0.319" calcext:value-type="float">
            <text:p>0,319</text:p>
          </table:table-cell>
          <table:table-cell table:formula="of:=([.E58]-[.B58]) / [.B58] * 100" office:value-type="float" office:value="-1.81594336718991" calcext:value-type="float">
            <text:p>-1,8159433671899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7" calcext:value-type="float">
            <text:p>57</text:p>
          </table:table-cell>
          <table:table-cell table:number-columns-repeated="2" office:value-type="float" office:value="0.3187" calcext:value-type="float">
            <text:p>0,3187</text:p>
          </table:table-cell>
          <table:table-cell office:value-type="float" office:value="0.314" calcext:value-type="float">
            <text:p>0,314</text:p>
          </table:table-cell>
          <table:table-cell office:value-type="float" office:value="0.3178" calcext:value-type="float">
            <text:p>0,3178</text:p>
          </table:table-cell>
          <table:table-cell table:formula="of:=([.E59]-[.B59]) / [.B59] * 100" office:value-type="float" office:value="-0.282397238782558" calcext:value-type="float">
            <text:p>-0,28239723878255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8" calcext:value-type="float">
            <text:p>58</text:p>
          </table:table-cell>
          <table:table-cell office:value-type="float" office:value="0.3174" calcext:value-type="float">
            <text:p>0,3174</text:p>
          </table:table-cell>
          <table:table-cell office:value-type="float" office:value="0.3191" calcext:value-type="float">
            <text:p>0,3191</text:p>
          </table:table-cell>
          <table:table-cell office:value-type="float" office:value="0.3116" calcext:value-type="float">
            <text:p>0,3116</text:p>
          </table:table-cell>
          <table:table-cell office:value-type="float" office:value="0.3133" calcext:value-type="float">
            <text:p>0,3133</text:p>
          </table:table-cell>
          <table:table-cell table:formula="of:=([.E60]-[.B60]) / [.B60] * 100" office:value-type="float" office:value="-1.29174543163201" calcext:value-type="float">
            <text:p>-1,2917454316320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9" calcext:value-type="float">
            <text:p>59</text:p>
          </table:table-cell>
          <table:table-cell office:value-type="float" office:value="0.3133" calcext:value-type="float">
            <text:p>0,3133</text:p>
          </table:table-cell>
          <table:table-cell office:value-type="float" office:value="0.3305" calcext:value-type="float">
            <text:p>0,3305</text:p>
          </table:table-cell>
          <table:table-cell office:value-type="float" office:value="0.3092" calcext:value-type="float">
            <text:p>0,3092</text:p>
          </table:table-cell>
          <table:table-cell office:value-type="float" office:value="0.3206" calcext:value-type="float">
            <text:p>0,3206</text:p>
          </table:table-cell>
          <table:table-cell table:formula="of:=([.E61]-[.B61]) / [.B61] * 100" office:value-type="float" office:value="2.33003511011809" calcext:value-type="float">
            <text:p>2,3300351101180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0" calcext:value-type="float">
            <text:p>60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3207" calcext:value-type="float">
            <text:p>0,3207</text:p>
          </table:table-cell>
          <table:table-cell office:value-type="float" office:value="0.3072" calcext:value-type="float">
            <text:p>0,3072</text:p>
          </table:table-cell>
          <table:table-cell office:value-type="float" office:value="0.3094" calcext:value-type="float">
            <text:p>0,3094</text:p>
          </table:table-cell>
          <table:table-cell table:formula="of:=([.E62]-[.B62]) / [.B62] * 100" office:value-type="float" office:value="-3.46333853354134" calcext:value-type="float">
            <text:p>-3,4633385335413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1" calcext:value-type="float">
            <text:p>61</text:p>
          </table:table-cell>
          <table:table-cell office:value-type="float" office:value="0.3094" calcext:value-type="float">
            <text:p>0,3094</text:p>
          </table:table-cell>
          <table:table-cell office:value-type="float" office:value="0.3191" calcext:value-type="float">
            <text:p>0,3191</text:p>
          </table:table-cell>
          <table:table-cell office:value-type="float" office:value="0.3074" calcext:value-type="float">
            <text:p>0,3074</text:p>
          </table:table-cell>
          <table:table-cell office:value-type="float" office:value="0.3127" calcext:value-type="float">
            <text:p>0,3127</text:p>
          </table:table-cell>
          <table:table-cell table:formula="of:=([.E63]-[.B63]) / [.B63] * 100" office:value-type="float" office:value="1.06658047834519" calcext:value-type="float">
            <text:p>1,0665804783451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2" calcext:value-type="float">
            <text:p>62</text:p>
          </table:table-cell>
          <table:table-cell office:value-type="float" office:value="0.3128" calcext:value-type="float">
            <text:p>0,3128</text:p>
          </table:table-cell>
          <table:table-cell office:value-type="float" office:value="0.3179" calcext:value-type="float">
            <text:p>0,3179</text:p>
          </table:table-cell>
          <table:table-cell office:value-type="float" office:value="0.3104" calcext:value-type="float">
            <text:p>0,3104</text:p>
          </table:table-cell>
          <table:table-cell office:value-type="float" office:value="0.3151" calcext:value-type="float">
            <text:p>0,3151</text:p>
          </table:table-cell>
          <table:table-cell table:formula="of:=([.E64]-[.B64]) / [.B64] * 100" office:value-type="float" office:value="0.735294117647049" calcext:value-type="float">
            <text:p>0,73529411764704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3" calcext:value-type="float">
            <text:p>63</text:p>
          </table:table-cell>
          <table:table-cell office:value-type="float" office:value="0.315" calcext:value-type="float">
            <text:p>0,315</text:p>
          </table:table-cell>
          <table:table-cell office:value-type="float" office:value="0.33" calcext:value-type="float">
            <text:p>0,33</text:p>
          </table:table-cell>
          <table:table-cell office:value-type="float" office:value="0.3112" calcext:value-type="float">
            <text:p>0,3112</text:p>
          </table:table-cell>
          <table:table-cell office:value-type="float" office:value="0.3163" calcext:value-type="float">
            <text:p>0,3163</text:p>
          </table:table-cell>
          <table:table-cell table:formula="of:=([.E65]-[.B65]) / [.B65] * 100" office:value-type="float" office:value="0.41269841269842" calcext:value-type="float">
            <text:p>0,4126984126984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4" calcext:value-type="float">
            <text:p>64</text:p>
          </table:table-cell>
          <table:table-cell office:value-type="float" office:value="0.3163" calcext:value-type="float">
            <text:p>0,3163</text:p>
          </table:table-cell>
          <table:table-cell office:value-type="float" office:value="0.3212" calcext:value-type="float">
            <text:p>0,3212</text:p>
          </table:table-cell>
          <table:table-cell office:value-type="float" office:value="0.3097" calcext:value-type="float">
            <text:p>0,3097</text:p>
          </table:table-cell>
          <table:table-cell office:value-type="float" office:value="0.3118" calcext:value-type="float">
            <text:p>0,3118</text:p>
          </table:table-cell>
          <table:table-cell table:formula="of:=([.E66]-[.B66]) / [.B66] * 100" office:value-type="float" office:value="-1.42269996838445" calcext:value-type="float">
            <text:p>-1,4226999683844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5" calcext:value-type="float">
            <text:p>65</text:p>
          </table:table-cell>
          <table:table-cell office:value-type="float" office:value="0.3115" calcext:value-type="float">
            <text:p>0,3115</text:p>
          </table:table-cell>
          <table:table-cell office:value-type="float" office:value="0.3131" calcext:value-type="float">
            <text:p>0,3131</text:p>
          </table:table-cell>
          <table:table-cell office:value-type="float" office:value="0.3059" calcext:value-type="float">
            <text:p>0,3059</text:p>
          </table:table-cell>
          <table:table-cell office:value-type="float" office:value="0.3081" calcext:value-type="float">
            <text:p>0,3081</text:p>
          </table:table-cell>
          <table:table-cell table:formula="of:=([.E67]-[.B67]) / [.B67] * 100" office:value-type="float" office:value="-1.09149277688602" calcext:value-type="float">
            <text:p>-1,0914927768860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6" calcext:value-type="float">
            <text:p>66</text:p>
          </table:table-cell>
          <table:table-cell office:value-type="float" office:value="0.3076" calcext:value-type="float">
            <text:p>0,3076</text:p>
          </table:table-cell>
          <table:table-cell office:value-type="float" office:value="0.3206" calcext:value-type="float">
            <text:p>0,3206</text:p>
          </table:table-cell>
          <table:table-cell office:value-type="float" office:value="0.2997" calcext:value-type="float">
            <text:p>0,2997</text:p>
          </table:table-cell>
          <table:table-cell office:value-type="float" office:value="0.3047" calcext:value-type="float">
            <text:p>0,3047</text:p>
          </table:table-cell>
          <table:table-cell table:formula="of:=([.E68]-[.B68]) / [.B68] * 100" office:value-type="float" office:value="-0.942782834850459" calcext:value-type="float">
            <text:p>-0,94278283485045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7" calcext:value-type="float">
            <text:p>67</text:p>
          </table:table-cell>
          <table:table-cell office:value-type="float" office:value="0.3044" calcext:value-type="float">
            <text:p>0,3044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3036" calcext:value-type="float">
            <text:p>0,3036</text:p>
          </table:table-cell>
          <table:table-cell office:value-type="float" office:value="0.31" calcext:value-type="float">
            <text:p>0,31</text:p>
          </table:table-cell>
          <table:table-cell table:formula="of:=([.E69]-[.B69]) / [.B69] * 100" office:value-type="float" office:value="1.83968462549277" calcext:value-type="float">
            <text:p>1,8396846254927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8" calcext:value-type="float">
            <text:p>68</text:p>
          </table:table-cell>
          <table:table-cell office:value-type="float" office:value="0.31" calcext:value-type="float">
            <text:p>0,31</text:p>
          </table:table-cell>
          <table:table-cell office:value-type="float" office:value="0.321" calcext:value-type="float">
            <text:p>0,321</text:p>
          </table:table-cell>
          <table:table-cell office:value-type="float" office:value="0.304" calcext:value-type="float">
            <text:p>0,304</text:p>
          </table:table-cell>
          <table:table-cell office:value-type="float" office:value="0.3089" calcext:value-type="float">
            <text:p>0,3089</text:p>
          </table:table-cell>
          <table:table-cell table:formula="of:=([.E70]-[.B70]) / [.B70] * 100" office:value-type="float" office:value="-0.354838709677416" calcext:value-type="float">
            <text:p>-0,35483870967741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9" calcext:value-type="float">
            <text:p>69</text:p>
          </table:table-cell>
          <table:table-cell office:value-type="float" office:value="0.3089" calcext:value-type="float">
            <text:p>0,3089</text:p>
          </table:table-cell>
          <table:table-cell office:value-type="float" office:value="0.3122" calcext:value-type="float">
            <text:p>0,3122</text:p>
          </table:table-cell>
          <table:table-cell office:value-type="float" office:value="0.2999" calcext:value-type="float">
            <text:p>0,2999</text:p>
          </table:table-cell>
          <table:table-cell office:value-type="float" office:value="0.3015" calcext:value-type="float">
            <text:p>0,3015</text:p>
          </table:table-cell>
          <table:table-cell table:formula="of:=([.E71]-[.B71]) / [.B71] * 100" office:value-type="float" office:value="-2.39559728067336" calcext:value-type="float">
            <text:p>-2,3955972806733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70" calcext:value-type="float">
            <text:p>70</text:p>
          </table:table-cell>
          <table:table-cell office:value-type="float" office:value="0.3014" calcext:value-type="float">
            <text:p>0,3014</text:p>
          </table:table-cell>
          <table:table-cell office:value-type="float" office:value="0.31" calcext:value-type="float">
            <text:p>0,31</text:p>
          </table:table-cell>
          <table:table-cell office:value-type="float" office:value="0.2996" calcext:value-type="float">
            <text:p>0,2996</text:p>
          </table:table-cell>
          <table:table-cell office:value-type="float" office:value="0.3042" calcext:value-type="float">
            <text:p>0,3042</text:p>
          </table:table-cell>
          <table:table-cell table:formula="of:=([.E72]-[.B72]) / [.B72] * 100" office:value-type="float" office:value="0.928998009289988" calcext:value-type="float">
            <text:p>0,92899800928998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71" calcext:value-type="float">
            <text:p>71</text:p>
          </table:table-cell>
          <table:table-cell office:value-type="float" office:value="0.3037" calcext:value-type="float">
            <text:p>0,3037</text:p>
          </table:table-cell>
          <table:table-cell office:value-type="float" office:value="0.3105" calcext:value-type="float">
            <text:p>0,3105</text:p>
          </table:table-cell>
          <table:table-cell office:value-type="float" office:value="0.3027" calcext:value-type="float">
            <text:p>0,3027</text:p>
          </table:table-cell>
          <table:table-cell office:value-type="float" office:value="0.3032" calcext:value-type="float">
            <text:p>0,3032</text:p>
          </table:table-cell>
          <table:table-cell table:formula="of:=([.E73]-[.B73]) / [.B73] * 100" office:value-type="float" office:value="-0.16463615409944" calcext:value-type="float">
            <text:p>-0,1646361540994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72" calcext:value-type="float">
            <text:p>72</text:p>
          </table:table-cell>
          <table:table-cell office:value-type="float" office:value="0.3031" calcext:value-type="float">
            <text:p>0,3031</text:p>
          </table:table-cell>
          <table:table-cell office:value-type="float" office:value="0.3043" calcext:value-type="float">
            <text:p>0,3043</text:p>
          </table:table-cell>
          <table:table-cell office:value-type="float" office:value="0.298" calcext:value-type="float">
            <text:p>0,298</text:p>
          </table:table-cell>
          <table:table-cell office:value-type="float" office:value="0.3003" calcext:value-type="float">
            <text:p>0,3003</text:p>
          </table:table-cell>
          <table:table-cell table:formula="of:=([.E74]-[.B74]) / [.B74] * 100" office:value-type="float" office:value="-0.923787528868368" calcext:value-type="float">
            <text:p>-0,92378752886836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73" calcext:value-type="float">
            <text:p>73</text:p>
          </table:table-cell>
          <table:table-cell office:value-type="float" office:value="0.3005" calcext:value-type="float">
            <text:p>0,3005</text:p>
          </table:table-cell>
          <table:table-cell office:value-type="float" office:value="0.3025" calcext:value-type="float">
            <text:p>0,3025</text:p>
          </table:table-cell>
          <table:table-cell office:value-type="float" office:value="0.2848" calcext:value-type="float">
            <text:p>0,2848</text:p>
          </table:table-cell>
          <table:table-cell office:value-type="float" office:value="0.2866" calcext:value-type="float">
            <text:p>0,2866</text:p>
          </table:table-cell>
          <table:table-cell table:formula="of:=([.E75]-[.B75]) / [.B75] * 100" office:value-type="float" office:value="-4.62562396006655" calcext:value-type="float">
            <text:p>-4,6256239600665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74" calcext:value-type="float">
            <text:p>74</text:p>
          </table:table-cell>
          <table:table-cell office:value-type="float" office:value="0.2865" calcext:value-type="float">
            <text:p>0,2865</text:p>
          </table:table-cell>
          <table:table-cell office:value-type="float" office:value="0.2913" calcext:value-type="float">
            <text:p>0,2913</text:p>
          </table:table-cell>
          <table:table-cell office:value-type="float" office:value="0.2733" calcext:value-type="float">
            <text:p>0,2733</text:p>
          </table:table-cell>
          <table:table-cell office:value-type="float" office:value="0.2906" calcext:value-type="float">
            <text:p>0,2906</text:p>
          </table:table-cell>
          <table:table-cell table:formula="of:=([.E76]-[.B76]) / [.B76] * 100" office:value-type="float" office:value="1.43106457242583" calcext:value-type="float">
            <text:p>1,4310645724258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75" calcext:value-type="float">
            <text:p>75</text:p>
          </table:table-cell>
          <table:table-cell office:value-type="float" office:value="0.2907" calcext:value-type="float">
            <text:p>0,2907</text:p>
          </table:table-cell>
          <table:table-cell office:value-type="float" office:value="0.2913" calcext:value-type="float">
            <text:p>0,2913</text:p>
          </table:table-cell>
          <table:table-cell office:value-type="float" office:value="0.2786" calcext:value-type="float">
            <text:p>0,2786</text:p>
          </table:table-cell>
          <table:table-cell office:value-type="float" office:value="0.2846" calcext:value-type="float">
            <text:p>0,2846</text:p>
          </table:table-cell>
          <table:table-cell table:formula="of:=([.E77]-[.B77]) / [.B77] * 100" office:value-type="float" office:value="-2.09838321293429" calcext:value-type="float">
            <text:p>-2,0983832129342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76" calcext:value-type="float">
            <text:p>76</text:p>
          </table:table-cell>
          <table:table-cell office:value-type="float" office:value="0.2849" calcext:value-type="float">
            <text:p>0,2849</text:p>
          </table:table-cell>
          <table:table-cell office:value-type="float" office:value="0.295" calcext:value-type="float">
            <text:p>0,295</text:p>
          </table:table-cell>
          <table:table-cell office:value-type="float" office:value="0.2806" calcext:value-type="float">
            <text:p>0,2806</text:p>
          </table:table-cell>
          <table:table-cell office:value-type="float" office:value="0.2949" calcext:value-type="float">
            <text:p>0,2949</text:p>
          </table:table-cell>
          <table:table-cell table:formula="of:=([.E78]-[.B78]) / [.B78] * 100" office:value-type="float" office:value="3.51000351000351" calcext:value-type="float">
            <text:p>3,5100035100035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77" calcext:value-type="float">
            <text:p>77</text:p>
          </table:table-cell>
          <table:table-cell office:value-type="float" office:value="0.2953" calcext:value-type="float">
            <text:p>0,2953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4" calcext:value-type="float">
            <text:p>0,294</text:p>
          </table:table-cell>
          <table:table-cell office:value-type="float" office:value="0.3063" calcext:value-type="float">
            <text:p>0,3063</text:p>
          </table:table-cell>
          <table:table-cell table:formula="of:=([.E79]-[.B79]) / [.B79] * 100" office:value-type="float" office:value="3.72502539790044" calcext:value-type="float">
            <text:p>3,7250253979004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78" calcext:value-type="float">
            <text:p>78</text:p>
          </table:table-cell>
          <table:table-cell office:value-type="float" office:value="0.3063" calcext:value-type="float">
            <text:p>0,3063</text:p>
          </table:table-cell>
          <table:table-cell office:value-type="float" office:value="0.3133" calcext:value-type="float">
            <text:p>0,3133</text:p>
          </table:table-cell>
          <table:table-cell office:value-type="float" office:value="0.2899" calcext:value-type="float">
            <text:p>0,2899</text:p>
          </table:table-cell>
          <table:table-cell office:value-type="float" office:value="0.2912" calcext:value-type="float">
            <text:p>0,2912</text:p>
          </table:table-cell>
          <table:table-cell table:formula="of:=([.E80]-[.B80]) / [.B80] * 100" office:value-type="float" office:value="-4.9298073783872" calcext:value-type="float">
            <text:p>-4,929807378387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79" calcext:value-type="float">
            <text:p>79</text:p>
          </table:table-cell>
          <table:table-cell office:value-type="float" office:value="0.2912" calcext:value-type="float">
            <text:p>0,2912</text:p>
          </table:table-cell>
          <table:table-cell office:value-type="float" office:value="0.3081" calcext:value-type="float">
            <text:p>0,3081</text:p>
          </table:table-cell>
          <table:table-cell office:value-type="float" office:value="0.291" calcext:value-type="float">
            <text:p>0,291</text:p>
          </table:table-cell>
          <table:table-cell office:value-type="float" office:value="0.3036" calcext:value-type="float">
            <text:p>0,3036</text:p>
          </table:table-cell>
          <table:table-cell table:formula="of:=([.E81]-[.B81]) / [.B81] * 100" office:value-type="float" office:value="4.25824175824177" calcext:value-type="float">
            <text:p>4,2582417582417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80" calcext:value-type="float">
            <text:p>80</text:p>
          </table:table-cell>
          <table:table-cell office:value-type="float" office:value="0.3035" calcext:value-type="float">
            <text:p>0,3035</text:p>
          </table:table-cell>
          <table:table-cell office:value-type="float" office:value="0.3062" calcext:value-type="float">
            <text:p>0,3062</text:p>
          </table:table-cell>
          <table:table-cell office:value-type="float" office:value="0.2962" calcext:value-type="float">
            <text:p>0,2962</text:p>
          </table:table-cell>
          <table:table-cell office:value-type="float" office:value="0.2978" calcext:value-type="float">
            <text:p>0,2978</text:p>
          </table:table-cell>
          <table:table-cell table:formula="of:=([.E82]-[.B82]) / [.B82] * 100" office:value-type="float" office:value="-1.87808896210873" calcext:value-type="float">
            <text:p>-1,8780889621087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81" calcext:value-type="float">
            <text:p>81</text:p>
          </table:table-cell>
          <table:table-cell office:value-type="float" office:value="0.2976" calcext:value-type="float">
            <text:p>0,2976</text:p>
          </table:table-cell>
          <table:table-cell office:value-type="float" office:value="0.3114" calcext:value-type="float">
            <text:p>0,3114</text:p>
          </table:table-cell>
          <table:table-cell office:value-type="float" office:value="0.2935" calcext:value-type="float">
            <text:p>0,2935</text:p>
          </table:table-cell>
          <table:table-cell office:value-type="float" office:value="0.3086" calcext:value-type="float">
            <text:p>0,3086</text:p>
          </table:table-cell>
          <table:table-cell table:formula="of:=([.E83]-[.B83]) / [.B83] * 100" office:value-type="float" office:value="3.69623655913979" calcext:value-type="float">
            <text:p>3,6962365591397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82" calcext:value-type="float">
            <text:p>82</text:p>
          </table:table-cell>
          <table:table-cell office:value-type="float" office:value="0.3088" calcext:value-type="float">
            <text:p>0,3088</text:p>
          </table:table-cell>
          <table:table-cell office:value-type="float" office:value="0.336" calcext:value-type="float">
            <text:p>0,336</text:p>
          </table:table-cell>
          <table:table-cell office:value-type="float" office:value="0.3085" calcext:value-type="float">
            <text:p>0,3085</text:p>
          </table:table-cell>
          <table:table-cell office:value-type="float" office:value="0.3202" calcext:value-type="float">
            <text:p>0,3202</text:p>
          </table:table-cell>
          <table:table-cell table:formula="of:=([.E84]-[.B84]) / [.B84] * 100" office:value-type="float" office:value="3.69170984455959" calcext:value-type="float">
            <text:p>3,6917098445595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83" calcext:value-type="float">
            <text:p>83</text:p>
          </table:table-cell>
          <table:table-cell office:value-type="float" office:value="0.3207" calcext:value-type="float">
            <text:p>0,3207</text:p>
          </table:table-cell>
          <table:table-cell office:value-type="float" office:value="0.3275" calcext:value-type="float">
            <text:p>0,3275</text:p>
          </table:table-cell>
          <table:table-cell office:value-type="float" office:value="0.3079" calcext:value-type="float">
            <text:p>0,3079</text:p>
          </table:table-cell>
          <table:table-cell office:value-type="float" office:value="0.3173" calcext:value-type="float">
            <text:p>0,3173</text:p>
          </table:table-cell>
          <table:table-cell table:formula="of:=([.E85]-[.B85]) / [.B85] * 100" office:value-type="float" office:value="-1.06018085438105" calcext:value-type="float">
            <text:p>-1,0601808543810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84" calcext:value-type="float">
            <text:p>84</text:p>
          </table:table-cell>
          <table:table-cell office:value-type="float" office:value="0.3172" calcext:value-type="float">
            <text:p>0,3172</text:p>
          </table:table-cell>
          <table:table-cell office:value-type="float" office:value="0.3285" calcext:value-type="float">
            <text:p>0,3285</text:p>
          </table:table-cell>
          <table:table-cell office:value-type="float" office:value="0.3145" calcext:value-type="float">
            <text:p>0,3145</text:p>
          </table:table-cell>
          <table:table-cell office:value-type="float" office:value="0.3193" calcext:value-type="float">
            <text:p>0,3193</text:p>
          </table:table-cell>
          <table:table-cell table:formula="of:=([.E86]-[.B86]) / [.B86] * 100" office:value-type="float" office:value="0.662042875157626" calcext:value-type="float">
            <text:p>0,66204287515762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85" calcext:value-type="float">
            <text:p>85</text:p>
          </table:table-cell>
          <table:table-cell office:value-type="float" office:value="0.3193" calcext:value-type="float">
            <text:p>0,3193</text:p>
          </table:table-cell>
          <table:table-cell office:value-type="float" office:value="0.3203" calcext:value-type="float">
            <text:p>0,3203</text:p>
          </table:table-cell>
          <table:table-cell office:value-type="float" office:value="0.3033" calcext:value-type="float">
            <text:p>0,3033</text:p>
          </table:table-cell>
          <table:table-cell office:value-type="float" office:value="0.3053" calcext:value-type="float">
            <text:p>0,3053</text:p>
          </table:table-cell>
          <table:table-cell table:formula="of:=([.E87]-[.B87]) / [.B87] * 100" office:value-type="float" office:value="-4.38459129345444" calcext:value-type="float">
            <text:p>-4,3845912934544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86" calcext:value-type="float">
            <text:p>86</text:p>
          </table:table-cell>
          <table:table-cell office:value-type="float" office:value="0.3053" calcext:value-type="float">
            <text:p>0,3053</text:p>
          </table:table-cell>
          <table:table-cell office:value-type="float" office:value="0.3124" calcext:value-type="float">
            <text:p>0,3124</text:p>
          </table:table-cell>
          <table:table-cell office:value-type="float" office:value="0.2944" calcext:value-type="float">
            <text:p>0,2944</text:p>
          </table:table-cell>
          <table:table-cell office:value-type="float" office:value="0.3078" calcext:value-type="float">
            <text:p>0,3078</text:p>
          </table:table-cell>
          <table:table-cell table:formula="of:=([.E88]-[.B88]) / [.B88] * 100" office:value-type="float" office:value="0.818866688503112" calcext:value-type="float">
            <text:p>0,81886668850311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87" calcext:value-type="float">
            <text:p>87</text:p>
          </table:table-cell>
          <table:table-cell office:value-type="float" office:value="0.3077" calcext:value-type="float">
            <text:p>0,3077</text:p>
          </table:table-cell>
          <table:table-cell office:value-type="float" office:value="0.3182" calcext:value-type="float">
            <text:p>0,3182</text:p>
          </table:table-cell>
          <table:table-cell office:value-type="float" office:value="0.2923" calcext:value-type="float">
            <text:p>0,2923</text:p>
          </table:table-cell>
          <table:table-cell office:value-type="float" office:value="0.3125" calcext:value-type="float">
            <text:p>0,3125</text:p>
          </table:table-cell>
          <table:table-cell table:formula="of:=([.E89]-[.B89]) / [.B89] * 100" office:value-type="float" office:value="1.55996100097497" calcext:value-type="float">
            <text:p>1,5599610009749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88" calcext:value-type="float">
            <text:p>88</text:p>
          </table:table-cell>
          <table:table-cell office:value-type="float" office:value="0.313" calcext:value-type="float">
            <text:p>0,313</text:p>
          </table:table-cell>
          <table:table-cell office:value-type="float" office:value="0.3293" calcext:value-type="float">
            <text:p>0,3293</text:p>
          </table:table-cell>
          <table:table-cell office:value-type="float" office:value="0.3088" calcext:value-type="float">
            <text:p>0,3088</text:p>
          </table:table-cell>
          <table:table-cell office:value-type="float" office:value="0.3123" calcext:value-type="float">
            <text:p>0,3123</text:p>
          </table:table-cell>
          <table:table-cell table:formula="of:=([.E90]-[.B90]) / [.B90] * 100" office:value-type="float" office:value="-0.223642172523955" calcext:value-type="float">
            <text:p>-0,22364217252395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89" calcext:value-type="float">
            <text:p>89</text:p>
          </table:table-cell>
          <table:table-cell office:value-type="float" office:value="0.312" calcext:value-type="float">
            <text:p>0,312</text:p>
          </table:table-cell>
          <table:table-cell office:value-type="float" office:value="0.3234" calcext:value-type="float">
            <text:p>0,3234</text:p>
          </table:table-cell>
          <table:table-cell office:value-type="float" office:value="0.3052" calcext:value-type="float">
            <text:p>0,3052</text:p>
          </table:table-cell>
          <table:table-cell office:value-type="float" office:value="0.3163" calcext:value-type="float">
            <text:p>0,3163</text:p>
          </table:table-cell>
          <table:table-cell table:formula="of:=([.E91]-[.B91]) / [.B91] * 100" office:value-type="float" office:value="1.37820512820514" calcext:value-type="float">
            <text:p>1,3782051282051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90" calcext:value-type="float">
            <text:p>90</text:p>
          </table:table-cell>
          <table:table-cell office:value-type="float" office:value="0.3161" calcext:value-type="float">
            <text:p>0,3161</text:p>
          </table:table-cell>
          <table:table-cell office:value-type="float" office:value="0.3307" calcext:value-type="float">
            <text:p>0,3307</text:p>
          </table:table-cell>
          <table:table-cell office:value-type="float" office:value="0.3133" calcext:value-type="float">
            <text:p>0,3133</text:p>
          </table:table-cell>
          <table:table-cell office:value-type="float" office:value="0.3237" calcext:value-type="float">
            <text:p>0,3237</text:p>
          </table:table-cell>
          <table:table-cell table:formula="of:=([.E92]-[.B92]) / [.B92] * 100" office:value-type="float" office:value="2.40430243593801" calcext:value-type="float">
            <text:p>2,4043024359380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91" calcext:value-type="float">
            <text:p>91</text:p>
          </table:table-cell>
          <table:table-cell office:value-type="float" office:value="0.3238" calcext:value-type="float">
            <text:p>0,3238</text:p>
          </table:table-cell>
          <table:table-cell office:value-type="float" office:value="0.36" calcext:value-type="float">
            <text:p>0,36</text:p>
          </table:table-cell>
          <table:table-cell office:value-type="float" office:value="0.3231" calcext:value-type="float">
            <text:p>0,3231</text:p>
          </table:table-cell>
          <table:table-cell office:value-type="float" office:value="0.3436" calcext:value-type="float">
            <text:p>0,3436</text:p>
          </table:table-cell>
          <table:table-cell table:formula="of:=([.E93]-[.B93]) / [.B93] * 100" office:value-type="float" office:value="6.11488573193329" calcext:value-type="float">
            <text:p>6,1148857319332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92" calcext:value-type="float">
            <text:p>92</text:p>
          </table:table-cell>
          <table:table-cell office:value-type="float" office:value="0.3435" calcext:value-type="float">
            <text:p>0,3435</text:p>
          </table:table-cell>
          <table:table-cell office:value-type="float" office:value="0.3522" calcext:value-type="float">
            <text:p>0,3522</text:p>
          </table:table-cell>
          <table:table-cell office:value-type="float" office:value="0.3371" calcext:value-type="float">
            <text:p>0,3371</text:p>
          </table:table-cell>
          <table:table-cell office:value-type="float" office:value="0.3477" calcext:value-type="float">
            <text:p>0,3477</text:p>
          </table:table-cell>
          <table:table-cell table:formula="of:=([.E94]-[.B94]) / [.B94] * 100" office:value-type="float" office:value="1.22270742358078" calcext:value-type="float">
            <text:p>1,2227074235807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93" calcext:value-type="float">
            <text:p>93</text:p>
          </table:table-cell>
          <table:table-cell office:value-type="float" office:value="0.3477" calcext:value-type="float">
            <text:p>0,3477</text:p>
          </table:table-cell>
          <table:table-cell office:value-type="float" office:value="0.38" calcext:value-type="float">
            <text:p>0,38</text:p>
          </table:table-cell>
          <table:table-cell office:value-type="float" office:value="0.3361" calcext:value-type="float">
            <text:p>0,3361</text:p>
          </table:table-cell>
          <table:table-cell office:value-type="float" office:value="0.3492" calcext:value-type="float">
            <text:p>0,3492</text:p>
          </table:table-cell>
          <table:table-cell table:formula="of:=([.E95]-[.B95]) / [.B95] * 100" office:value-type="float" office:value="0.431406384814496" calcext:value-type="float">
            <text:p>0,43140638481449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94" calcext:value-type="float">
            <text:p>94</text:p>
          </table:table-cell>
          <table:table-cell office:value-type="float" office:value="0.3492" calcext:value-type="float">
            <text:p>0,3492</text:p>
          </table:table-cell>
          <table:table-cell office:value-type="float" office:value="0.4036" calcext:value-type="float">
            <text:p>0,4036</text:p>
          </table:table-cell>
          <table:table-cell office:value-type="float" office:value="0.3426" calcext:value-type="float">
            <text:p>0,3426</text:p>
          </table:table-cell>
          <table:table-cell office:value-type="float" office:value="0.3795" calcext:value-type="float">
            <text:p>0,3795</text:p>
          </table:table-cell>
          <table:table-cell table:formula="of:=([.E96]-[.B96]) / [.B96] * 100" office:value-type="float" office:value="8.67697594501718" calcext:value-type="float">
            <text:p>8,6769759450171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95" calcext:value-type="float">
            <text:p>95</text:p>
          </table:table-cell>
          <table:table-cell office:value-type="float" office:value="0.3795" calcext:value-type="float">
            <text:p>0,3795</text:p>
          </table:table-cell>
          <table:table-cell office:value-type="float" office:value="0.4261" calcext:value-type="float">
            <text:p>0,4261</text:p>
          </table:table-cell>
          <table:table-cell office:value-type="float" office:value="0.3706" calcext:value-type="float">
            <text:p>0,3706</text:p>
          </table:table-cell>
          <table:table-cell office:value-type="float" office:value="0.4131" calcext:value-type="float">
            <text:p>0,4131</text:p>
          </table:table-cell>
          <table:table-cell table:formula="of:=([.E97]-[.B97]) / [.B97] * 100" office:value-type="float" office:value="8.85375494071147" calcext:value-type="float">
            <text:p>8,8537549407114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96" calcext:value-type="float">
            <text:p>96</text:p>
          </table:table-cell>
          <table:table-cell office:value-type="float" office:value="0.4131" calcext:value-type="float">
            <text:p>0,4131</text:p>
          </table:table-cell>
          <table:table-cell office:value-type="float" office:value="0.4329" calcext:value-type="float">
            <text:p>0,4329</text:p>
          </table:table-cell>
          <table:table-cell office:value-type="float" office:value="0.3911" calcext:value-type="float">
            <text:p>0,3911</text:p>
          </table:table-cell>
          <table:table-cell office:value-type="float" office:value="0.4063" calcext:value-type="float">
            <text:p>0,4063</text:p>
          </table:table-cell>
          <table:table-cell table:formula="of:=([.E98]-[.B98]) / [.B98] * 100" office:value-type="float" office:value="-1.64609053497943" calcext:value-type="float">
            <text:p>-1,6460905349794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97" calcext:value-type="float">
            <text:p>97</text:p>
          </table:table-cell>
          <table:table-cell office:value-type="float" office:value="0.4063" calcext:value-type="float">
            <text:p>0,4063</text:p>
          </table:table-cell>
          <table:table-cell office:value-type="float" office:value="0.4073" calcext:value-type="float">
            <text:p>0,4073</text:p>
          </table:table-cell>
          <table:table-cell office:value-type="float" office:value="0.3382" calcext:value-type="float">
            <text:p>0,3382</text:p>
          </table:table-cell>
          <table:table-cell office:value-type="float" office:value="0.3489" calcext:value-type="float">
            <text:p>0,3489</text:p>
          </table:table-cell>
          <table:table-cell table:formula="of:=([.E99]-[.B99]) / [.B99] * 100" office:value-type="float" office:value="-14.1274920009845" calcext:value-type="float">
            <text:p>-14,127492000984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98" calcext:value-type="float">
            <text:p>98</text:p>
          </table:table-cell>
          <table:table-cell office:value-type="float" office:value="0.349" calcext:value-type="float">
            <text:p>0,349</text:p>
          </table:table-cell>
          <table:table-cell office:value-type="float" office:value="0.4077" calcext:value-type="float">
            <text:p>0,4077</text:p>
          </table:table-cell>
          <table:table-cell office:value-type="float" office:value="0.3479" calcext:value-type="float">
            <text:p>0,3479</text:p>
          </table:table-cell>
          <table:table-cell office:value-type="float" office:value="0.3832" calcext:value-type="float">
            <text:p>0,3832</text:p>
          </table:table-cell>
          <table:table-cell table:formula="of:=([.E100]-[.B100]) / [.B100] * 100" office:value-type="float" office:value="9.79942693409742" calcext:value-type="float">
            <text:p>9,7994269340974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99" calcext:value-type="float">
            <text:p>99</text:p>
          </table:table-cell>
          <table:table-cell office:value-type="float" office:value="0.3834" calcext:value-type="float">
            <text:p>0,3834</text:p>
          </table:table-cell>
          <table:table-cell office:value-type="float" office:value="0.3909" calcext:value-type="float">
            <text:p>0,3909</text:p>
          </table:table-cell>
          <table:table-cell office:value-type="float" office:value="0.3767" calcext:value-type="float">
            <text:p>0,3767</text:p>
          </table:table-cell>
          <table:table-cell office:value-type="float" office:value="0.3851" calcext:value-type="float">
            <text:p>0,3851</text:p>
          </table:table-cell>
          <table:table-cell table:formula="of:=([.E101]-[.B101]) / [.B101] * 100" office:value-type="float" office:value="0.443401147626494" calcext:value-type="float">
            <text:p>0,44340114762649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00" calcext:value-type="float">
            <text:p>100</text:p>
          </table:table-cell>
          <table:table-cell office:value-type="float" office:value="0.3848" calcext:value-type="float">
            <text:p>0,3848</text:p>
          </table:table-cell>
          <table:table-cell office:value-type="float" office:value="0.3853" calcext:value-type="float">
            <text:p>0,3853</text:p>
          </table:table-cell>
          <table:table-cell office:value-type="float" office:value="0.3747" calcext:value-type="float">
            <text:p>0,3747</text:p>
          </table:table-cell>
          <table:table-cell office:value-type="float" office:value="0.3807" calcext:value-type="float">
            <text:p>0,3807</text:p>
          </table:table-cell>
          <table:table-cell table:formula="of:=([.E102]-[.B102]) / [.B102] * 100" office:value-type="float" office:value="-1.06548856548856" calcext:value-type="float">
            <text:p>-1,0654885654885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01" calcext:value-type="float">
            <text:p>101</text:p>
          </table:table-cell>
          <table:table-cell office:value-type="float" office:value="0.3802" calcext:value-type="float">
            <text:p>0,3802</text:p>
          </table:table-cell>
          <table:table-cell office:value-type="float" office:value="0.4246" calcext:value-type="float">
            <text:p>0,4246</text:p>
          </table:table-cell>
          <table:table-cell office:value-type="float" office:value="0.3802" calcext:value-type="float">
            <text:p>0,3802</text:p>
          </table:table-cell>
          <table:table-cell office:value-type="float" office:value="0.3998" calcext:value-type="float">
            <text:p>0,3998</text:p>
          </table:table-cell>
          <table:table-cell table:formula="of:=([.E103]-[.B103]) / [.B103] * 100" office:value-type="float" office:value="5.15518148342978" calcext:value-type="float">
            <text:p>5,1551814834297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02" calcext:value-type="float">
            <text:p>102</text:p>
          </table:table-cell>
          <table:table-cell office:value-type="float" office:value="0.3999" calcext:value-type="float">
            <text:p>0,3999</text:p>
          </table:table-cell>
          <table:table-cell office:value-type="float" office:value="0.4296" calcext:value-type="float">
            <text:p>0,4296</text:p>
          </table:table-cell>
          <table:table-cell office:value-type="float" office:value="0.3807" calcext:value-type="float">
            <text:p>0,3807</text:p>
          </table:table-cell>
          <table:table-cell office:value-type="float" office:value="0.3887" calcext:value-type="float">
            <text:p>0,3887</text:p>
          </table:table-cell>
          <table:table-cell table:formula="of:=([.E104]-[.B104]) / [.B104] * 100" office:value-type="float" office:value="-2.80070017504376" calcext:value-type="float">
            <text:p>-2,8007001750437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03" calcext:value-type="float">
            <text:p>103</text:p>
          </table:table-cell>
          <table:table-cell office:value-type="float" office:value="0.3883" calcext:value-type="float">
            <text:p>0,3883</text:p>
          </table:table-cell>
          <table:table-cell office:value-type="float" office:value="0.41" calcext:value-type="float">
            <text:p>0,41</text:p>
          </table:table-cell>
          <table:table-cell office:value-type="float" office:value="0.3811" calcext:value-type="float">
            <text:p>0,3811</text:p>
          </table:table-cell>
          <table:table-cell office:value-type="float" office:value="0.409" calcext:value-type="float">
            <text:p>0,409</text:p>
          </table:table-cell>
          <table:table-cell table:formula="of:=([.E105]-[.B105]) / [.B105] * 100" office:value-type="float" office:value="5.33092969353592" calcext:value-type="float">
            <text:p>5,3309296935359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04" calcext:value-type="float">
            <text:p>104</text:p>
          </table:table-cell>
          <table:table-cell office:value-type="float" office:value="0.4088" calcext:value-type="float">
            <text:p>0,4088</text:p>
          </table:table-cell>
          <table:table-cell office:value-type="float" office:value="0.5031" calcext:value-type="float">
            <text:p>0,5031</text:p>
          </table:table-cell>
          <table:table-cell office:value-type="float" office:value="0.4088" calcext:value-type="float">
            <text:p>0,4088</text:p>
          </table:table-cell>
          <table:table-cell office:value-type="float" office:value="0.5027" calcext:value-type="float">
            <text:p>0,5027</text:p>
          </table:table-cell>
          <table:table-cell table:formula="of:=([.E106]-[.B106]) / [.B106] * 100" office:value-type="float" office:value="22.9696673189824" calcext:value-type="float">
            <text:p>22,969667318982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05" calcext:value-type="float">
            <text:p>105</text:p>
          </table:table-cell>
          <table:table-cell office:value-type="float" office:value="0.5027" calcext:value-type="float">
            <text:p>0,5027</text:p>
          </table:table-cell>
          <table:table-cell office:value-type="float" office:value="0.5105" calcext:value-type="float">
            <text:p>0,5105</text:p>
          </table:table-cell>
          <table:table-cell office:value-type="float" office:value="0.4493" calcext:value-type="float">
            <text:p>0,4493</text:p>
          </table:table-cell>
          <table:table-cell office:value-type="float" office:value="0.4505" calcext:value-type="float">
            <text:p>0,4505</text:p>
          </table:table-cell>
          <table:table-cell table:formula="of:=([.E107]-[.B107]) / [.B107] * 100" office:value-type="float" office:value="-10.3839267953054" calcext:value-type="float">
            <text:p>-10,383926795305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06" calcext:value-type="float">
            <text:p>106</text:p>
          </table:table-cell>
          <table:table-cell office:value-type="float" office:value="0.4501" calcext:value-type="float">
            <text:p>0,4501</text:p>
          </table:table-cell>
          <table:table-cell office:value-type="float" office:value="0.513" calcext:value-type="float">
            <text:p>0,513</text:p>
          </table:table-cell>
          <table:table-cell office:value-type="float" office:value="0.446" calcext:value-type="float">
            <text:p>0,446</text:p>
          </table:table-cell>
          <table:table-cell office:value-type="float" office:value="0.5103" calcext:value-type="float">
            <text:p>0,5103</text:p>
          </table:table-cell>
          <table:table-cell table:formula="of:=([.E108]-[.B108]) / [.B108] * 100" office:value-type="float" office:value="13.3748055987558" calcext:value-type="float">
            <text:p>13,374805598755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07" calcext:value-type="float">
            <text:p>107</text:p>
          </table:table-cell>
          <table:table-cell office:value-type="float" office:value="0.5094" calcext:value-type="float">
            <text:p>0,5094</text:p>
          </table:table-cell>
          <table:table-cell office:value-type="float" office:value="0.5105" calcext:value-type="float">
            <text:p>0,5105</text:p>
          </table:table-cell>
          <table:table-cell office:value-type="float" office:value="0.4837" calcext:value-type="float">
            <text:p>0,4837</text:p>
          </table:table-cell>
          <table:table-cell office:value-type="float" office:value="0.5018" calcext:value-type="float">
            <text:p>0,5018</text:p>
          </table:table-cell>
          <table:table-cell table:formula="of:=([.E109]-[.B109]) / [.B109] * 100" office:value-type="float" office:value="-1.49195131527288" calcext:value-type="float">
            <text:p>-1,4919513152728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08" calcext:value-type="float">
            <text:p>108</text:p>
          </table:table-cell>
          <table:table-cell office:value-type="float" office:value="0.5019" calcext:value-type="float">
            <text:p>0,5019</text:p>
          </table:table-cell>
          <table:table-cell office:value-type="float" office:value="0.5166" calcext:value-type="float">
            <text:p>0,5166</text:p>
          </table:table-cell>
          <table:table-cell office:value-type="float" office:value="0.4901" calcext:value-type="float">
            <text:p>0,4901</text:p>
          </table:table-cell>
          <table:table-cell office:value-type="float" office:value="0.5078" calcext:value-type="float">
            <text:p>0,5078</text:p>
          </table:table-cell>
          <table:table-cell table:formula="of:=([.E110]-[.B110]) / [.B110] * 100" office:value-type="float" office:value="1.17553297469616" calcext:value-type="float">
            <text:p>1,1755329746961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09" calcext:value-type="float">
            <text:p>109</text:p>
          </table:table-cell>
          <table:table-cell office:value-type="float" office:value="0.5078" calcext:value-type="float">
            <text:p>0,5078</text:p>
          </table:table-cell>
          <table:table-cell office:value-type="float" office:value="0.5313" calcext:value-type="float">
            <text:p>0,5313</text:p>
          </table:table-cell>
          <table:table-cell office:value-type="float" office:value="0.4662" calcext:value-type="float">
            <text:p>0,4662</text:p>
          </table:table-cell>
          <table:table-cell office:value-type="float" office:value="0.4726" calcext:value-type="float">
            <text:p>0,4726</text:p>
          </table:table-cell>
          <table:table-cell table:formula="of:=([.E111]-[.B111]) / [.B111] * 100" office:value-type="float" office:value="-6.93186293816463" calcext:value-type="float">
            <text:p>-6,9318629381646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10" calcext:value-type="float">
            <text:p>110</text:p>
          </table:table-cell>
          <table:table-cell office:value-type="float" office:value="0.4724" calcext:value-type="float">
            <text:p>0,4724</text:p>
          </table:table-cell>
          <table:table-cell office:value-type="float" office:value="0.5223" calcext:value-type="float">
            <text:p>0,5223</text:p>
          </table:table-cell>
          <table:table-cell office:value-type="float" office:value="0.4646" calcext:value-type="float">
            <text:p>0,4646</text:p>
          </table:table-cell>
          <table:table-cell office:value-type="float" office:value="0.4914" calcext:value-type="float">
            <text:p>0,4914</text:p>
          </table:table-cell>
          <table:table-cell table:formula="of:=([.E112]-[.B112]) / [.B112] * 100" office:value-type="float" office:value="4.02201524132091" calcext:value-type="float">
            <text:p>4,0220152413209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11" calcext:value-type="float">
            <text:p>111</text:p>
          </table:table-cell>
          <table:table-cell office:value-type="float" office:value="0.492" calcext:value-type="float">
            <text:p>0,492</text:p>
          </table:table-cell>
          <table:table-cell office:value-type="float" office:value="0.5013" calcext:value-type="float">
            <text:p>0,5013</text:p>
          </table:table-cell>
          <table:table-cell office:value-type="float" office:value="0.47" calcext:value-type="float">
            <text:p>0,47</text:p>
          </table:table-cell>
          <table:table-cell office:value-type="float" office:value="0.4751" calcext:value-type="float">
            <text:p>0,4751</text:p>
          </table:table-cell>
          <table:table-cell table:formula="of:=([.E113]-[.B113]) / [.B113] * 100" office:value-type="float" office:value="-3.43495934959349" calcext:value-type="float">
            <text:p>-3,4349593495934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12" calcext:value-type="float">
            <text:p>112</text:p>
          </table:table-cell>
          <table:table-cell office:value-type="float" office:value="0.4753" calcext:value-type="float">
            <text:p>0,4753</text:p>
          </table:table-cell>
          <table:table-cell office:value-type="float" office:value="0.4887" calcext:value-type="float">
            <text:p>0,4887</text:p>
          </table:table-cell>
          <table:table-cell office:value-type="float" office:value="0.4553" calcext:value-type="float">
            <text:p>0,4553</text:p>
          </table:table-cell>
          <table:table-cell office:value-type="float" office:value="0.464" calcext:value-type="float">
            <text:p>0,464</text:p>
          </table:table-cell>
          <table:table-cell table:formula="of:=([.E114]-[.B114]) / [.B114] * 100" office:value-type="float" office:value="-2.3774458236903" calcext:value-type="float">
            <text:p>-2,377445823690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13" calcext:value-type="float">
            <text:p>113</text:p>
          </table:table-cell>
          <table:table-cell office:value-type="float" office:value="0.4638" calcext:value-type="float">
            <text:p>0,4638</text:p>
          </table:table-cell>
          <table:table-cell office:value-type="float" office:value="0.489" calcext:value-type="float">
            <text:p>0,489</text:p>
          </table:table-cell>
          <table:table-cell office:value-type="float" office:value="0.4615" calcext:value-type="float">
            <text:p>0,4615</text:p>
          </table:table-cell>
          <table:table-cell office:value-type="float" office:value="0.4824" calcext:value-type="float">
            <text:p>0,4824</text:p>
          </table:table-cell>
          <table:table-cell table:formula="of:=([.E115]-[.B115]) / [.B115] * 100" office:value-type="float" office:value="4.01034928848641" calcext:value-type="float">
            <text:p>4,0103492884864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14" calcext:value-type="float">
            <text:p>114</text:p>
          </table:table-cell>
          <table:table-cell office:value-type="float" office:value="0.4826" calcext:value-type="float">
            <text:p>0,4826</text:p>
          </table:table-cell>
          <table:table-cell office:value-type="float" office:value="0.495" calcext:value-type="float">
            <text:p>0,495</text:p>
          </table:table-cell>
          <table:table-cell office:value-type="float" office:value="0.4746" calcext:value-type="float">
            <text:p>0,4746</text:p>
          </table:table-cell>
          <table:table-cell office:value-type="float" office:value="0.4803" calcext:value-type="float">
            <text:p>0,4803</text:p>
          </table:table-cell>
          <table:table-cell table:formula="of:=([.E116]-[.B116]) / [.B116] * 100" office:value-type="float" office:value="-0.476585163696648" calcext:value-type="float">
            <text:p>-0,47658516369664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15" calcext:value-type="float">
            <text:p>115</text:p>
          </table:table-cell>
          <table:table-cell office:value-type="float" office:value="0.4807" calcext:value-type="float">
            <text:p>0,4807</text:p>
          </table:table-cell>
          <table:table-cell office:value-type="float" office:value="0.4817" calcext:value-type="float">
            <text:p>0,4817</text:p>
          </table:table-cell>
          <table:table-cell office:value-type="float" office:value="0.4691" calcext:value-type="float">
            <text:p>0,4691</text:p>
          </table:table-cell>
          <table:table-cell office:value-type="float" office:value="0.4728" calcext:value-type="float">
            <text:p>0,4728</text:p>
          </table:table-cell>
          <table:table-cell table:formula="of:=([.E117]-[.B117]) / [.B117] * 100" office:value-type="float" office:value="-1.64343665487831" calcext:value-type="float">
            <text:p>-1,6434366548783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16" calcext:value-type="float">
            <text:p>116</text:p>
          </table:table-cell>
          <table:table-cell office:value-type="float" office:value="0.4726" calcext:value-type="float">
            <text:p>0,4726</text:p>
          </table:table-cell>
          <table:table-cell office:value-type="float" office:value="0.4796" calcext:value-type="float">
            <text:p>0,4796</text:p>
          </table:table-cell>
          <table:table-cell office:value-type="float" office:value="0.4666" calcext:value-type="float">
            <text:p>0,4666</text:p>
          </table:table-cell>
          <table:table-cell office:value-type="float" office:value="0.4796" calcext:value-type="float">
            <text:p>0,4796</text:p>
          </table:table-cell>
          <table:table-cell table:formula="of:=([.E118]-[.B118]) / [.B118] * 100" office:value-type="float" office:value="1.48116800677105" calcext:value-type="float">
            <text:p>1,4811680067710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17" calcext:value-type="float">
            <text:p>117</text:p>
          </table:table-cell>
          <table:table-cell office:value-type="float" office:value="0.4796" calcext:value-type="float">
            <text:p>0,4796</text:p>
          </table:table-cell>
          <table:table-cell office:value-type="float" office:value="0.5342" calcext:value-type="float">
            <text:p>0,5342</text:p>
          </table:table-cell>
          <table:table-cell office:value-type="float" office:value="0.4787" calcext:value-type="float">
            <text:p>0,4787</text:p>
          </table:table-cell>
          <table:table-cell office:value-type="float" office:value="0.5054" calcext:value-type="float">
            <text:p>0,5054</text:p>
          </table:table-cell>
          <table:table-cell table:formula="of:=([.E119]-[.B119]) / [.B119] * 100" office:value-type="float" office:value="5.37948290241869" calcext:value-type="float">
            <text:p>5,3794829024186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18" calcext:value-type="float">
            <text:p>118</text:p>
          </table:table-cell>
          <table:table-cell office:value-type="float" office:value="0.505" calcext:value-type="float">
            <text:p>0,505</text:p>
          </table:table-cell>
          <table:table-cell office:value-type="float" office:value="0.5355" calcext:value-type="float">
            <text:p>0,5355</text:p>
          </table:table-cell>
          <table:table-cell office:value-type="float" office:value="0.4713" calcext:value-type="float">
            <text:p>0,4713</text:p>
          </table:table-cell>
          <table:table-cell office:value-type="float" office:value="0.484" calcext:value-type="float">
            <text:p>0,484</text:p>
          </table:table-cell>
          <table:table-cell table:formula="of:=([.E120]-[.B120]) / [.B120] * 100" office:value-type="float" office:value="-4.15841584158416" calcext:value-type="float">
            <text:p>-4,1584158415841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19" calcext:value-type="float">
            <text:p>119</text:p>
          </table:table-cell>
          <table:table-cell office:value-type="float" office:value="0.4841" calcext:value-type="float">
            <text:p>0,4841</text:p>
          </table:table-cell>
          <table:table-cell office:value-type="float" office:value="0.5368" calcext:value-type="float">
            <text:p>0,5368</text:p>
          </table:table-cell>
          <table:table-cell office:value-type="float" office:value="0.4789" calcext:value-type="float">
            <text:p>0,4789</text:p>
          </table:table-cell>
          <table:table-cell office:value-type="float" office:value="0.5326" calcext:value-type="float">
            <text:p>0,5326</text:p>
          </table:table-cell>
          <table:table-cell table:formula="of:=([.E121]-[.B121]) / [.B121] * 100" office:value-type="float" office:value="10.0185912001653" calcext:value-type="float">
            <text:p>10,018591200165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20" calcext:value-type="float">
            <text:p>120</text:p>
          </table:table-cell>
          <table:table-cell office:value-type="float" office:value="0.5322" calcext:value-type="float">
            <text:p>0,5322</text:p>
          </table:table-cell>
          <table:table-cell office:value-type="float" office:value="0.5446" calcext:value-type="float">
            <text:p>0,5446</text:p>
          </table:table-cell>
          <table:table-cell office:value-type="float" office:value="0.5244" calcext:value-type="float">
            <text:p>0,5244</text:p>
          </table:table-cell>
          <table:table-cell office:value-type="float" office:value="0.5378" calcext:value-type="float">
            <text:p>0,5378</text:p>
          </table:table-cell>
          <table:table-cell table:formula="of:=([.E122]-[.B122]) / [.B122] * 100" office:value-type="float" office:value="1.0522360015032" calcext:value-type="float">
            <text:p>1,052236001503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21" calcext:value-type="float">
            <text:p>121</text:p>
          </table:table-cell>
          <table:table-cell table:number-columns-repeated="2" office:value-type="float" office:value="0.5378" calcext:value-type="float">
            <text:p>0,5378</text:p>
          </table:table-cell>
          <table:table-cell office:value-type="float" office:value="0.4785" calcext:value-type="float">
            <text:p>0,4785</text:p>
          </table:table-cell>
          <table:table-cell office:value-type="float" office:value="0.4888" calcext:value-type="float">
            <text:p>0,4888</text:p>
          </table:table-cell>
          <table:table-cell table:formula="of:=([.E123]-[.B123]) / [.B123] * 100" office:value-type="float" office:value="-9.11119375232429" calcext:value-type="float">
            <text:p>-9,1111937523242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22" calcext:value-type="float">
            <text:p>122</text:p>
          </table:table-cell>
          <table:table-cell office:value-type="float" office:value="0.4889" calcext:value-type="float">
            <text:p>0,4889</text:p>
          </table:table-cell>
          <table:table-cell office:value-type="float" office:value="0.5202" calcext:value-type="float">
            <text:p>0,5202</text:p>
          </table:table-cell>
          <table:table-cell office:value-type="float" office:value="0.4467" calcext:value-type="float">
            <text:p>0,4467</text:p>
          </table:table-cell>
          <table:table-cell office:value-type="float" office:value="0.4679" calcext:value-type="float">
            <text:p>0,4679</text:p>
          </table:table-cell>
          <table:table-cell table:formula="of:=([.E124]-[.B124]) / [.B124] * 100" office:value-type="float" office:value="-4.29535692370627" calcext:value-type="float">
            <text:p>-4,2953569237062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23" calcext:value-type="float">
            <text:p>123</text:p>
          </table:table-cell>
          <table:table-cell office:value-type="float" office:value="0.4675" calcext:value-type="float">
            <text:p>0,4675</text:p>
          </table:table-cell>
          <table:table-cell office:value-type="float" office:value="0.5092" calcext:value-type="float">
            <text:p>0,5092</text:p>
          </table:table-cell>
          <table:table-cell office:value-type="float" office:value="0.4611" calcext:value-type="float">
            <text:p>0,4611</text:p>
          </table:table-cell>
          <table:table-cell office:value-type="float" office:value="0.5087" calcext:value-type="float">
            <text:p>0,5087</text:p>
          </table:table-cell>
          <table:table-cell table:formula="of:=([.E125]-[.B125]) / [.B125] * 100" office:value-type="float" office:value="8.81283422459893" calcext:value-type="float">
            <text:p>8,8128342245989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24" calcext:value-type="float">
            <text:p>124</text:p>
          </table:table-cell>
          <table:table-cell office:value-type="float" office:value="0.5087" calcext:value-type="float">
            <text:p>0,5087</text:p>
          </table:table-cell>
          <table:table-cell office:value-type="float" office:value="0.5136" calcext:value-type="float">
            <text:p>0,5136</text:p>
          </table:table-cell>
          <table:table-cell office:value-type="float" office:value="0.4516" calcext:value-type="float">
            <text:p>0,4516</text:p>
          </table:table-cell>
          <table:table-cell office:value-type="float" office:value="0.4595" calcext:value-type="float">
            <text:p>0,4595</text:p>
          </table:table-cell>
          <table:table-cell table:formula="of:=([.E126]-[.B126]) / [.B126] * 100" office:value-type="float" office:value="-9.67171220758797" calcext:value-type="float">
            <text:p>-9,6717122075879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25" calcext:value-type="float">
            <text:p>125</text:p>
          </table:table-cell>
          <table:table-cell office:value-type="float" office:value="0.4595" calcext:value-type="float">
            <text:p>0,4595</text:p>
          </table:table-cell>
          <table:table-cell office:value-type="float" office:value="0.5366" calcext:value-type="float">
            <text:p>0,5366</text:p>
          </table:table-cell>
          <table:table-cell office:value-type="float" office:value="0.45" calcext:value-type="float">
            <text:p>0,45</text:p>
          </table:table-cell>
          <table:table-cell office:value-type="float" office:value="0.5186" calcext:value-type="float">
            <text:p>0,5186</text:p>
          </table:table-cell>
          <table:table-cell table:formula="of:=([.E127]-[.B127]) / [.B127] * 100" office:value-type="float" office:value="12.8618063112078" calcext:value-type="float">
            <text:p>12,861806311207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26" calcext:value-type="float">
            <text:p>126</text:p>
          </table:table-cell>
          <table:table-cell office:value-type="float" office:value="0.5186" calcext:value-type="float">
            <text:p>0,5186</text:p>
          </table:table-cell>
          <table:table-cell office:value-type="float" office:value="0.564" calcext:value-type="float">
            <text:p>0,564</text:p>
          </table:table-cell>
          <table:table-cell office:value-type="float" office:value="0.5134" calcext:value-type="float">
            <text:p>0,5134</text:p>
          </table:table-cell>
          <table:table-cell office:value-type="float" office:value="0.5387" calcext:value-type="float">
            <text:p>0,5387</text:p>
          </table:table-cell>
          <table:table-cell table:formula="of:=([.E128]-[.B128]) / [.B128] * 100" office:value-type="float" office:value="3.87581951407636" calcext:value-type="float">
            <text:p>3,8758195140763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27" calcext:value-type="float">
            <text:p>127</text:p>
          </table:table-cell>
          <table:table-cell office:value-type="float" office:value="0.5385" calcext:value-type="float">
            <text:p>0,5385</text:p>
          </table:table-cell>
          <table:table-cell office:value-type="float" office:value="0.5739" calcext:value-type="float">
            <text:p>0,5739</text:p>
          </table:table-cell>
          <table:table-cell office:value-type="float" office:value="0.5378" calcext:value-type="float">
            <text:p>0,5378</text:p>
          </table:table-cell>
          <table:table-cell office:value-type="float" office:value="0.5413" calcext:value-type="float">
            <text:p>0,5413</text:p>
          </table:table-cell>
          <table:table-cell table:formula="of:=([.E129]-[.B129]) / [.B129] * 100" office:value-type="float" office:value="0.519962859795734" calcext:value-type="float">
            <text:p>0,51996285979573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28" calcext:value-type="float">
            <text:p>128</text:p>
          </table:table-cell>
          <table:table-cell office:value-type="float" office:value="0.5414" calcext:value-type="float">
            <text:p>0,5414</text:p>
          </table:table-cell>
          <table:table-cell office:value-type="float" office:value="0.5705" calcext:value-type="float">
            <text:p>0,5705</text:p>
          </table:table-cell>
          <table:table-cell office:value-type="float" office:value="0.5244" calcext:value-type="float">
            <text:p>0,5244</text:p>
          </table:table-cell>
          <table:table-cell office:value-type="float" office:value="0.5518" calcext:value-type="float">
            <text:p>0,5518</text:p>
          </table:table-cell>
          <table:table-cell table:formula="of:=([.E130]-[.B130]) / [.B130] * 100" office:value-type="float" office:value="1.92094569634283" calcext:value-type="float">
            <text:p>1,9209456963428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29" calcext:value-type="float">
            <text:p>129</text:p>
          </table:table-cell>
          <table:table-cell office:value-type="float" office:value="0.5518" calcext:value-type="float">
            <text:p>0,5518</text:p>
          </table:table-cell>
          <table:table-cell office:value-type="float" office:value="0.6545" calcext:value-type="float">
            <text:p>0,6545</text:p>
          </table:table-cell>
          <table:table-cell office:value-type="float" office:value="0.547" calcext:value-type="float">
            <text:p>0,547</text:p>
          </table:table-cell>
          <table:table-cell office:value-type="float" office:value="0.6195" calcext:value-type="float">
            <text:p>0,6195</text:p>
          </table:table-cell>
          <table:table-cell table:formula="of:=([.E131]-[.B131]) / [.B131] * 100" office:value-type="float" office:value="12.2689380210221" calcext:value-type="float">
            <text:p>12,268938021022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30" calcext:value-type="float">
            <text:p>130</text:p>
          </table:table-cell>
          <table:table-cell office:value-type="float" office:value="0.6197" calcext:value-type="float">
            <text:p>0,6197</text:p>
          </table:table-cell>
          <table:table-cell office:value-type="float" office:value="0.7" calcext:value-type="float">
            <text:p>0,7</text:p>
          </table:table-cell>
          <table:table-cell office:value-type="float" office:value="0.6054" calcext:value-type="float">
            <text:p>0,6054</text:p>
          </table:table-cell>
          <table:table-cell office:value-type="float" office:value="0.648" calcext:value-type="float">
            <text:p>0,648</text:p>
          </table:table-cell>
          <table:table-cell table:formula="of:=([.E132]-[.B132]) / [.B132] * 100" office:value-type="float" office:value="4.56672583508149" calcext:value-type="float">
            <text:p>4,5667258350814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31" calcext:value-type="float">
            <text:p>131</text:p>
          </table:table-cell>
          <table:table-cell office:value-type="float" office:value="0.6481" calcext:value-type="float">
            <text:p>0,6481</text:p>
          </table:table-cell>
          <table:table-cell office:value-type="float" office:value="0.709" calcext:value-type="float">
            <text:p>0,709</text:p>
          </table:table-cell>
          <table:table-cell office:value-type="float" office:value="0.6419" calcext:value-type="float">
            <text:p>0,6419</text:p>
          </table:table-cell>
          <table:table-cell office:value-type="float" office:value="0.6675" calcext:value-type="float">
            <text:p>0,6675</text:p>
          </table:table-cell>
          <table:table-cell table:formula="of:=([.E133]-[.B133]) / [.B133] * 100" office:value-type="float" office:value="2.99336522141644" calcext:value-type="float">
            <text:p>2,9933652214164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32" calcext:value-type="float">
            <text:p>132</text:p>
          </table:table-cell>
          <table:table-cell office:value-type="float" office:value="0.6675" calcext:value-type="float">
            <text:p>0,6675</text:p>
          </table:table-cell>
          <table:table-cell office:value-type="float" office:value="0.6898" calcext:value-type="float">
            <text:p>0,6898</text:p>
          </table:table-cell>
          <table:table-cell office:value-type="float" office:value="0.6268" calcext:value-type="float">
            <text:p>0,6268</text:p>
          </table:table-cell>
          <table:table-cell office:value-type="float" office:value="0.654" calcext:value-type="float">
            <text:p>0,654</text:p>
          </table:table-cell>
          <table:table-cell table:formula="of:=([.E134]-[.B134]) / [.B134] * 100" office:value-type="float" office:value="-2.02247191011235" calcext:value-type="float">
            <text:p>-2,0224719101123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33" calcext:value-type="float">
            <text:p>133</text:p>
          </table:table-cell>
          <table:table-cell office:value-type="float" office:value="0.6539" calcext:value-type="float">
            <text:p>0,6539</text:p>
          </table:table-cell>
          <table:table-cell office:value-type="float" office:value="0.6737" calcext:value-type="float">
            <text:p>0,6737</text:p>
          </table:table-cell>
          <table:table-cell office:value-type="float" office:value="0.6298" calcext:value-type="float">
            <text:p>0,6298</text:p>
          </table:table-cell>
          <table:table-cell office:value-type="float" office:value="0.648" calcext:value-type="float">
            <text:p>0,648</text:p>
          </table:table-cell>
          <table:table-cell table:formula="of:=([.E135]-[.B135]) / [.B135] * 100" office:value-type="float" office:value="-0.902278635877048" calcext:value-type="float">
            <text:p>-0,90227863587704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34" calcext:value-type="float">
            <text:p>134</text:p>
          </table:table-cell>
          <table:table-cell office:value-type="float" office:value="0.6477" calcext:value-type="float">
            <text:p>0,6477</text:p>
          </table:table-cell>
          <table:table-cell office:value-type="float" office:value="0.6478" calcext:value-type="float">
            <text:p>0,6478</text:p>
          </table:table-cell>
          <table:table-cell office:value-type="float" office:value="0.615" calcext:value-type="float">
            <text:p>0,615</text:p>
          </table:table-cell>
          <table:table-cell office:value-type="float" office:value="0.6299" calcext:value-type="float">
            <text:p>0,6299</text:p>
          </table:table-cell>
          <table:table-cell table:formula="of:=([.E136]-[.B136]) / [.B136] * 100" office:value-type="float" office:value="-2.74818588852865" calcext:value-type="float">
            <text:p>-2,7481858885286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35" calcext:value-type="float">
            <text:p>135</text:p>
          </table:table-cell>
          <table:table-cell office:value-type="float" office:value="0.6302" calcext:value-type="float">
            <text:p>0,6302</text:p>
          </table:table-cell>
          <table:table-cell office:value-type="float" office:value="0.6784" calcext:value-type="float">
            <text:p>0,6784</text:p>
          </table:table-cell>
          <table:table-cell office:value-type="float" office:value="0.6245" calcext:value-type="float">
            <text:p>0,6245</text:p>
          </table:table-cell>
          <table:table-cell office:value-type="float" office:value="0.6583" calcext:value-type="float">
            <text:p>0,6583</text:p>
          </table:table-cell>
          <table:table-cell table:formula="of:=([.E137]-[.B137]) / [.B137] * 100" office:value-type="float" office:value="4.45890193589337" calcext:value-type="float">
            <text:p>4,4589019358933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36" calcext:value-type="float">
            <text:p>136</text:p>
          </table:table-cell>
          <table:table-cell office:value-type="float" office:value="0.6586" calcext:value-type="float">
            <text:p>0,6586</text:p>
          </table:table-cell>
          <table:table-cell office:value-type="float" office:value="0.7221" calcext:value-type="float">
            <text:p>0,7221</text:p>
          </table:table-cell>
          <table:table-cell office:value-type="float" office:value="0.6294" calcext:value-type="float">
            <text:p>0,6294</text:p>
          </table:table-cell>
          <table:table-cell office:value-type="float" office:value="0.6672" calcext:value-type="float">
            <text:p>0,6672</text:p>
          </table:table-cell>
          <table:table-cell table:formula="of:=([.E138]-[.B138]) / [.B138] * 100" office:value-type="float" office:value="1.30580018220467" calcext:value-type="float">
            <text:p>1,3058001822046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37" calcext:value-type="float">
            <text:p>137</text:p>
          </table:table-cell>
          <table:table-cell office:value-type="float" office:value="0.6682" calcext:value-type="float">
            <text:p>0,6682</text:p>
          </table:table-cell>
          <table:table-cell office:value-type="float" office:value="0.7185" calcext:value-type="float">
            <text:p>0,7185</text:p>
          </table:table-cell>
          <table:table-cell office:value-type="float" office:value="0.6454" calcext:value-type="float">
            <text:p>0,6454</text:p>
          </table:table-cell>
          <table:table-cell office:value-type="float" office:value="0.7143" calcext:value-type="float">
            <text:p>0,7143</text:p>
          </table:table-cell>
          <table:table-cell table:formula="of:=([.E139]-[.B139]) / [.B139] * 100" office:value-type="float" office:value="6.89913199640827" calcext:value-type="float">
            <text:p>6,8991319964082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38" calcext:value-type="float">
            <text:p>138</text:p>
          </table:table-cell>
          <table:table-cell office:value-type="float" office:value="0.7144" calcext:value-type="float">
            <text:p>0,7144</text:p>
          </table:table-cell>
          <table:table-cell office:value-type="float" office:value="0.7216" calcext:value-type="float">
            <text:p>0,7216</text:p>
          </table:table-cell>
          <table:table-cell office:value-type="float" office:value="0.6986" calcext:value-type="float">
            <text:p>0,6986</text:p>
          </table:table-cell>
          <table:table-cell office:value-type="float" office:value="0.7135" calcext:value-type="float">
            <text:p>0,7135</text:p>
          </table:table-cell>
          <table:table-cell table:formula="of:=([.E140]-[.B140]) / [.B140] * 100" office:value-type="float" office:value="-0.125979843225086" calcext:value-type="float">
            <text:p>-0,12597984322508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39" calcext:value-type="float">
            <text:p>139</text:p>
          </table:table-cell>
          <table:table-cell office:value-type="float" office:value="0.7135" calcext:value-type="float">
            <text:p>0,7135</text:p>
          </table:table-cell>
          <table:table-cell office:value-type="float" office:value="0.9565" calcext:value-type="float">
            <text:p>0,9565</text:p>
          </table:table-cell>
          <table:table-cell office:value-type="float" office:value="0.7075" calcext:value-type="float">
            <text:p>0,7075</text:p>
          </table:table-cell>
          <table:table-cell office:value-type="float" office:value="0.8572" calcext:value-type="float">
            <text:p>0,8572</text:p>
          </table:table-cell>
          <table:table-cell table:formula="of:=([.E141]-[.B141]) / [.B141] * 100" office:value-type="float" office:value="20.1401541695866" calcext:value-type="float">
            <text:p>20,140154169586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40" calcext:value-type="float">
            <text:p>140</text:p>
          </table:table-cell>
          <table:table-cell office:value-type="float" office:value="0.8572" calcext:value-type="float">
            <text:p>0,8572</text:p>
          </table:table-cell>
          <table:table-cell office:value-type="float" office:value="0.897" calcext:value-type="float">
            <text:p>0,897</text:p>
          </table:table-cell>
          <table:table-cell office:value-type="float" office:value="0.825" calcext:value-type="float">
            <text:p>0,825</text:p>
          </table:table-cell>
          <table:table-cell office:value-type="float" office:value="0.8479" calcext:value-type="float">
            <text:p>0,8479</text:p>
          </table:table-cell>
          <table:table-cell table:formula="of:=([.E142]-[.B142]) / [.B142] * 100" office:value-type="float" office:value="-1.08492767148858" calcext:value-type="float">
            <text:p>-1,0849276714885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41" calcext:value-type="float">
            <text:p>141</text:p>
          </table:table-cell>
          <table:table-cell office:value-type="float" office:value="0.8484" calcext:value-type="float">
            <text:p>0,8484</text:p>
          </table:table-cell>
          <table:table-cell office:value-type="float" office:value="0.85" calcext:value-type="float">
            <text:p>0,85</text:p>
          </table:table-cell>
          <table:table-cell office:value-type="float" office:value="0.798" calcext:value-type="float">
            <text:p>0,798</text:p>
          </table:table-cell>
          <table:table-cell office:value-type="float" office:value="0.8137" calcext:value-type="float">
            <text:p>0,8137</text:p>
          </table:table-cell>
          <table:table-cell table:formula="of:=([.E143]-[.B143]) / [.B143] * 100" office:value-type="float" office:value="-4.09005186232908" calcext:value-type="float">
            <text:p>-4,0900518623290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42" calcext:value-type="float">
            <text:p>142</text:p>
          </table:table-cell>
          <table:table-cell office:value-type="float" office:value="0.8136" calcext:value-type="float">
            <text:p>0,8136</text:p>
          </table:table-cell>
          <table:table-cell office:value-type="float" office:value="0.8871" calcext:value-type="float">
            <text:p>0,8871</text:p>
          </table:table-cell>
          <table:table-cell office:value-type="float" office:value="0.8108" calcext:value-type="float">
            <text:p>0,8108</text:p>
          </table:table-cell>
          <table:table-cell office:value-type="float" office:value="0.8435" calcext:value-type="float">
            <text:p>0,8435</text:p>
          </table:table-cell>
          <table:table-cell table:formula="of:=([.E144]-[.B144]) / [.B144] * 100" office:value-type="float" office:value="3.67502458210423" calcext:value-type="float">
            <text:p>3,6750245821042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43" calcext:value-type="float">
            <text:p>143</text:p>
          </table:table-cell>
          <table:table-cell office:value-type="float" office:value="0.8436" calcext:value-type="float">
            <text:p>0,8436</text:p>
          </table:table-cell>
          <table:table-cell office:value-type="float" office:value="0.8446" calcext:value-type="float">
            <text:p>0,8446</text:p>
          </table:table-cell>
          <table:table-cell office:value-type="float" office:value="0.6974" calcext:value-type="float">
            <text:p>0,6974</text:p>
          </table:table-cell>
          <table:table-cell office:value-type="float" office:value="0.7371" calcext:value-type="float">
            <text:p>0,7371</text:p>
          </table:table-cell>
          <table:table-cell table:formula="of:=([.E145]-[.B145]) / [.B145] * 100" office:value-type="float" office:value="-12.624466571835" calcext:value-type="float">
            <text:p>-12,62446657183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44" calcext:value-type="float">
            <text:p>144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8393" calcext:value-type="float">
            <text:p>0,8393</text:p>
          </table:table-cell>
          <table:table-cell office:value-type="float" office:value="0.7123" calcext:value-type="float">
            <text:p>0,7123</text:p>
          </table:table-cell>
          <table:table-cell office:value-type="float" office:value="0.7481" calcext:value-type="float">
            <text:p>0,7481</text:p>
          </table:table-cell>
          <table:table-cell table:formula="of:=([.E146]-[.B146]) / [.B146] * 100" office:value-type="float" office:value="1.45104420938431" calcext:value-type="float">
            <text:p>1,4510442093843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45" calcext:value-type="float">
            <text:p>145</text:p>
          </table:table-cell>
          <table:table-cell office:value-type="float" office:value="0.7472" calcext:value-type="float">
            <text:p>0,7472</text:p>
          </table:table-cell>
          <table:table-cell office:value-type="float" office:value="0.8483" calcext:value-type="float">
            <text:p>0,8483</text:p>
          </table:table-cell>
          <table:table-cell office:value-type="float" office:value="0.7218" calcext:value-type="float">
            <text:p>0,7218</text:p>
          </table:table-cell>
          <table:table-cell office:value-type="float" office:value="0.8213" calcext:value-type="float">
            <text:p>0,8213</text:p>
          </table:table-cell>
          <table:table-cell table:formula="of:=([.E147]-[.B147]) / [.B147] * 100" office:value-type="float" office:value="9.91702355460385" calcext:value-type="float">
            <text:p>9,9170235546038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46" calcext:value-type="float">
            <text:p>146</text:p>
          </table:table-cell>
          <table:table-cell office:value-type="float" office:value="0.8213" calcext:value-type="float">
            <text:p>0,8213</text:p>
          </table:table-cell>
          <table:table-cell office:value-type="float" office:value="0.9038" calcext:value-type="float">
            <text:p>0,9038</text:p>
          </table:table-cell>
          <table:table-cell office:value-type="float" office:value="0.8042" calcext:value-type="float">
            <text:p>0,8042</text:p>
          </table:table-cell>
          <table:table-cell office:value-type="float" office:value="0.8326" calcext:value-type="float">
            <text:p>0,8326</text:p>
          </table:table-cell>
          <table:table-cell table:formula="of:=([.E148]-[.B148]) / [.B148] * 100" office:value-type="float" office:value="1.37586752709119" calcext:value-type="float">
            <text:p>1,3758675270911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47" calcext:value-type="float">
            <text:p>147</text:p>
          </table:table-cell>
          <table:table-cell office:value-type="float" office:value="0.8332" calcext:value-type="float">
            <text:p>0,8332</text:p>
          </table:table-cell>
          <table:table-cell office:value-type="float" office:value="0.8537" calcext:value-type="float">
            <text:p>0,8537</text:p>
          </table:table-cell>
          <table:table-cell office:value-type="float" office:value="0.757" calcext:value-type="float">
            <text:p>0,757</text:p>
          </table:table-cell>
          <table:table-cell office:value-type="float" office:value="0.792" calcext:value-type="float">
            <text:p>0,792</text:p>
          </table:table-cell>
          <table:table-cell table:formula="of:=([.E149]-[.B149]) / [.B149] * 100" office:value-type="float" office:value="-4.94479116658666" calcext:value-type="float">
            <text:p>-4,9447911665866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48" calcext:value-type="float">
            <text:p>148</text:p>
          </table:table-cell>
          <table:table-cell office:value-type="float" office:value="0.7922" calcext:value-type="float">
            <text:p>0,7922</text:p>
          </table:table-cell>
          <table:table-cell office:value-type="float" office:value="0.8142" calcext:value-type="float">
            <text:p>0,8142</text:p>
          </table:table-cell>
          <table:table-cell office:value-type="float" office:value="0.7561" calcext:value-type="float">
            <text:p>0,7561</text:p>
          </table:table-cell>
          <table:table-cell office:value-type="float" office:value="0.7605" calcext:value-type="float">
            <text:p>0,7605</text:p>
          </table:table-cell>
          <table:table-cell table:formula="of:=([.E150]-[.B150]) / [.B150] * 100" office:value-type="float" office:value="-4.00151476899772" calcext:value-type="float">
            <text:p>-4,0015147689977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49" calcext:value-type="float">
            <text:p>149</text:p>
          </table:table-cell>
          <table:table-cell office:value-type="float" office:value="0.7594" calcext:value-type="float">
            <text:p>0,7594</text:p>
          </table:table-cell>
          <table:table-cell office:value-type="float" office:value="0.8293" calcext:value-type="float">
            <text:p>0,8293</text:p>
          </table:table-cell>
          <table:table-cell office:value-type="float" office:value="0.7476" calcext:value-type="float">
            <text:p>0,7476</text:p>
          </table:table-cell>
          <table:table-cell office:value-type="float" office:value="0.8074" calcext:value-type="float">
            <text:p>0,8074</text:p>
          </table:table-cell>
          <table:table-cell table:formula="of:=([.E151]-[.B151]) / [.B151] * 100" office:value-type="float" office:value="6.32077956281274" calcext:value-type="float">
            <text:p>6,3207795628127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50" calcext:value-type="float">
            <text:p>150</text:p>
          </table:table-cell>
          <table:table-cell office:value-type="float" office:value="0.8075" calcext:value-type="float">
            <text:p>0,8075</text:p>
          </table:table-cell>
          <table:table-cell office:value-type="float" office:value="0.8205" calcext:value-type="float">
            <text:p>0,8205</text:p>
          </table:table-cell>
          <table:table-cell office:value-type="float" office:value="0.7887" calcext:value-type="float">
            <text:p>0,7887</text:p>
          </table:table-cell>
          <table:table-cell office:value-type="float" office:value="0.801" calcext:value-type="float">
            <text:p>0,801</text:p>
          </table:table-cell>
          <table:table-cell table:formula="of:=([.E152]-[.B152]) / [.B152] * 100" office:value-type="float" office:value="-0.804953560371511" calcext:value-type="float">
            <text:p>-0,80495356037151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51" calcext:value-type="float">
            <text:p>151</text:p>
          </table:table-cell>
          <table:table-cell office:value-type="float" office:value="0.8009" calcext:value-type="float">
            <text:p>0,8009</text:p>
          </table:table-cell>
          <table:table-cell office:value-type="float" office:value="1.0031" calcext:value-type="float">
            <text:p>1,0031</text:p>
          </table:table-cell>
          <table:table-cell office:value-type="float" office:value="0.7925" calcext:value-type="float">
            <text:p>0,7925</text:p>
          </table:table-cell>
          <table:table-cell office:value-type="float" office:value="0.9102" calcext:value-type="float">
            <text:p>0,9102</text:p>
          </table:table-cell>
          <table:table-cell table:formula="of:=([.E153]-[.B153]) / [.B153] * 100" office:value-type="float" office:value="13.6471469596704" calcext:value-type="float">
            <text:p>13,647146959670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52" calcext:value-type="float">
            <text:p>152</text:p>
          </table:table-cell>
          <table:table-cell office:value-type="float" office:value="0.9113" calcext:value-type="float">
            <text:p>0,9113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8663" calcext:value-type="float">
            <text:p>0,8663</text:p>
          </table:table-cell>
          <table:table-cell office:value-type="float" office:value="0.9033" calcext:value-type="float">
            <text:p>0,9033</text:p>
          </table:table-cell>
          <table:table-cell table:formula="of:=([.E154]-[.B154]) / [.B154] * 100" office:value-type="float" office:value="-0.877866783715572" calcext:value-type="float">
            <text:p>-0,87786678371557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53" calcext:value-type="float">
            <text:p>153</text:p>
          </table:table-cell>
          <table:table-cell office:value-type="float" office:value="0.9041" calcext:value-type="float">
            <text:p>0,9041</text:p>
          </table:table-cell>
          <table:table-cell office:value-type="float" office:value="0.9061" calcext:value-type="float">
            <text:p>0,9061</text:p>
          </table:table-cell>
          <table:table-cell office:value-type="float" office:value="0.7929" calcext:value-type="float">
            <text:p>0,7929</text:p>
          </table:table-cell>
          <table:table-cell office:value-type="float" office:value="0.7933" calcext:value-type="float">
            <text:p>0,7933</text:p>
          </table:table-cell>
          <table:table-cell table:formula="of:=([.E155]-[.B155]) / [.B155] * 100" office:value-type="float" office:value="-12.2552814954098" calcext:value-type="float">
            <text:p>-12,255281495409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54" calcext:value-type="float">
            <text:p>154</text:p>
          </table:table-cell>
          <table:table-cell office:value-type="float" office:value="0.7941" calcext:value-type="float">
            <text:p>0,7941</text:p>
          </table:table-cell>
          <table:table-cell office:value-type="float" office:value="0.8635" calcext:value-type="float">
            <text:p>0,8635</text:p>
          </table:table-cell>
          <table:table-cell office:value-type="float" office:value="0.7702" calcext:value-type="float">
            <text:p>0,7702</text:p>
          </table:table-cell>
          <table:table-cell office:value-type="float" office:value="0.8122" calcext:value-type="float">
            <text:p>0,8122</text:p>
          </table:table-cell>
          <table:table-cell table:formula="of:=([.E156]-[.B156]) / [.B156] * 100" office:value-type="float" office:value="2.27930991059061" calcext:value-type="float">
            <text:p>2,2793099105906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55" calcext:value-type="float">
            <text:p>155</text:p>
          </table:table-cell>
          <table:table-cell office:value-type="float" office:value="0.8121" calcext:value-type="float">
            <text:p>0,8121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8047" calcext:value-type="float">
            <text:p>0,8047</text:p>
          </table:table-cell>
          <table:table-cell office:value-type="float" office:value="0.9023" calcext:value-type="float">
            <text:p>0,9023</text:p>
          </table:table-cell>
          <table:table-cell table:formula="of:=([.E157]-[.B157]) / [.B157] * 100" office:value-type="float" office:value="11.1070065262899" calcext:value-type="float">
            <text:p>11,107006526289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56" calcext:value-type="float">
            <text:p>156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9235" calcext:value-type="float">
            <text:p>0,9235</text:p>
          </table:table-cell>
          <table:table-cell office:value-type="float" office:value="0.8569" calcext:value-type="float">
            <text:p>0,8569</text:p>
          </table:table-cell>
          <table:table-cell office:value-type="float" office:value="0.9076" calcext:value-type="float">
            <text:p>0,9076</text:p>
          </table:table-cell>
          <table:table-cell table:formula="of:=([.E158]-[.B158]) / [.B158] * 100" office:value-type="float" office:value="0.565096952908587" calcext:value-type="float">
            <text:p>0,56509695290858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57" calcext:value-type="float">
            <text:p>157</text:p>
          </table:table-cell>
          <table:table-cell office:value-type="float" office:value="0.9076" calcext:value-type="float">
            <text:p>0,9076</text:p>
          </table:table-cell>
          <table:table-cell office:value-type="float" office:value="0.942" calcext:value-type="float">
            <text:p>0,942</text:p>
          </table:table-cell>
          <table:table-cell office:value-type="float" office:value="0.8682" calcext:value-type="float">
            <text:p>0,8682</text:p>
          </table:table-cell>
          <table:table-cell office:value-type="float" office:value="0.8697" calcext:value-type="float">
            <text:p>0,8697</text:p>
          </table:table-cell>
          <table:table-cell table:formula="of:=([.E159]-[.B159]) / [.B159] * 100" office:value-type="float" office:value="-4.17584839136184" calcext:value-type="float">
            <text:p>-4,1758483913618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58" calcext:value-type="float">
            <text:p>158</text:p>
          </table:table-cell>
          <table:table-cell office:value-type="float" office:value="0.8699" calcext:value-type="float">
            <text:p>0,8699</text:p>
          </table:table-cell>
          <table:table-cell office:value-type="float" office:value="1.37" calcext:value-type="float">
            <text:p>1,37</text:p>
          </table:table-cell>
          <table:table-cell office:value-type="float" office:value="0.8651" calcext:value-type="float">
            <text:p>0,8651</text:p>
          </table:table-cell>
          <table:table-cell office:value-type="float" office:value="1.264" calcext:value-type="float">
            <text:p>1,264</text:p>
          </table:table-cell>
          <table:table-cell table:formula="of:=([.E160]-[.B160]) / [.B160] * 100" office:value-type="float" office:value="45.304057937694" calcext:value-type="float">
            <text:p>45,30405793769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59" calcext:value-type="float">
            <text:p>159</text:p>
          </table:table-cell>
          <table:table-cell office:value-type="float" office:value="1.2647" calcext:value-type="float">
            <text:p>1,2647</text:p>
          </table:table-cell>
          <table:table-cell office:value-type="float" office:value="1.295" calcext:value-type="float">
            <text:p>1,295</text:p>
          </table:table-cell>
          <table:table-cell office:value-type="float" office:value="1.1066" calcext:value-type="float">
            <text:p>1,1066</text:p>
          </table:table-cell>
          <table:table-cell office:value-type="float" office:value="1.1204" calcext:value-type="float">
            <text:p>1,1204</text:p>
          </table:table-cell>
          <table:table-cell table:formula="of:=([.E161]-[.B161]) / [.B161] * 100" office:value-type="float" office:value="-11.4098205107931" calcext:value-type="float">
            <text:p>-11,409820510793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60" calcext:value-type="float">
            <text:p>160</text:p>
          </table:table-cell>
          <table:table-cell office:value-type="float" office:value="1.1206" calcext:value-type="float">
            <text:p>1,1206</text:p>
          </table:table-cell>
          <table:table-cell office:value-type="float" office:value="1.585" calcext:value-type="float">
            <text:p>1,585</text:p>
          </table:table-cell>
          <table:table-cell office:value-type="float" office:value="1.1087" calcext:value-type="float">
            <text:p>1,1087</text:p>
          </table:table-cell>
          <table:table-cell office:value-type="float" office:value="1.4528" calcext:value-type="float">
            <text:p>1,4528</text:p>
          </table:table-cell>
          <table:table-cell table:formula="of:=([.E162]-[.B162]) / [.B162] * 100" office:value-type="float" office:value="29.6448331251115" calcext:value-type="float">
            <text:p>29,644833125111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61" calcext:value-type="float">
            <text:p>161</text:p>
          </table:table-cell>
          <table:table-cell office:value-type="float" office:value="1.4525" calcext:value-type="float">
            <text:p>1,4525</text:p>
          </table:table-cell>
          <table:table-cell office:value-type="float" office:value="1.71" calcext:value-type="float">
            <text:p>1,71</text:p>
          </table:table-cell>
          <table:table-cell office:value-type="float" office:value="1.447" calcext:value-type="float">
            <text:p>1,447</text:p>
          </table:table-cell>
          <table:table-cell office:value-type="float" office:value="1.4736" calcext:value-type="float">
            <text:p>1,4736</text:p>
          </table:table-cell>
          <table:table-cell table:formula="of:=([.E163]-[.B163]) / [.B163] * 100" office:value-type="float" office:value="1.45266781411359" calcext:value-type="float">
            <text:p>1,4526678141135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62" calcext:value-type="float">
            <text:p>162</text:p>
          </table:table-cell>
          <table:table-cell office:value-type="float" office:value="1.4742" calcext:value-type="float">
            <text:p>1,4742</text:p>
          </table:table-cell>
          <table:table-cell office:value-type="float" office:value="1.5797" calcext:value-type="float">
            <text:p>1,5797</text:p>
          </table:table-cell>
          <table:table-cell office:value-type="float" office:value="1.3993" calcext:value-type="float">
            <text:p>1,3993</text:p>
          </table:table-cell>
          <table:table-cell office:value-type="float" office:value="1.4347" calcext:value-type="float">
            <text:p>1,4347</text:p>
          </table:table-cell>
          <table:table-cell table:formula="of:=([.E164]-[.B164]) / [.B164] * 100" office:value-type="float" office:value="-2.679419346086" calcext:value-type="float">
            <text:p>-2,67941934608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63" calcext:value-type="float">
            <text:p>163</text:p>
          </table:table-cell>
          <table:table-cell office:value-type="float" office:value="1.4346" calcext:value-type="float">
            <text:p>1,4346</text:p>
          </table:table-cell>
          <table:table-cell office:value-type="float" office:value="1.54" calcext:value-type="float">
            <text:p>1,54</text:p>
          </table:table-cell>
          <table:table-cell office:value-type="float" office:value="1.3676" calcext:value-type="float">
            <text:p>1,3676</text:p>
          </table:table-cell>
          <table:table-cell office:value-type="float" office:value="1.458" calcext:value-type="float">
            <text:p>1,458</text:p>
          </table:table-cell>
          <table:table-cell table:formula="of:=([.E165]-[.B165]) / [.B165] * 100" office:value-type="float" office:value="1.63111668757841" calcext:value-type="float">
            <text:p>1,6311166875784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64" calcext:value-type="float">
            <text:p>164</text:p>
          </table:table-cell>
          <table:table-cell office:value-type="float" office:value="1.4578" calcext:value-type="float">
            <text:p>1,4578</text:p>
          </table:table-cell>
          <table:table-cell office:value-type="float" office:value="1.94" calcext:value-type="float">
            <text:p>1,94</text:p>
          </table:table-cell>
          <table:table-cell office:value-type="float" office:value="1.416" calcext:value-type="float">
            <text:p>1,416</text:p>
          </table:table-cell>
          <table:table-cell office:value-type="float" office:value="1.7999" calcext:value-type="float">
            <text:p>1,7999</text:p>
          </table:table-cell>
          <table:table-cell table:formula="of:=([.E166]-[.B166]) / [.B166] * 100" office:value-type="float" office:value="23.4668678831115" calcext:value-type="float">
            <text:p>23,466867883111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65" calcext:value-type="float">
            <text:p>165</text:p>
          </table:table-cell>
          <table:table-cell office:value-type="float" office:value="1.7999" calcext:value-type="float">
            <text:p>1,7999</text:p>
          </table:table-cell>
          <table:table-cell office:value-type="float" office:value="2.3569" calcext:value-type="float">
            <text:p>2,3569</text:p>
          </table:table-cell>
          <table:table-cell office:value-type="float" office:value="1.7988" calcext:value-type="float">
            <text:p>1,7988</text:p>
          </table:table-cell>
          <table:table-cell office:value-type="float" office:value="2.3569" calcext:value-type="float">
            <text:p>2,3569</text:p>
          </table:table-cell>
          <table:table-cell table:formula="of:=([.E167]-[.B167]) / [.B167] * 100" office:value-type="float" office:value="30.9461636757598" calcext:value-type="float">
            <text:p>30,946163675759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66" calcext:value-type="float">
            <text:p>166</text:p>
          </table:table-cell>
          <table:table-cell office:value-type="float" office:value="2.3555" calcext:value-type="float">
            <text:p>2,3555</text:p>
          </table:table-cell>
          <table:table-cell office:value-type="float" office:value="2.5" calcext:value-type="float">
            <text:p>2,5</text:p>
          </table:table-cell>
          <table:table-cell office:value-type="float" office:value="2.01" calcext:value-type="float">
            <text:p>2,01</text:p>
          </table:table-cell>
          <table:table-cell office:value-type="float" office:value="2.1114" calcext:value-type="float">
            <text:p>2,1114</text:p>
          </table:table-cell>
          <table:table-cell table:formula="of:=([.E168]-[.B168]) / [.B168] * 100" office:value-type="float" office:value="-10.3629802589684" calcext:value-type="float">
            <text:p>-10,362980258968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67" calcext:value-type="float">
            <text:p>167</text:p>
          </table:table-cell>
          <table:table-cell office:value-type="float" office:value="2.1105" calcext:value-type="float">
            <text:p>2,1105</text:p>
          </table:table-cell>
          <table:table-cell office:value-type="float" office:value="2.8745" calcext:value-type="float">
            <text:p>2,8745</text:p>
          </table:table-cell>
          <table:table-cell office:value-type="float" office:value="1.9827" calcext:value-type="float">
            <text:p>1,9827</text:p>
          </table:table-cell>
          <table:table-cell office:value-type="float" office:value="2.6665" calcext:value-type="float">
            <text:p>2,6665</text:p>
          </table:table-cell>
          <table:table-cell table:formula="of:=([.E169]-[.B169]) / [.B169] * 100" office:value-type="float" office:value="26.3444681355129" calcext:value-type="float">
            <text:p>26,344468135512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68" calcext:value-type="float">
            <text:p>168</text:p>
          </table:table-cell>
          <table:table-cell office:value-type="float" office:value="2.668" calcext:value-type="float">
            <text:p>2,668</text:p>
          </table:table-cell>
          <table:table-cell office:value-type="float" office:value="3.0302" calcext:value-type="float">
            <text:p>3,0302</text:p>
          </table:table-cell>
          <table:table-cell office:value-type="float" office:value="2.6545" calcext:value-type="float">
            <text:p>2,6545</text:p>
          </table:table-cell>
          <table:table-cell office:value-type="float" office:value="2.879" calcext:value-type="float">
            <text:p>2,879</text:p>
          </table:table-cell>
          <table:table-cell table:formula="of:=([.E170]-[.B170]) / [.B170] * 100" office:value-type="float" office:value="7.90854572713643" calcext:value-type="float">
            <text:p>7,9085457271364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69" calcext:value-type="float">
            <text:p>169</text:p>
          </table:table-cell>
          <table:table-cell office:value-type="float" office:value="2.879" calcext:value-type="float">
            <text:p>2,879</text:p>
          </table:table-cell>
          <table:table-cell office:value-type="float" office:value="2.9813" calcext:value-type="float">
            <text:p>2,9813</text:p>
          </table:table-cell>
          <table:table-cell office:value-type="float" office:value="2.5333" calcext:value-type="float">
            <text:p>2,5333</text:p>
          </table:table-cell>
          <table:table-cell office:value-type="float" office:value="2.6928" calcext:value-type="float">
            <text:p>2,6928</text:p>
          </table:table-cell>
          <table:table-cell table:formula="of:=([.E171]-[.B171]) / [.B171] * 100" office:value-type="float" office:value="-6.46752344564085" calcext:value-type="float">
            <text:p>-6,4675234456408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70" calcext:value-type="float">
            <text:p>170</text:p>
          </table:table-cell>
          <table:table-cell office:value-type="float" office:value="2.6925" calcext:value-type="float">
            <text:p>2,6925</text:p>
          </table:table-cell>
          <table:table-cell office:value-type="float" office:value="3.15" calcext:value-type="float">
            <text:p>3,15</text:p>
          </table:table-cell>
          <table:table-cell office:value-type="float" office:value="2.469" calcext:value-type="float">
            <text:p>2,469</text:p>
          </table:table-cell>
          <table:table-cell office:value-type="float" office:value="3.082" calcext:value-type="float">
            <text:p>3,082</text:p>
          </table:table-cell>
          <table:table-cell table:formula="of:=([.E172]-[.B172]) / [.B172] * 100" office:value-type="float" office:value="14.4661095636026" calcext:value-type="float">
            <text:p>14,466109563602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71" calcext:value-type="float">
            <text:p>171</text:p>
          </table:table-cell>
          <table:table-cell office:value-type="float" office:value="3.082" calcext:value-type="float">
            <text:p>3,082</text:p>
          </table:table-cell>
          <table:table-cell office:value-type="float" office:value="6.2" calcext:value-type="float">
            <text:p>6,2</text:p>
          </table:table-cell>
          <table:table-cell office:value-type="float" office:value="3.061" calcext:value-type="float">
            <text:p>3,061</text:p>
          </table:table-cell>
          <table:table-cell office:value-type="float" office:value="5.7743" calcext:value-type="float">
            <text:p>5,7743</text:p>
          </table:table-cell>
          <table:table-cell table:formula="of:=([.E173]-[.B173]) / [.B173] * 100" office:value-type="float" office:value="87.3556132381571" calcext:value-type="float">
            <text:p>87,355613238157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72" calcext:value-type="float">
            <text:p>172</text:p>
          </table:table-cell>
          <table:table-cell office:value-type="float" office:value="5.767" calcext:value-type="float">
            <text:p>5,767</text:p>
          </table:table-cell>
          <table:table-cell office:value-type="float" office:value="8.4448" calcext:value-type="float">
            <text:p>8,4448</text:p>
          </table:table-cell>
          <table:table-cell office:value-type="float" office:value="4.8326" calcext:value-type="float">
            <text:p>4,8326</text:p>
          </table:table-cell>
          <table:table-cell office:value-type="float" office:value="6.4663" calcext:value-type="float">
            <text:p>6,4663</text:p>
          </table:table-cell>
          <table:table-cell table:formula="of:=([.E174]-[.B174]) / [.B174] * 100" office:value-type="float" office:value="12.1258886769551" calcext:value-type="float">
            <text:p>12,125888676955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73" calcext:value-type="float">
            <text:p>173</text:p>
          </table:table-cell>
          <table:table-cell office:value-type="float" office:value="6.464" calcext:value-type="float">
            <text:p>6,464</text:p>
          </table:table-cell>
          <table:table-cell office:value-type="float" office:value="7" calcext:value-type="float">
            <text:p>7</text:p>
          </table:table-cell>
          <table:table-cell office:value-type="float" office:value="5.7" calcext:value-type="float">
            <text:p>5,7</text:p>
          </table:table-cell>
          <table:table-cell office:value-type="float" office:value="6.0925" calcext:value-type="float">
            <text:p>6,0925</text:p>
          </table:table-cell>
          <table:table-cell table:formula="of:=([.E175]-[.B175]) / [.B175] * 100" office:value-type="float" office:value="-5.74721534653466" calcext:value-type="float">
            <text:p>-5,7472153465346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74" calcext:value-type="float">
            <text:p>174</text:p>
          </table:table-cell>
          <table:table-cell office:value-type="float" office:value="6.0918" calcext:value-type="float">
            <text:p>6,0918</text:p>
          </table:table-cell>
          <table:table-cell office:value-type="float" office:value="6.5184" calcext:value-type="float">
            <text:p>6,5184</text:p>
          </table:table-cell>
          <table:table-cell office:value-type="float" office:value="5.4198" calcext:value-type="float">
            <text:p>5,4198</text:p>
          </table:table-cell>
          <table:table-cell office:value-type="float" office:value="5.4899" calcext:value-type="float">
            <text:p>5,4899</text:p>
          </table:table-cell>
          <table:table-cell table:formula="of:=([.E176]-[.B176]) / [.B176] * 100" office:value-type="float" office:value="-9.88049509176269" calcext:value-type="float">
            <text:p>-9,8804950917626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75" calcext:value-type="float">
            <text:p>175</text:p>
          </table:table-cell>
          <table:table-cell office:value-type="float" office:value="5.4955" calcext:value-type="float">
            <text:p>5,4955</text:p>
          </table:table-cell>
          <table:table-cell office:value-type="float" office:value="6.1636" calcext:value-type="float">
            <text:p>6,1636</text:p>
          </table:table-cell>
          <table:table-cell office:value-type="float" office:value="5.4" calcext:value-type="float">
            <text:p>5,4</text:p>
          </table:table-cell>
          <table:table-cell office:value-type="float" office:value="5.733" calcext:value-type="float">
            <text:p>5,733</text:p>
          </table:table-cell>
          <table:table-cell table:formula="of:=([.E177]-[.B177]) / [.B177] * 100" office:value-type="float" office:value="4.32171776908379" calcext:value-type="float">
            <text:p>4,3217177690837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76" calcext:value-type="float">
            <text:p>176</text:p>
          </table:table-cell>
          <table:table-cell office:value-type="float" office:value="5.7303" calcext:value-type="float">
            <text:p>5,7303</text:p>
          </table:table-cell>
          <table:table-cell office:value-type="float" office:value="5.9998" calcext:value-type="float">
            <text:p>5,9998</text:p>
          </table:table-cell>
          <table:table-cell office:value-type="float" office:value="5.3893" calcext:value-type="float">
            <text:p>5,3893</text:p>
          </table:table-cell>
          <table:table-cell office:value-type="float" office:value="5.5986" calcext:value-type="float">
            <text:p>5,5986</text:p>
          </table:table-cell>
          <table:table-cell table:formula="of:=([.E178]-[.B178]) / [.B178] * 100" office:value-type="float" office:value="-2.29830898905816" calcext:value-type="float">
            <text:p>-2,2983089890581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77" calcext:value-type="float">
            <text:p>177</text:p>
          </table:table-cell>
          <table:table-cell office:value-type="float" office:value="5.5952" calcext:value-type="float">
            <text:p>5,5952</text:p>
          </table:table-cell>
          <table:table-cell office:value-type="float" office:value="6.1803" calcext:value-type="float">
            <text:p>6,1803</text:p>
          </table:table-cell>
          <table:table-cell office:value-type="float" office:value="5.3282" calcext:value-type="float">
            <text:p>5,3282</text:p>
          </table:table-cell>
          <table:table-cell office:value-type="float" office:value="5.6367" calcext:value-type="float">
            <text:p>5,6367</text:p>
          </table:table-cell>
          <table:table-cell table:formula="of:=([.E179]-[.B179]) / [.B179] * 100" office:value-type="float" office:value="0.741707177580785" calcext:value-type="float">
            <text:p>0,74170717758078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78" calcext:value-type="float">
            <text:p>178</text:p>
          </table:table-cell>
          <table:table-cell office:value-type="float" office:value="5.6375" calcext:value-type="float">
            <text:p>5,6375</text:p>
          </table:table-cell>
          <table:table-cell office:value-type="float" office:value="6.1" calcext:value-type="float">
            <text:p>6,1</text:p>
          </table:table-cell>
          <table:table-cell office:value-type="float" office:value="4.96" calcext:value-type="float">
            <text:p>4,96</text:p>
          </table:table-cell>
          <table:table-cell office:value-type="float" office:value="5.4548" calcext:value-type="float">
            <text:p>5,4548</text:p>
          </table:table-cell>
          <table:table-cell table:formula="of:=([.E180]-[.B180]) / [.B180] * 100" office:value-type="float" office:value="-3.24079822616409" calcext:value-type="float">
            <text:p>-3,2407982261640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79" calcext:value-type="float">
            <text:p>179</text:p>
          </table:table-cell>
          <table:table-cell office:value-type="float" office:value="5.4535" calcext:value-type="float">
            <text:p>5,4535</text:p>
          </table:table-cell>
          <table:table-cell office:value-type="float" office:value="6.75" calcext:value-type="float">
            <text:p>6,75</text:p>
          </table:table-cell>
          <table:table-cell office:value-type="float" office:value="5.2795" calcext:value-type="float">
            <text:p>5,2795</text:p>
          </table:table-cell>
          <table:table-cell office:value-type="float" office:value="6.5204" calcext:value-type="float">
            <text:p>6,5204</text:p>
          </table:table-cell>
          <table:table-cell table:formula="of:=([.E181]-[.B181]) / [.B181] * 100" office:value-type="float" office:value="19.5635830200789" calcext:value-type="float">
            <text:p>19,563583020078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80" calcext:value-type="float">
            <text:p>180</text:p>
          </table:table-cell>
          <table:table-cell office:value-type="float" office:value="6.5223" calcext:value-type="float">
            <text:p>6,5223</text:p>
          </table:table-cell>
          <table:table-cell office:value-type="float" office:value="7.48" calcext:value-type="float">
            <text:p>7,48</text:p>
          </table:table-cell>
          <table:table-cell office:value-type="float" office:value="5.8103" calcext:value-type="float">
            <text:p>5,8103</text:p>
          </table:table-cell>
          <table:table-cell office:value-type="float" office:value="7.2723" calcext:value-type="float">
            <text:p>7,2723</text:p>
          </table:table-cell>
          <table:table-cell table:formula="of:=([.E182]-[.B182]) / [.B182] * 100" office:value-type="float" office:value="11.4990110850467" calcext:value-type="float">
            <text:p>11,499011085046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81" calcext:value-type="float">
            <text:p>181</text:p>
          </table:table-cell>
          <table:table-cell office:value-type="float" office:value="7.2793" calcext:value-type="float">
            <text:p>7,2793</text:p>
          </table:table-cell>
          <table:table-cell office:value-type="float" office:value="7.5358" calcext:value-type="float">
            <text:p>7,5358</text:p>
          </table:table-cell>
          <table:table-cell office:value-type="float" office:value="6.4" calcext:value-type="float">
            <text:p>6,4</text:p>
          </table:table-cell>
          <table:table-cell office:value-type="float" office:value="6.6966" calcext:value-type="float">
            <text:p>6,6966</text:p>
          </table:table-cell>
          <table:table-cell table:formula="of:=([.E183]-[.B183]) / [.B183] * 100" office:value-type="float" office:value="-8.0048905801382" calcext:value-type="float">
            <text:p>-8,004890580138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82" calcext:value-type="float">
            <text:p>182</text:p>
          </table:table-cell>
          <table:table-cell office:value-type="float" office:value="6.6939" calcext:value-type="float">
            <text:p>6,6939</text:p>
          </table:table-cell>
          <table:table-cell office:value-type="float" office:value="6.9" calcext:value-type="float">
            <text:p>6,9</text:p>
          </table:table-cell>
          <table:table-cell office:value-type="float" office:value="6.1556" calcext:value-type="float">
            <text:p>6,1556</text:p>
          </table:table-cell>
          <table:table-cell office:value-type="float" office:value="6.3101" calcext:value-type="float">
            <text:p>6,3101</text:p>
          </table:table-cell>
          <table:table-cell table:formula="of:=([.E184]-[.B184]) / [.B184] * 100" office:value-type="float" office:value="-5.73357833251169" calcext:value-type="float">
            <text:p>-5,7335783325116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83" calcext:value-type="float">
            <text:p>183</text:p>
          </table:table-cell>
          <table:table-cell office:value-type="float" office:value="6.3101" calcext:value-type="float">
            <text:p>6,3101</text:p>
          </table:table-cell>
          <table:table-cell office:value-type="float" office:value="6.7501" calcext:value-type="float">
            <text:p>6,7501</text:p>
          </table:table-cell>
          <table:table-cell office:value-type="float" office:value="5.6832" calcext:value-type="float">
            <text:p>5,6832</text:p>
          </table:table-cell>
          <table:table-cell office:value-type="float" office:value="5.9411" calcext:value-type="float">
            <text:p>5,9411</text:p>
          </table:table-cell>
          <table:table-cell table:formula="of:=([.E185]-[.B185]) / [.B185] * 100" office:value-type="float" office:value="-5.84776786421768" calcext:value-type="float">
            <text:p>-5,8477678642176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84" calcext:value-type="float">
            <text:p>184</text:p>
          </table:table-cell>
          <table:table-cell office:value-type="float" office:value="5.9463" calcext:value-type="float">
            <text:p>5,9463</text:p>
          </table:table-cell>
          <table:table-cell office:value-type="float" office:value="6.3666" calcext:value-type="float">
            <text:p>6,3666</text:p>
          </table:table-cell>
          <table:table-cell office:value-type="float" office:value="5.7989" calcext:value-type="float">
            <text:p>5,7989</text:p>
          </table:table-cell>
          <table:table-cell office:value-type="float" office:value="6.1207" calcext:value-type="float">
            <text:p>6,1207</text:p>
          </table:table-cell>
          <table:table-cell table:formula="of:=([.E186]-[.B186]) / [.B186] * 100" office:value-type="float" office:value="2.93291626725864" calcext:value-type="float">
            <text:p>2,9329162672586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85" calcext:value-type="float">
            <text:p>185</text:p>
          </table:table-cell>
          <table:table-cell office:value-type="float" office:value="6.1206" calcext:value-type="float">
            <text:p>6,1206</text:p>
          </table:table-cell>
          <table:table-cell office:value-type="float" office:value="8.47" calcext:value-type="float">
            <text:p>8,47</text:p>
          </table:table-cell>
          <table:table-cell office:value-type="float" office:value="5.9477" calcext:value-type="float">
            <text:p>5,9477</text:p>
          </table:table-cell>
          <table:table-cell office:value-type="float" office:value="7.0715" calcext:value-type="float">
            <text:p>7,0715</text:p>
          </table:table-cell>
          <table:table-cell table:formula="of:=([.E187]-[.B187]) / [.B187] * 100" office:value-type="float" office:value="15.5360585563507" calcext:value-type="float">
            <text:p>15,536058556350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86" calcext:value-type="float">
            <text:p>186</text:p>
          </table:table-cell>
          <table:table-cell office:value-type="float" office:value="7.0791" calcext:value-type="float">
            <text:p>7,0791</text:p>
          </table:table-cell>
          <table:table-cell office:value-type="float" office:value="7.15" calcext:value-type="float">
            <text:p>7,15</text:p>
          </table:table-cell>
          <table:table-cell office:value-type="float" office:value="5.435" calcext:value-type="float">
            <text:p>5,435</text:p>
          </table:table-cell>
          <table:table-cell office:value-type="float" office:value="6.7359" calcext:value-type="float">
            <text:p>6,7359</text:p>
          </table:table-cell>
          <table:table-cell table:formula="of:=([.E188]-[.B188]) / [.B188] * 100" office:value-type="float" office:value="-4.84807390770014" calcext:value-type="float">
            <text:p>-4,8480739077001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87" calcext:value-type="float">
            <text:p>187</text:p>
          </table:table-cell>
          <table:table-cell office:value-type="float" office:value="6.727" calcext:value-type="float">
            <text:p>6,727</text:p>
          </table:table-cell>
          <table:table-cell office:value-type="float" office:value="7.6879" calcext:value-type="float">
            <text:p>7,6879</text:p>
          </table:table-cell>
          <table:table-cell office:value-type="float" office:value="6.4006" calcext:value-type="float">
            <text:p>6,4006</text:p>
          </table:table-cell>
          <table:table-cell office:value-type="float" office:value="6.6649" calcext:value-type="float">
            <text:p>6,6649</text:p>
          </table:table-cell>
          <table:table-cell table:formula="of:=([.E189]-[.B189]) / [.B189] * 100" office:value-type="float" office:value="-0.923145532927011" calcext:value-type="float">
            <text:p>-0,92314553292701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88" calcext:value-type="float">
            <text:p>188</text:p>
          </table:table-cell>
          <table:table-cell office:value-type="float" office:value="6.6649" calcext:value-type="float">
            <text:p>6,6649</text:p>
          </table:table-cell>
          <table:table-cell office:value-type="float" office:value="7.2164" calcext:value-type="float">
            <text:p>7,2164</text:p>
          </table:table-cell>
          <table:table-cell office:value-type="float" office:value="5.9402" calcext:value-type="float">
            <text:p>5,9402</text:p>
          </table:table-cell>
          <table:table-cell office:value-type="float" office:value="5.9804" calcext:value-type="float">
            <text:p>5,9804</text:p>
          </table:table-cell>
          <table:table-cell table:formula="of:=([.E190]-[.B190]) / [.B190] * 100" office:value-type="float" office:value="-10.2702216087263" calcext:value-type="float">
            <text:p>-10,270221608726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89" calcext:value-type="float">
            <text:p>189</text:p>
          </table:table-cell>
          <table:table-cell office:value-type="float" office:value="5.9888" calcext:value-type="float">
            <text:p>5,9888</text:p>
          </table:table-cell>
          <table:table-cell office:value-type="float" office:value="6.4148" calcext:value-type="float">
            <text:p>6,4148</text:p>
          </table:table-cell>
          <table:table-cell office:value-type="float" office:value="5.5662" calcext:value-type="float">
            <text:p>5,5662</text:p>
          </table:table-cell>
          <table:table-cell office:value-type="float" office:value="5.8955" calcext:value-type="float">
            <text:p>5,8955</text:p>
          </table:table-cell>
          <table:table-cell table:formula="of:=([.E191]-[.B191]) / [.B191] * 100" office:value-type="float" office:value="-1.55790809511088" calcext:value-type="float">
            <text:p>-1,5579080951108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90" calcext:value-type="float">
            <text:p>190</text:p>
          </table:table-cell>
          <table:table-cell office:value-type="float" office:value="5.8881" calcext:value-type="float">
            <text:p>5,8881</text:p>
          </table:table-cell>
          <table:table-cell office:value-type="float" office:value="6.3689" calcext:value-type="float">
            <text:p>6,3689</text:p>
          </table:table-cell>
          <table:table-cell office:value-type="float" office:value="5.68" calcext:value-type="float">
            <text:p>5,68</text:p>
          </table:table-cell>
          <table:table-cell office:value-type="float" office:value="5.9" calcext:value-type="float">
            <text:p>5,9</text:p>
          </table:table-cell>
          <table:table-cell table:formula="of:=([.E192]-[.B192]) / [.B192] * 100" office:value-type="float" office:value="0.202102545812753" calcext:value-type="float">
            <text:p>0,20210254581275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91" calcext:value-type="float">
            <text:p>191</text:p>
          </table:table-cell>
          <table:table-cell office:value-type="float" office:value="5.9083" calcext:value-type="float">
            <text:p>5,9083</text:p>
          </table:table-cell>
          <table:table-cell office:value-type="float" office:value="6.0082" calcext:value-type="float">
            <text:p>6,0082</text:p>
          </table:table-cell>
          <table:table-cell office:value-type="float" office:value="4.9765" calcext:value-type="float">
            <text:p>4,9765</text:p>
          </table:table-cell>
          <table:table-cell office:value-type="float" office:value="5.3531" calcext:value-type="float">
            <text:p>5,3531</text:p>
          </table:table-cell>
          <table:table-cell table:formula="of:=([.E193]-[.B193]) / [.B193] * 100" office:value-type="float" office:value="-9.39695005331482" calcext:value-type="float">
            <text:p>-9,3969500533148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92" calcext:value-type="float">
            <text:p>192</text:p>
          </table:table-cell>
          <table:table-cell office:value-type="float" office:value="5.3511" calcext:value-type="float">
            <text:p>5,3511</text:p>
          </table:table-cell>
          <table:table-cell office:value-type="float" office:value="6.7706" calcext:value-type="float">
            <text:p>6,7706</text:p>
          </table:table-cell>
          <table:table-cell office:value-type="float" office:value="5.328" calcext:value-type="float">
            <text:p>5,328</text:p>
          </table:table-cell>
          <table:table-cell office:value-type="float" office:value="6.7453" calcext:value-type="float">
            <text:p>6,7453</text:p>
          </table:table-cell>
          <table:table-cell table:formula="of:=([.E194]-[.B194]) / [.B194] * 100" office:value-type="float" office:value="26.0544560931397" calcext:value-type="float">
            <text:p>26,054456093139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93" calcext:value-type="float">
            <text:p>193</text:p>
          </table:table-cell>
          <table:table-cell office:value-type="float" office:value="6.7481" calcext:value-type="float">
            <text:p>6,7481</text:p>
          </table:table-cell>
          <table:table-cell office:value-type="float" office:value="6.78" calcext:value-type="float">
            <text:p>6,78</text:p>
          </table:table-cell>
          <table:table-cell office:value-type="float" office:value="6.1947" calcext:value-type="float">
            <text:p>6,1947</text:p>
          </table:table-cell>
          <table:table-cell office:value-type="float" office:value="6.4727" calcext:value-type="float">
            <text:p>6,4727</text:p>
          </table:table-cell>
          <table:table-cell table:formula="of:=([.E195]-[.B195]) / [.B195] * 100" office:value-type="float" office:value="-4.08114876780131" calcext:value-type="float">
            <text:p>-4,0811487678013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94" calcext:value-type="float">
            <text:p>194</text:p>
          </table:table-cell>
          <table:table-cell office:value-type="float" office:value="6.4679" calcext:value-type="float">
            <text:p>6,4679</text:p>
          </table:table-cell>
          <table:table-cell office:value-type="float" office:value="8.2212" calcext:value-type="float">
            <text:p>8,2212</text:p>
          </table:table-cell>
          <table:table-cell office:value-type="float" office:value="6.4201" calcext:value-type="float">
            <text:p>6,4201</text:p>
          </table:table-cell>
          <table:table-cell office:value-type="float" office:value="7.2027" calcext:value-type="float">
            <text:p>7,2027</text:p>
          </table:table-cell>
          <table:table-cell table:formula="of:=([.E196]-[.B196]) / [.B196] * 100" office:value-type="float" office:value="11.3607198627066" calcext:value-type="float">
            <text:p>11,360719862706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95" calcext:value-type="float">
            <text:p>195</text:p>
          </table:table-cell>
          <table:table-cell office:value-type="float" office:value="7.2013" calcext:value-type="float">
            <text:p>7,2013</text:p>
          </table:table-cell>
          <table:table-cell office:value-type="float" office:value="8.1436" calcext:value-type="float">
            <text:p>8,1436</text:p>
          </table:table-cell>
          <table:table-cell office:value-type="float" office:value="7.0672" calcext:value-type="float">
            <text:p>7,0672</text:p>
          </table:table-cell>
          <table:table-cell office:value-type="float" office:value="7.4731" calcext:value-type="float">
            <text:p>7,4731</text:p>
          </table:table-cell>
          <table:table-cell table:formula="of:=([.E197]-[.B197]) / [.B197] * 100" office:value-type="float" office:value="3.77431852582172" calcext:value-type="float">
            <text:p>3,7743185258217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96" calcext:value-type="float">
            <text:p>196</text:p>
          </table:table-cell>
          <table:table-cell office:value-type="float" office:value="7.4731" calcext:value-type="float">
            <text:p>7,4731</text:p>
          </table:table-cell>
          <table:table-cell office:value-type="float" office:value="8.7666" calcext:value-type="float">
            <text:p>8,7666</text:p>
          </table:table-cell>
          <table:table-cell office:value-type="float" office:value="6.9798" calcext:value-type="float">
            <text:p>6,9798</text:p>
          </table:table-cell>
          <table:table-cell office:value-type="float" office:value="8.4619" calcext:value-type="float">
            <text:p>8,4619</text:p>
          </table:table-cell>
          <table:table-cell table:formula="of:=([.E198]-[.B198]) / [.B198] * 100" office:value-type="float" office:value="13.2314568251462" calcext:value-type="float">
            <text:p>13,231456825146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97" calcext:value-type="float">
            <text:p>197</text:p>
          </table:table-cell>
          <table:table-cell office:value-type="float" office:value="8.4508" calcext:value-type="float">
            <text:p>8,4508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,1</text:p>
          </table:table-cell>
          <table:table-cell office:value-type="float" office:value="8.2421" calcext:value-type="float">
            <text:p>8,2421</text:p>
          </table:table-cell>
          <table:table-cell table:formula="of:=([.E199]-[.B199]) / [.B199] * 100" office:value-type="float" office:value="-2.46958867799497" calcext:value-type="float">
            <text:p>-2,4695886779949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98" calcext:value-type="float">
            <text:p>198</text:p>
          </table:table-cell>
          <table:table-cell office:value-type="float" office:value="8.2529" calcext:value-type="float">
            <text:p>8,2529</text:p>
          </table:table-cell>
          <table:table-cell office:value-type="float" office:value="8.3074" calcext:value-type="float">
            <text:p>8,3074</text:p>
          </table:table-cell>
          <table:table-cell office:value-type="float" office:value="7.7" calcext:value-type="float">
            <text:p>7,7</text:p>
          </table:table-cell>
          <table:table-cell office:value-type="float" office:value="8.2405" calcext:value-type="float">
            <text:p>8,2405</text:p>
          </table:table-cell>
          <table:table-cell table:formula="of:=([.E200]-[.B200]) / [.B200] * 100" office:value-type="float" office:value="-0.150250215075907" calcext:value-type="float">
            <text:p>-0,15025021507590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199" calcext:value-type="float">
            <text:p>199</text:p>
          </table:table-cell>
          <table:table-cell office:value-type="float" office:value="8.2505" calcext:value-type="float">
            <text:p>8,2505</text:p>
          </table:table-cell>
          <table:table-cell office:value-type="float" office:value="9.7795" calcext:value-type="float">
            <text:p>9,7795</text:p>
          </table:table-cell>
          <table:table-cell office:value-type="float" office:value="8.0861" calcext:value-type="float">
            <text:p>8,0861</text:p>
          </table:table-cell>
          <table:table-cell office:value-type="float" office:value="9.6833" calcext:value-type="float">
            <text:p>9,6833</text:p>
          </table:table-cell>
          <table:table-cell table:formula="of:=([.E201]-[.B201]) / [.B201] * 100" office:value-type="float" office:value="17.366220229077" calcext:value-type="float">
            <text:p>17,36622022907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00" calcext:value-type="float">
            <text:p>200</text:p>
          </table:table-cell>
          <table:table-cell office:value-type="float" office:value="9.6832" calcext:value-type="float">
            <text:p>9,6832</text:p>
          </table:table-cell>
          <table:table-cell office:value-type="float" office:value="12.124" calcext:value-type="float">
            <text:p>12,124</text:p>
          </table:table-cell>
          <table:table-cell office:value-type="float" office:value="9.595" calcext:value-type="float">
            <text:p>9,595</text:p>
          </table:table-cell>
          <table:table-cell office:value-type="float" office:value="11.6362" calcext:value-type="float">
            <text:p>11,6362</text:p>
          </table:table-cell>
          <table:table-cell table:formula="of:=([.E202]-[.B202]) / [.B202] * 100" office:value-type="float" office:value="20.1689524124257" calcext:value-type="float">
            <text:p>20,168952412425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01" calcext:value-type="float">
            <text:p>201</text:p>
          </table:table-cell>
          <table:table-cell office:value-type="float" office:value="11.6516" calcext:value-type="float">
            <text:p>11,6516</text:p>
          </table:table-cell>
          <table:table-cell office:value-type="float" office:value="11.75" calcext:value-type="float">
            <text:p>11,75</text:p>
          </table:table-cell>
          <table:table-cell office:value-type="float" office:value="10.8719" calcext:value-type="float">
            <text:p>10,8719</text:p>
          </table:table-cell>
          <table:table-cell office:value-type="float" office:value="11.1176" calcext:value-type="float">
            <text:p>11,1176</text:p>
          </table:table-cell>
          <table:table-cell table:formula="of:=([.E203]-[.B203]) / [.B203] * 100" office:value-type="float" office:value="-4.58306155377803" calcext:value-type="float">
            <text:p>-4,5830615537780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02" calcext:value-type="float">
            <text:p>202</text:p>
          </table:table-cell>
          <table:table-cell office:value-type="float" office:value="11.1187" calcext:value-type="float">
            <text:p>11,1187</text:p>
          </table:table-cell>
          <table:table-cell office:value-type="float" office:value="11.3898" calcext:value-type="float">
            <text:p>11,3898</text:p>
          </table:table-cell>
          <table:table-cell office:value-type="float" office:value="10.3888" calcext:value-type="float">
            <text:p>10,3888</text:p>
          </table:table-cell>
          <table:table-cell office:value-type="float" office:value="10.8116" calcext:value-type="float">
            <text:p>10,8116</text:p>
          </table:table-cell>
          <table:table-cell table:formula="of:=([.E204]-[.B204]) / [.B204] * 100" office:value-type="float" office:value="-2.76201354474894" calcext:value-type="float">
            <text:p>-2,7620135447489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03" calcext:value-type="float">
            <text:p>203</text:p>
          </table:table-cell>
          <table:table-cell office:value-type="float" office:value="10.8184" calcext:value-type="float">
            <text:p>10,8184</text:p>
          </table:table-cell>
          <table:table-cell office:value-type="float" office:value="14.3822" calcext:value-type="float">
            <text:p>14,3822</text:p>
          </table:table-cell>
          <table:table-cell office:value-type="float" office:value="10.5743" calcext:value-type="float">
            <text:p>10,5743</text:p>
          </table:table-cell>
          <table:table-cell office:value-type="float" office:value="14.1396" calcext:value-type="float">
            <text:p>14,1396</text:p>
          </table:table-cell>
          <table:table-cell table:formula="of:=([.E205]-[.B205]) / [.B205] * 100" office:value-type="float" office:value="30.6995489166605" calcext:value-type="float">
            <text:p>30,699548916660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04" calcext:value-type="float">
            <text:p>204</text:p>
          </table:table-cell>
          <table:table-cell office:value-type="float" office:value="14.1415" calcext:value-type="float">
            <text:p>14,1415</text:p>
          </table:table-cell>
          <table:table-cell office:value-type="float" office:value="14.9" calcext:value-type="float">
            <text:p>14,9</text:p>
          </table:table-cell>
          <table:table-cell office:value-type="float" office:value="12.66" calcext:value-type="float">
            <text:p>12,66</text:p>
          </table:table-cell>
          <table:table-cell office:value-type="float" office:value="14.5939" calcext:value-type="float">
            <text:p>14,5939</text:p>
          </table:table-cell>
          <table:table-cell table:formula="of:=([.E206]-[.B206]) / [.B206] * 100" office:value-type="float" office:value="3.19909486263833" calcext:value-type="float">
            <text:p>3,1990948626383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05" calcext:value-type="float">
            <text:p>205</text:p>
          </table:table-cell>
          <table:table-cell office:value-type="float" office:value="14.5937" calcext:value-type="float">
            <text:p>14,5937</text:p>
          </table:table-cell>
          <table:table-cell office:value-type="float" office:value="17.5" calcext:value-type="float">
            <text:p>17,5</text:p>
          </table:table-cell>
          <table:table-cell office:value-type="float" office:value="13.8" calcext:value-type="float">
            <text:p>13,8</text:p>
          </table:table-cell>
          <table:table-cell office:value-type="float" office:value="15.8063" calcext:value-type="float">
            <text:p>15,8063</text:p>
          </table:table-cell>
          <table:table-cell table:formula="of:=([.E207]-[.B207]) / [.B207] * 100" office:value-type="float" office:value="8.3090648704578" calcext:value-type="float">
            <text:p>8,309064870457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06" calcext:value-type="float">
            <text:p>206</text:p>
          </table:table-cell>
          <table:table-cell office:value-type="float" office:value="15.8245" calcext:value-type="float">
            <text:p>15,8245</text:p>
          </table:table-cell>
          <table:table-cell office:value-type="float" office:value="16.7369" calcext:value-type="float">
            <text:p>16,7369</text:p>
          </table:table-cell>
          <table:table-cell office:value-type="float" office:value="14.6013" calcext:value-type="float">
            <text:p>14,6013</text:p>
          </table:table-cell>
          <table:table-cell office:value-type="float" office:value="16.2689" calcext:value-type="float">
            <text:p>16,2689</text:p>
          </table:table-cell>
          <table:table-cell table:formula="of:=([.E208]-[.B208]) / [.B208] * 100" office:value-type="float" office:value="2.80830357989193" calcext:value-type="float">
            <text:p>2,8083035798919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07" calcext:value-type="float">
            <text:p>207</text:p>
          </table:table-cell>
          <table:table-cell office:value-type="float" office:value="16.2593" calcext:value-type="float">
            <text:p>16,2593</text:p>
          </table:table-cell>
          <table:table-cell office:value-type="float" office:value="20.8236" calcext:value-type="float">
            <text:p>20,8236</text:p>
          </table:table-cell>
          <table:table-cell office:value-type="float" office:value="16" calcext:value-type="float">
            <text:p>16</text:p>
          </table:table-cell>
          <table:table-cell office:value-type="float" office:value="19.8812" calcext:value-type="float">
            <text:p>19,8812</text:p>
          </table:table-cell>
          <table:table-cell table:formula="of:=([.E209]-[.B209]) / [.B209] * 100" office:value-type="float" office:value="22.2758667347303" calcext:value-type="float">
            <text:p>22,275866734730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08" calcext:value-type="float">
            <text:p>208</text:p>
          </table:table-cell>
          <table:table-cell office:value-type="float" office:value="19.8812" calcext:value-type="float">
            <text:p>19,8812</text:p>
          </table:table-cell>
          <table:table-cell office:value-type="float" office:value="19.9135" calcext:value-type="float">
            <text:p>19,9135</text:p>
          </table:table-cell>
          <table:table-cell office:value-type="float" office:value="17.0258" calcext:value-type="float">
            <text:p>17,0258</text:p>
          </table:table-cell>
          <table:table-cell office:value-type="float" office:value="18.5092" calcext:value-type="float">
            <text:p>18,5092</text:p>
          </table:table-cell>
          <table:table-cell table:formula="of:=([.E210]-[.B210]) / [.B210] * 100" office:value-type="float" office:value="-6.90099189183751" calcext:value-type="float">
            <text:p>-6,9009918918375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09" calcext:value-type="float">
            <text:p>209</text:p>
          </table:table-cell>
          <table:table-cell office:value-type="float" office:value="18.5092" calcext:value-type="float">
            <text:p>18,5092</text:p>
          </table:table-cell>
          <table:table-cell office:value-type="float" office:value="19.3107" calcext:value-type="float">
            <text:p>19,3107</text:p>
          </table:table-cell>
          <table:table-cell office:value-type="float" office:value="17.6683" calcext:value-type="float">
            <text:p>17,6683</text:p>
          </table:table-cell>
          <table:table-cell office:value-type="float" office:value="18.9211" calcext:value-type="float">
            <text:p>18,9211</text:p>
          </table:table-cell>
          <table:table-cell table:formula="of:=([.E211]-[.B211]) / [.B211] * 100" office:value-type="float" office:value="2.22537981112095" calcext:value-type="float">
            <text:p>2,2253798111209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10" calcext:value-type="float">
            <text:p>210</text:p>
          </table:table-cell>
          <table:table-cell office:value-type="float" office:value="18.9247" calcext:value-type="float">
            <text:p>18,9247</text:p>
          </table:table-cell>
          <table:table-cell office:value-type="float" office:value="21.8563" calcext:value-type="float">
            <text:p>21,8563</text:p>
          </table:table-cell>
          <table:table-cell office:value-type="float" office:value="18.5118" calcext:value-type="float">
            <text:p>18,5118</text:p>
          </table:table-cell>
          <table:table-cell office:value-type="float" office:value="19.8444" calcext:value-type="float">
            <text:p>19,8444</text:p>
          </table:table-cell>
          <table:table-cell table:formula="of:=([.E212]-[.B212]) / [.B212] * 100" office:value-type="float" office:value="4.85978641669352" calcext:value-type="float">
            <text:p>4,8597864166935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11" calcext:value-type="float">
            <text:p>211</text:p>
          </table:table-cell>
          <table:table-cell office:value-type="float" office:value="19.8444" calcext:value-type="float">
            <text:p>19,8444</text:p>
          </table:table-cell>
          <table:table-cell office:value-type="float" office:value="21.3095" calcext:value-type="float">
            <text:p>21,3095</text:p>
          </table:table-cell>
          <table:table-cell office:value-type="float" office:value="19.6" calcext:value-type="float">
            <text:p>19,6</text:p>
          </table:table-cell>
          <table:table-cell office:value-type="float" office:value="20.8382" calcext:value-type="float">
            <text:p>20,8382</text:p>
          </table:table-cell>
          <table:table-cell table:formula="of:=([.E213]-[.B213]) / [.B213] * 100" office:value-type="float" office:value="5.00796194392373" calcext:value-type="float">
            <text:p>5,0079619439237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12" calcext:value-type="float">
            <text:p>212</text:p>
          </table:table-cell>
          <table:table-cell office:value-type="float" office:value="20.8375" calcext:value-type="float">
            <text:p>20,8375</text:p>
          </table:table-cell>
          <table:table-cell office:value-type="float" office:value="22.4" calcext:value-type="float">
            <text:p>22,4</text:p>
          </table:table-cell>
          <table:table-cell office:value-type="float" office:value="20.7301" calcext:value-type="float">
            <text:p>20,7301</text:p>
          </table:table-cell>
          <table:table-cell office:value-type="float" office:value="21.9" calcext:value-type="float">
            <text:p>21,9</text:p>
          </table:table-cell>
          <table:table-cell table:formula="of:=([.E214]-[.B214]) / [.B214] * 100" office:value-type="float" office:value="5.09898020395921" calcext:value-type="float">
            <text:p>5,0989802039592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13" calcext:value-type="float">
            <text:p>213</text:p>
          </table:table-cell>
          <table:table-cell office:value-type="float" office:value="21.9109" calcext:value-type="float">
            <text:p>21,9109</text:p>
          </table:table-cell>
          <table:table-cell office:value-type="float" office:value="21.9922" calcext:value-type="float">
            <text:p>21,9922</text:p>
          </table:table-cell>
          <table:table-cell office:value-type="float" office:value="18.75" calcext:value-type="float">
            <text:p>18,75</text:p>
          </table:table-cell>
          <table:table-cell office:value-type="float" office:value="19.3166" calcext:value-type="float">
            <text:p>19,3166</text:p>
          </table:table-cell>
          <table:table-cell table:formula="of:=([.E215]-[.B215]) / [.B215] * 100" office:value-type="float" office:value="-11.8402256411193" calcext:value-type="float">
            <text:p>-11,840225641119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14" calcext:value-type="float">
            <text:p>214</text:p>
          </table:table-cell>
          <table:table-cell office:value-type="float" office:value="19.3115" calcext:value-type="float">
            <text:p>19,3115</text:p>
          </table:table-cell>
          <table:table-cell office:value-type="float" office:value="19.7249" calcext:value-type="float">
            <text:p>19,7249</text:p>
          </table:table-cell>
          <table:table-cell office:value-type="float" office:value="16.6803" calcext:value-type="float">
            <text:p>16,6803</text:p>
          </table:table-cell>
          <table:table-cell office:value-type="float" office:value="16.9419" calcext:value-type="float">
            <text:p>16,9419</text:p>
          </table:table-cell>
          <table:table-cell table:formula="of:=([.E216]-[.B216]) / [.B216] * 100" office:value-type="float" office:value="-12.2704088237579" calcext:value-type="float">
            <text:p>-12,270408823757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15" calcext:value-type="float">
            <text:p>215</text:p>
          </table:table-cell>
          <table:table-cell office:value-type="float" office:value="16.9428" calcext:value-type="float">
            <text:p>16,9428</text:p>
          </table:table-cell>
          <table:table-cell office:value-type="float" office:value="18.7406" calcext:value-type="float">
            <text:p>18,7406</text:p>
          </table:table-cell>
          <table:table-cell office:value-type="float" office:value="15.7111" calcext:value-type="float">
            <text:p>15,7111</text:p>
          </table:table-cell>
          <table:table-cell office:value-type="float" office:value="16.5182" calcext:value-type="float">
            <text:p>16,5182</text:p>
          </table:table-cell>
          <table:table-cell table:formula="of:=([.E217]-[.B217]) / [.B217] * 100" office:value-type="float" office:value="-2.50607927851358" calcext:value-type="float">
            <text:p>-2,5060792785135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16" calcext:value-type="float">
            <text:p>216</text:p>
          </table:table-cell>
          <table:table-cell office:value-type="float" office:value="16.5182" calcext:value-type="float">
            <text:p>16,5182</text:p>
          </table:table-cell>
          <table:table-cell office:value-type="float" office:value="17.1602" calcext:value-type="float">
            <text:p>17,1602</text:p>
          </table:table-cell>
          <table:table-cell office:value-type="float" office:value="15.9382" calcext:value-type="float">
            <text:p>15,9382</text:p>
          </table:table-cell>
          <table:table-cell office:value-type="float" office:value="16.3683" calcext:value-type="float">
            <text:p>16,3683</text:p>
          </table:table-cell>
          <table:table-cell table:formula="of:=([.E218]-[.B218]) / [.B218] * 100" office:value-type="float" office:value="-0.907483866280822" calcext:value-type="float">
            <text:p>-0,90748386628082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17" calcext:value-type="float">
            <text:p>217</text:p>
          </table:table-cell>
          <table:table-cell office:value-type="float" office:value="16.3824" calcext:value-type="float">
            <text:p>16,3824</text:p>
          </table:table-cell>
          <table:table-cell office:value-type="float" office:value="18.9759" calcext:value-type="float">
            <text:p>18,9759</text:p>
          </table:table-cell>
          <table:table-cell office:value-type="float" office:value="16.32" calcext:value-type="float">
            <text:p>16,32</text:p>
          </table:table-cell>
          <table:table-cell office:value-type="float" office:value="18.3741" calcext:value-type="float">
            <text:p>18,3741</text:p>
          </table:table-cell>
          <table:table-cell table:formula="of:=([.E219]-[.B219]) / [.B219] * 100" office:value-type="float" office:value="12.157559331966" calcext:value-type="float">
            <text:p>12,15755933196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18" calcext:value-type="float">
            <text:p>218</text:p>
          </table:table-cell>
          <table:table-cell office:value-type="float" office:value="18.3749" calcext:value-type="float">
            <text:p>18,3749</text:p>
          </table:table-cell>
          <table:table-cell office:value-type="float" office:value="19.2181" calcext:value-type="float">
            <text:p>19,2181</text:p>
          </table:table-cell>
          <table:table-cell office:value-type="float" office:value="17.9973" calcext:value-type="float">
            <text:p>17,9973</text:p>
          </table:table-cell>
          <table:table-cell office:value-type="float" office:value="18.6553" calcext:value-type="float">
            <text:p>18,6553</text:p>
          </table:table-cell>
          <table:table-cell table:formula="of:=([.E220]-[.B220]) / [.B220] * 100" office:value-type="float" office:value="1.52599469929088" calcext:value-type="float">
            <text:p>1,5259946992908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19" calcext:value-type="float">
            <text:p>219</text:p>
          </table:table-cell>
          <table:table-cell office:value-type="float" office:value="18.6553" calcext:value-type="float">
            <text:p>18,6553</text:p>
          </table:table-cell>
          <table:table-cell office:value-type="float" office:value="19.2498" calcext:value-type="float">
            <text:p>19,2498</text:p>
          </table:table-cell>
          <table:table-cell office:value-type="float" office:value="18.0062" calcext:value-type="float">
            <text:p>18,0062</text:p>
          </table:table-cell>
          <table:table-cell office:value-type="float" office:value="18.5337" calcext:value-type="float">
            <text:p>18,5337</text:p>
          </table:table-cell>
          <table:table-cell table:formula="of:=([.E221]-[.B221]) / [.B221] * 100" office:value-type="float" office:value="-0.651825486590946" calcext:value-type="float">
            <text:p>-0,65182548659094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20" calcext:value-type="float">
            <text:p>220</text:p>
          </table:table-cell>
          <table:table-cell office:value-type="float" office:value="18.531" calcext:value-type="float">
            <text:p>18,531</text:p>
          </table:table-cell>
          <table:table-cell office:value-type="float" office:value="19.5" calcext:value-type="float">
            <text:p>19,5</text:p>
          </table:table-cell>
          <table:table-cell office:value-type="float" office:value="18.1706" calcext:value-type="float">
            <text:p>18,1706</text:p>
          </table:table-cell>
          <table:table-cell office:value-type="float" office:value="18.8812" calcext:value-type="float">
            <text:p>18,8812</text:p>
          </table:table-cell>
          <table:table-cell table:formula="of:=([.E222]-[.B222]) / [.B222] * 100" office:value-type="float" office:value="1.88980627057364" calcext:value-type="float">
            <text:p>1,8898062705736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21" calcext:value-type="float">
            <text:p>221</text:p>
          </table:table-cell>
          <table:table-cell office:value-type="float" office:value="18.874" calcext:value-type="float">
            <text:p>18,874</text:p>
          </table:table-cell>
          <table:table-cell office:value-type="float" office:value="19.1734" calcext:value-type="float">
            <text:p>19,1734</text:p>
          </table:table-cell>
          <table:table-cell office:value-type="float" office:value="18.128" calcext:value-type="float">
            <text:p>18,128</text:p>
          </table:table-cell>
          <table:table-cell office:value-type="float" office:value="18.6148" calcext:value-type="float">
            <text:p>18,6148</text:p>
          </table:table-cell>
          <table:table-cell table:formula="of:=([.E223]-[.B223]) / [.B223] * 100" office:value-type="float" office:value="-1.37331779167108" calcext:value-type="float">
            <text:p>-1,3733177916710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22" calcext:value-type="float">
            <text:p>222</text:p>
          </table:table-cell>
          <table:table-cell office:value-type="float" office:value="18.6148" calcext:value-type="float">
            <text:p>18,6148</text:p>
          </table:table-cell>
          <table:table-cell office:value-type="float" office:value="19.5414" calcext:value-type="float">
            <text:p>19,5414</text:p>
          </table:table-cell>
          <table:table-cell office:value-type="float" office:value="17.6659" calcext:value-type="float">
            <text:p>17,6659</text:p>
          </table:table-cell>
          <table:table-cell office:value-type="float" office:value="18.6631" calcext:value-type="float">
            <text:p>18,6631</text:p>
          </table:table-cell>
          <table:table-cell table:formula="of:=([.E224]-[.B224]) / [.B224] * 100" office:value-type="float" office:value="0.259470958592094" calcext:value-type="float">
            <text:p>0,25947095859209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23" calcext:value-type="float">
            <text:p>223</text:p>
          </table:table-cell>
          <table:table-cell office:value-type="float" office:value="18.6709" calcext:value-type="float">
            <text:p>18,6709</text:p>
          </table:table-cell>
          <table:table-cell office:value-type="float" office:value="19.0759" calcext:value-type="float">
            <text:p>19,0759</text:p>
          </table:table-cell>
          <table:table-cell office:value-type="float" office:value="17.9841" calcext:value-type="float">
            <text:p>17,9841</text:p>
          </table:table-cell>
          <table:table-cell office:value-type="float" office:value="18.4204" calcext:value-type="float">
            <text:p>18,4204</text:p>
          </table:table-cell>
          <table:table-cell table:formula="of:=([.E225]-[.B225]) / [.B225] * 100" office:value-type="float" office:value="-1.34166001638913" calcext:value-type="float">
            <text:p>-1,3416600163891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24" calcext:value-type="float">
            <text:p>224</text:p>
          </table:table-cell>
          <table:table-cell office:value-type="float" office:value="18.4387" calcext:value-type="float">
            <text:p>18,4387</text:p>
          </table:table-cell>
          <table:table-cell office:value-type="float" office:value="19.5" calcext:value-type="float">
            <text:p>19,5</text:p>
          </table:table-cell>
          <table:table-cell office:value-type="float" office:value="18.3266" calcext:value-type="float">
            <text:p>18,3266</text:p>
          </table:table-cell>
          <table:table-cell office:value-type="float" office:value="18.465" calcext:value-type="float">
            <text:p>18,465</text:p>
          </table:table-cell>
          <table:table-cell table:formula="of:=([.E226]-[.B226]) / [.B226] * 100" office:value-type="float" office:value="0.142634784447923" calcext:value-type="float">
            <text:p>0,14263478444792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25" calcext:value-type="float">
            <text:p>225</text:p>
          </table:table-cell>
          <table:table-cell office:value-type="float" office:value="18.4692" calcext:value-type="float">
            <text:p>18,4692</text:p>
          </table:table-cell>
          <table:table-cell office:value-type="float" office:value="18.86" calcext:value-type="float">
            <text:p>18,86</text:p>
          </table:table-cell>
          <table:table-cell office:value-type="float" office:value="17.8851" calcext:value-type="float">
            <text:p>17,8851</text:p>
          </table:table-cell>
          <table:table-cell office:value-type="float" office:value="17.9961" calcext:value-type="float">
            <text:p>17,9961</text:p>
          </table:table-cell>
          <table:table-cell table:formula="of:=([.E227]-[.B227]) / [.B227] * 100" office:value-type="float" office:value="-2.56156195179002" calcext:value-type="float">
            <text:p>-2,5615619517900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26" calcext:value-type="float">
            <text:p>226</text:p>
          </table:table-cell>
          <table:table-cell office:value-type="float" office:value="17.9934" calcext:value-type="float">
            <text:p>17,9934</text:p>
          </table:table-cell>
          <table:table-cell office:value-type="float" office:value="18.5029" calcext:value-type="float">
            <text:p>18,5029</text:p>
          </table:table-cell>
          <table:table-cell office:value-type="float" office:value="17.8759" calcext:value-type="float">
            <text:p>17,8759</text:p>
          </table:table-cell>
          <table:table-cell office:value-type="float" office:value="18.1678" calcext:value-type="float">
            <text:p>18,1678</text:p>
          </table:table-cell>
          <table:table-cell table:formula="of:=([.E228]-[.B228]) / [.B228] * 100" office:value-type="float" office:value="0.969244278457649" calcext:value-type="float">
            <text:p>0,96924427845764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27" calcext:value-type="float">
            <text:p>227</text:p>
          </table:table-cell>
          <table:table-cell office:value-type="float" office:value="18.1754" calcext:value-type="float">
            <text:p>18,1754</text:p>
          </table:table-cell>
          <table:table-cell office:value-type="float" office:value="18.389" calcext:value-type="float">
            <text:p>18,389</text:p>
          </table:table-cell>
          <table:table-cell office:value-type="float" office:value="17.2165" calcext:value-type="float">
            <text:p>17,2165</text:p>
          </table:table-cell>
          <table:table-cell office:value-type="float" office:value="17.55" calcext:value-type="float">
            <text:p>17,55</text:p>
          </table:table-cell>
          <table:table-cell table:formula="of:=([.E229]-[.B229]) / [.B229] * 100" office:value-type="float" office:value="-3.44091464286893" calcext:value-type="float">
            <text:p>-3,4409146428689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28" calcext:value-type="float">
            <text:p>228</text:p>
          </table:table-cell>
          <table:table-cell office:value-type="float" office:value="17.55" calcext:value-type="float">
            <text:p>17,55</text:p>
          </table:table-cell>
          <table:table-cell office:value-type="float" office:value="17.7243" calcext:value-type="float">
            <text:p>17,7243</text:p>
          </table:table-cell>
          <table:table-cell office:value-type="float" office:value="16.4355" calcext:value-type="float">
            <text:p>16,4355</text:p>
          </table:table-cell>
          <table:table-cell office:value-type="float" office:value="16.7024" calcext:value-type="float">
            <text:p>16,7024</text:p>
          </table:table-cell>
          <table:table-cell table:formula="of:=([.E230]-[.B230]) / [.B230] * 100" office:value-type="float" office:value="-4.82962962962963" calcext:value-type="float">
            <text:p>-4,8296296296296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29" calcext:value-type="float">
            <text:p>229</text:p>
          </table:table-cell>
          <table:table-cell office:value-type="float" office:value="16.7024" calcext:value-type="float">
            <text:p>16,7024</text:p>
          </table:table-cell>
          <table:table-cell office:value-type="float" office:value="16.7643" calcext:value-type="float">
            <text:p>16,7643</text:p>
          </table:table-cell>
          <table:table-cell office:value-type="float" office:value="14.7555" calcext:value-type="float">
            <text:p>14,7555</text:p>
          </table:table-cell>
          <table:table-cell office:value-type="float" office:value="15.4273" calcext:value-type="float">
            <text:p>15,4273</text:p>
          </table:table-cell>
          <table:table-cell table:formula="of:=([.E231]-[.B231]) / [.B231] * 100" office:value-type="float" office:value="-7.63423220615001" calcext:value-type="float">
            <text:p>-7,6342322061500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30" calcext:value-type="float">
            <text:p>230</text:p>
          </table:table-cell>
          <table:table-cell office:value-type="float" office:value="15.4287" calcext:value-type="float">
            <text:p>15,4287</text:p>
          </table:table-cell>
          <table:table-cell office:value-type="float" office:value="16.1307" calcext:value-type="float">
            <text:p>16,1307</text:p>
          </table:table-cell>
          <table:table-cell office:value-type="float" office:value="15.1842" calcext:value-type="float">
            <text:p>15,1842</text:p>
          </table:table-cell>
          <table:table-cell office:value-type="float" office:value="15.7548" calcext:value-type="float">
            <text:p>15,7548</text:p>
          </table:table-cell>
          <table:table-cell table:formula="of:=([.E232]-[.B232]) / [.B232] * 100" office:value-type="float" office:value="2.11359349783196" calcext:value-type="float">
            <text:p>2,1135934978319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31" calcext:value-type="float">
            <text:p>231</text:p>
          </table:table-cell>
          <table:table-cell office:value-type="float" office:value="15.7562" calcext:value-type="float">
            <text:p>15,7562</text:p>
          </table:table-cell>
          <table:table-cell office:value-type="float" office:value="16.9882" calcext:value-type="float">
            <text:p>16,9882</text:p>
          </table:table-cell>
          <table:table-cell office:value-type="float" office:value="15.53" calcext:value-type="float">
            <text:p>15,53</text:p>
          </table:table-cell>
          <table:table-cell office:value-type="float" office:value="15.6583" calcext:value-type="float">
            <text:p>15,6583</text:p>
          </table:table-cell>
          <table:table-cell table:formula="of:=([.E233]-[.B233]) / [.B233] * 100" office:value-type="float" office:value="-0.621342709536558" calcext:value-type="float">
            <text:p>-0,62134270953655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32" calcext:value-type="float">
            <text:p>232</text:p>
          </table:table-cell>
          <table:table-cell office:value-type="float" office:value="15.6682" calcext:value-type="float">
            <text:p>15,6682</text:p>
          </table:table-cell>
          <table:table-cell office:value-type="float" office:value="15.9396" calcext:value-type="float">
            <text:p>15,9396</text:p>
          </table:table-cell>
          <table:table-cell office:value-type="float" office:value="14.777" calcext:value-type="float">
            <text:p>14,777</text:p>
          </table:table-cell>
          <table:table-cell office:value-type="float" office:value="15.4779" calcext:value-type="float">
            <text:p>15,4779</text:p>
          </table:table-cell>
          <table:table-cell table:formula="of:=([.E234]-[.B234]) / [.B234] * 100" office:value-type="float" office:value="-1.21456197904035" calcext:value-type="float">
            <text:p>-1,2145619790403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33" calcext:value-type="float">
            <text:p>233</text:p>
          </table:table-cell>
          <table:table-cell office:value-type="float" office:value="15.4822" calcext:value-type="float">
            <text:p>15,4822</text:p>
          </table:table-cell>
          <table:table-cell office:value-type="float" office:value="15.5547" calcext:value-type="float">
            <text:p>15,5547</text:p>
          </table:table-cell>
          <table:table-cell office:value-type="float" office:value="14.9882" calcext:value-type="float">
            <text:p>14,9882</text:p>
          </table:table-cell>
          <table:table-cell office:value-type="float" office:value="15.1147" calcext:value-type="float">
            <text:p>15,1147</text:p>
          </table:table-cell>
          <table:table-cell table:formula="of:=([.E235]-[.B235]) / [.B235] * 100" office:value-type="float" office:value="-2.3736936611076" calcext:value-type="float">
            <text:p>-2,373693661107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34" calcext:value-type="float">
            <text:p>234</text:p>
          </table:table-cell>
          <table:table-cell office:value-type="float" office:value="15.1147" calcext:value-type="float">
            <text:p>15,1147</text:p>
          </table:table-cell>
          <table:table-cell office:value-type="float" office:value="15.22" calcext:value-type="float">
            <text:p>15,22</text:p>
          </table:table-cell>
          <table:table-cell office:value-type="float" office:value="14.25" calcext:value-type="float">
            <text:p>14,25</text:p>
          </table:table-cell>
          <table:table-cell office:value-type="float" office:value="14.6219" calcext:value-type="float">
            <text:p>14,6219</text:p>
          </table:table-cell>
          <table:table-cell table:formula="of:=([.E236]-[.B236]) / [.B236] * 100" office:value-type="float" office:value="-3.26040212508352" calcext:value-type="float">
            <text:p>-3,2604021250835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35" calcext:value-type="float">
            <text:p>235</text:p>
          </table:table-cell>
          <table:table-cell office:value-type="float" office:value="14.6311" calcext:value-type="float">
            <text:p>14,6311</text:p>
          </table:table-cell>
          <table:table-cell office:value-type="float" office:value="16.9178" calcext:value-type="float">
            <text:p>16,9178</text:p>
          </table:table-cell>
          <table:table-cell office:value-type="float" office:value="14.6311" calcext:value-type="float">
            <text:p>14,6311</text:p>
          </table:table-cell>
          <table:table-cell office:value-type="float" office:value="15.6306" calcext:value-type="float">
            <text:p>15,6306</text:p>
          </table:table-cell>
          <table:table-cell table:formula="of:=([.E237]-[.B237]) / [.B237] * 100" office:value-type="float" office:value="6.83133872367764" calcext:value-type="float">
            <text:p>6,8313387236776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36" calcext:value-type="float">
            <text:p>236</text:p>
          </table:table-cell>
          <table:table-cell office:value-type="float" office:value="15.6158" calcext:value-type="float">
            <text:p>15,6158</text:p>
          </table:table-cell>
          <table:table-cell office:value-type="float" office:value="16.4601" calcext:value-type="float">
            <text:p>16,4601</text:p>
          </table:table-cell>
          <table:table-cell office:value-type="float" office:value="15.0778" calcext:value-type="float">
            <text:p>15,0778</text:p>
          </table:table-cell>
          <table:table-cell office:value-type="float" office:value="15.2808" calcext:value-type="float">
            <text:p>15,2808</text:p>
          </table:table-cell>
          <table:table-cell table:formula="of:=([.E238]-[.B238]) / [.B238] * 100" office:value-type="float" office:value="-2.1452631309315" calcext:value-type="float">
            <text:p>-2,145263130931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37" calcext:value-type="float">
            <text:p>237</text:p>
          </table:table-cell>
          <table:table-cell office:value-type="float" office:value="15.2813" calcext:value-type="float">
            <text:p>15,2813</text:p>
          </table:table-cell>
          <table:table-cell office:value-type="float" office:value="17.4258" calcext:value-type="float">
            <text:p>17,4258</text:p>
          </table:table-cell>
          <table:table-cell office:value-type="float" office:value="14.9994" calcext:value-type="float">
            <text:p>14,9994</text:p>
          </table:table-cell>
          <table:table-cell office:value-type="float" office:value="16.8568" calcext:value-type="float">
            <text:p>16,8568</text:p>
          </table:table-cell>
          <table:table-cell table:formula="of:=([.E239]-[.B239]) / [.B239] * 100" office:value-type="float" office:value="10.3099867157899" calcext:value-type="float">
            <text:p>10,309986715789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38" calcext:value-type="float">
            <text:p>238</text:p>
          </table:table-cell>
          <table:table-cell office:value-type="float" office:value="16.8569" calcext:value-type="float">
            <text:p>16,8569</text:p>
          </table:table-cell>
          <table:table-cell office:value-type="float" office:value="17.1" calcext:value-type="float">
            <text:p>17,1</text:p>
          </table:table-cell>
          <table:table-cell office:value-type="float" office:value="15.5044" calcext:value-type="float">
            <text:p>15,5044</text:p>
          </table:table-cell>
          <table:table-cell office:value-type="float" office:value="15.7406" calcext:value-type="float">
            <text:p>15,7406</text:p>
          </table:table-cell>
          <table:table-cell table:formula="of:=([.E240]-[.B240]) / [.B240] * 100" office:value-type="float" office:value="-6.62221404884646" calcext:value-type="float">
            <text:p>-6,6222140488464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39" calcext:value-type="float">
            <text:p>239</text:p>
          </table:table-cell>
          <table:table-cell office:value-type="float" office:value="15.7406" calcext:value-type="float">
            <text:p>15,7406</text:p>
          </table:table-cell>
          <table:table-cell office:value-type="float" office:value="16.331" calcext:value-type="float">
            <text:p>16,331</text:p>
          </table:table-cell>
          <table:table-cell office:value-type="float" office:value="15.05" calcext:value-type="float">
            <text:p>15,05</text:p>
          </table:table-cell>
          <table:table-cell office:value-type="float" office:value="15.183" calcext:value-type="float">
            <text:p>15,183</text:p>
          </table:table-cell>
          <table:table-cell table:formula="of:=([.E241]-[.B241]) / [.B241] * 100" office:value-type="float" office:value="-3.54243167350673" calcext:value-type="float">
            <text:p>-3,5424316735067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40" calcext:value-type="float">
            <text:p>240</text:p>
          </table:table-cell>
          <table:table-cell office:value-type="float" office:value="15.183" calcext:value-type="float">
            <text:p>15,183</text:p>
          </table:table-cell>
          <table:table-cell office:value-type="float" office:value="15.2456" calcext:value-type="float">
            <text:p>15,2456</text:p>
          </table:table-cell>
          <table:table-cell office:value-type="float" office:value="11.6501" calcext:value-type="float">
            <text:p>11,6501</text:p>
          </table:table-cell>
          <table:table-cell office:value-type="float" office:value="13.3824" calcext:value-type="float">
            <text:p>13,3824</text:p>
          </table:table-cell>
          <table:table-cell table:formula="of:=([.E242]-[.B242]) / [.B242] * 100" office:value-type="float" office:value="-11.8593163406441" calcext:value-type="float">
            <text:p>-11,859316340644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41" calcext:value-type="float">
            <text:p>241</text:p>
          </table:table-cell>
          <table:table-cell office:value-type="float" office:value="13.3905" calcext:value-type="float">
            <text:p>13,3905</text:p>
          </table:table-cell>
          <table:table-cell office:value-type="float" office:value="16.35" calcext:value-type="float">
            <text:p>16,35</text:p>
          </table:table-cell>
          <table:table-cell office:value-type="float" office:value="13.1465" calcext:value-type="float">
            <text:p>13,1465</text:p>
          </table:table-cell>
          <table:table-cell office:value-type="float" office:value="13.8406" calcext:value-type="float">
            <text:p>13,8406</text:p>
          </table:table-cell>
          <table:table-cell table:formula="of:=([.E243]-[.B243]) / [.B243] * 100" office:value-type="float" office:value="3.36133826220082" calcext:value-type="float">
            <text:p>3,3613382622008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42" calcext:value-type="float">
            <text:p>242</text:p>
          </table:table-cell>
          <table:table-cell office:value-type="float" office:value="13.8604" calcext:value-type="float">
            <text:p>13,8604</text:p>
          </table:table-cell>
          <table:table-cell office:value-type="float" office:value="13.8703" calcext:value-type="float">
            <text:p>13,8703</text:p>
          </table:table-cell>
          <table:table-cell office:value-type="float" office:value="12.5986" calcext:value-type="float">
            <text:p>12,5986</text:p>
          </table:table-cell>
          <table:table-cell office:value-type="float" office:value="13.4266" calcext:value-type="float">
            <text:p>13,4266</text:p>
          </table:table-cell>
          <table:table-cell table:formula="of:=([.E244]-[.B244]) / [.B244] * 100" office:value-type="float" office:value="-3.12977980433465" calcext:value-type="float">
            <text:p>-3,1297798043346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43" calcext:value-type="float">
            <text:p>243</text:p>
          </table:table-cell>
          <table:table-cell office:value-type="float" office:value="13.4211" calcext:value-type="float">
            <text:p>13,4211</text:p>
          </table:table-cell>
          <table:table-cell office:value-type="float" office:value="14.4415" calcext:value-type="float">
            <text:p>14,4415</text:p>
          </table:table-cell>
          <table:table-cell office:value-type="float" office:value="13.1539" calcext:value-type="float">
            <text:p>13,1539</text:p>
          </table:table-cell>
          <table:table-cell office:value-type="float" office:value="13.2436" calcext:value-type="float">
            <text:p>13,2436</text:p>
          </table:table-cell>
          <table:table-cell table:formula="of:=([.E245]-[.B245]) / [.B245] * 100" office:value-type="float" office:value="-1.32254435180424" calcext:value-type="float">
            <text:p>-1,3225443518042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44" calcext:value-type="float">
            <text:p>244</text:p>
          </table:table-cell>
          <table:table-cell office:value-type="float" office:value="13.2527" calcext:value-type="float">
            <text:p>13,2527</text:p>
          </table:table-cell>
          <table:table-cell office:value-type="float" office:value="15.5958" calcext:value-type="float">
            <text:p>15,5958</text:p>
          </table:table-cell>
          <table:table-cell office:value-type="float" office:value="12.9349" calcext:value-type="float">
            <text:p>12,9349</text:p>
          </table:table-cell>
          <table:table-cell office:value-type="float" office:value="13.6277" calcext:value-type="float">
            <text:p>13,6277</text:p>
          </table:table-cell>
          <table:table-cell table:formula="of:=([.E246]-[.B246]) / [.B246] * 100" office:value-type="float" office:value="2.82961207904804" calcext:value-type="float">
            <text:p>2,8296120790480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45" calcext:value-type="float">
            <text:p>245</text:p>
          </table:table-cell>
          <table:table-cell office:value-type="float" office:value="13.6277" calcext:value-type="float">
            <text:p>13,6277</text:p>
          </table:table-cell>
          <table:table-cell office:value-type="float" office:value="14.428" calcext:value-type="float">
            <text:p>14,428</text:p>
          </table:table-cell>
          <table:table-cell office:value-type="float" office:value="12.667" calcext:value-type="float">
            <text:p>12,667</text:p>
          </table:table-cell>
          <table:table-cell office:value-type="float" office:value="14.1" calcext:value-type="float">
            <text:p>14,1</text:p>
          </table:table-cell>
          <table:table-cell table:formula="of:=([.E247]-[.B247]) / [.B247] * 100" office:value-type="float" office:value="3.46573523044974" calcext:value-type="float">
            <text:p>3,4657352304497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46" calcext:value-type="float">
            <text:p>246</text:p>
          </table:table-cell>
          <table:table-cell office:value-type="float" office:value="14.1" calcext:value-type="float">
            <text:p>14,1</text:p>
          </table:table-cell>
          <table:table-cell office:value-type="float" office:value="16.5818" calcext:value-type="float">
            <text:p>16,5818</text:p>
          </table:table-cell>
          <table:table-cell office:value-type="float" office:value="13.61" calcext:value-type="float">
            <text:p>13,61</text:p>
          </table:table-cell>
          <table:table-cell office:value-type="float" office:value="15.5905" calcext:value-type="float">
            <text:p>15,5905</text:p>
          </table:table-cell>
          <table:table-cell table:formula="of:=([.E248]-[.B248]) / [.B248] * 100" office:value-type="float" office:value="10.5709219858156" calcext:value-type="float">
            <text:p>10,570921985815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47" calcext:value-type="float">
            <text:p>247</text:p>
          </table:table-cell>
          <table:table-cell office:value-type="float" office:value="15.5847" calcext:value-type="float">
            <text:p>15,5847</text:p>
          </table:table-cell>
          <table:table-cell office:value-type="float" office:value="18.981" calcext:value-type="float">
            <text:p>18,981</text:p>
          </table:table-cell>
          <table:table-cell office:value-type="float" office:value="15.542" calcext:value-type="float">
            <text:p>15,542</text:p>
          </table:table-cell>
          <table:table-cell office:value-type="float" office:value="17.713" calcext:value-type="float">
            <text:p>17,713</text:p>
          </table:table-cell>
          <table:table-cell table:formula="of:=([.E249]-[.B249]) / [.B249] * 100" office:value-type="float" office:value="13.6563424384172" calcext:value-type="float">
            <text:p>13,656342438417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48" calcext:value-type="float">
            <text:p>248</text:p>
          </table:table-cell>
          <table:table-cell office:value-type="float" office:value="17.713" calcext:value-type="float">
            <text:p>17,713</text:p>
          </table:table-cell>
          <table:table-cell office:value-type="float" office:value="18.053" calcext:value-type="float">
            <text:p>18,053</text:p>
          </table:table-cell>
          <table:table-cell office:value-type="float" office:value="16.861" calcext:value-type="float">
            <text:p>16,861</text:p>
          </table:table-cell>
          <table:table-cell office:value-type="float" office:value="17.626" calcext:value-type="float">
            <text:p>17,626</text:p>
          </table:table-cell>
          <table:table-cell table:formula="of:=([.E250]-[.B250]) / [.B250] * 100" office:value-type="float" office:value="-0.491164681307513" calcext:value-type="float">
            <text:p>-0,49116468130751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49" calcext:value-type="float">
            <text:p>249</text:p>
          </table:table-cell>
          <table:table-cell office:value-type="float" office:value="17.626" calcext:value-type="float">
            <text:p>17,626</text:p>
          </table:table-cell>
          <table:table-cell office:value-type="float" office:value="19.6094" calcext:value-type="float">
            <text:p>19,6094</text:p>
          </table:table-cell>
          <table:table-cell office:value-type="float" office:value="17.181" calcext:value-type="float">
            <text:p>17,181</text:p>
          </table:table-cell>
          <table:table-cell office:value-type="float" office:value="17.685" calcext:value-type="float">
            <text:p>17,685</text:p>
          </table:table-cell>
          <table:table-cell table:formula="of:=([.E251]-[.B251]) / [.B251] * 100" office:value-type="float" office:value="0.334732781118788" calcext:value-type="float">
            <text:p>0,33473278111878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50" calcext:value-type="float">
            <text:p>250</text:p>
          </table:table-cell>
          <table:table-cell office:value-type="float" office:value="17.686" calcext:value-type="float">
            <text:p>17,686</text:p>
          </table:table-cell>
          <table:table-cell office:value-type="float" office:value="17.945" calcext:value-type="float">
            <text:p>17,945</text:p>
          </table:table-cell>
          <table:table-cell office:value-type="float" office:value="16.461" calcext:value-type="float">
            <text:p>16,461</text:p>
          </table:table-cell>
          <table:table-cell office:value-type="float" office:value="16.825" calcext:value-type="float">
            <text:p>16,825</text:p>
          </table:table-cell>
          <table:table-cell table:formula="of:=([.E252]-[.B252]) / [.B252] * 100" office:value-type="float" office:value="-4.86825737871763" calcext:value-type="float">
            <text:p>-4,8682573787176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51" calcext:value-type="float">
            <text:p>251</text:p>
          </table:table-cell>
          <table:table-cell office:value-type="float" office:value="16.825" calcext:value-type="float">
            <text:p>16,825</text:p>
          </table:table-cell>
          <table:table-cell office:value-type="float" office:value="16.947" calcext:value-type="float">
            <text:p>16,947</text:p>
          </table:table-cell>
          <table:table-cell office:value-type="float" office:value="15.85" calcext:value-type="float">
            <text:p>15,85</text:p>
          </table:table-cell>
          <table:table-cell office:value-type="float" office:value="16.241" calcext:value-type="float">
            <text:p>16,241</text:p>
          </table:table-cell>
          <table:table-cell table:formula="of:=([.E253]-[.B253]) / [.B253] * 100" office:value-type="float" office:value="-3.47102526002972" calcext:value-type="float">
            <text:p>-3,4710252600297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52" calcext:value-type="float">
            <text:p>252</text:p>
          </table:table-cell>
          <table:table-cell office:value-type="float" office:value="16.242" calcext:value-type="float">
            <text:p>16,242</text:p>
          </table:table-cell>
          <table:table-cell office:value-type="float" office:value="16.956" calcext:value-type="float">
            <text:p>16,956</text:p>
          </table:table-cell>
          <table:table-cell office:value-type="float" office:value="15.775" calcext:value-type="float">
            <text:p>15,775</text:p>
          </table:table-cell>
          <table:table-cell office:value-type="float" office:value="16.689" calcext:value-type="float">
            <text:p>16,689</text:p>
          </table:table-cell>
          <table:table-cell table:formula="of:=([.E254]-[.B254]) / [.B254] * 100" office:value-type="float" office:value="2.75212412264499" calcext:value-type="float">
            <text:p>2,7521241226449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53" calcext:value-type="float">
            <text:p>253</text:p>
          </table:table-cell>
          <table:table-cell office:value-type="float" office:value="16.689" calcext:value-type="float">
            <text:p>16,689</text:p>
          </table:table-cell>
          <table:table-cell office:value-type="float" office:value="16.813" calcext:value-type="float">
            <text:p>16,813</text:p>
          </table:table-cell>
          <table:table-cell office:value-type="float" office:value="16.322" calcext:value-type="float">
            <text:p>16,322</text:p>
          </table:table-cell>
          <table:table-cell office:value-type="float" office:value="16.548" calcext:value-type="float">
            <text:p>16,548</text:p>
          </table:table-cell>
          <table:table-cell table:formula="of:=([.E255]-[.B255]) / [.B255] * 100" office:value-type="float" office:value="-0.84486787704475" calcext:value-type="float">
            <text:p>-0,8448678770447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54" calcext:value-type="float">
            <text:p>254</text:p>
          </table:table-cell>
          <table:table-cell office:value-type="float" office:value="16.553" calcext:value-type="float">
            <text:p>16,553</text:p>
          </table:table-cell>
          <table:table-cell office:value-type="float" office:value="17.593" calcext:value-type="float">
            <text:p>17,593</text:p>
          </table:table-cell>
          <table:table-cell office:value-type="float" office:value="16.424" calcext:value-type="float">
            <text:p>16,424</text:p>
          </table:table-cell>
          <table:table-cell office:value-type="float" office:value="17.144" calcext:value-type="float">
            <text:p>17,144</text:p>
          </table:table-cell>
          <table:table-cell table:formula="of:=([.E256]-[.B256]) / [.B256] * 100" office:value-type="float" office:value="3.57034978553735" calcext:value-type="float">
            <text:p>3,5703497855373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55" calcext:value-type="float">
            <text:p>255</text:p>
          </table:table-cell>
          <table:table-cell office:value-type="float" office:value="17.137" calcext:value-type="float">
            <text:p>17,137</text:p>
          </table:table-cell>
          <table:table-cell office:value-type="float" office:value="19.199" calcext:value-type="float">
            <text:p>19,199</text:p>
          </table:table-cell>
          <table:table-cell office:value-type="float" office:value="17.069" calcext:value-type="float">
            <text:p>17,069</text:p>
          </table:table-cell>
          <table:table-cell office:value-type="float" office:value="17.244" calcext:value-type="float">
            <text:p>17,244</text:p>
          </table:table-cell>
          <table:table-cell table:formula="of:=([.E257]-[.B257]) / [.B257] * 100" office:value-type="float" office:value="0.6243799964988" calcext:value-type="float">
            <text:p>0,624379996498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56" calcext:value-type="float">
            <text:p>256</text:p>
          </table:table-cell>
          <table:table-cell office:value-type="float" office:value="17.251" calcext:value-type="float">
            <text:p>17,251</text:p>
          </table:table-cell>
          <table:table-cell office:value-type="float" office:value="17.449" calcext:value-type="float">
            <text:p>17,449</text:p>
          </table:table-cell>
          <table:table-cell office:value-type="float" office:value="15.642" calcext:value-type="float">
            <text:p>15,642</text:p>
          </table:table-cell>
          <table:table-cell office:value-type="float" office:value="16.286" calcext:value-type="float">
            <text:p>16,286</text:p>
          </table:table-cell>
          <table:table-cell table:formula="of:=([.E258]-[.B258]) / [.B258] * 100" office:value-type="float" office:value="-5.59387861573242" calcext:value-type="float">
            <text:p>-5,5938786157324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57" calcext:value-type="float">
            <text:p>257</text:p>
          </table:table-cell>
          <table:table-cell office:value-type="float" office:value="16.29" calcext:value-type="float">
            <text:p>16,29</text:p>
          </table:table-cell>
          <table:table-cell office:value-type="float" office:value="17.52" calcext:value-type="float">
            <text:p>17,52</text:p>
          </table:table-cell>
          <table:table-cell office:value-type="float" office:value="16.254" calcext:value-type="float">
            <text:p>16,254</text:p>
          </table:table-cell>
          <table:table-cell office:value-type="float" office:value="17.023" calcext:value-type="float">
            <text:p>17,023</text:p>
          </table:table-cell>
          <table:table-cell table:formula="of:=([.E259]-[.B259]) / [.B259] * 100" office:value-type="float" office:value="4.49969306322898" calcext:value-type="float">
            <text:p>4,4996930632289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58" calcext:value-type="float">
            <text:p>258</text:p>
          </table:table-cell>
          <table:table-cell office:value-type="float" office:value="17.02" calcext:value-type="float">
            <text:p>17,02</text:p>
          </table:table-cell>
          <table:table-cell office:value-type="float" office:value="17.445" calcext:value-type="float">
            <text:p>17,445</text:p>
          </table:table-cell>
          <table:table-cell office:value-type="float" office:value="16.311" calcext:value-type="float">
            <text:p>16,311</text:p>
          </table:table-cell>
          <table:table-cell office:value-type="float" office:value="16.776" calcext:value-type="float">
            <text:p>16,776</text:p>
          </table:table-cell>
          <table:table-cell table:formula="of:=([.E260]-[.B260]) / [.B260] * 100" office:value-type="float" office:value="-1.43360752056404" calcext:value-type="float">
            <text:p>-1,4336075205640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59" calcext:value-type="float">
            <text:p>259</text:p>
          </table:table-cell>
          <table:table-cell office:value-type="float" office:value="16.775" calcext:value-type="float">
            <text:p>16,775</text:p>
          </table:table-cell>
          <table:table-cell office:value-type="float" office:value="16.955" calcext:value-type="float">
            <text:p>16,955</text:p>
          </table:table-cell>
          <table:table-cell office:value-type="float" office:value="16.44" calcext:value-type="float">
            <text:p>16,44</text:p>
          </table:table-cell>
          <table:table-cell office:value-type="float" office:value="16.545" calcext:value-type="float">
            <text:p>16,545</text:p>
          </table:table-cell>
          <table:table-cell table:formula="of:=([.E261]-[.B261]) / [.B261] * 100" office:value-type="float" office:value="-1.37108792846496" calcext:value-type="float">
            <text:p>-1,3710879284649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60" calcext:value-type="float">
            <text:p>260</text:p>
          </table:table-cell>
          <table:table-cell office:value-type="float" office:value="16.545" calcext:value-type="float">
            <text:p>16,545</text:p>
          </table:table-cell>
          <table:table-cell office:value-type="float" office:value="17.145" calcext:value-type="float">
            <text:p>17,145</text:p>
          </table:table-cell>
          <table:table-cell office:value-type="float" office:value="16.51" calcext:value-type="float">
            <text:p>16,51</text:p>
          </table:table-cell>
          <table:table-cell office:value-type="float" office:value="16.991" calcext:value-type="float">
            <text:p>16,991</text:p>
          </table:table-cell>
          <table:table-cell table:formula="of:=([.E262]-[.B262]) / [.B262] * 100" office:value-type="float" office:value="2.69567845270473" calcext:value-type="float">
            <text:p>2,6956784527047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61" calcext:value-type="float">
            <text:p>261</text:p>
          </table:table-cell>
          <table:table-cell office:value-type="float" office:value="16.991" calcext:value-type="float">
            <text:p>16,991</text:p>
          </table:table-cell>
          <table:table-cell office:value-type="float" office:value="17.49" calcext:value-type="float">
            <text:p>17,49</text:p>
          </table:table-cell>
          <table:table-cell office:value-type="float" office:value="16.683" calcext:value-type="float">
            <text:p>16,683</text:p>
          </table:table-cell>
          <table:table-cell office:value-type="float" office:value="16.992" calcext:value-type="float">
            <text:p>16,992</text:p>
          </table:table-cell>
          <table:table-cell table:formula="of:=([.E263]-[.B263]) / [.B263] * 100" office:value-type="float" office:value="0.00588546877759533" calcext:value-type="float">
            <text:p>0,00588546877759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62" calcext:value-type="float">
            <text:p>262</text:p>
          </table:table-cell>
          <table:table-cell office:value-type="float" office:value="16.991" calcext:value-type="float">
            <text:p>16,991</text:p>
          </table:table-cell>
          <table:table-cell office:value-type="float" office:value="18.226" calcext:value-type="float">
            <text:p>18,226</text:p>
          </table:table-cell>
          <table:table-cell office:value-type="float" office:value="15.4" calcext:value-type="float">
            <text:p>15,4</text:p>
          </table:table-cell>
          <table:table-cell office:value-type="float" office:value="15.85" calcext:value-type="float">
            <text:p>15,85</text:p>
          </table:table-cell>
          <table:table-cell table:formula="of:=([.E264]-[.B264]) / [.B264] * 100" office:value-type="float" office:value="-6.71531987522806" calcext:value-type="float">
            <text:p>-6,7153198752280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63" calcext:value-type="float">
            <text:p>263</text:p>
          </table:table-cell>
          <table:table-cell office:value-type="float" office:value="15.841" calcext:value-type="float">
            <text:p>15,841</text:p>
          </table:table-cell>
          <table:table-cell office:value-type="float" office:value="16.442" calcext:value-type="float">
            <text:p>16,442</text:p>
          </table:table-cell>
          <table:table-cell office:value-type="float" office:value="15.222" calcext:value-type="float">
            <text:p>15,222</text:p>
          </table:table-cell>
          <table:table-cell office:value-type="float" office:value="16.31" calcext:value-type="float">
            <text:p>16,31</text:p>
          </table:table-cell>
          <table:table-cell table:formula="of:=([.E265]-[.B265]) / [.B265] * 100" office:value-type="float" office:value="2.960671674768" calcext:value-type="float">
            <text:p>2,96067167476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64" calcext:value-type="float">
            <text:p>264</text:p>
          </table:table-cell>
          <table:table-cell office:value-type="float" office:value="16.308" calcext:value-type="float">
            <text:p>16,308</text:p>
          </table:table-cell>
          <table:table-cell office:value-type="float" office:value="17.914" calcext:value-type="float">
            <text:p>17,914</text:p>
          </table:table-cell>
          <table:table-cell office:value-type="float" office:value="14.419" calcext:value-type="float">
            <text:p>14,419</text:p>
          </table:table-cell>
          <table:table-cell office:value-type="float" office:value="14.619" calcext:value-type="float">
            <text:p>14,619</text:p>
          </table:table-cell>
          <table:table-cell table:formula="of:=([.E266]-[.B266]) / [.B266] * 100" office:value-type="float" office:value="-10.3568800588668" calcext:value-type="float">
            <text:p>-10,356880058866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65" calcext:value-type="float">
            <text:p>265</text:p>
          </table:table-cell>
          <table:table-cell office:value-type="float" office:value="14.645" calcext:value-type="float">
            <text:p>14,645</text:p>
          </table:table-cell>
          <table:table-cell office:value-type="float" office:value="17.025" calcext:value-type="float">
            <text:p>17,025</text:p>
          </table:table-cell>
          <table:table-cell office:value-type="float" office:value="13.526" calcext:value-type="float">
            <text:p>13,526</text:p>
          </table:table-cell>
          <table:table-cell office:value-type="float" office:value="15.911" calcext:value-type="float">
            <text:p>15,911</text:p>
          </table:table-cell>
          <table:table-cell table:formula="of:=([.E267]-[.B267]) / [.B267] * 100" office:value-type="float" office:value="8.64458859679072" calcext:value-type="float">
            <text:p>8,6445885967907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66" calcext:value-type="float">
            <text:p>266</text:p>
          </table:table-cell>
          <table:table-cell office:value-type="float" office:value="15.911" calcext:value-type="float">
            <text:p>15,911</text:p>
          </table:table-cell>
          <table:table-cell office:value-type="float" office:value="16.962" calcext:value-type="float">
            <text:p>16,962</text:p>
          </table:table-cell>
          <table:table-cell office:value-type="float" office:value="15.181" calcext:value-type="float">
            <text:p>15,181</text:p>
          </table:table-cell>
          <table:table-cell office:value-type="float" office:value="16.403" calcext:value-type="float">
            <text:p>16,403</text:p>
          </table:table-cell>
          <table:table-cell table:formula="of:=([.E268]-[.B268]) / [.B268] * 100" office:value-type="float" office:value="3.09220036452768" calcext:value-type="float">
            <text:p>3,0922003645276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67" calcext:value-type="float">
            <text:p>267</text:p>
          </table:table-cell>
          <table:table-cell office:value-type="float" office:value="16.399" calcext:value-type="float">
            <text:p>16,399</text:p>
          </table:table-cell>
          <table:table-cell office:value-type="float" office:value="16.617" calcext:value-type="float">
            <text:p>16,617</text:p>
          </table:table-cell>
          <table:table-cell office:value-type="float" office:value="15.152" calcext:value-type="float">
            <text:p>15,152</text:p>
          </table:table-cell>
          <table:table-cell office:value-type="float" office:value="15.21" calcext:value-type="float">
            <text:p>15,21</text:p>
          </table:table-cell>
          <table:table-cell table:formula="of:=([.E269]-[.B269]) / [.B269] * 100" office:value-type="float" office:value="-7.25044210012806" calcext:value-type="float">
            <text:p>-7,2504421001280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68" calcext:value-type="float">
            <text:p>268</text:p>
          </table:table-cell>
          <table:table-cell office:value-type="float" office:value="15.211" calcext:value-type="float">
            <text:p>15,211</text:p>
          </table:table-cell>
          <table:table-cell office:value-type="float" office:value="17.412" calcext:value-type="float">
            <text:p>17,412</text:p>
          </table:table-cell>
          <table:table-cell office:value-type="float" office:value="15.168" calcext:value-type="float">
            <text:p>15,168</text:p>
          </table:table-cell>
          <table:table-cell office:value-type="float" office:value="16.168" calcext:value-type="float">
            <text:p>16,168</text:p>
          </table:table-cell>
          <table:table-cell table:formula="of:=([.E270]-[.B270]) / [.B270] * 100" office:value-type="float" office:value="6.29149957267766" calcext:value-type="float">
            <text:p>6,2914995726776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69" calcext:value-type="float">
            <text:p>269</text:p>
          </table:table-cell>
          <table:table-cell office:value-type="float" office:value="16.173" calcext:value-type="float">
            <text:p>16,173</text:p>
          </table:table-cell>
          <table:table-cell office:value-type="float" office:value="16.188" calcext:value-type="float">
            <text:p>16,188</text:p>
          </table:table-cell>
          <table:table-cell office:value-type="float" office:value="14.688" calcext:value-type="float">
            <text:p>14,688</text:p>
          </table:table-cell>
          <table:table-cell office:value-type="float" office:value="14.953" calcext:value-type="float">
            <text:p>14,953</text:p>
          </table:table-cell>
          <table:table-cell table:formula="of:=([.E271]-[.B271]) / [.B271] * 100" office:value-type="float" office:value="-7.54343659185061" calcext:value-type="float">
            <text:p>-7,5434365918506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70" calcext:value-type="float">
            <text:p>270</text:p>
          </table:table-cell>
          <table:table-cell office:value-type="float" office:value="14.964" calcext:value-type="float">
            <text:p>14,964</text:p>
          </table:table-cell>
          <table:table-cell office:value-type="float" office:value="16.8" calcext:value-type="float">
            <text:p>16,8</text:p>
          </table:table-cell>
          <table:table-cell office:value-type="float" office:value="14.643" calcext:value-type="float">
            <text:p>14,643</text:p>
          </table:table-cell>
          <table:table-cell office:value-type="float" office:value="15.658" calcext:value-type="float">
            <text:p>15,658</text:p>
          </table:table-cell>
          <table:table-cell table:formula="of:=([.E272]-[.B272]) / [.B272] * 100" office:value-type="float" office:value="4.63779738037957" calcext:value-type="float">
            <text:p>4,6377973803795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71" calcext:value-type="float">
            <text:p>271</text:p>
          </table:table-cell>
          <table:table-cell office:value-type="float" office:value="15.663" calcext:value-type="float">
            <text:p>15,663</text:p>
          </table:table-cell>
          <table:table-cell office:value-type="float" office:value="15.931" calcext:value-type="float">
            <text:p>15,931</text:p>
          </table:table-cell>
          <table:table-cell office:value-type="float" office:value="9.1" calcext:value-type="float">
            <text:p>9,1</text:p>
          </table:table-cell>
          <table:table-cell office:value-type="float" office:value="9.477" calcext:value-type="float">
            <text:p>9,477</text:p>
          </table:table-cell>
          <table:table-cell table:formula="of:=([.E273]-[.B273]) / [.B273] * 100" office:value-type="float" office:value="-39.4943497414288" calcext:value-type="float">
            <text:p>-39,494349741428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72" calcext:value-type="float">
            <text:p>272</text:p>
          </table:table-cell>
          <table:table-cell office:value-type="float" office:value="9.49" calcext:value-type="float">
            <text:p>9,49</text:p>
          </table:table-cell>
          <table:table-cell office:value-type="float" office:value="11.84" calcext:value-type="float">
            <text:p>11,84</text:p>
          </table:table-cell>
          <table:table-cell office:value-type="float" office:value="8.088" calcext:value-type="float">
            <text:p>8,088</text:p>
          </table:table-cell>
          <table:table-cell office:value-type="float" office:value="10.35" calcext:value-type="float">
            <text:p>10,35</text:p>
          </table:table-cell>
          <table:table-cell table:formula="of:=([.E274]-[.B274]) / [.B274] * 100" office:value-type="float" office:value="9.06217070600632" calcext:value-type="float">
            <text:p>9,0621707060063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73" calcext:value-type="float">
            <text:p>273</text:p>
          </table:table-cell>
          <table:table-cell office:value-type="float" office:value="10.365" calcext:value-type="float">
            <text:p>10,365</text:p>
          </table:table-cell>
          <table:table-cell office:value-type="float" office:value="11.615" calcext:value-type="float">
            <text:p>11,615</text:p>
          </table:table-cell>
          <table:table-cell office:value-type="float" office:value="7.165" calcext:value-type="float">
            <text:p>7,165</text:p>
          </table:table-cell>
          <table:table-cell office:value-type="float" office:value="8.262" calcext:value-type="float">
            <text:p>8,262</text:p>
          </table:table-cell>
          <table:table-cell table:formula="of:=([.E275]-[.B275]) / [.B275] * 100" office:value-type="float" office:value="-20.2894356005789" calcext:value-type="float">
            <text:p>-20,289435600578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74" calcext:value-type="float">
            <text:p>274</text:p>
          </table:table-cell>
          <table:table-cell office:value-type="float" office:value="8.262" calcext:value-type="float">
            <text:p>8,262</text:p>
          </table:table-cell>
          <table:table-cell office:value-type="float" office:value="8.316" calcext:value-type="float">
            <text:p>8,316</text:p>
          </table:table-cell>
          <table:table-cell office:value-type="float" office:value="6.514" calcext:value-type="float">
            <text:p>6,514</text:p>
          </table:table-cell>
          <table:table-cell office:value-type="float" office:value="6.594" calcext:value-type="float">
            <text:p>6,594</text:p>
          </table:table-cell>
          <table:table-cell table:formula="of:=([.E276]-[.B276]) / [.B276] * 100" office:value-type="float" office:value="-20.1888162672476" calcext:value-type="float">
            <text:p>-20,188816267247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75" calcext:value-type="float">
            <text:p>275</text:p>
          </table:table-cell>
          <table:table-cell office:value-type="float" office:value="6.594" calcext:value-type="float">
            <text:p>6,594</text:p>
          </table:table-cell>
          <table:table-cell office:value-type="float" office:value="7.187" calcext:value-type="float">
            <text:p>7,187</text:p>
          </table:table-cell>
          <table:table-cell office:value-type="float" office:value="3.91" calcext:value-type="float">
            <text:p>3,91</text:p>
          </table:table-cell>
          <table:table-cell office:value-type="float" office:value="4.086" calcext:value-type="float">
            <text:p>4,086</text:p>
          </table:table-cell>
          <table:table-cell table:formula="of:=([.E277]-[.B277]) / [.B277] * 100" office:value-type="float" office:value="-38.0345768880801" calcext:value-type="float">
            <text:p>-38,034576888080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76" calcext:value-type="float">
            <text:p>276</text:p>
          </table:table-cell>
          <table:table-cell office:value-type="float" office:value="4.088" calcext:value-type="float">
            <text:p>4,088</text:p>
          </table:table-cell>
          <table:table-cell office:value-type="float" office:value="7.33" calcext:value-type="float">
            <text:p>7,33</text:p>
          </table:table-cell>
          <table:table-cell office:value-type="float" office:value="4.08" calcext:value-type="float">
            <text:p>4,08</text:p>
          </table:table-cell>
          <table:table-cell office:value-type="float" office:value="6.636" calcext:value-type="float">
            <text:p>6,636</text:p>
          </table:table-cell>
          <table:table-cell table:formula="of:=([.E278]-[.B278]) / [.B278] * 100" office:value-type="float" office:value="62.3287671232877" calcext:value-type="float">
            <text:p>62,328767123287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77" calcext:value-type="float">
            <text:p>277</text:p>
          </table:table-cell>
          <table:table-cell office:value-type="float" office:value="6.637" calcext:value-type="float">
            <text:p>6,637</text:p>
          </table:table-cell>
          <table:table-cell office:value-type="float" office:value="7.044" calcext:value-type="float">
            <text:p>7,044</text:p>
          </table:table-cell>
          <table:table-cell office:value-type="float" office:value="5.173" calcext:value-type="float">
            <text:p>5,173</text:p>
          </table:table-cell>
          <table:table-cell office:value-type="float" office:value="6.657" calcext:value-type="float">
            <text:p>6,657</text:p>
          </table:table-cell>
          <table:table-cell table:formula="of:=([.E279]-[.B279]) / [.B279] * 100" office:value-type="float" office:value="0.301340967304499" calcext:value-type="float">
            <text:p>0,30134096730449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78" calcext:value-type="float">
            <text:p>278</text:p>
          </table:table-cell>
          <table:table-cell office:value-type="float" office:value="6.656" calcext:value-type="float">
            <text:p>6,656</text:p>
          </table:table-cell>
          <table:table-cell office:value-type="float" office:value="7.965" calcext:value-type="float">
            <text:p>7,965</text:p>
          </table:table-cell>
          <table:table-cell office:value-type="float" office:value="6.357" calcext:value-type="float">
            <text:p>6,357</text:p>
          </table:table-cell>
          <table:table-cell office:value-type="float" office:value="7.337" calcext:value-type="float">
            <text:p>7,337</text:p>
          </table:table-cell>
          <table:table-cell table:formula="of:=([.E280]-[.B280]) / [.B280] * 100" office:value-type="float" office:value="10.2313701923077" calcext:value-type="float">
            <text:p>10,231370192307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79" calcext:value-type="float">
            <text:p>279</text:p>
          </table:table-cell>
          <table:table-cell office:value-type="float" office:value="7.335" calcext:value-type="float">
            <text:p>7,335</text:p>
          </table:table-cell>
          <table:table-cell office:value-type="float" office:value="7.363" calcext:value-type="float">
            <text:p>7,363</text:p>
          </table:table-cell>
          <table:table-cell office:value-type="float" office:value="6.401" calcext:value-type="float">
            <text:p>6,401</text:p>
          </table:table-cell>
          <table:table-cell office:value-type="float" office:value="6.711" calcext:value-type="float">
            <text:p>6,711</text:p>
          </table:table-cell>
          <table:table-cell table:formula="of:=([.E281]-[.B281]) / [.B281] * 100" office:value-type="float" office:value="-8.50715746421267" calcext:value-type="float">
            <text:p>-8,5071574642126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80" calcext:value-type="float">
            <text:p>280</text:p>
          </table:table-cell>
          <table:table-cell office:value-type="float" office:value="6.711" calcext:value-type="float">
            <text:p>6,711</text:p>
          </table:table-cell>
          <table:table-cell office:value-type="float" office:value="6.868" calcext:value-type="float">
            <text:p>6,868</text:p>
          </table:table-cell>
          <table:table-cell office:value-type="float" office:value="5.362" calcext:value-type="float">
            <text:p>5,362</text:p>
          </table:table-cell>
          <table:table-cell office:value-type="float" office:value="5.902" calcext:value-type="float">
            <text:p>5,902</text:p>
          </table:table-cell>
          <table:table-cell table:formula="of:=([.E282]-[.B282]) / [.B282] * 100" office:value-type="float" office:value="-12.054835344956" calcext:value-type="float">
            <text:p>-12,05483534495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81" calcext:value-type="float">
            <text:p>281</text:p>
          </table:table-cell>
          <table:table-cell office:value-type="float" office:value="5.901" calcext:value-type="float">
            <text:p>5,901</text:p>
          </table:table-cell>
          <table:table-cell office:value-type="float" office:value="6.145" calcext:value-type="float">
            <text:p>6,145</text:p>
          </table:table-cell>
          <table:table-cell office:value-type="float" office:value="5.08" calcext:value-type="float">
            <text:p>5,08</text:p>
          </table:table-cell>
          <table:table-cell office:value-type="float" office:value="5.491" calcext:value-type="float">
            <text:p>5,491</text:p>
          </table:table-cell>
          <table:table-cell table:formula="of:=([.E283]-[.B283]) / [.B283] * 100" office:value-type="float" office:value="-6.94797491950517" calcext:value-type="float">
            <text:p>-6,9479749195051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82" calcext:value-type="float">
            <text:p>282</text:p>
          </table:table-cell>
          <table:table-cell office:value-type="float" office:value="5.5" calcext:value-type="float">
            <text:p>5,5</text:p>
          </table:table-cell>
          <table:table-cell office:value-type="float" office:value="6.599" calcext:value-type="float">
            <text:p>6,599</text:p>
          </table:table-cell>
          <table:table-cell office:value-type="float" office:value="5.083" calcext:value-type="float">
            <text:p>5,083</text:p>
          </table:table-cell>
          <table:table-cell office:value-type="float" office:value="6.203" calcext:value-type="float">
            <text:p>6,203</text:p>
          </table:table-cell>
          <table:table-cell table:formula="of:=([.E284]-[.B284]) / [.B284] * 100" office:value-type="float" office:value="12.7818181818182" calcext:value-type="float">
            <text:p>12,781818181818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83" calcext:value-type="float">
            <text:p>283</text:p>
          </table:table-cell>
          <table:table-cell office:value-type="float" office:value="6.2" calcext:value-type="float">
            <text:p>6,2</text:p>
          </table:table-cell>
          <table:table-cell office:value-type="float" office:value="6.6" calcext:value-type="float">
            <text:p>6,6</text:p>
          </table:table-cell>
          <table:table-cell office:value-type="float" office:value="5.584" calcext:value-type="float">
            <text:p>5,584</text:p>
          </table:table-cell>
          <table:table-cell office:value-type="float" office:value="6.546" calcext:value-type="float">
            <text:p>6,546</text:p>
          </table:table-cell>
          <table:table-cell table:formula="of:=([.E285]-[.B285]) / [.B285] * 100" office:value-type="float" office:value="5.58064516129032" calcext:value-type="float">
            <text:p>5,5806451612903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84" calcext:value-type="float">
            <text:p>284</text:p>
          </table:table-cell>
          <table:table-cell office:value-type="float" office:value="6.547" calcext:value-type="float">
            <text:p>6,547</text:p>
          </table:table-cell>
          <table:table-cell office:value-type="float" office:value="6.679" calcext:value-type="float">
            <text:p>6,679</text:p>
          </table:table-cell>
          <table:table-cell office:value-type="float" office:value="6.077" calcext:value-type="float">
            <text:p>6,077</text:p>
          </table:table-cell>
          <table:table-cell office:value-type="float" office:value="6.294" calcext:value-type="float">
            <text:p>6,294</text:p>
          </table:table-cell>
          <table:table-cell table:formula="of:=([.E286]-[.B286]) / [.B286] * 100" office:value-type="float" office:value="-3.86436535817932" calcext:value-type="float">
            <text:p>-3,8643653581793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85" calcext:value-type="float">
            <text:p>285</text:p>
          </table:table-cell>
          <table:table-cell office:value-type="float" office:value="6.299" calcext:value-type="float">
            <text:p>6,299</text:p>
          </table:table-cell>
          <table:table-cell office:value-type="float" office:value="7.25" calcext:value-type="float">
            <text:p>7,25</text:p>
          </table:table-cell>
          <table:table-cell office:value-type="float" office:value="6.07" calcext:value-type="float">
            <text:p>6,07</text:p>
          </table:table-cell>
          <table:table-cell office:value-type="float" office:value="6.832" calcext:value-type="float">
            <text:p>6,832</text:p>
          </table:table-cell>
          <table:table-cell table:formula="of:=([.E287]-[.B287]) / [.B287] * 100" office:value-type="float" office:value="8.4616605810446" calcext:value-type="float">
            <text:p>8,461660581044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86" calcext:value-type="float">
            <text:p>286</text:p>
          </table:table-cell>
          <table:table-cell office:value-type="float" office:value="6.832" calcext:value-type="float">
            <text:p>6,832</text:p>
          </table:table-cell>
          <table:table-cell office:value-type="float" office:value="7.869" calcext:value-type="float">
            <text:p>7,869</text:p>
          </table:table-cell>
          <table:table-cell office:value-type="float" office:value="6.684" calcext:value-type="float">
            <text:p>6,684</text:p>
          </table:table-cell>
          <table:table-cell office:value-type="float" office:value="7.677" calcext:value-type="float">
            <text:p>7,677</text:p>
          </table:table-cell>
          <table:table-cell table:formula="of:=([.E288]-[.B288]) / [.B288] * 100" office:value-type="float" office:value="12.3682669789227" calcext:value-type="float">
            <text:p>12,368266978922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87" calcext:value-type="float">
            <text:p>287</text:p>
          </table:table-cell>
          <table:table-cell office:value-type="float" office:value="7.685" calcext:value-type="float">
            <text:p>7,685</text:p>
          </table:table-cell>
          <table:table-cell office:value-type="float" office:value="7.695" calcext:value-type="float">
            <text:p>7,695</text:p>
          </table:table-cell>
          <table:table-cell office:value-type="float" office:value="5.842" calcext:value-type="float">
            <text:p>5,842</text:p>
          </table:table-cell>
          <table:table-cell office:value-type="float" office:value="6.373" calcext:value-type="float">
            <text:p>6,373</text:p>
          </table:table-cell>
          <table:table-cell table:formula="of:=([.E289]-[.B289]) / [.B289] * 100" office:value-type="float" office:value="-17.0722186076773" calcext:value-type="float">
            <text:p>-17,072218607677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88" calcext:value-type="float">
            <text:p>288</text:p>
          </table:table-cell>
          <table:table-cell office:value-type="float" office:value="6.379" calcext:value-type="float">
            <text:p>6,379</text:p>
          </table:table-cell>
          <table:table-cell office:value-type="float" office:value="6.907" calcext:value-type="float">
            <text:p>6,907</text:p>
          </table:table-cell>
          <table:table-cell office:value-type="float" office:value="5.741" calcext:value-type="float">
            <text:p>5,741</text:p>
          </table:table-cell>
          <table:table-cell office:value-type="float" office:value="6.04" calcext:value-type="float">
            <text:p>6,04</text:p>
          </table:table-cell>
          <table:table-cell table:formula="of:=([.E290]-[.B290]) / [.B290] * 100" office:value-type="float" office:value="-5.31431258817996" calcext:value-type="float">
            <text:p>-5,3143125881799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89" calcext:value-type="float">
            <text:p>289</text:p>
          </table:table-cell>
          <table:table-cell office:value-type="float" office:value="6.04" calcext:value-type="float">
            <text:p>6,04</text:p>
          </table:table-cell>
          <table:table-cell office:value-type="float" office:value="6.338" calcext:value-type="float">
            <text:p>6,338</text:p>
          </table:table-cell>
          <table:table-cell office:value-type="float" office:value="6.022" calcext:value-type="float">
            <text:p>6,022</text:p>
          </table:table-cell>
          <table:table-cell office:value-type="float" office:value="6.252" calcext:value-type="float">
            <text:p>6,252</text:p>
          </table:table-cell>
          <table:table-cell table:formula="of:=([.E291]-[.B291]) / [.B291] * 100" office:value-type="float" office:value="3.50993377483443" calcext:value-type="float">
            <text:p>3,5099337748344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90" calcext:value-type="float">
            <text:p>290</text:p>
          </table:table-cell>
          <table:table-cell office:value-type="float" office:value="6.253" calcext:value-type="float">
            <text:p>6,253</text:p>
          </table:table-cell>
          <table:table-cell office:value-type="float" office:value="6.659" calcext:value-type="float">
            <text:p>6,659</text:p>
          </table:table-cell>
          <table:table-cell office:value-type="float" office:value="5.5" calcext:value-type="float">
            <text:p>5,5</text:p>
          </table:table-cell>
          <table:table-cell office:value-type="float" office:value="5.59" calcext:value-type="float">
            <text:p>5,59</text:p>
          </table:table-cell>
          <table:table-cell table:formula="of:=([.E292]-[.B292]) / [.B292] * 100" office:value-type="float" office:value="-10.6029106029106" calcext:value-type="float">
            <text:p>-10,602910602910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91" calcext:value-type="float">
            <text:p>291</text:p>
          </table:table-cell>
          <table:table-cell office:value-type="float" office:value="5.587" calcext:value-type="float">
            <text:p>5,587</text:p>
          </table:table-cell>
          <table:table-cell office:value-type="float" office:value="5.791" calcext:value-type="float">
            <text:p>5,791</text:p>
          </table:table-cell>
          <table:table-cell office:value-type="float" office:value="4.896" calcext:value-type="float">
            <text:p>4,896</text:p>
          </table:table-cell>
          <table:table-cell office:value-type="float" office:value="5.599" calcext:value-type="float">
            <text:p>5,599</text:p>
          </table:table-cell>
          <table:table-cell table:formula="of:=([.E293]-[.B293]) / [.B293] * 100" office:value-type="float" office:value="0.214784320744594" calcext:value-type="float">
            <text:p>0,21478432074459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92" calcext:value-type="float">
            <text:p>292</text:p>
          </table:table-cell>
          <table:table-cell office:value-type="float" office:value="5.599" calcext:value-type="float">
            <text:p>5,599</text:p>
          </table:table-cell>
          <table:table-cell office:value-type="float" office:value="6.041" calcext:value-type="float">
            <text:p>6,041</text:p>
          </table:table-cell>
          <table:table-cell office:value-type="float" office:value="5.25" calcext:value-type="float">
            <text:p>5,25</text:p>
          </table:table-cell>
          <table:table-cell office:value-type="float" office:value="6.021" calcext:value-type="float">
            <text:p>6,021</text:p>
          </table:table-cell>
          <table:table-cell table:formula="of:=([.E294]-[.B294]) / [.B294] * 100" office:value-type="float" office:value="7.53706018931952" calcext:value-type="float">
            <text:p>7,5370601893195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93" calcext:value-type="float">
            <text:p>293</text:p>
          </table:table-cell>
          <table:table-cell office:value-type="float" office:value="6.019" calcext:value-type="float">
            <text:p>6,019</text:p>
          </table:table-cell>
          <table:table-cell office:value-type="float" office:value="6.5" calcext:value-type="float">
            <text:p>6,5</text:p>
          </table:table-cell>
          <table:table-cell office:value-type="float" office:value="5.562" calcext:value-type="float">
            <text:p>5,562</text:p>
          </table:table-cell>
          <table:table-cell office:value-type="float" office:value="6.141" calcext:value-type="float">
            <text:p>6,141</text:p>
          </table:table-cell>
          <table:table-cell table:formula="of:=([.E295]-[.B295]) / [.B295] * 100" office:value-type="float" office:value="2.02691476989533" calcext:value-type="float">
            <text:p>2,0269147698953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94" calcext:value-type="float">
            <text:p>294</text:p>
          </table:table-cell>
          <table:table-cell office:value-type="float" office:value="6.146" calcext:value-type="float">
            <text:p>6,146</text:p>
          </table:table-cell>
          <table:table-cell office:value-type="float" office:value="6.35" calcext:value-type="float">
            <text:p>6,35</text:p>
          </table:table-cell>
          <table:table-cell office:value-type="float" office:value="5.452" calcext:value-type="float">
            <text:p>5,452</text:p>
          </table:table-cell>
          <table:table-cell office:value-type="float" office:value="5.562" calcext:value-type="float">
            <text:p>5,562</text:p>
          </table:table-cell>
          <table:table-cell table:formula="of:=([.E296]-[.B296]) / [.B296] * 100" office:value-type="float" office:value="-9.50211519687601" calcext:value-type="float">
            <text:p>-9,5021151968760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95" calcext:value-type="float">
            <text:p>295</text:p>
          </table:table-cell>
          <table:table-cell office:value-type="float" office:value="5.562" calcext:value-type="float">
            <text:p>5,562</text:p>
          </table:table-cell>
          <table:table-cell office:value-type="float" office:value="5.882" calcext:value-type="float">
            <text:p>5,882</text:p>
          </table:table-cell>
          <table:table-cell office:value-type="float" office:value="5.156" calcext:value-type="float">
            <text:p>5,156</text:p>
          </table:table-cell>
          <table:table-cell office:value-type="float" office:value="5.5" calcext:value-type="float">
            <text:p>5,5</text:p>
          </table:table-cell>
          <table:table-cell table:formula="of:=([.E297]-[.B297]) / [.B297] * 100" office:value-type="float" office:value="-1.11470693994966" calcext:value-type="float">
            <text:p>-1,1147069399496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96" calcext:value-type="float">
            <text:p>296</text:p>
          </table:table-cell>
          <table:table-cell office:value-type="float" office:value="5.497" calcext:value-type="float">
            <text:p>5,497</text:p>
          </table:table-cell>
          <table:table-cell office:value-type="float" office:value="6.14" calcext:value-type="float">
            <text:p>6,14</text:p>
          </table:table-cell>
          <table:table-cell office:value-type="float" office:value="5.349" calcext:value-type="float">
            <text:p>5,349</text:p>
          </table:table-cell>
          <table:table-cell office:value-type="float" office:value="6.05" calcext:value-type="float">
            <text:p>6,05</text:p>
          </table:table-cell>
          <table:table-cell table:formula="of:=([.E298]-[.B298]) / [.B298] * 100" office:value-type="float" office:value="10.0600327451337" calcext:value-type="float">
            <text:p>10,060032745133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97" calcext:value-type="float">
            <text:p>297</text:p>
          </table:table-cell>
          <table:table-cell office:value-type="float" office:value="6.051" calcext:value-type="float">
            <text:p>6,051</text:p>
          </table:table-cell>
          <table:table-cell office:value-type="float" office:value="6.332" calcext:value-type="float">
            <text:p>6,332</text:p>
          </table:table-cell>
          <table:table-cell office:value-type="float" office:value="5.821" calcext:value-type="float">
            <text:p>5,821</text:p>
          </table:table-cell>
          <table:table-cell office:value-type="float" office:value="6.198" calcext:value-type="float">
            <text:p>6,198</text:p>
          </table:table-cell>
          <table:table-cell table:formula="of:=([.E299]-[.B299]) / [.B299] * 100" office:value-type="float" office:value="2.42935052057512" calcext:value-type="float">
            <text:p>2,4293505205751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98" calcext:value-type="float">
            <text:p>298</text:p>
          </table:table-cell>
          <table:table-cell office:value-type="float" office:value="6.196" calcext:value-type="float">
            <text:p>6,196</text:p>
          </table:table-cell>
          <table:table-cell office:value-type="float" office:value="6.863" calcext:value-type="float">
            <text:p>6,863</text:p>
          </table:table-cell>
          <table:table-cell office:value-type="float" office:value="6.056" calcext:value-type="float">
            <text:p>6,056</text:p>
          </table:table-cell>
          <table:table-cell office:value-type="float" office:value="6.581" calcext:value-type="float">
            <text:p>6,581</text:p>
          </table:table-cell>
          <table:table-cell table:formula="of:=([.E300]-[.B300]) / [.B300] * 100" office:value-type="float" office:value="6.21368624919302" calcext:value-type="float">
            <text:p>6,2136862491930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299" calcext:value-type="float">
            <text:p>299</text:p>
          </table:table-cell>
          <table:table-cell office:value-type="float" office:value="6.578" calcext:value-type="float">
            <text:p>6,578</text:p>
          </table:table-cell>
          <table:table-cell office:value-type="float" office:value="6.581" calcext:value-type="float">
            <text:p>6,581</text:p>
          </table:table-cell>
          <table:table-cell office:value-type="float" office:value="5.962" calcext:value-type="float">
            <text:p>5,962</text:p>
          </table:table-cell>
          <table:table-cell office:value-type="float" office:value="6.175" calcext:value-type="float">
            <text:p>6,175</text:p>
          </table:table-cell>
          <table:table-cell table:formula="of:=([.E301]-[.B301]) / [.B301] * 100" office:value-type="float" office:value="-6.12648221343874" calcext:value-type="float">
            <text:p>-6,1264822134387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00" calcext:value-type="float">
            <text:p>300</text:p>
          </table:table-cell>
          <table:table-cell office:value-type="float" office:value="6.176" calcext:value-type="float">
            <text:p>6,176</text:p>
          </table:table-cell>
          <table:table-cell office:value-type="float" office:value="6.438" calcext:value-type="float">
            <text:p>6,438</text:p>
          </table:table-cell>
          <table:table-cell office:value-type="float" office:value="6.024" calcext:value-type="float">
            <text:p>6,024</text:p>
          </table:table-cell>
          <table:table-cell office:value-type="float" office:value="6.158" calcext:value-type="float">
            <text:p>6,158</text:p>
          </table:table-cell>
          <table:table-cell table:formula="of:=([.E302]-[.B302]) / [.B302] * 100" office:value-type="float" office:value="-0.291450777202069" calcext:value-type="float">
            <text:p>-0,29145077720206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01" calcext:value-type="float">
            <text:p>301</text:p>
          </table:table-cell>
          <table:table-cell office:value-type="float" office:value="6.159" calcext:value-type="float">
            <text:p>6,159</text:p>
          </table:table-cell>
          <table:table-cell office:value-type="float" office:value="6.595" calcext:value-type="float">
            <text:p>6,595</text:p>
          </table:table-cell>
          <table:table-cell office:value-type="float" office:value="5.684" calcext:value-type="float">
            <text:p>5,684</text:p>
          </table:table-cell>
          <table:table-cell office:value-type="float" office:value="5.954" calcext:value-type="float">
            <text:p>5,954</text:p>
          </table:table-cell>
          <table:table-cell table:formula="of:=([.E303]-[.B303]) / [.B303] * 100" office:value-type="float" office:value="-3.32846241272934" calcext:value-type="float">
            <text:p>-3,3284624127293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02" calcext:value-type="float">
            <text:p>302</text:p>
          </table:table-cell>
          <table:table-cell office:value-type="float" office:value="5.954" calcext:value-type="float">
            <text:p>5,954</text:p>
          </table:table-cell>
          <table:table-cell office:value-type="float" office:value="6.042" calcext:value-type="float">
            <text:p>6,042</text:p>
          </table:table-cell>
          <table:table-cell office:value-type="float" office:value="5.644" calcext:value-type="float">
            <text:p>5,644</text:p>
          </table:table-cell>
          <table:table-cell office:value-type="float" office:value="5.726" calcext:value-type="float">
            <text:p>5,726</text:p>
          </table:table-cell>
          <table:table-cell table:formula="of:=([.E304]-[.B304]) / [.B304] * 100" office:value-type="float" office:value="-3.82935841451125" calcext:value-type="float">
            <text:p>-3,8293584145112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03" calcext:value-type="float">
            <text:p>303</text:p>
          </table:table-cell>
          <table:table-cell office:value-type="float" office:value="5.726" calcext:value-type="float">
            <text:p>5,726</text:p>
          </table:table-cell>
          <table:table-cell office:value-type="float" office:value="5.9" calcext:value-type="float">
            <text:p>5,9</text:p>
          </table:table-cell>
          <table:table-cell office:value-type="float" office:value="5.375" calcext:value-type="float">
            <text:p>5,375</text:p>
          </table:table-cell>
          <table:table-cell office:value-type="float" office:value="5.859" calcext:value-type="float">
            <text:p>5,859</text:p>
          </table:table-cell>
          <table:table-cell table:formula="of:=([.E305]-[.B305]) / [.B305] * 100" office:value-type="float" office:value="2.32273838630807" calcext:value-type="float">
            <text:p>2,3227383863080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04" calcext:value-type="float">
            <text:p>304</text:p>
          </table:table-cell>
          <table:table-cell office:value-type="float" office:value="5.863" calcext:value-type="float">
            <text:p>5,863</text:p>
          </table:table-cell>
          <table:table-cell office:value-type="float" office:value="5.912" calcext:value-type="float">
            <text:p>5,912</text:p>
          </table:table-cell>
          <table:table-cell office:value-type="float" office:value="4.771" calcext:value-type="float">
            <text:p>4,771</text:p>
          </table:table-cell>
          <table:table-cell office:value-type="float" office:value="4.838" calcext:value-type="float">
            <text:p>4,838</text:p>
          </table:table-cell>
          <table:table-cell table:formula="of:=([.E306]-[.B306]) / [.B306] * 100" office:value-type="float" office:value="-17.4825174825175" calcext:value-type="float">
            <text:p>-17,482517482517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05" calcext:value-type="float">
            <text:p>305</text:p>
          </table:table-cell>
          <table:table-cell office:value-type="float" office:value="4.835" calcext:value-type="float">
            <text:p>4,835</text:p>
          </table:table-cell>
          <table:table-cell office:value-type="float" office:value="5.47" calcext:value-type="float">
            <text:p>5,47</text:p>
          </table:table-cell>
          <table:table-cell office:value-type="float" office:value="4.516" calcext:value-type="float">
            <text:p>4,516</text:p>
          </table:table-cell>
          <table:table-cell office:value-type="float" office:value="4.728" calcext:value-type="float">
            <text:p>4,728</text:p>
          </table:table-cell>
          <table:table-cell table:formula="of:=([.E307]-[.B307]) / [.B307] * 100" office:value-type="float" office:value="-2.21302998965874" calcext:value-type="float">
            <text:p>-2,2130299896587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06" calcext:value-type="float">
            <text:p>306</text:p>
          </table:table-cell>
          <table:table-cell office:value-type="float" office:value="4.727" calcext:value-type="float">
            <text:p>4,727</text:p>
          </table:table-cell>
          <table:table-cell office:value-type="float" office:value="5.775" calcext:value-type="float">
            <text:p>5,775</text:p>
          </table:table-cell>
          <table:table-cell office:value-type="float" office:value="4.605" calcext:value-type="float">
            <text:p>4,605</text:p>
          </table:table-cell>
          <table:table-cell office:value-type="float" office:value="5.19" calcext:value-type="float">
            <text:p>5,19</text:p>
          </table:table-cell>
          <table:table-cell table:formula="of:=([.E308]-[.B308]) / [.B308] * 100" office:value-type="float" office:value="9.79479585360694" calcext:value-type="float">
            <text:p>9,7947958536069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07" calcext:value-type="float">
            <text:p>307</text:p>
          </table:table-cell>
          <table:table-cell office:value-type="float" office:value="5.198" calcext:value-type="float">
            <text:p>5,198</text:p>
          </table:table-cell>
          <table:table-cell office:value-type="float" office:value="5.607" calcext:value-type="float">
            <text:p>5,607</text:p>
          </table:table-cell>
          <table:table-cell office:value-type="float" office:value="4.995" calcext:value-type="float">
            <text:p>4,995</text:p>
          </table:table-cell>
          <table:table-cell office:value-type="float" office:value="5.477" calcext:value-type="float">
            <text:p>5,477</text:p>
          </table:table-cell>
          <table:table-cell table:formula="of:=([.E309]-[.B309]) / [.B309] * 100" office:value-type="float" office:value="5.3674490188534" calcext:value-type="float">
            <text:p>5,367449018853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08" calcext:value-type="float">
            <text:p>308</text:p>
          </table:table-cell>
          <table:table-cell office:value-type="float" office:value="5.477" calcext:value-type="float">
            <text:p>5,477</text:p>
          </table:table-cell>
          <table:table-cell office:value-type="float" office:value="5.593" calcext:value-type="float">
            <text:p>5,593</text:p>
          </table:table-cell>
          <table:table-cell office:value-type="float" office:value="4.847" calcext:value-type="float">
            <text:p>4,847</text:p>
          </table:table-cell>
          <table:table-cell office:value-type="float" office:value="5.05" calcext:value-type="float">
            <text:p>5,05</text:p>
          </table:table-cell>
          <table:table-cell table:formula="of:=([.E310]-[.B310]) / [.B310] * 100" office:value-type="float" office:value="-7.79623881687056" calcext:value-type="float">
            <text:p>-7,7962388168705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09" calcext:value-type="float">
            <text:p>309</text:p>
          </table:table-cell>
          <table:table-cell office:value-type="float" office:value="5.05" calcext:value-type="float">
            <text:p>5,05</text:p>
          </table:table-cell>
          <table:table-cell office:value-type="float" office:value="5.296" calcext:value-type="float">
            <text:p>5,296</text:p>
          </table:table-cell>
          <table:table-cell office:value-type="float" office:value="4.894" calcext:value-type="float">
            <text:p>4,894</text:p>
          </table:table-cell>
          <table:table-cell office:value-type="float" office:value="5.201" calcext:value-type="float">
            <text:p>5,201</text:p>
          </table:table-cell>
          <table:table-cell table:formula="of:=([.E311]-[.B311]) / [.B311] * 100" office:value-type="float" office:value="2.99009900990099" calcext:value-type="float">
            <text:p>2,9900990099009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10" calcext:value-type="float">
            <text:p>310</text:p>
          </table:table-cell>
          <table:table-cell office:value-type="float" office:value="5.205" calcext:value-type="float">
            <text:p>5,205</text:p>
          </table:table-cell>
          <table:table-cell office:value-type="float" office:value="5.441" calcext:value-type="float">
            <text:p>5,441</text:p>
          </table:table-cell>
          <table:table-cell office:value-type="float" office:value="5.073" calcext:value-type="float">
            <text:p>5,073</text:p>
          </table:table-cell>
          <table:table-cell office:value-type="float" office:value="5.417" calcext:value-type="float">
            <text:p>5,417</text:p>
          </table:table-cell>
          <table:table-cell table:formula="of:=([.E312]-[.B312]) / [.B312] * 100" office:value-type="float" office:value="4.07300672430355" calcext:value-type="float">
            <text:p>4,0730067243035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11" calcext:value-type="float">
            <text:p>311</text:p>
          </table:table-cell>
          <table:table-cell office:value-type="float" office:value="5.416" calcext:value-type="float">
            <text:p>5,416</text:p>
          </table:table-cell>
          <table:table-cell office:value-type="float" office:value="5.69" calcext:value-type="float">
            <text:p>5,69</text:p>
          </table:table-cell>
          <table:table-cell office:value-type="float" office:value="5.199" calcext:value-type="float">
            <text:p>5,199</text:p>
          </table:table-cell>
          <table:table-cell office:value-type="float" office:value="5.537" calcext:value-type="float">
            <text:p>5,537</text:p>
          </table:table-cell>
          <table:table-cell table:formula="of:=([.E313]-[.B313]) / [.B313] * 100" office:value-type="float" office:value="2.2341211225997" calcext:value-type="float">
            <text:p>2,234121122599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12" calcext:value-type="float">
            <text:p>312</text:p>
          </table:table-cell>
          <table:table-cell office:value-type="float" office:value="5.537" calcext:value-type="float">
            <text:p>5,537</text:p>
          </table:table-cell>
          <table:table-cell office:value-type="float" office:value="6.325" calcext:value-type="float">
            <text:p>6,325</text:p>
          </table:table-cell>
          <table:table-cell office:value-type="float" office:value="5.405" calcext:value-type="float">
            <text:p>5,405</text:p>
          </table:table-cell>
          <table:table-cell office:value-type="float" office:value="6.008" calcext:value-type="float">
            <text:p>6,008</text:p>
          </table:table-cell>
          <table:table-cell table:formula="of:=([.E314]-[.B314]) / [.B314] * 100" office:value-type="float" office:value="8.50641141412317" calcext:value-type="float">
            <text:p>8,5064114141231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13" calcext:value-type="float">
            <text:p>313</text:p>
          </table:table-cell>
          <table:table-cell office:value-type="float" office:value="6.008" calcext:value-type="float">
            <text:p>6,008</text:p>
          </table:table-cell>
          <table:table-cell office:value-type="float" office:value="6.68" calcext:value-type="float">
            <text:p>6,68</text:p>
          </table:table-cell>
          <table:table-cell office:value-type="float" office:value="5.674" calcext:value-type="float">
            <text:p>5,674</text:p>
          </table:table-cell>
          <table:table-cell office:value-type="float" office:value="6.565" calcext:value-type="float">
            <text:p>6,565</text:p>
          </table:table-cell>
          <table:table-cell table:formula="of:=([.E315]-[.B315]) / [.B315] * 100" office:value-type="float" office:value="9.27097203728363" calcext:value-type="float">
            <text:p>9,2709720372836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14" calcext:value-type="float">
            <text:p>314</text:p>
          </table:table-cell>
          <table:table-cell office:value-type="float" office:value="6.568" calcext:value-type="float">
            <text:p>6,568</text:p>
          </table:table-cell>
          <table:table-cell office:value-type="float" office:value="6.57" calcext:value-type="float">
            <text:p>6,57</text:p>
          </table:table-cell>
          <table:table-cell office:value-type="float" office:value="5.712" calcext:value-type="float">
            <text:p>5,712</text:p>
          </table:table-cell>
          <table:table-cell office:value-type="float" office:value="5.882" calcext:value-type="float">
            <text:p>5,882</text:p>
          </table:table-cell>
          <table:table-cell table:formula="of:=([.E316]-[.B316]) / [.B316] * 100" office:value-type="float" office:value="-10.4445797807552" calcext:value-type="float">
            <text:p>-10,444579780755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15" calcext:value-type="float">
            <text:p>315</text:p>
          </table:table-cell>
          <table:table-cell office:value-type="float" office:value="5.881" calcext:value-type="float">
            <text:p>5,881</text:p>
          </table:table-cell>
          <table:table-cell office:value-type="float" office:value="6.087" calcext:value-type="float">
            <text:p>6,087</text:p>
          </table:table-cell>
          <table:table-cell office:value-type="float" office:value="5.503" calcext:value-type="float">
            <text:p>5,503</text:p>
          </table:table-cell>
          <table:table-cell office:value-type="float" office:value="5.711" calcext:value-type="float">
            <text:p>5,711</text:p>
          </table:table-cell>
          <table:table-cell table:formula="of:=([.E317]-[.B317]) / [.B317] * 100" office:value-type="float" office:value="-2.89066485291617" calcext:value-type="float">
            <text:p>-2,8906648529161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16" calcext:value-type="float">
            <text:p>316</text:p>
          </table:table-cell>
          <table:table-cell office:value-type="float" office:value="5.715" calcext:value-type="float">
            <text:p>5,715</text:p>
          </table:table-cell>
          <table:table-cell office:value-type="float" office:value="5.984" calcext:value-type="float">
            <text:p>5,984</text:p>
          </table:table-cell>
          <table:table-cell office:value-type="float" office:value="5.613" calcext:value-type="float">
            <text:p>5,613</text:p>
          </table:table-cell>
          <table:table-cell office:value-type="float" office:value="5.807" calcext:value-type="float">
            <text:p>5,807</text:p>
          </table:table-cell>
          <table:table-cell table:formula="of:=([.E318]-[.B318]) / [.B318] * 100" office:value-type="float" office:value="1.60979877515312" calcext:value-type="float">
            <text:p>1,6097987751531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17" calcext:value-type="float">
            <text:p>317</text:p>
          </table:table-cell>
          <table:table-cell office:value-type="float" office:value="5.809" calcext:value-type="float">
            <text:p>5,809</text:p>
          </table:table-cell>
          <table:table-cell office:value-type="float" office:value="6.23" calcext:value-type="float">
            <text:p>6,23</text:p>
          </table:table-cell>
          <table:table-cell office:value-type="float" office:value="5.661" calcext:value-type="float">
            <text:p>5,661</text:p>
          </table:table-cell>
          <table:table-cell office:value-type="float" office:value="5.959" calcext:value-type="float">
            <text:p>5,959</text:p>
          </table:table-cell>
          <table:table-cell table:formula="of:=([.E319]-[.B319]) / [.B319] * 100" office:value-type="float" office:value="2.58220003442932" calcext:value-type="float">
            <text:p>2,5822000344293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18" calcext:value-type="float">
            <text:p>318</text:p>
          </table:table-cell>
          <table:table-cell office:value-type="float" office:value="5.957" calcext:value-type="float">
            <text:p>5,957</text:p>
          </table:table-cell>
          <table:table-cell office:value-type="float" office:value="6.2" calcext:value-type="float">
            <text:p>6,2</text:p>
          </table:table-cell>
          <table:table-cell office:value-type="float" office:value="5.6" calcext:value-type="float">
            <text:p>5,6</text:p>
          </table:table-cell>
          <table:table-cell office:value-type="float" office:value="6.015" calcext:value-type="float">
            <text:p>6,015</text:p>
          </table:table-cell>
          <table:table-cell table:formula="of:=([.E320]-[.B320]) / [.B320] * 100" office:value-type="float" office:value="0.973644451905319" calcext:value-type="float">
            <text:p>0,97364445190531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19" calcext:value-type="float">
            <text:p>319</text:p>
          </table:table-cell>
          <table:table-cell office:value-type="float" office:value="6.015" calcext:value-type="float">
            <text:p>6,015</text:p>
          </table:table-cell>
          <table:table-cell office:value-type="float" office:value="6.568" calcext:value-type="float">
            <text:p>6,568</text:p>
          </table:table-cell>
          <table:table-cell office:value-type="float" office:value="5.964" calcext:value-type="float">
            <text:p>5,964</text:p>
          </table:table-cell>
          <table:table-cell office:value-type="float" office:value="6.529" calcext:value-type="float">
            <text:p>6,529</text:p>
          </table:table-cell>
          <table:table-cell table:formula="of:=([.E321]-[.B321]) / [.B321] * 100" office:value-type="float" office:value="8.54530340814631" calcext:value-type="float">
            <text:p>8,5453034081463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20" calcext:value-type="float">
            <text:p>320</text:p>
          </table:table-cell>
          <table:table-cell office:value-type="float" office:value="6.525" calcext:value-type="float">
            <text:p>6,525</text:p>
          </table:table-cell>
          <table:table-cell office:value-type="float" office:value="7.7" calcext:value-type="float">
            <text:p>7,7</text:p>
          </table:table-cell>
          <table:table-cell office:value-type="float" office:value="6.44" calcext:value-type="float">
            <text:p>6,44</text:p>
          </table:table-cell>
          <table:table-cell office:value-type="float" office:value="7.104" calcext:value-type="float">
            <text:p>7,104</text:p>
          </table:table-cell>
          <table:table-cell table:formula="of:=([.E322]-[.B322]) / [.B322] * 100" office:value-type="float" office:value="8.8735632183908" calcext:value-type="float">
            <text:p>8,873563218390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21" calcext:value-type="float">
            <text:p>321</text:p>
          </table:table-cell>
          <table:table-cell office:value-type="float" office:value="7.1" calcext:value-type="float">
            <text:p>7,1</text:p>
          </table:table-cell>
          <table:table-cell office:value-type="float" office:value="7.214" calcext:value-type="float">
            <text:p>7,214</text:p>
          </table:table-cell>
          <table:table-cell office:value-type="float" office:value="6.407" calcext:value-type="float">
            <text:p>6,407</text:p>
          </table:table-cell>
          <table:table-cell office:value-type="float" office:value="6.708" calcext:value-type="float">
            <text:p>6,708</text:p>
          </table:table-cell>
          <table:table-cell table:formula="of:=([.E323]-[.B323]) / [.B323] * 100" office:value-type="float" office:value="-5.52112676056337" calcext:value-type="float">
            <text:p>-5,5211267605633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22" calcext:value-type="float">
            <text:p>322</text:p>
          </table:table-cell>
          <table:table-cell office:value-type="float" office:value="6.708" calcext:value-type="float">
            <text:p>6,708</text:p>
          </table:table-cell>
          <table:table-cell office:value-type="float" office:value="8.45" calcext:value-type="float">
            <text:p>8,45</text:p>
          </table:table-cell>
          <table:table-cell office:value-type="float" office:value="6.439" calcext:value-type="float">
            <text:p>6,439</text:p>
          </table:table-cell>
          <table:table-cell office:value-type="float" office:value="8.103" calcext:value-type="float">
            <text:p>8,103</text:p>
          </table:table-cell>
          <table:table-cell table:formula="of:=([.E324]-[.B324]) / [.B324] * 100" office:value-type="float" office:value="20.7960644007156" calcext:value-type="float">
            <text:p>20,796064400715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23" calcext:value-type="float">
            <text:p>323</text:p>
          </table:table-cell>
          <table:table-cell office:value-type="float" office:value="8.102" calcext:value-type="float">
            <text:p>8,102</text:p>
          </table:table-cell>
          <table:table-cell office:value-type="float" office:value="8.6" calcext:value-type="float">
            <text:p>8,6</text:p>
          </table:table-cell>
          <table:table-cell office:value-type="float" office:value="7.462" calcext:value-type="float">
            <text:p>7,462</text:p>
          </table:table-cell>
          <table:table-cell office:value-type="float" office:value="7.893" calcext:value-type="float">
            <text:p>7,893</text:p>
          </table:table-cell>
          <table:table-cell table:formula="of:=([.E325]-[.B325]) / [.B325] * 100" office:value-type="float" office:value="-2.57960997284622" calcext:value-type="float">
            <text:p>-2,5796099728462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24" calcext:value-type="float">
            <text:p>324</text:p>
          </table:table-cell>
          <table:table-cell office:value-type="float" office:value="7.893" calcext:value-type="float">
            <text:p>7,893</text:p>
          </table:table-cell>
          <table:table-cell office:value-type="float" office:value="8.728" calcext:value-type="float">
            <text:p>8,728</text:p>
          </table:table-cell>
          <table:table-cell office:value-type="float" office:value="7.886" calcext:value-type="float">
            <text:p>7,886</text:p>
          </table:table-cell>
          <table:table-cell office:value-type="float" office:value="8.444" calcext:value-type="float">
            <text:p>8,444</text:p>
          </table:table-cell>
          <table:table-cell table:formula="of:=([.E326]-[.B326]) / [.B326] * 100" office:value-type="float" office:value="6.98086912454075" calcext:value-type="float">
            <text:p>6,9808691245407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25" calcext:value-type="float">
            <text:p>325</text:p>
          </table:table-cell>
          <table:table-cell office:value-type="float" office:value="8.445" calcext:value-type="float">
            <text:p>8,445</text:p>
          </table:table-cell>
          <table:table-cell office:value-type="float" office:value="8.57" calcext:value-type="float">
            <text:p>8,57</text:p>
          </table:table-cell>
          <table:table-cell office:value-type="float" office:value="7.533" calcext:value-type="float">
            <text:p>7,533</text:p>
          </table:table-cell>
          <table:table-cell office:value-type="float" office:value="7.864" calcext:value-type="float">
            <text:p>7,864</text:p>
          </table:table-cell>
          <table:table-cell table:formula="of:=([.E327]-[.B327]) / [.B327] * 100" office:value-type="float" office:value="-6.87981053878035" calcext:value-type="float">
            <text:p>-6,8798105387803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26" calcext:value-type="float">
            <text:p>326</text:p>
          </table:table-cell>
          <table:table-cell office:value-type="float" office:value="7.864" calcext:value-type="float">
            <text:p>7,864</text:p>
          </table:table-cell>
          <table:table-cell office:value-type="float" office:value="8.15" calcext:value-type="float">
            <text:p>8,15</text:p>
          </table:table-cell>
          <table:table-cell office:value-type="float" office:value="6.955" calcext:value-type="float">
            <text:p>6,955</text:p>
          </table:table-cell>
          <table:table-cell office:value-type="float" office:value="7.119" calcext:value-type="float">
            <text:p>7,119</text:p>
          </table:table-cell>
          <table:table-cell table:formula="of:=([.E328]-[.B328]) / [.B328] * 100" office:value-type="float" office:value="-9.4735503560529" calcext:value-type="float">
            <text:p>-9,473550356052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27" calcext:value-type="float">
            <text:p>327</text:p>
          </table:table-cell>
          <table:table-cell office:value-type="float" office:value="7.118" calcext:value-type="float">
            <text:p>7,118</text:p>
          </table:table-cell>
          <table:table-cell office:value-type="float" office:value="7.456" calcext:value-type="float">
            <text:p>7,456</text:p>
          </table:table-cell>
          <table:table-cell office:value-type="float" office:value="6.578" calcext:value-type="float">
            <text:p>6,578</text:p>
          </table:table-cell>
          <table:table-cell office:value-type="float" office:value="6.933" calcext:value-type="float">
            <text:p>6,933</text:p>
          </table:table-cell>
          <table:table-cell table:formula="of:=([.E329]-[.B329]) / [.B329] * 100" office:value-type="float" office:value="-2.59904467547064" calcext:value-type="float">
            <text:p>-2,5990446754706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28" calcext:value-type="float">
            <text:p>328</text:p>
          </table:table-cell>
          <table:table-cell office:value-type="float" office:value="6.933" calcext:value-type="float">
            <text:p>6,933</text:p>
          </table:table-cell>
          <table:table-cell office:value-type="float" office:value="7.222" calcext:value-type="float">
            <text:p>7,222</text:p>
          </table:table-cell>
          <table:table-cell office:value-type="float" office:value="6.491" calcext:value-type="float">
            <text:p>6,491</text:p>
          </table:table-cell>
          <table:table-cell office:value-type="float" office:value="6.665" calcext:value-type="float">
            <text:p>6,665</text:p>
          </table:table-cell>
          <table:table-cell table:formula="of:=([.E330]-[.B330]) / [.B330] * 100" office:value-type="float" office:value="-3.86557046011827" calcext:value-type="float">
            <text:p>-3,8655704601182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29" calcext:value-type="float">
            <text:p>329</text:p>
          </table:table-cell>
          <table:table-cell office:value-type="float" office:value="6.667" calcext:value-type="float">
            <text:p>6,667</text:p>
          </table:table-cell>
          <table:table-cell office:value-type="float" office:value="7.009" calcext:value-type="float">
            <text:p>7,009</text:p>
          </table:table-cell>
          <table:table-cell office:value-type="float" office:value="6.214" calcext:value-type="float">
            <text:p>6,214</text:p>
          </table:table-cell>
          <table:table-cell office:value-type="float" office:value="6.56" calcext:value-type="float">
            <text:p>6,56</text:p>
          </table:table-cell>
          <table:table-cell table:formula="of:=([.E331]-[.B331]) / [.B331] * 100" office:value-type="float" office:value="-1.60491975401229" calcext:value-type="float">
            <text:p>-1,6049197540122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30" calcext:value-type="float">
            <text:p>330</text:p>
          </table:table-cell>
          <table:table-cell office:value-type="float" office:value="6.56" calcext:value-type="float">
            <text:p>6,56</text:p>
          </table:table-cell>
          <table:table-cell office:value-type="float" office:value="6.795" calcext:value-type="float">
            <text:p>6,795</text:p>
          </table:table-cell>
          <table:table-cell office:value-type="float" office:value="6.26" calcext:value-type="float">
            <text:p>6,26</text:p>
          </table:table-cell>
          <table:table-cell office:value-type="float" office:value="6.495" calcext:value-type="float">
            <text:p>6,495</text:p>
          </table:table-cell>
          <table:table-cell table:formula="of:=([.E332]-[.B332]) / [.B332] * 100" office:value-type="float" office:value="-0.990853658536591" calcext:value-type="float">
            <text:p>-0,99085365853659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31" calcext:value-type="float">
            <text:p>331</text:p>
          </table:table-cell>
          <table:table-cell office:value-type="float" office:value="6.492" calcext:value-type="float">
            <text:p>6,492</text:p>
          </table:table-cell>
          <table:table-cell office:value-type="float" office:value="6.892" calcext:value-type="float">
            <text:p>6,892</text:p>
          </table:table-cell>
          <table:table-cell office:value-type="float" office:value="6.464" calcext:value-type="float">
            <text:p>6,464</text:p>
          </table:table-cell>
          <table:table-cell office:value-type="float" office:value="6.483" calcext:value-type="float">
            <text:p>6,483</text:p>
          </table:table-cell>
          <table:table-cell table:formula="of:=([.E333]-[.B333]) / [.B333] * 100" office:value-type="float" office:value="-0.138632162661743" calcext:value-type="float">
            <text:p>-0,13863216266174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32" calcext:value-type="float">
            <text:p>332</text:p>
          </table:table-cell>
          <table:table-cell office:value-type="float" office:value="6.489" calcext:value-type="float">
            <text:p>6,489</text:p>
          </table:table-cell>
          <table:table-cell office:value-type="float" office:value="6.532" calcext:value-type="float">
            <text:p>6,532</text:p>
          </table:table-cell>
          <table:table-cell office:value-type="float" office:value="5.924" calcext:value-type="float">
            <text:p>5,924</text:p>
          </table:table-cell>
          <table:table-cell office:value-type="float" office:value="5.97" calcext:value-type="float">
            <text:p>5,97</text:p>
          </table:table-cell>
          <table:table-cell table:formula="of:=([.E334]-[.B334]) / [.B334] * 100" office:value-type="float" office:value="-7.99815071659732" calcext:value-type="float">
            <text:p>-7,9981507165973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33" calcext:value-type="float">
            <text:p>333</text:p>
          </table:table-cell>
          <table:table-cell office:value-type="float" office:value="5.974" calcext:value-type="float">
            <text:p>5,974</text:p>
          </table:table-cell>
          <table:table-cell office:value-type="float" office:value="6.057" calcext:value-type="float">
            <text:p>6,057</text:p>
          </table:table-cell>
          <table:table-cell office:value-type="float" office:value="5.589" calcext:value-type="float">
            <text:p>5,589</text:p>
          </table:table-cell>
          <table:table-cell office:value-type="float" office:value="5.867" calcext:value-type="float">
            <text:p>5,867</text:p>
          </table:table-cell>
          <table:table-cell table:formula="of:=([.E335]-[.B335]) / [.B335] * 100" office:value-type="float" office:value="-1.79109474389019" calcext:value-type="float">
            <text:p>-1,7910947438901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34" calcext:value-type="float">
            <text:p>334</text:p>
          </table:table-cell>
          <table:table-cell office:value-type="float" office:value="5.867" calcext:value-type="float">
            <text:p>5,867</text:p>
          </table:table-cell>
          <table:table-cell office:value-type="float" office:value="6.796" calcext:value-type="float">
            <text:p>6,796</text:p>
          </table:table-cell>
          <table:table-cell office:value-type="float" office:value="5.691" calcext:value-type="float">
            <text:p>5,691</text:p>
          </table:table-cell>
          <table:table-cell office:value-type="float" office:value="6.602" calcext:value-type="float">
            <text:p>6,602</text:p>
          </table:table-cell>
          <table:table-cell table:formula="of:=([.E336]-[.B336]) / [.B336] * 100" office:value-type="float" office:value="12.5276972899267" calcext:value-type="float">
            <text:p>12,527697289926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35" calcext:value-type="float">
            <text:p>335</text:p>
          </table:table-cell>
          <table:table-cell office:value-type="float" office:value="6.615" calcext:value-type="float">
            <text:p>6,615</text:p>
          </table:table-cell>
          <table:table-cell office:value-type="float" office:value="7.499" calcext:value-type="float">
            <text:p>7,499</text:p>
          </table:table-cell>
          <table:table-cell office:value-type="float" office:value="6.569" calcext:value-type="float">
            <text:p>6,569</text:p>
          </table:table-cell>
          <table:table-cell office:value-type="float" office:value="7.334" calcext:value-type="float">
            <text:p>7,334</text:p>
          </table:table-cell>
          <table:table-cell table:formula="of:=([.E337]-[.B337]) / [.B337] * 100" office:value-type="float" office:value="10.8692365835223" calcext:value-type="float">
            <text:p>10,869236583522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36" calcext:value-type="float">
            <text:p>336</text:p>
          </table:table-cell>
          <table:table-cell office:value-type="float" office:value="7.336" calcext:value-type="float">
            <text:p>7,336</text:p>
          </table:table-cell>
          <table:table-cell office:value-type="float" office:value="7.933" calcext:value-type="float">
            <text:p>7,933</text:p>
          </table:table-cell>
          <table:table-cell office:value-type="float" office:value="6.879" calcext:value-type="float">
            <text:p>6,879</text:p>
          </table:table-cell>
          <table:table-cell office:value-type="float" office:value="7.886" calcext:value-type="float">
            <text:p>7,886</text:p>
          </table:table-cell>
          <table:table-cell table:formula="of:=([.E338]-[.B338]) / [.B338] * 100" office:value-type="float" office:value="7.49727371864776" calcext:value-type="float">
            <text:p>7,4972737186477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37" calcext:value-type="float">
            <text:p>337</text:p>
          </table:table-cell>
          <table:table-cell office:value-type="float" office:value="7.894" calcext:value-type="float">
            <text:p>7,894</text:p>
          </table:table-cell>
          <table:table-cell office:value-type="float" office:value="8.505" calcext:value-type="float">
            <text:p>8,505</text:p>
          </table:table-cell>
          <table:table-cell office:value-type="float" office:value="7.494" calcext:value-type="float">
            <text:p>7,494</text:p>
          </table:table-cell>
          <table:table-cell office:value-type="float" office:value="8.476" calcext:value-type="float">
            <text:p>8,476</text:p>
          </table:table-cell>
          <table:table-cell table:formula="of:=([.E339]-[.B339]) / [.B339] * 100" office:value-type="float" office:value="7.37268811755765" calcext:value-type="float">
            <text:p>7,3726881175576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38" calcext:value-type="float">
            <text:p>338</text:p>
          </table:table-cell>
          <table:table-cell office:value-type="float" office:value="8.484" calcext:value-type="float">
            <text:p>8,484</text:p>
          </table:table-cell>
          <table:table-cell office:value-type="float" office:value="8.522" calcext:value-type="float">
            <text:p>8,522</text:p>
          </table:table-cell>
          <table:table-cell office:value-type="float" office:value="7.783" calcext:value-type="float">
            <text:p>7,783</text:p>
          </table:table-cell>
          <table:table-cell office:value-type="float" office:value="8.251" calcext:value-type="float">
            <text:p>8,251</text:p>
          </table:table-cell>
          <table:table-cell table:formula="of:=([.E340]-[.B340]) / [.B340] * 100" office:value-type="float" office:value="-2.74634606317775" calcext:value-type="float">
            <text:p>-2,7463460631777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39" calcext:value-type="float">
            <text:p>339</text:p>
          </table:table-cell>
          <table:table-cell office:value-type="float" office:value="8.252" calcext:value-type="float">
            <text:p>8,252</text:p>
          </table:table-cell>
          <table:table-cell office:value-type="float" office:value="9.792" calcext:value-type="float">
            <text:p>9,792</text:p>
          </table:table-cell>
          <table:table-cell office:value-type="float" office:value="8.185" calcext:value-type="float">
            <text:p>8,185</text:p>
          </table:table-cell>
          <table:table-cell office:value-type="float" office:value="8.502" calcext:value-type="float">
            <text:p>8,502</text:p>
          </table:table-cell>
          <table:table-cell table:formula="of:=([.E341]-[.B341]) / [.B341] * 100" office:value-type="float" office:value="3.02956858943286" calcext:value-type="float">
            <text:p>3,0295685894328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40" calcext:value-type="float">
            <text:p>340</text:p>
          </table:table-cell>
          <table:table-cell office:value-type="float" office:value="8.504" calcext:value-type="float">
            <text:p>8,504</text:p>
          </table:table-cell>
          <table:table-cell office:value-type="float" office:value="9.592" calcext:value-type="float">
            <text:p>9,592</text:p>
          </table:table-cell>
          <table:table-cell office:value-type="float" office:value="8.056" calcext:value-type="float">
            <text:p>8,056</text:p>
          </table:table-cell>
          <table:table-cell office:value-type="float" office:value="9.516" calcext:value-type="float">
            <text:p>9,516</text:p>
          </table:table-cell>
          <table:table-cell table:formula="of:=([.E342]-[.B342]) / [.B342] * 100" office:value-type="float" office:value="11.9002822201317" calcext:value-type="float">
            <text:p>11,900282220131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41" calcext:value-type="float">
            <text:p>341</text:p>
          </table:table-cell>
          <table:table-cell office:value-type="float" office:value="9.516" calcext:value-type="float">
            <text:p>9,516</text:p>
          </table:table-cell>
          <table:table-cell office:value-type="float" office:value="11.133" calcext:value-type="float">
            <text:p>11,133</text:p>
          </table:table-cell>
          <table:table-cell office:value-type="float" office:value="9.133" calcext:value-type="float">
            <text:p>9,133</text:p>
          </table:table-cell>
          <table:table-cell office:value-type="float" office:value="10.981" calcext:value-type="float">
            <text:p>10,981</text:p>
          </table:table-cell>
          <table:table-cell table:formula="of:=([.E343]-[.B343]) / [.B343] * 100" office:value-type="float" office:value="15.3951240016814" calcext:value-type="float">
            <text:p>15,395124001681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42" calcext:value-type="float">
            <text:p>342</text:p>
          </table:table-cell>
          <table:table-cell office:value-type="float" office:value="10.986" calcext:value-type="float">
            <text:p>10,986</text:p>
          </table:table-cell>
          <table:table-cell office:value-type="float" office:value="11.8" calcext:value-type="float">
            <text:p>11,8</text:p>
          </table:table-cell>
          <table:table-cell office:value-type="float" office:value="10.651" calcext:value-type="float">
            <text:p>10,651</text:p>
          </table:table-cell>
          <table:table-cell office:value-type="float" office:value="11.047" calcext:value-type="float">
            <text:p>11,047</text:p>
          </table:table-cell>
          <table:table-cell table:formula="of:=([.E344]-[.B344]) / [.B344] * 100" office:value-type="float" office:value="0.555252139086109" calcext:value-type="float">
            <text:p>0,55525213908610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43" calcext:value-type="float">
            <text:p>343</text:p>
          </table:table-cell>
          <table:table-cell office:value-type="float" office:value="11.046" calcext:value-type="float">
            <text:p>11,046</text:p>
          </table:table-cell>
          <table:table-cell office:value-type="float" office:value="11.121" calcext:value-type="float">
            <text:p>11,121</text:p>
          </table:table-cell>
          <table:table-cell office:value-type="float" office:value="10.031" calcext:value-type="float">
            <text:p>10,031</text:p>
          </table:table-cell>
          <table:table-cell office:value-type="float" office:value="10.85" calcext:value-type="float">
            <text:p>10,85</text:p>
          </table:table-cell>
          <table:table-cell table:formula="of:=([.E345]-[.B345]) / [.B345] * 100" office:value-type="float" office:value="-1.7743979721166" calcext:value-type="float">
            <text:p>-1,774397972116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44" calcext:value-type="float">
            <text:p>344</text:p>
          </table:table-cell>
          <table:table-cell office:value-type="float" office:value="10.846" calcext:value-type="float">
            <text:p>10,846</text:p>
          </table:table-cell>
          <table:table-cell office:value-type="float" office:value="11.32" calcext:value-type="float">
            <text:p>11,32</text:p>
          </table:table-cell>
          <table:table-cell office:value-type="float" office:value="10.537" calcext:value-type="float">
            <text:p>10,537</text:p>
          </table:table-cell>
          <table:table-cell office:value-type="float" office:value="10.735" calcext:value-type="float">
            <text:p>10,735</text:p>
          </table:table-cell>
          <table:table-cell table:formula="of:=([.E346]-[.B346]) / [.B346] * 100" office:value-type="float" office:value="-1.02341877189748" calcext:value-type="float">
            <text:p>-1,0234187718974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45" calcext:value-type="float">
            <text:p>345</text:p>
          </table:table-cell>
          <table:table-cell office:value-type="float" office:value="10.734" calcext:value-type="float">
            <text:p>10,734</text:p>
          </table:table-cell>
          <table:table-cell office:value-type="float" office:value="12.2" calcext:value-type="float">
            <text:p>12,2</text:p>
          </table:table-cell>
          <table:table-cell office:value-type="float" office:value="10.523" calcext:value-type="float">
            <text:p>10,523</text:p>
          </table:table-cell>
          <table:table-cell office:value-type="float" office:value="11.966" calcext:value-type="float">
            <text:p>11,966</text:p>
          </table:table-cell>
          <table:table-cell table:formula="of:=([.E347]-[.B347]) / [.B347] * 100" office:value-type="float" office:value="11.4775479783864" calcext:value-type="float">
            <text:p>11,477547978386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46" calcext:value-type="float">
            <text:p>346</text:p>
          </table:table-cell>
          <table:table-cell office:value-type="float" office:value="11.974" calcext:value-type="float">
            <text:p>11,974</text:p>
          </table:table-cell>
          <table:table-cell office:value-type="float" office:value="12.481" calcext:value-type="float">
            <text:p>12,481</text:p>
          </table:table-cell>
          <table:table-cell office:value-type="float" office:value="11.14" calcext:value-type="float">
            <text:p>11,14</text:p>
          </table:table-cell>
          <table:table-cell office:value-type="float" office:value="12.325" calcext:value-type="float">
            <text:p>12,325</text:p>
          </table:table-cell>
          <table:table-cell table:formula="of:=([.E348]-[.B348]) / [.B348] * 100" office:value-type="float" office:value="2.93135126106563" calcext:value-type="float">
            <text:p>2,9313512610656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47" calcext:value-type="float">
            <text:p>347</text:p>
          </table:table-cell>
          <table:table-cell office:value-type="float" office:value="12.321" calcext:value-type="float">
            <text:p>12,321</text:p>
          </table:table-cell>
          <table:table-cell office:value-type="float" office:value="14.89" calcext:value-type="float">
            <text:p>14,89</text:p>
          </table:table-cell>
          <table:table-cell office:value-type="float" office:value="11.65" calcext:value-type="float">
            <text:p>11,65</text:p>
          </table:table-cell>
          <table:table-cell office:value-type="float" office:value="14.771" calcext:value-type="float">
            <text:p>14,771</text:p>
          </table:table-cell>
          <table:table-cell table:formula="of:=([.E349]-[.B349]) / [.B349] * 100" office:value-type="float" office:value="19.8847496144794" calcext:value-type="float">
            <text:p>19,884749614479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48" calcext:value-type="float">
            <text:p>348</text:p>
          </table:table-cell>
          <table:table-cell office:value-type="float" office:value="14.771" calcext:value-type="float">
            <text:p>14,771</text:p>
          </table:table-cell>
          <table:table-cell office:value-type="float" office:value="15.572" calcext:value-type="float">
            <text:p>15,572</text:p>
          </table:table-cell>
          <table:table-cell office:value-type="float" office:value="13.541" calcext:value-type="float">
            <text:p>13,541</text:p>
          </table:table-cell>
          <table:table-cell office:value-type="float" office:value="14.519" calcext:value-type="float">
            <text:p>14,519</text:p>
          </table:table-cell>
          <table:table-cell table:formula="of:=([.E350]-[.B350]) / [.B350] * 100" office:value-type="float" office:value="-1.70604562995058" calcext:value-type="float">
            <text:p>-1,7060456299505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49" calcext:value-type="float">
            <text:p>349</text:p>
          </table:table-cell>
          <table:table-cell office:value-type="float" office:value="14.51" calcext:value-type="float">
            <text:p>14,51</text:p>
          </table:table-cell>
          <table:table-cell office:value-type="float" office:value="15.149" calcext:value-type="float">
            <text:p>15,149</text:p>
          </table:table-cell>
          <table:table-cell office:value-type="float" office:value="13.714" calcext:value-type="float">
            <text:p>13,714</text:p>
          </table:table-cell>
          <table:table-cell office:value-type="float" office:value="14.558" calcext:value-type="float">
            <text:p>14,558</text:p>
          </table:table-cell>
          <table:table-cell table:formula="of:=([.E351]-[.B351]) / [.B351] * 100" office:value-type="float" office:value="0.330806340454859" calcext:value-type="float">
            <text:p>0,33080634045485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50" calcext:value-type="float">
            <text:p>350</text:p>
          </table:table-cell>
          <table:table-cell office:value-type="float" office:value="14.554" calcext:value-type="float">
            <text:p>14,554</text:p>
          </table:table-cell>
          <table:table-cell office:value-type="float" office:value="15.29" calcext:value-type="float">
            <text:p>15,29</text:p>
          </table:table-cell>
          <table:table-cell office:value-type="float" office:value="14.141" calcext:value-type="float">
            <text:p>14,141</text:p>
          </table:table-cell>
          <table:table-cell office:value-type="float" office:value="14.519" calcext:value-type="float">
            <text:p>14,519</text:p>
          </table:table-cell>
          <table:table-cell table:formula="of:=([.E352]-[.B352]) / [.B352] * 100" office:value-type="float" office:value="-0.240483715816958" calcext:value-type="float">
            <text:p>-0,24048371581695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51" calcext:value-type="float">
            <text:p>351</text:p>
          </table:table-cell>
          <table:table-cell office:value-type="float" office:value="14.512" calcext:value-type="float">
            <text:p>14,512</text:p>
          </table:table-cell>
          <table:table-cell office:value-type="float" office:value="15.662" calcext:value-type="float">
            <text:p>15,662</text:p>
          </table:table-cell>
          <table:table-cell office:value-type="float" office:value="13.911" calcext:value-type="float">
            <text:p>13,911</text:p>
          </table:table-cell>
          <table:table-cell office:value-type="float" office:value="14.616" calcext:value-type="float">
            <text:p>14,616</text:p>
          </table:table-cell>
          <table:table-cell table:formula="of:=([.E353]-[.B353]) / [.B353] * 100" office:value-type="float" office:value="0.716648291069454" calcext:value-type="float">
            <text:p>0,71664829106945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52" calcext:value-type="float">
            <text:p>352</text:p>
          </table:table-cell>
          <table:table-cell office:value-type="float" office:value="14.621" calcext:value-type="float">
            <text:p>14,621</text:p>
          </table:table-cell>
          <table:table-cell office:value-type="float" office:value="14.738" calcext:value-type="float">
            <text:p>14,738</text:p>
          </table:table-cell>
          <table:table-cell office:value-type="float" office:value="13.109" calcext:value-type="float">
            <text:p>13,109</text:p>
          </table:table-cell>
          <table:table-cell office:value-type="float" office:value="13.415" calcext:value-type="float">
            <text:p>13,415</text:p>
          </table:table-cell>
          <table:table-cell table:formula="of:=([.E354]-[.B354]) / [.B354] * 100" office:value-type="float" office:value="-8.24840982148965" calcext:value-type="float">
            <text:p>-8,2484098214896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53" calcext:value-type="float">
            <text:p>353</text:p>
          </table:table-cell>
          <table:table-cell office:value-type="float" office:value="13.407" calcext:value-type="float">
            <text:p>13,407</text:p>
          </table:table-cell>
          <table:table-cell office:value-type="float" office:value="14.36" calcext:value-type="float">
            <text:p>14,36</text:p>
          </table:table-cell>
          <table:table-cell office:value-type="float" office:value="12.966" calcext:value-type="float">
            <text:p>12,966</text:p>
          </table:table-cell>
          <table:table-cell office:value-type="float" office:value="13.928" calcext:value-type="float">
            <text:p>13,928</text:p>
          </table:table-cell>
          <table:table-cell table:formula="of:=([.E355]-[.B355]) / [.B355] * 100" office:value-type="float" office:value="3.88602968598494" calcext:value-type="float">
            <text:p>3,8860296859849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54" calcext:value-type="float">
            <text:p>354</text:p>
          </table:table-cell>
          <table:table-cell office:value-type="float" office:value="13.922" calcext:value-type="float">
            <text:p>13,922</text:p>
          </table:table-cell>
          <table:table-cell office:value-type="float" office:value="16.909" calcext:value-type="float">
            <text:p>16,909</text:p>
          </table:table-cell>
          <table:table-cell office:value-type="float" office:value="13.731" calcext:value-type="float">
            <text:p>13,731</text:p>
          </table:table-cell>
          <table:table-cell office:value-type="float" office:value="16.7" calcext:value-type="float">
            <text:p>16,7</text:p>
          </table:table-cell>
          <table:table-cell table:formula="of:=([.E356]-[.B356]) / [.B356] * 100" office:value-type="float" office:value="19.9540295934492" calcext:value-type="float">
            <text:p>19,954029593449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55" calcext:value-type="float">
            <text:p>355</text:p>
          </table:table-cell>
          <table:table-cell office:value-type="float" office:value="16.706" calcext:value-type="float">
            <text:p>16,706</text:p>
          </table:table-cell>
          <table:table-cell office:value-type="float" office:value="18.062" calcext:value-type="float">
            <text:p>18,062</text:p>
          </table:table-cell>
          <table:table-cell office:value-type="float" office:value="16.508" calcext:value-type="float">
            <text:p>16,508</text:p>
          </table:table-cell>
          <table:table-cell office:value-type="float" office:value="16.956" calcext:value-type="float">
            <text:p>16,956</text:p>
          </table:table-cell>
          <table:table-cell table:formula="of:=([.E357]-[.B357]) / [.B357] * 100" office:value-type="float" office:value="1.49646833473004" calcext:value-type="float">
            <text:p>1,4964683347300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56" calcext:value-type="float">
            <text:p>356</text:p>
          </table:table-cell>
          <table:table-cell office:value-type="float" office:value="16.949" calcext:value-type="float">
            <text:p>16,949</text:p>
          </table:table-cell>
          <table:table-cell office:value-type="float" office:value="17.164" calcext:value-type="float">
            <text:p>17,164</text:p>
          </table:table-cell>
          <table:table-cell office:value-type="float" office:value="15.817" calcext:value-type="float">
            <text:p>15,817</text:p>
          </table:table-cell>
          <table:table-cell office:value-type="float" office:value="16.599" calcext:value-type="float">
            <text:p>16,599</text:p>
          </table:table-cell>
          <table:table-cell table:formula="of:=([.E358]-[.B358]) / [.B358] * 100" office:value-type="float" office:value="-2.06501858516727" calcext:value-type="float">
            <text:p>-2,0650185851672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57" calcext:value-type="float">
            <text:p>357</text:p>
          </table:table-cell>
          <table:table-cell office:value-type="float" office:value="16.6" calcext:value-type="float">
            <text:p>16,6</text:p>
          </table:table-cell>
          <table:table-cell office:value-type="float" office:value="17.81" calcext:value-type="float">
            <text:p>17,81</text:p>
          </table:table-cell>
          <table:table-cell office:value-type="float" office:value="16.567" calcext:value-type="float">
            <text:p>16,567</text:p>
          </table:table-cell>
          <table:table-cell office:value-type="float" office:value="17.787" calcext:value-type="float">
            <text:p>17,787</text:p>
          </table:table-cell>
          <table:table-cell table:formula="of:=([.E359]-[.B359]) / [.B359] * 100" office:value-type="float" office:value="7.15060240963854" calcext:value-type="float">
            <text:p>7,1506024096385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58" calcext:value-type="float">
            <text:p>358</text:p>
          </table:table-cell>
          <table:table-cell office:value-type="float" office:value="17.803" calcext:value-type="float">
            <text:p>17,803</text:p>
          </table:table-cell>
          <table:table-cell office:value-type="float" office:value="17.844" calcext:value-type="float">
            <text:p>17,844</text:p>
          </table:table-cell>
          <table:table-cell office:value-type="float" office:value="16.845" calcext:value-type="float">
            <text:p>16,845</text:p>
          </table:table-cell>
          <table:table-cell office:value-type="float" office:value="17.388" calcext:value-type="float">
            <text:p>17,388</text:p>
          </table:table-cell>
          <table:table-cell table:formula="of:=([.E360]-[.B360]) / [.B360] * 100" office:value-type="float" office:value="-2.3310677975622" calcext:value-type="float">
            <text:p>-2,331067797562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59" calcext:value-type="float">
            <text:p>359</text:p>
          </table:table-cell>
          <table:table-cell office:value-type="float" office:value="17.378" calcext:value-type="float">
            <text:p>17,378</text:p>
          </table:table-cell>
          <table:table-cell office:value-type="float" office:value="19.65" calcext:value-type="float">
            <text:p>19,65</text:p>
          </table:table-cell>
          <table:table-cell office:value-type="float" office:value="16.5" calcext:value-type="float">
            <text:p>16,5</text:p>
          </table:table-cell>
          <table:table-cell office:value-type="float" office:value="19.262" calcext:value-type="float">
            <text:p>19,262</text:p>
          </table:table-cell>
          <table:table-cell table:formula="of:=([.E361]-[.B361]) / [.B361] * 100" office:value-type="float" office:value="10.841293589596" calcext:value-type="float">
            <text:p>10,84129358959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60" calcext:value-type="float">
            <text:p>360</text:p>
          </table:table-cell>
          <table:table-cell office:value-type="float" office:value="19.265" calcext:value-type="float">
            <text:p>19,265</text:p>
          </table:table-cell>
          <table:table-cell office:value-type="float" office:value="23.961" calcext:value-type="float">
            <text:p>23,961</text:p>
          </table:table-cell>
          <table:table-cell office:value-type="float" office:value="19.152" calcext:value-type="float">
            <text:p>19,152</text:p>
          </table:table-cell>
          <table:table-cell office:value-type="float" office:value="21.904" calcext:value-type="float">
            <text:p>21,904</text:p>
          </table:table-cell>
          <table:table-cell table:formula="of:=([.E362]-[.B362]) / [.B362] * 100" office:value-type="float" office:value="13.6984168180638" calcext:value-type="float">
            <text:p>13,698416818063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61" calcext:value-type="float">
            <text:p>361</text:p>
          </table:table-cell>
          <table:table-cell office:value-type="float" office:value="21.904" calcext:value-type="float">
            <text:p>21,904</text:p>
          </table:table-cell>
          <table:table-cell office:value-type="float" office:value="26.906" calcext:value-type="float">
            <text:p>26,906</text:p>
          </table:table-cell>
          <table:table-cell office:value-type="float" office:value="20.81" calcext:value-type="float">
            <text:p>20,81</text:p>
          </table:table-cell>
          <table:table-cell office:value-type="float" office:value="25.309" calcext:value-type="float">
            <text:p>25,309</text:p>
          </table:table-cell>
          <table:table-cell table:formula="of:=([.E363]-[.B363]) / [.B363] * 100" office:value-type="float" office:value="15.5451059167275" calcext:value-type="float">
            <text:p>15,545105916727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62" calcext:value-type="float">
            <text:p>362</text:p>
          </table:table-cell>
          <table:table-cell office:value-type="float" office:value="25.319" calcext:value-type="float">
            <text:p>25,319</text:p>
          </table:table-cell>
          <table:table-cell office:value-type="float" office:value="31.884" calcext:value-type="float">
            <text:p>31,884</text:p>
          </table:table-cell>
          <table:table-cell office:value-type="float" office:value="22.55" calcext:value-type="float">
            <text:p>22,55</text:p>
          </table:table-cell>
          <table:table-cell office:value-type="float" office:value="30.715" calcext:value-type="float">
            <text:p>30,715</text:p>
          </table:table-cell>
          <table:table-cell table:formula="of:=([.E364]-[.B364]) / [.B364] * 100" office:value-type="float" office:value="21.3120581381571" calcext:value-type="float">
            <text:p>21,312058138157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63" calcext:value-type="float">
            <text:p>363</text:p>
          </table:table-cell>
          <table:table-cell office:value-type="float" office:value="30.729" calcext:value-type="float">
            <text:p>30,729</text:p>
          </table:table-cell>
          <table:table-cell office:value-type="float" office:value="33.5" calcext:value-type="float">
            <text:p>33,5</text:p>
          </table:table-cell>
          <table:table-cell office:value-type="float" office:value="28.62" calcext:value-type="float">
            <text:p>28,62</text:p>
          </table:table-cell>
          <table:table-cell office:value-type="float" office:value="29.43" calcext:value-type="float">
            <text:p>29,43</text:p>
          </table:table-cell>
          <table:table-cell table:formula="of:=([.E365]-[.B365]) / [.B365] * 100" office:value-type="float" office:value="-4.2272771648931" calcext:value-type="float">
            <text:p>-4,227277164893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64" calcext:value-type="float">
            <text:p>364</text:p>
          </table:table-cell>
          <table:table-cell office:value-type="float" office:value="29.429" calcext:value-type="float">
            <text:p>29,429</text:p>
          </table:table-cell>
          <table:table-cell office:value-type="float" office:value="31.45" calcext:value-type="float">
            <text:p>31,45</text:p>
          </table:table-cell>
          <table:table-cell office:value-type="float" office:value="28.526" calcext:value-type="float">
            <text:p>28,526</text:p>
          </table:table-cell>
          <table:table-cell office:value-type="float" office:value="30.658" calcext:value-type="float">
            <text:p>30,658</text:p>
          </table:table-cell>
          <table:table-cell table:formula="of:=([.E366]-[.B366]) / [.B366] * 100" office:value-type="float" office:value="4.17615277447417" calcext:value-type="float">
            <text:p>4,1761527744741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65" calcext:value-type="float">
            <text:p>365</text:p>
          </table:table-cell>
          <table:table-cell office:value-type="float" office:value="30.664" calcext:value-type="float">
            <text:p>30,664</text:p>
          </table:table-cell>
          <table:table-cell office:value-type="float" office:value="30.694" calcext:value-type="float">
            <text:p>30,694</text:p>
          </table:table-cell>
          <table:table-cell office:value-type="float" office:value="27.04" calcext:value-type="float">
            <text:p>27,04</text:p>
          </table:table-cell>
          <table:table-cell office:value-type="float" office:value="27.529" calcext:value-type="float">
            <text:p>27,529</text:p>
          </table:table-cell>
          <table:table-cell table:formula="of:=([.E367]-[.B367]) / [.B367] * 100" office:value-type="float" office:value="-10.2237151056614" calcext:value-type="float">
            <text:p>-10,223715105661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66" calcext:value-type="float">
            <text:p>366</text:p>
          </table:table-cell>
          <table:table-cell office:value-type="float" office:value="27.531" calcext:value-type="float">
            <text:p>27,531</text:p>
          </table:table-cell>
          <table:table-cell office:value-type="float" office:value="28.839" calcext:value-type="float">
            <text:p>28,839</text:p>
          </table:table-cell>
          <table:table-cell office:value-type="float" office:value="26.31" calcext:value-type="float">
            <text:p>26,31</text:p>
          </table:table-cell>
          <table:table-cell office:value-type="float" office:value="28" calcext:value-type="float">
            <text:p>28</text:p>
          </table:table-cell>
          <table:table-cell table:formula="of:=([.E368]-[.B368]) / [.B368] * 100" office:value-type="float" office:value="1.70353419781338" calcext:value-type="float">
            <text:p>1,7035341978133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67" calcext:value-type="float">
            <text:p>367</text:p>
          </table:table-cell>
          <table:table-cell office:value-type="float" office:value="28" calcext:value-type="float">
            <text:p>28</text:p>
          </table:table-cell>
          <table:table-cell office:value-type="float" office:value="30.359" calcext:value-type="float">
            <text:p>30,359</text:p>
          </table:table-cell>
          <table:table-cell office:value-type="float" office:value="27.199" calcext:value-type="float">
            <text:p>27,199</text:p>
          </table:table-cell>
          <table:table-cell office:value-type="float" office:value="29.92" calcext:value-type="float">
            <text:p>29,92</text:p>
          </table:table-cell>
          <table:table-cell table:formula="of:=([.E369]-[.B369]) / [.B369] * 100" office:value-type="float" office:value="6.85714285714286" calcext:value-type="float">
            <text:p>6,8571428571428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68" calcext:value-type="float">
            <text:p>368</text:p>
          </table:table-cell>
          <table:table-cell office:value-type="float" office:value="29.938" calcext:value-type="float">
            <text:p>29,938</text:p>
          </table:table-cell>
          <table:table-cell office:value-type="float" office:value="34.666" calcext:value-type="float">
            <text:p>34,666</text:p>
          </table:table-cell>
          <table:table-cell office:value-type="float" office:value="29.503" calcext:value-type="float">
            <text:p>29,503</text:p>
          </table:table-cell>
          <table:table-cell office:value-type="float" office:value="29.607" calcext:value-type="float">
            <text:p>29,607</text:p>
          </table:table-cell>
          <table:table-cell table:formula="of:=([.E370]-[.B370]) / [.B370] * 100" office:value-type="float" office:value="-1.10561827777406" calcext:value-type="float">
            <text:p>-1,1056182777740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69" calcext:value-type="float">
            <text:p>369</text:p>
          </table:table-cell>
          <table:table-cell office:value-type="float" office:value="29.631" calcext:value-type="float">
            <text:p>29,631</text:p>
          </table:table-cell>
          <table:table-cell office:value-type="float" office:value="31.23" calcext:value-type="float">
            <text:p>31,23</text:p>
          </table:table-cell>
          <table:table-cell office:value-type="float" office:value="28.368" calcext:value-type="float">
            <text:p>28,368</text:p>
          </table:table-cell>
          <table:table-cell office:value-type="float" office:value="30.041" calcext:value-type="float">
            <text:p>30,041</text:p>
          </table:table-cell>
          <table:table-cell table:formula="of:=([.E371]-[.B371]) / [.B371] * 100" office:value-type="float" office:value="1.38368600452229" calcext:value-type="float">
            <text:p>1,3836860045222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70" calcext:value-type="float">
            <text:p>370</text:p>
          </table:table-cell>
          <table:table-cell office:value-type="float" office:value="30.04" calcext:value-type="float">
            <text:p>30,04</text:p>
          </table:table-cell>
          <table:table-cell office:value-type="float" office:value="30.127" calcext:value-type="float">
            <text:p>30,127</text:p>
          </table:table-cell>
          <table:table-cell office:value-type="float" office:value="25.88" calcext:value-type="float">
            <text:p>25,88</text:p>
          </table:table-cell>
          <table:table-cell office:value-type="float" office:value="26.97" calcext:value-type="float">
            <text:p>26,97</text:p>
          </table:table-cell>
          <table:table-cell table:formula="of:=([.E372]-[.B372]) / [.B372] * 100" office:value-type="float" office:value="-10.219707057257" calcext:value-type="float">
            <text:p>-10,21970705725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71" calcext:value-type="float">
            <text:p>371</text:p>
          </table:table-cell>
          <table:table-cell office:value-type="float" office:value="26.96" calcext:value-type="float">
            <text:p>26,96</text:p>
          </table:table-cell>
          <table:table-cell office:value-type="float" office:value="32.9" calcext:value-type="float">
            <text:p>32,9</text:p>
          </table:table-cell>
          <table:table-cell office:value-type="float" office:value="26.37" calcext:value-type="float">
            <text:p>26,37</text:p>
          </table:table-cell>
          <table:table-cell office:value-type="float" office:value="32.64" calcext:value-type="float">
            <text:p>32,64</text:p>
          </table:table-cell>
          <table:table-cell table:formula="of:=([.E373]-[.B373]) / [.B373] * 100" office:value-type="float" office:value="21.0682492581602" calcext:value-type="float">
            <text:p>21,068249258160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72" calcext:value-type="float">
            <text:p>372</text:p>
          </table:table-cell>
          <table:table-cell office:value-type="float" office:value="32.65" calcext:value-type="float">
            <text:p>32,65</text:p>
          </table:table-cell>
          <table:table-cell office:value-type="float" office:value="35.86" calcext:value-type="float">
            <text:p>35,86</text:p>
          </table:table-cell>
          <table:table-cell office:value-type="float" office:value="30.44" calcext:value-type="float">
            <text:p>30,44</text:p>
          </table:table-cell>
          <table:table-cell office:value-type="float" office:value="35.05" calcext:value-type="float">
            <text:p>35,05</text:p>
          </table:table-cell>
          <table:table-cell table:formula="of:=([.E374]-[.B374]) / [.B374] * 100" office:value-type="float" office:value="7.35068912710566" calcext:value-type="float">
            <text:p>7,3506891271056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73" calcext:value-type="float">
            <text:p>373</text:p>
          </table:table-cell>
          <table:table-cell office:value-type="float" office:value="35.05" calcext:value-type="float">
            <text:p>35,05</text:p>
          </table:table-cell>
          <table:table-cell office:value-type="float" office:value="36.89" calcext:value-type="float">
            <text:p>36,89</text:p>
          </table:table-cell>
          <table:table-cell office:value-type="float" office:value="33.17" calcext:value-type="float">
            <text:p>33,17</text:p>
          </table:table-cell>
          <table:table-cell office:value-type="float" office:value="33.26" calcext:value-type="float">
            <text:p>33,26</text:p>
          </table:table-cell>
          <table:table-cell table:formula="of:=([.E375]-[.B375]) / [.B375] * 100" office:value-type="float" office:value="-5.10699001426533" calcext:value-type="float">
            <text:p>-5,1069900142653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74" calcext:value-type="float">
            <text:p>374</text:p>
          </table:table-cell>
          <table:table-cell office:value-type="float" office:value="33.28" calcext:value-type="float">
            <text:p>33,28</text:p>
          </table:table-cell>
          <table:table-cell office:value-type="float" office:value="35.99" calcext:value-type="float">
            <text:p>35,99</text:p>
          </table:table-cell>
          <table:table-cell office:value-type="float" office:value="32.02" calcext:value-type="float">
            <text:p>32,02</text:p>
          </table:table-cell>
          <table:table-cell office:value-type="float" office:value="33.44" calcext:value-type="float">
            <text:p>33,44</text:p>
          </table:table-cell>
          <table:table-cell table:formula="of:=([.E376]-[.B376]) / [.B376] * 100" office:value-type="float" office:value="0.48076923076922" calcext:value-type="float">
            <text:p>0,4807692307692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75" calcext:value-type="float">
            <text:p>375</text:p>
          </table:table-cell>
          <table:table-cell office:value-type="float" office:value="33.43" calcext:value-type="float">
            <text:p>33,43</text:p>
          </table:table-cell>
          <table:table-cell office:value-type="float" office:value="34.47" calcext:value-type="float">
            <text:p>34,47</text:p>
          </table:table-cell>
          <table:table-cell office:value-type="float" office:value="30.53" calcext:value-type="float">
            <text:p>30,53</text:p>
          </table:table-cell>
          <table:table-cell office:value-type="float" office:value="31.57" calcext:value-type="float">
            <text:p>31,57</text:p>
          </table:table-cell>
          <table:table-cell table:formula="of:=([.E377]-[.B377]) / [.B377] * 100" office:value-type="float" office:value="-5.5638647921029" calcext:value-type="float">
            <text:p>-5,563864792102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76" calcext:value-type="float">
            <text:p>376</text:p>
          </table:table-cell>
          <table:table-cell office:value-type="float" office:value="31.54" calcext:value-type="float">
            <text:p>31,54</text:p>
          </table:table-cell>
          <table:table-cell office:value-type="float" office:value="32.52" calcext:value-type="float">
            <text:p>32,52</text:p>
          </table:table-cell>
          <table:table-cell office:value-type="float" office:value="30.5" calcext:value-type="float">
            <text:p>30,5</text:p>
          </table:table-cell>
          <table:table-cell office:value-type="float" office:value="31.75" calcext:value-type="float">
            <text:p>31,75</text:p>
          </table:table-cell>
          <table:table-cell table:formula="of:=([.E378]-[.B378]) / [.B378] * 100" office:value-type="float" office:value="0.665821179454663" calcext:value-type="float">
            <text:p>0,66582117945466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77" calcext:value-type="float">
            <text:p>377</text:p>
          </table:table-cell>
          <table:table-cell office:value-type="float" office:value="31.74" calcext:value-type="float">
            <text:p>31,74</text:p>
          </table:table-cell>
          <table:table-cell office:value-type="float" office:value="33.87" calcext:value-type="float">
            <text:p>33,87</text:p>
          </table:table-cell>
          <table:table-cell office:value-type="float" office:value="31.32" calcext:value-type="float">
            <text:p>31,32</text:p>
          </table:table-cell>
          <table:table-cell office:value-type="float" office:value="32.79" calcext:value-type="float">
            <text:p>32,79</text:p>
          </table:table-cell>
          <table:table-cell table:formula="of:=([.E379]-[.B379]) / [.B379] * 100" office:value-type="float" office:value="3.30812854442344" calcext:value-type="float">
            <text:p>3,3081285444234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78" calcext:value-type="float">
            <text:p>378</text:p>
          </table:table-cell>
          <table:table-cell office:value-type="float" office:value="32.79" calcext:value-type="float">
            <text:p>32,79</text:p>
          </table:table-cell>
          <table:table-cell office:value-type="float" office:value="33.89" calcext:value-type="float">
            <text:p>33,89</text:p>
          </table:table-cell>
          <table:table-cell office:value-type="float" office:value="30.95" calcext:value-type="float">
            <text:p>30,95</text:p>
          </table:table-cell>
          <table:table-cell office:value-type="float" office:value="31.72" calcext:value-type="float">
            <text:p>31,72</text:p>
          </table:table-cell>
          <table:table-cell table:formula="of:=([.E380]-[.B380]) / [.B380] * 100" office:value-type="float" office:value="-3.26318999695029" calcext:value-type="float">
            <text:p>-3,2631899969502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79" calcext:value-type="float">
            <text:p>379</text:p>
          </table:table-cell>
          <table:table-cell office:value-type="float" office:value="31.73" calcext:value-type="float">
            <text:p>31,73</text:p>
          </table:table-cell>
          <table:table-cell office:value-type="float" office:value="32.47" calcext:value-type="float">
            <text:p>32,47</text:p>
          </table:table-cell>
          <table:table-cell office:value-type="float" office:value="30.97" calcext:value-type="float">
            <text:p>30,97</text:p>
          </table:table-cell>
          <table:table-cell office:value-type="float" office:value="31.39" calcext:value-type="float">
            <text:p>31,39</text:p>
          </table:table-cell>
          <table:table-cell table:formula="of:=([.E381]-[.B381]) / [.B381] * 100" office:value-type="float" office:value="-1.07154112826978" calcext:value-type="float">
            <text:p>-1,0715411282697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80" calcext:value-type="float">
            <text:p>380</text:p>
          </table:table-cell>
          <table:table-cell office:value-type="float" office:value="31.39" calcext:value-type="float">
            <text:p>31,39</text:p>
          </table:table-cell>
          <table:table-cell office:value-type="float" office:value="35.35" calcext:value-type="float">
            <text:p>35,35</text:p>
          </table:table-cell>
          <table:table-cell office:value-type="float" office:value="31.08" calcext:value-type="float">
            <text:p>31,08</text:p>
          </table:table-cell>
          <table:table-cell office:value-type="float" office:value="34.45" calcext:value-type="float">
            <text:p>34,45</text:p>
          </table:table-cell>
          <table:table-cell table:formula="of:=([.E382]-[.B382]) / [.B382] * 100" office:value-type="float" office:value="9.74832749283212" calcext:value-type="float">
            <text:p>9,7483274928321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81" calcext:value-type="float">
            <text:p>381</text:p>
          </table:table-cell>
          <table:table-cell office:value-type="float" office:value="34.45" calcext:value-type="float">
            <text:p>34,45</text:p>
          </table:table-cell>
          <table:table-cell office:value-type="float" office:value="35.08" calcext:value-type="float">
            <text:p>35,08</text:p>
          </table:table-cell>
          <table:table-cell office:value-type="float" office:value="30.03" calcext:value-type="float">
            <text:p>30,03</text:p>
          </table:table-cell>
          <table:table-cell office:value-type="float" office:value="32.33" calcext:value-type="float">
            <text:p>32,33</text:p>
          </table:table-cell>
          <table:table-cell table:formula="of:=([.E383]-[.B383]) / [.B383] * 100" office:value-type="float" office:value="-6.15384615384617" calcext:value-type="float">
            <text:p>-6,1538461538461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82" calcext:value-type="float">
            <text:p>382</text:p>
          </table:table-cell>
          <table:table-cell office:value-type="float" office:value="32.32" calcext:value-type="float">
            <text:p>32,32</text:p>
          </table:table-cell>
          <table:table-cell office:value-type="float" office:value="32.6" calcext:value-type="float">
            <text:p>32,6</text:p>
          </table:table-cell>
          <table:table-cell office:value-type="float" office:value="22.95" calcext:value-type="float">
            <text:p>22,95</text:p>
          </table:table-cell>
          <table:table-cell office:value-type="float" office:value="27.92" calcext:value-type="float">
            <text:p>27,92</text:p>
          </table:table-cell>
          <table:table-cell table:formula="of:=([.E384]-[.B384]) / [.B384] * 100" office:value-type="float" office:value="-13.6138613861386" calcext:value-type="float">
            <text:p>-13,613861386138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83" calcext:value-type="float">
            <text:p>383</text:p>
          </table:table-cell>
          <table:table-cell office:value-type="float" office:value="27.92" calcext:value-type="float">
            <text:p>27,92</text:p>
          </table:table-cell>
          <table:table-cell office:value-type="float" office:value="32.16" calcext:value-type="float">
            <text:p>32,16</text:p>
          </table:table-cell>
          <table:table-cell office:value-type="float" office:value="24.88" calcext:value-type="float">
            <text:p>24,88</text:p>
          </table:table-cell>
          <table:table-cell office:value-type="float" office:value="29.46" calcext:value-type="float">
            <text:p>29,46</text:p>
          </table:table-cell>
          <table:table-cell table:formula="of:=([.E385]-[.B385]) / [.B385] * 100" office:value-type="float" office:value="5.51575931232091" calcext:value-type="float">
            <text:p>5,5157593123209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84" calcext:value-type="float">
            <text:p>384</text:p>
          </table:table-cell>
          <table:table-cell office:value-type="float" office:value="29.45" calcext:value-type="float">
            <text:p>29,45</text:p>
          </table:table-cell>
          <table:table-cell office:value-type="float" office:value="31.5" calcext:value-type="float">
            <text:p>31,5</text:p>
          </table:table-cell>
          <table:table-cell office:value-type="float" office:value="28.21" calcext:value-type="float">
            <text:p>28,21</text:p>
          </table:table-cell>
          <table:table-cell office:value-type="float" office:value="30.6" calcext:value-type="float">
            <text:p>30,6</text:p>
          </table:table-cell>
          <table:table-cell table:formula="of:=([.E386]-[.B386]) / [.B386] * 100" office:value-type="float" office:value="3.90492359932089" calcext:value-type="float">
            <text:p>3,9049235993208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85" calcext:value-type="float">
            <text:p>385</text:p>
          </table:table-cell>
          <table:table-cell office:value-type="float" office:value="30.59" calcext:value-type="float">
            <text:p>30,59</text:p>
          </table:table-cell>
          <table:table-cell office:value-type="float" office:value="44" calcext:value-type="float">
            <text:p>44</text:p>
          </table:table-cell>
          <table:table-cell office:value-type="float" office:value="30.56" calcext:value-type="float">
            <text:p>30,56</text:p>
          </table:table-cell>
          <table:table-cell office:value-type="float" office:value="43.35" calcext:value-type="float">
            <text:p>43,35</text:p>
          </table:table-cell>
          <table:table-cell table:formula="of:=([.E387]-[.B387]) / [.B387] * 100" office:value-type="float" office:value="41.7129780974175" calcext:value-type="float">
            <text:p>41,712978097417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86" calcext:value-type="float">
            <text:p>386</text:p>
          </table:table-cell>
          <table:table-cell office:value-type="float" office:value="43.35" calcext:value-type="float">
            <text:p>43,35</text:p>
          </table:table-cell>
          <table:table-cell office:value-type="float" office:value="45.01" calcext:value-type="float">
            <text:p>45,01</text:p>
          </table:table-cell>
          <table:table-cell office:value-type="float" office:value="37.5" calcext:value-type="float">
            <text:p>37,5</text:p>
          </table:table-cell>
          <table:table-cell office:value-type="float" office:value="39.19" calcext:value-type="float">
            <text:p>39,19</text:p>
          </table:table-cell>
          <table:table-cell table:formula="of:=([.E388]-[.B388]) / [.B388] * 100" office:value-type="float" office:value="-9.59630911188005" calcext:value-type="float">
            <text:p>-9,5963091118800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87" calcext:value-type="float">
            <text:p>387</text:p>
          </table:table-cell>
          <table:table-cell office:value-type="float" office:value="39.18" calcext:value-type="float">
            <text:p>39,18</text:p>
          </table:table-cell>
          <table:table-cell office:value-type="float" office:value="43.54" calcext:value-type="float">
            <text:p>43,54</text:p>
          </table:table-cell>
          <table:table-cell office:value-type="float" office:value="37.8" calcext:value-type="float">
            <text:p>37,8</text:p>
          </table:table-cell>
          <table:table-cell office:value-type="float" office:value="39.26" calcext:value-type="float">
            <text:p>39,26</text:p>
          </table:table-cell>
          <table:table-cell table:formula="of:=([.E389]-[.B389]) / [.B389] * 100" office:value-type="float" office:value="0.204185809086264" calcext:value-type="float">
            <text:p>0,20418580908626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88" calcext:value-type="float">
            <text:p>388</text:p>
          </table:table-cell>
          <table:table-cell office:value-type="float" office:value="39.26" calcext:value-type="float">
            <text:p>39,26</text:p>
          </table:table-cell>
          <table:table-cell office:value-type="float" office:value="39.62" calcext:value-type="float">
            <text:p>39,62</text:p>
          </table:table-cell>
          <table:table-cell office:value-type="float" office:value="33.62" calcext:value-type="float">
            <text:p>33,62</text:p>
          </table:table-cell>
          <table:table-cell office:value-type="float" office:value="37.18" calcext:value-type="float">
            <text:p>37,18</text:p>
          </table:table-cell>
          <table:table-cell table:formula="of:=([.E390]-[.B390]) / [.B390] * 100" office:value-type="float" office:value="-5.29801324503311" calcext:value-type="float">
            <text:p>-5,2980132450331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89" calcext:value-type="float">
            <text:p>389</text:p>
          </table:table-cell>
          <table:table-cell office:value-type="float" office:value="37.18" calcext:value-type="float">
            <text:p>37,18</text:p>
          </table:table-cell>
          <table:table-cell office:value-type="float" office:value="38" calcext:value-type="float">
            <text:p>38</text:p>
          </table:table-cell>
          <table:table-cell office:value-type="float" office:value="34.59" calcext:value-type="float">
            <text:p>34,59</text:p>
          </table:table-cell>
          <table:table-cell office:value-type="float" office:value="35.69" calcext:value-type="float">
            <text:p>35,69</text:p>
          </table:table-cell>
          <table:table-cell table:formula="of:=([.E391]-[.B391]) / [.B391] * 100" office:value-type="float" office:value="-4.00753093060786" calcext:value-type="float">
            <text:p>-4,0075309306078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90" calcext:value-type="float">
            <text:p>390</text:p>
          </table:table-cell>
          <table:table-cell office:value-type="float" office:value="35.69" calcext:value-type="float">
            <text:p>35,69</text:p>
          </table:table-cell>
          <table:table-cell office:value-type="float" office:value="37.68" calcext:value-type="float">
            <text:p>37,68</text:p>
          </table:table-cell>
          <table:table-cell office:value-type="float" office:value="34.91" calcext:value-type="float">
            <text:p>34,91</text:p>
          </table:table-cell>
          <table:table-cell office:value-type="float" office:value="36.71" calcext:value-type="float">
            <text:p>36,71</text:p>
          </table:table-cell>
          <table:table-cell table:formula="of:=([.E392]-[.B392]) / [.B392] * 100" office:value-type="float" office:value="2.85794340151304" calcext:value-type="float">
            <text:p>2,8579434015130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91" calcext:value-type="float">
            <text:p>391</text:p>
          </table:table-cell>
          <table:table-cell office:value-type="float" office:value="36.71" calcext:value-type="float">
            <text:p>36,71</text:p>
          </table:table-cell>
          <table:table-cell office:value-type="float" office:value="39.77" calcext:value-type="float">
            <text:p>39,77</text:p>
          </table:table-cell>
          <table:table-cell office:value-type="float" office:value="35.13" calcext:value-type="float">
            <text:p>35,13</text:p>
          </table:table-cell>
          <table:table-cell office:value-type="float" office:value="37.45" calcext:value-type="float">
            <text:p>37,45</text:p>
          </table:table-cell>
          <table:table-cell table:formula="of:=([.E393]-[.B393]) / [.B393] * 100" office:value-type="float" office:value="2.01579950967039" calcext:value-type="float">
            <text:p>2,0157995096703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92" calcext:value-type="float">
            <text:p>392</text:p>
          </table:table-cell>
          <table:table-cell office:value-type="float" office:value="37.44" calcext:value-type="float">
            <text:p>37,44</text:p>
          </table:table-cell>
          <table:table-cell office:value-type="float" office:value="39.21" calcext:value-type="float">
            <text:p>39,21</text:p>
          </table:table-cell>
          <table:table-cell office:value-type="float" office:value="34.05" calcext:value-type="float">
            <text:p>34,05</text:p>
          </table:table-cell>
          <table:table-cell office:value-type="float" office:value="34.46" calcext:value-type="float">
            <text:p>34,46</text:p>
          </table:table-cell>
          <table:table-cell table:formula="of:=([.E394]-[.B394]) / [.B394] * 100" office:value-type="float" office:value="-7.9594017094017" calcext:value-type="float">
            <text:p>-7,959401709401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93" calcext:value-type="float">
            <text:p>393</text:p>
          </table:table-cell>
          <table:table-cell office:value-type="float" office:value="34.46" calcext:value-type="float">
            <text:p>34,46</text:p>
          </table:table-cell>
          <table:table-cell office:value-type="float" office:value="36.35" calcext:value-type="float">
            <text:p>36,35</text:p>
          </table:table-cell>
          <table:table-cell office:value-type="float" office:value="34.1" calcext:value-type="float">
            <text:p>34,1</text:p>
          </table:table-cell>
          <table:table-cell office:value-type="float" office:value="34.78" calcext:value-type="float">
            <text:p>34,78</text:p>
          </table:table-cell>
          <table:table-cell table:formula="of:=([.E395]-[.B395]) / [.B395] * 100" office:value-type="float" office:value="0.928612884503773" calcext:value-type="float">
            <text:p>0,92861288450377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94" calcext:value-type="float">
            <text:p>394</text:p>
          </table:table-cell>
          <table:table-cell office:value-type="float" office:value="34.78" calcext:value-type="float">
            <text:p>34,78</text:p>
          </table:table-cell>
          <table:table-cell office:value-type="float" office:value="36.47" calcext:value-type="float">
            <text:p>36,47</text:p>
          </table:table-cell>
          <table:table-cell office:value-type="float" office:value="32.02" calcext:value-type="float">
            <text:p>32,02</text:p>
          </table:table-cell>
          <table:table-cell office:value-type="float" office:value="32.92" calcext:value-type="float">
            <text:p>32,92</text:p>
          </table:table-cell>
          <table:table-cell table:formula="of:=([.E396]-[.B396]) / [.B396] * 100" office:value-type="float" office:value="-5.34790109258194" calcext:value-type="float">
            <text:p>-5,3479010925819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95" calcext:value-type="float">
            <text:p>395</text:p>
          </table:table-cell>
          <table:table-cell office:value-type="float" office:value="32.94" calcext:value-type="float">
            <text:p>32,94</text:p>
          </table:table-cell>
          <table:table-cell office:value-type="float" office:value="33.04" calcext:value-type="float">
            <text:p>33,04</text:p>
          </table:table-cell>
          <table:table-cell office:value-type="float" office:value="26.18" calcext:value-type="float">
            <text:p>26,18</text:p>
          </table:table-cell>
          <table:table-cell office:value-type="float" office:value="27.53" calcext:value-type="float">
            <text:p>27,53</text:p>
          </table:table-cell>
          <table:table-cell table:formula="of:=([.E397]-[.B397]) / [.B397] * 100" office:value-type="float" office:value="-16.4238008500304" calcext:value-type="float">
            <text:p>-16,423800850030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96" calcext:value-type="float">
            <text:p>396</text:p>
          </table:table-cell>
          <table:table-cell office:value-type="float" office:value="27.52" calcext:value-type="float">
            <text:p>27,52</text:p>
          </table:table-cell>
          <table:table-cell office:value-type="float" office:value="29.5" calcext:value-type="float">
            <text:p>29,5</text:p>
          </table:table-cell>
          <table:table-cell office:value-type="float" office:value="23.95" calcext:value-type="float">
            <text:p>23,95</text:p>
          </table:table-cell>
          <table:table-cell office:value-type="float" office:value="25.16" calcext:value-type="float">
            <text:p>25,16</text:p>
          </table:table-cell>
          <table:table-cell table:formula="of:=([.E398]-[.B398]) / [.B398] * 100" office:value-type="float" office:value="-8.57558139534884" calcext:value-type="float">
            <text:p>-8,5755813953488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97" calcext:value-type="float">
            <text:p>397</text:p>
          </table:table-cell>
          <table:table-cell office:value-type="float" office:value="25.15" calcext:value-type="float">
            <text:p>25,15</text:p>
          </table:table-cell>
          <table:table-cell office:value-type="float" office:value="33.59" calcext:value-type="float">
            <text:p>33,59</text:p>
          </table:table-cell>
          <table:table-cell office:value-type="float" office:value="25.05" calcext:value-type="float">
            <text:p>25,05</text:p>
          </table:table-cell>
          <table:table-cell office:value-type="float" office:value="33.17" calcext:value-type="float">
            <text:p>33,17</text:p>
          </table:table-cell>
          <table:table-cell table:formula="of:=([.E399]-[.B399]) / [.B399] * 100" office:value-type="float" office:value="31.8886679920477" calcext:value-type="float">
            <text:p>31,888667992047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98" calcext:value-type="float">
            <text:p>398</text:p>
          </table:table-cell>
          <table:table-cell office:value-type="float" office:value="33.16" calcext:value-type="float">
            <text:p>33,16</text:p>
          </table:table-cell>
          <table:table-cell office:value-type="float" office:value="36.8" calcext:value-type="float">
            <text:p>36,8</text:p>
          </table:table-cell>
          <table:table-cell office:value-type="float" office:value="32.34" calcext:value-type="float">
            <text:p>32,34</text:p>
          </table:table-cell>
          <table:table-cell office:value-type="float" office:value="36.16" calcext:value-type="float">
            <text:p>36,16</text:p>
          </table:table-cell>
          <table:table-cell table:formula="of:=([.E400]-[.B400]) / [.B400] * 100" office:value-type="float" office:value="9.04704463208685" calcext:value-type="float">
            <text:p>9,0470446320868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399" calcext:value-type="float">
            <text:p>399</text:p>
          </table:table-cell>
          <table:table-cell office:value-type="float" office:value="36.15" calcext:value-type="float">
            <text:p>36,15</text:p>
          </table:table-cell>
          <table:table-cell office:value-type="float" office:value="41.28" calcext:value-type="float">
            <text:p>41,28</text:p>
          </table:table-cell>
          <table:table-cell office:value-type="float" office:value="32.45" calcext:value-type="float">
            <text:p>32,45</text:p>
          </table:table-cell>
          <table:table-cell office:value-type="float" office:value="40.16" calcext:value-type="float">
            <text:p>40,16</text:p>
          </table:table-cell>
          <table:table-cell table:formula="of:=([.E401]-[.B401]) / [.B401] * 100" office:value-type="float" office:value="11.0926694329184" calcext:value-type="float">
            <text:p>11,092669432918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00" calcext:value-type="float">
            <text:p>400</text:p>
          </table:table-cell>
          <table:table-cell office:value-type="float" office:value="40.15" calcext:value-type="float">
            <text:p>40,15</text:p>
          </table:table-cell>
          <table:table-cell office:value-type="float" office:value="40.88" calcext:value-type="float">
            <text:p>40,88</text:p>
          </table:table-cell>
          <table:table-cell office:value-type="float" office:value="36.05" calcext:value-type="float">
            <text:p>36,05</text:p>
          </table:table-cell>
          <table:table-cell office:value-type="float" office:value="37.87" calcext:value-type="float">
            <text:p>37,87</text:p>
          </table:table-cell>
          <table:table-cell table:formula="of:=([.E402]-[.B402]) / [.B402] * 100" office:value-type="float" office:value="-5.67870485678705" calcext:value-type="float">
            <text:p>-5,6787048567870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01" calcext:value-type="float">
            <text:p>401</text:p>
          </table:table-cell>
          <table:table-cell office:value-type="float" office:value="37.87" calcext:value-type="float">
            <text:p>37,87</text:p>
          </table:table-cell>
          <table:table-cell office:value-type="float" office:value="37.94" calcext:value-type="float">
            <text:p>37,94</text:p>
          </table:table-cell>
          <table:table-cell office:value-type="float" office:value="33.26" calcext:value-type="float">
            <text:p>33,26</text:p>
          </table:table-cell>
          <table:table-cell office:value-type="float" office:value="34.69" calcext:value-type="float">
            <text:p>34,69</text:p>
          </table:table-cell>
          <table:table-cell table:formula="of:=([.E403]-[.B403]) / [.B403] * 100" office:value-type="float" office:value="-8.3971481383681" calcext:value-type="float">
            <text:p>-8,397148138368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02" calcext:value-type="float">
            <text:p>402</text:p>
          </table:table-cell>
          <table:table-cell office:value-type="float" office:value="34.67" calcext:value-type="float">
            <text:p>34,67</text:p>
          </table:table-cell>
          <table:table-cell office:value-type="float" office:value="39.65" calcext:value-type="float">
            <text:p>39,65</text:p>
          </table:table-cell>
          <table:table-cell office:value-type="float" office:value="33.81" calcext:value-type="float">
            <text:p>33,81</text:p>
          </table:table-cell>
          <table:table-cell office:value-type="float" office:value="36.8" calcext:value-type="float">
            <text:p>36,8</text:p>
          </table:table-cell>
          <table:table-cell table:formula="of:=([.E404]-[.B404]) / [.B404] * 100" office:value-type="float" office:value="6.14364003461204" calcext:value-type="float">
            <text:p>6,1436400346120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03" calcext:value-type="float">
            <text:p>403</text:p>
          </table:table-cell>
          <table:table-cell office:value-type="float" office:value="36.79" calcext:value-type="float">
            <text:p>36,79</text:p>
          </table:table-cell>
          <table:table-cell office:value-type="float" office:value="37.25" calcext:value-type="float">
            <text:p>37,25</text:p>
          </table:table-cell>
          <table:table-cell office:value-type="float" office:value="32.95" calcext:value-type="float">
            <text:p>32,95</text:p>
          </table:table-cell>
          <table:table-cell office:value-type="float" office:value="33.14" calcext:value-type="float">
            <text:p>33,14</text:p>
          </table:table-cell>
          <table:table-cell table:formula="of:=([.E405]-[.B405]) / [.B405] * 100" office:value-type="float" office:value="-9.92117423212829" calcext:value-type="float">
            <text:p>-9,9211742321282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04" calcext:value-type="float">
            <text:p>404</text:p>
          </table:table-cell>
          <table:table-cell office:value-type="float" office:value="33.14" calcext:value-type="float">
            <text:p>33,14</text:p>
          </table:table-cell>
          <table:table-cell office:value-type="float" office:value="36.36" calcext:value-type="float">
            <text:p>36,36</text:p>
          </table:table-cell>
          <table:table-cell office:value-type="float" office:value="33" calcext:value-type="float">
            <text:p>33</text:p>
          </table:table-cell>
          <table:table-cell office:value-type="float" office:value="34.15" calcext:value-type="float">
            <text:p>34,15</text:p>
          </table:table-cell>
          <table:table-cell table:formula="of:=([.E406]-[.B406]) / [.B406] * 100" office:value-type="float" office:value="3.04767652383826" calcext:value-type="float">
            <text:p>3,0476765238382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05" calcext:value-type="float">
            <text:p>405</text:p>
          </table:table-cell>
          <table:table-cell office:value-type="float" office:value="34.16" calcext:value-type="float">
            <text:p>34,16</text:p>
          </table:table-cell>
          <table:table-cell office:value-type="float" office:value="38.97" calcext:value-type="float">
            <text:p>38,97</text:p>
          </table:table-cell>
          <table:table-cell office:value-type="float" office:value="33.8" calcext:value-type="float">
            <text:p>33,8</text:p>
          </table:table-cell>
          <table:table-cell office:value-type="float" office:value="38.83" calcext:value-type="float">
            <text:p>38,83</text:p>
          </table:table-cell>
          <table:table-cell table:formula="of:=([.E407]-[.B407]) / [.B407] * 100" office:value-type="float" office:value="13.6709601873536" calcext:value-type="float">
            <text:p>13,670960187353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06" calcext:value-type="float">
            <text:p>406</text:p>
          </table:table-cell>
          <table:table-cell office:value-type="float" office:value="38.84" calcext:value-type="float">
            <text:p>38,84</text:p>
          </table:table-cell>
          <table:table-cell office:value-type="float" office:value="40.11" calcext:value-type="float">
            <text:p>40,11</text:p>
          </table:table-cell>
          <table:table-cell office:value-type="float" office:value="36.45" calcext:value-type="float">
            <text:p>36,45</text:p>
          </table:table-cell>
          <table:table-cell office:value-type="float" office:value="37.76" calcext:value-type="float">
            <text:p>37,76</text:p>
          </table:table-cell>
          <table:table-cell table:formula="of:=([.E408]-[.B408]) / [.B408] * 100" office:value-type="float" office:value="-2.7806385169928" calcext:value-type="float">
            <text:p>-2,780638516992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07" calcext:value-type="float">
            <text:p>407</text:p>
          </table:table-cell>
          <table:table-cell office:value-type="float" office:value="37.77" calcext:value-type="float">
            <text:p>37,77</text:p>
          </table:table-cell>
          <table:table-cell office:value-type="float" office:value="43.6" calcext:value-type="float">
            <text:p>43,6</text:p>
          </table:table-cell>
          <table:table-cell office:value-type="float" office:value="37.1" calcext:value-type="float">
            <text:p>37,1</text:p>
          </table:table-cell>
          <table:table-cell office:value-type="float" office:value="41.49" calcext:value-type="float">
            <text:p>41,49</text:p>
          </table:table-cell>
          <table:table-cell table:formula="of:=([.E409]-[.B409]) / [.B409] * 100" office:value-type="float" office:value="9.84908657664813" calcext:value-type="float">
            <text:p>9,8490865766481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08" calcext:value-type="float">
            <text:p>408</text:p>
          </table:table-cell>
          <table:table-cell office:value-type="float" office:value="41.5" calcext:value-type="float">
            <text:p>41,5</text:p>
          </table:table-cell>
          <table:table-cell office:value-type="float" office:value="46.17" calcext:value-type="float">
            <text:p>46,17</text:p>
          </table:table-cell>
          <table:table-cell office:value-type="float" office:value="41.49" calcext:value-type="float">
            <text:p>41,49</text:p>
          </table:table-cell>
          <table:table-cell office:value-type="float" office:value="42.79" calcext:value-type="float">
            <text:p>42,79</text:p>
          </table:table-cell>
          <table:table-cell table:formula="of:=([.E410]-[.B410]) / [.B410] * 100" office:value-type="float" office:value="3.10843373493976" calcext:value-type="float">
            <text:p>3,1084337349397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09" calcext:value-type="float">
            <text:p>409</text:p>
          </table:table-cell>
          <table:table-cell office:value-type="float" office:value="42.77" calcext:value-type="float">
            <text:p>42,77</text:p>
          </table:table-cell>
          <table:table-cell office:value-type="float" office:value="49.54" calcext:value-type="float">
            <text:p>49,54</text:p>
          </table:table-cell>
          <table:table-cell office:value-type="float" office:value="41.56" calcext:value-type="float">
            <text:p>41,56</text:p>
          </table:table-cell>
          <table:table-cell office:value-type="float" office:value="46.8" calcext:value-type="float">
            <text:p>46,8</text:p>
          </table:table-cell>
          <table:table-cell table:formula="of:=([.E411]-[.B411]) / [.B411] * 100" office:value-type="float" office:value="9.42249240121579" calcext:value-type="float">
            <text:p>9,4224924012157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10" calcext:value-type="float">
            <text:p>410</text:p>
          </table:table-cell>
          <table:table-cell office:value-type="float" office:value="46.81" calcext:value-type="float">
            <text:p>46,81</text:p>
          </table:table-cell>
          <table:table-cell office:value-type="float" office:value="47.3" calcext:value-type="float">
            <text:p>47,3</text:p>
          </table:table-cell>
          <table:table-cell office:value-type="float" office:value="43.39" calcext:value-type="float">
            <text:p>43,39</text:p>
          </table:table-cell>
          <table:table-cell office:value-type="float" office:value="44.66" calcext:value-type="float">
            <text:p>44,66</text:p>
          </table:table-cell>
          <table:table-cell table:formula="of:=([.E412]-[.B412]) / [.B412] * 100" office:value-type="float" office:value="-4.59303567613759" calcext:value-type="float">
            <text:p>-4,5930356761375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11" calcext:value-type="float">
            <text:p>411</text:p>
          </table:table-cell>
          <table:table-cell office:value-type="float" office:value="44.69" calcext:value-type="float">
            <text:p>44,69</text:p>
          </table:table-cell>
          <table:table-cell office:value-type="float" office:value="44.82" calcext:value-type="float">
            <text:p>44,82</text:p>
          </table:table-cell>
          <table:table-cell office:value-type="float" office:value="40.38" calcext:value-type="float">
            <text:p>40,38</text:p>
          </table:table-cell>
          <table:table-cell office:value-type="float" office:value="42.02" calcext:value-type="float">
            <text:p>42,02</text:p>
          </table:table-cell>
          <table:table-cell table:formula="of:=([.E413]-[.B413]) / [.B413] * 100" office:value-type="float" office:value="-5.97449093756991" calcext:value-type="float">
            <text:p>-5,9744909375699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12" calcext:value-type="float">
            <text:p>412</text:p>
          </table:table-cell>
          <table:table-cell office:value-type="float" office:value="42.01" calcext:value-type="float">
            <text:p>42,01</text:p>
          </table:table-cell>
          <table:table-cell office:value-type="float" office:value="47.5" calcext:value-type="float">
            <text:p>47,5</text:p>
          </table:table-cell>
          <table:table-cell office:value-type="float" office:value="40.86" calcext:value-type="float">
            <text:p>40,86</text:p>
          </table:table-cell>
          <table:table-cell office:value-type="float" office:value="46.58" calcext:value-type="float">
            <text:p>46,58</text:p>
          </table:table-cell>
          <table:table-cell table:formula="of:=([.E414]-[.B414]) / [.B414] * 100" office:value-type="float" office:value="10.8783622946917" calcext:value-type="float">
            <text:p>10,878362294691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13" calcext:value-type="float">
            <text:p>413</text:p>
          </table:table-cell>
          <table:table-cell office:value-type="float" office:value="46.57" calcext:value-type="float">
            <text:p>46,57</text:p>
          </table:table-cell>
          <table:table-cell office:value-type="float" office:value="48.56" calcext:value-type="float">
            <text:p>48,56</text:p>
          </table:table-cell>
          <table:table-cell office:value-type="float" office:value="43.07" calcext:value-type="float">
            <text:p>43,07</text:p>
          </table:table-cell>
          <table:table-cell office:value-type="float" office:value="43.3" calcext:value-type="float">
            <text:p>43,3</text:p>
          </table:table-cell>
          <table:table-cell table:formula="of:=([.E415]-[.B415]) / [.B415] * 100" office:value-type="float" office:value="-7.02168778183381" calcext:value-type="float">
            <text:p>-7,0216877818338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14" calcext:value-type="float">
            <text:p>414</text:p>
          </table:table-cell>
          <table:table-cell office:value-type="float" office:value="43.3" calcext:value-type="float">
            <text:p>43,3</text:p>
          </table:table-cell>
          <table:table-cell office:value-type="float" office:value="44.44" calcext:value-type="float">
            <text:p>44,44</text:p>
          </table:table-cell>
          <table:table-cell office:value-type="float" office:value="42.07" calcext:value-type="float">
            <text:p>42,07</text:p>
          </table:table-cell>
          <table:table-cell office:value-type="float" office:value="42.5" calcext:value-type="float">
            <text:p>42,5</text:p>
          </table:table-cell>
          <table:table-cell table:formula="of:=([.E416]-[.B416]) / [.B416] * 100" office:value-type="float" office:value="-1.84757505773671" calcext:value-type="float">
            <text:p>-1,8475750577367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15" calcext:value-type="float">
            <text:p>415</text:p>
          </table:table-cell>
          <table:table-cell office:value-type="float" office:value="42.49" calcext:value-type="float">
            <text:p>42,49</text:p>
          </table:table-cell>
          <table:table-cell office:value-type="float" office:value="43.27" calcext:value-type="float">
            <text:p>43,27</text:p>
          </table:table-cell>
          <table:table-cell office:value-type="float" office:value="39.01" calcext:value-type="float">
            <text:p>39,01</text:p>
          </table:table-cell>
          <table:table-cell office:value-type="float" office:value="39.23" calcext:value-type="float">
            <text:p>39,23</text:p>
          </table:table-cell>
          <table:table-cell table:formula="of:=([.E417]-[.B417]) / [.B417] * 100" office:value-type="float" office:value="-7.67239350435398" calcext:value-type="float">
            <text:p>-7,6723935043539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16" calcext:value-type="float">
            <text:p>416</text:p>
          </table:table-cell>
          <table:table-cell office:value-type="float" office:value="39.23" calcext:value-type="float">
            <text:p>39,23</text:p>
          </table:table-cell>
          <table:table-cell office:value-type="float" office:value="40.74" calcext:value-type="float">
            <text:p>40,74</text:p>
          </table:table-cell>
          <table:table-cell office:value-type="float" office:value="37.5" calcext:value-type="float">
            <text:p>37,5</text:p>
          </table:table-cell>
          <table:table-cell office:value-type="float" office:value="39.15" calcext:value-type="float">
            <text:p>39,15</text:p>
          </table:table-cell>
          <table:table-cell table:formula="of:=([.E418]-[.B418]) / [.B418] * 100" office:value-type="float" office:value="-0.203925567167979" calcext:value-type="float">
            <text:p>-0,20392556716797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17" calcext:value-type="float">
            <text:p>417</text:p>
          </table:table-cell>
          <table:table-cell office:value-type="float" office:value="39.16" calcext:value-type="float">
            <text:p>39,16</text:p>
          </table:table-cell>
          <table:table-cell office:value-type="float" office:value="39.17" calcext:value-type="float">
            <text:p>39,17</text:p>
          </table:table-cell>
          <table:table-cell office:value-type="float" office:value="35.26" calcext:value-type="float">
            <text:p>35,26</text:p>
          </table:table-cell>
          <table:table-cell office:value-type="float" office:value="37.59" calcext:value-type="float">
            <text:p>37,59</text:p>
          </table:table-cell>
          <table:table-cell table:formula="of:=([.E419]-[.B419]) / [.B419] * 100" office:value-type="float" office:value="-4.00919305413686" calcext:value-type="float">
            <text:p>-4,0091930541368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18" calcext:value-type="float">
            <text:p>418</text:p>
          </table:table-cell>
          <table:table-cell office:value-type="float" office:value="37.58" calcext:value-type="float">
            <text:p>37,58</text:p>
          </table:table-cell>
          <table:table-cell office:value-type="float" office:value="38.92" calcext:value-type="float">
            <text:p>38,92</text:p>
          </table:table-cell>
          <table:table-cell office:value-type="float" office:value="34.86" calcext:value-type="float">
            <text:p>34,86</text:p>
          </table:table-cell>
          <table:table-cell office:value-type="float" office:value="36.6" calcext:value-type="float">
            <text:p>36,6</text:p>
          </table:table-cell>
          <table:table-cell table:formula="of:=([.E420]-[.B420]) / [.B420] * 100" office:value-type="float" office:value="-2.60777009047365" calcext:value-type="float">
            <text:p>-2,6077700904736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19" calcext:value-type="float">
            <text:p>419</text:p>
          </table:table-cell>
          <table:table-cell office:value-type="float" office:value="36.59" calcext:value-type="float">
            <text:p>36,59</text:p>
          </table:table-cell>
          <table:table-cell office:value-type="float" office:value="39.75" calcext:value-type="float">
            <text:p>39,75</text:p>
          </table:table-cell>
          <table:table-cell office:value-type="float" office:value="36.14" calcext:value-type="float">
            <text:p>36,14</text:p>
          </table:table-cell>
          <table:table-cell office:value-type="float" office:value="37.15" calcext:value-type="float">
            <text:p>37,15</text:p>
          </table:table-cell>
          <table:table-cell table:formula="of:=([.E421]-[.B421]) / [.B421] * 100" office:value-type="float" office:value="1.53047280677779" calcext:value-type="float">
            <text:p>1,5304728067777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20" calcext:value-type="float">
            <text:p>420</text:p>
          </table:table-cell>
          <table:table-cell office:value-type="float" office:value="37.15" calcext:value-type="float">
            <text:p>37,15</text:p>
          </table:table-cell>
          <table:table-cell office:value-type="float" office:value="38" calcext:value-type="float">
            <text:p>38</text:p>
          </table:table-cell>
          <table:table-cell office:value-type="float" office:value="35.67" calcext:value-type="float">
            <text:p>35,67</text:p>
          </table:table-cell>
          <table:table-cell office:value-type="float" office:value="36.98" calcext:value-type="float">
            <text:p>36,98</text:p>
          </table:table-cell>
          <table:table-cell table:formula="of:=([.E422]-[.B422]) / [.B422] * 100" office:value-type="float" office:value="-0.457604306864069" calcext:value-type="float">
            <text:p>-0,45760430686406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21" calcext:value-type="float">
            <text:p>421</text:p>
          </table:table-cell>
          <table:table-cell office:value-type="float" office:value="36.98" calcext:value-type="float">
            <text:p>36,98</text:p>
          </table:table-cell>
          <table:table-cell office:value-type="float" office:value="38.43" calcext:value-type="float">
            <text:p>38,43</text:p>
          </table:table-cell>
          <table:table-cell office:value-type="float" office:value="36.24" calcext:value-type="float">
            <text:p>36,24</text:p>
          </table:table-cell>
          <table:table-cell office:value-type="float" office:value="36.63" calcext:value-type="float">
            <text:p>36,63</text:p>
          </table:table-cell>
          <table:table-cell table:formula="of:=([.E423]-[.B423]) / [.B423] * 100" office:value-type="float" office:value="-0.946457544618698" calcext:value-type="float">
            <text:p>-0,94645754461869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22" calcext:value-type="float">
            <text:p>422</text:p>
          </table:table-cell>
          <table:table-cell office:value-type="float" office:value="36.62" calcext:value-type="float">
            <text:p>36,62</text:p>
          </table:table-cell>
          <table:table-cell office:value-type="float" office:value="37.4" calcext:value-type="float">
            <text:p>37,4</text:p>
          </table:table-cell>
          <table:table-cell office:value-type="float" office:value="34.98" calcext:value-type="float">
            <text:p>34,98</text:p>
          </table:table-cell>
          <table:table-cell office:value-type="float" office:value="36.18" calcext:value-type="float">
            <text:p>36,18</text:p>
          </table:table-cell>
          <table:table-cell table:formula="of:=([.E424]-[.B424]) / [.B424] * 100" office:value-type="float" office:value="-1.201529219006" calcext:value-type="float">
            <text:p>-1,20152921900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23" calcext:value-type="float">
            <text:p>423</text:p>
          </table:table-cell>
          <table:table-cell office:value-type="float" office:value="36.19" calcext:value-type="float">
            <text:p>36,19</text:p>
          </table:table-cell>
          <table:table-cell office:value-type="float" office:value="37.35" calcext:value-type="float">
            <text:p>37,35</text:p>
          </table:table-cell>
          <table:table-cell office:value-type="float" office:value="35.29" calcext:value-type="float">
            <text:p>35,29</text:p>
          </table:table-cell>
          <table:table-cell office:value-type="float" office:value="35.83" calcext:value-type="float">
            <text:p>35,83</text:p>
          </table:table-cell>
          <table:table-cell table:formula="of:=([.E425]-[.B425]) / [.B425] * 100" office:value-type="float" office:value="-0.994749930920142" calcext:value-type="float">
            <text:p>-0,99474993092014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24" calcext:value-type="float">
            <text:p>424</text:p>
          </table:table-cell>
          <table:table-cell office:value-type="float" office:value="35.81" calcext:value-type="float">
            <text:p>35,81</text:p>
          </table:table-cell>
          <table:table-cell office:value-type="float" office:value="38.4" calcext:value-type="float">
            <text:p>38,4</text:p>
          </table:table-cell>
          <table:table-cell office:value-type="float" office:value="35.57" calcext:value-type="float">
            <text:p>35,57</text:p>
          </table:table-cell>
          <table:table-cell office:value-type="float" office:value="37.71" calcext:value-type="float">
            <text:p>37,71</text:p>
          </table:table-cell>
          <table:table-cell table:formula="of:=([.E426]-[.B426]) / [.B426] * 100" office:value-type="float" office:value="5.30578050823792" calcext:value-type="float">
            <text:p>5,3057805082379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25" calcext:value-type="float">
            <text:p>425</text:p>
          </table:table-cell>
          <table:table-cell office:value-type="float" office:value="37.72" calcext:value-type="float">
            <text:p>37,72</text:p>
          </table:table-cell>
          <table:table-cell office:value-type="float" office:value="44" calcext:value-type="float">
            <text:p>44</text:p>
          </table:table-cell>
          <table:table-cell office:value-type="float" office:value="37.67" calcext:value-type="float">
            <text:p>37,67</text:p>
          </table:table-cell>
          <table:table-cell office:value-type="float" office:value="42.63" calcext:value-type="float">
            <text:p>42,63</text:p>
          </table:table-cell>
          <table:table-cell table:formula="of:=([.E427]-[.B427]) / [.B427] * 100" office:value-type="float" office:value="13.016967126193" calcext:value-type="float">
            <text:p>13,01696712619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26" calcext:value-type="float">
            <text:p>426</text:p>
          </table:table-cell>
          <table:table-cell office:value-type="float" office:value="42.63" calcext:value-type="float">
            <text:p>42,63</text:p>
          </table:table-cell>
          <table:table-cell office:value-type="float" office:value="43.65" calcext:value-type="float">
            <text:p>43,65</text:p>
          </table:table-cell>
          <table:table-cell office:value-type="float" office:value="38.99" calcext:value-type="float">
            <text:p>38,99</text:p>
          </table:table-cell>
          <table:table-cell office:value-type="float" office:value="40.95" calcext:value-type="float">
            <text:p>40,95</text:p>
          </table:table-cell>
          <table:table-cell table:formula="of:=([.E428]-[.B428]) / [.B428] * 100" office:value-type="float" office:value="-3.94088669950739" calcext:value-type="float">
            <text:p>-3,9408866995073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27" calcext:value-type="float">
            <text:p>427</text:p>
          </table:table-cell>
          <table:table-cell office:value-type="float" office:value="40.94" calcext:value-type="float">
            <text:p>40,94</text:p>
          </table:table-cell>
          <table:table-cell office:value-type="float" office:value="45.54" calcext:value-type="float">
            <text:p>45,54</text:p>
          </table:table-cell>
          <table:table-cell office:value-type="float" office:value="40.88" calcext:value-type="float">
            <text:p>40,88</text:p>
          </table:table-cell>
          <table:table-cell office:value-type="float" office:value="43.69" calcext:value-type="float">
            <text:p>43,69</text:p>
          </table:table-cell>
          <table:table-cell table:formula="of:=([.E429]-[.B429]) / [.B429] * 100" office:value-type="float" office:value="6.7171470444553" calcext:value-type="float">
            <text:p>6,717147044455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28" calcext:value-type="float">
            <text:p>428</text:p>
          </table:table-cell>
          <table:table-cell office:value-type="float" office:value="43.7" calcext:value-type="float">
            <text:p>43,7</text:p>
          </table:table-cell>
          <table:table-cell office:value-type="float" office:value="44.1" calcext:value-type="float">
            <text:p>44,1</text:p>
          </table:table-cell>
          <table:table-cell office:value-type="float" office:value="41.46" calcext:value-type="float">
            <text:p>41,46</text:p>
          </table:table-cell>
          <table:table-cell office:value-type="float" office:value="43.12" calcext:value-type="float">
            <text:p>43,12</text:p>
          </table:table-cell>
          <table:table-cell table:formula="of:=([.E430]-[.B430]) / [.B430] * 100" office:value-type="float" office:value="-1.32723112128148" calcext:value-type="float">
            <text:p>-1,3272311212814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29" calcext:value-type="float">
            <text:p>429</text:p>
          </table:table-cell>
          <table:table-cell office:value-type="float" office:value="43.11" calcext:value-type="float">
            <text:p>43,11</text:p>
          </table:table-cell>
          <table:table-cell office:value-type="float" office:value="43.56" calcext:value-type="float">
            <text:p>43,56</text:p>
          </table:table-cell>
          <table:table-cell office:value-type="float" office:value="39.92" calcext:value-type="float">
            <text:p>39,92</text:p>
          </table:table-cell>
          <table:table-cell office:value-type="float" office:value="41.39" calcext:value-type="float">
            <text:p>41,39</text:p>
          </table:table-cell>
          <table:table-cell table:formula="of:=([.E431]-[.B431]) / [.B431] * 100" office:value-type="float" office:value="-3.98979355138019" calcext:value-type="float">
            <text:p>-3,9897935513801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30" calcext:value-type="float">
            <text:p>430</text:p>
          </table:table-cell>
          <table:table-cell office:value-type="float" office:value="41.39" calcext:value-type="float">
            <text:p>41,39</text:p>
          </table:table-cell>
          <table:table-cell office:value-type="float" office:value="43.8" calcext:value-type="float">
            <text:p>43,8</text:p>
          </table:table-cell>
          <table:table-cell office:value-type="float" office:value="41.21" calcext:value-type="float">
            <text:p>41,21</text:p>
          </table:table-cell>
          <table:table-cell office:value-type="float" office:value="42.86" calcext:value-type="float">
            <text:p>42,86</text:p>
          </table:table-cell>
          <table:table-cell table:formula="of:=([.E432]-[.B432]) / [.B432] * 100" office:value-type="float" office:value="3.55158250785214" calcext:value-type="float">
            <text:p>3,5515825078521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31" calcext:value-type="float">
            <text:p>431</text:p>
          </table:table-cell>
          <table:table-cell office:value-type="float" office:value="42.86" calcext:value-type="float">
            <text:p>42,86</text:p>
          </table:table-cell>
          <table:table-cell office:value-type="float" office:value="47" calcext:value-type="float">
            <text:p>47</text:p>
          </table:table-cell>
          <table:table-cell office:value-type="float" office:value="42.68" calcext:value-type="float">
            <text:p>42,68</text:p>
          </table:table-cell>
          <table:table-cell office:value-type="float" office:value="43.87" calcext:value-type="float">
            <text:p>43,87</text:p>
          </table:table-cell>
          <table:table-cell table:formula="of:=([.E433]-[.B433]) / [.B433] * 100" office:value-type="float" office:value="2.35650956602893" calcext:value-type="float">
            <text:p>2,3565095660289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32" calcext:value-type="float">
            <text:p>432</text:p>
          </table:table-cell>
          <table:table-cell office:value-type="float" office:value="43.9" calcext:value-type="float">
            <text:p>43,9</text:p>
          </table:table-cell>
          <table:table-cell office:value-type="float" office:value="44.9" calcext:value-type="float">
            <text:p>44,9</text:p>
          </table:table-cell>
          <table:table-cell office:value-type="float" office:value="38" calcext:value-type="float">
            <text:p>38</text:p>
          </table:table-cell>
          <table:table-cell office:value-type="float" office:value="39.91" calcext:value-type="float">
            <text:p>39,91</text:p>
          </table:table-cell>
          <table:table-cell table:formula="of:=([.E434]-[.B434]) / [.B434] * 100" office:value-type="float" office:value="-9.08883826879272" calcext:value-type="float">
            <text:p>-9,0888382687927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33" calcext:value-type="float">
            <text:p>433</text:p>
          </table:table-cell>
          <table:table-cell office:value-type="float" office:value="39.9" calcext:value-type="float">
            <text:p>39,9</text:p>
          </table:table-cell>
          <table:table-cell office:value-type="float" office:value="43.69" calcext:value-type="float">
            <text:p>43,69</text:p>
          </table:table-cell>
          <table:table-cell office:value-type="float" office:value="39.54" calcext:value-type="float">
            <text:p>39,54</text:p>
          </table:table-cell>
          <table:table-cell office:value-type="float" office:value="42.94" calcext:value-type="float">
            <text:p>42,94</text:p>
          </table:table-cell>
          <table:table-cell table:formula="of:=([.E435]-[.B435]) / [.B435] * 100" office:value-type="float" office:value="7.61904761904762" calcext:value-type="float">
            <text:p>7,6190476190476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34" calcext:value-type="float">
            <text:p>434</text:p>
          </table:table-cell>
          <table:table-cell office:value-type="float" office:value="42.96" calcext:value-type="float">
            <text:p>42,96</text:p>
          </table:table-cell>
          <table:table-cell office:value-type="float" office:value="46" calcext:value-type="float">
            <text:p>46</text:p>
          </table:table-cell>
          <table:table-cell office:value-type="float" office:value="42.19" calcext:value-type="float">
            <text:p>42,19</text:p>
          </table:table-cell>
          <table:table-cell office:value-type="float" office:value="45.69" calcext:value-type="float">
            <text:p>45,69</text:p>
          </table:table-cell>
          <table:table-cell table:formula="of:=([.E436]-[.B436]) / [.B436] * 100" office:value-type="float" office:value="6.35474860335195" calcext:value-type="float">
            <text:p>6,3547486033519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35" calcext:value-type="float">
            <text:p>435</text:p>
          </table:table-cell>
          <table:table-cell office:value-type="float" office:value="45.7" calcext:value-type="float">
            <text:p>45,7</text:p>
          </table:table-cell>
          <table:table-cell office:value-type="float" office:value="45.75" calcext:value-type="float">
            <text:p>45,75</text:p>
          </table:table-cell>
          <table:table-cell office:value-type="float" office:value="42.41" calcext:value-type="float">
            <text:p>42,41</text:p>
          </table:table-cell>
          <table:table-cell office:value-type="float" office:value="43.31" calcext:value-type="float">
            <text:p>43,31</text:p>
          </table:table-cell>
          <table:table-cell table:formula="of:=([.E437]-[.B437]) / [.B437] * 100" office:value-type="float" office:value="-5.22975929978118" calcext:value-type="float">
            <text:p>-5,2297592997811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36" calcext:value-type="float">
            <text:p>436</text:p>
          </table:table-cell>
          <table:table-cell office:value-type="float" office:value="43.3" calcext:value-type="float">
            <text:p>43,3</text:p>
          </table:table-cell>
          <table:table-cell office:value-type="float" office:value="43.64" calcext:value-type="float">
            <text:p>43,64</text:p>
          </table:table-cell>
          <table:table-cell office:value-type="float" office:value="41.18" calcext:value-type="float">
            <text:p>41,18</text:p>
          </table:table-cell>
          <table:table-cell office:value-type="float" office:value="42.89" calcext:value-type="float">
            <text:p>42,89</text:p>
          </table:table-cell>
          <table:table-cell table:formula="of:=([.E438]-[.B438]) / [.B438] * 100" office:value-type="float" office:value="-0.946882217090061" calcext:value-type="float">
            <text:p>-0,94688221709006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37" calcext:value-type="float">
            <text:p>437</text:p>
          </table:table-cell>
          <table:table-cell office:value-type="float" office:value="42.9" calcext:value-type="float">
            <text:p>42,9</text:p>
          </table:table-cell>
          <table:table-cell office:value-type="float" office:value="44.35" calcext:value-type="float">
            <text:p>44,35</text:p>
          </table:table-cell>
          <table:table-cell office:value-type="float" office:value="41.53" calcext:value-type="float">
            <text:p>41,53</text:p>
          </table:table-cell>
          <table:table-cell office:value-type="float" office:value="44.04" calcext:value-type="float">
            <text:p>44,04</text:p>
          </table:table-cell>
          <table:table-cell table:formula="of:=([.E439]-[.B439]) / [.B439] * 100" office:value-type="float" office:value="2.65734265734266" calcext:value-type="float">
            <text:p>2,6573426573426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38" calcext:value-type="float">
            <text:p>438</text:p>
          </table:table-cell>
          <table:table-cell office:value-type="float" office:value="44.06" calcext:value-type="float">
            <text:p>44,06</text:p>
          </table:table-cell>
          <table:table-cell office:value-type="float" office:value="45.48" calcext:value-type="float">
            <text:p>45,48</text:p>
          </table:table-cell>
          <table:table-cell office:value-type="float" office:value="42.75" calcext:value-type="float">
            <text:p>42,75</text:p>
          </table:table-cell>
          <table:table-cell office:value-type="float" office:value="44.75" calcext:value-type="float">
            <text:p>44,75</text:p>
          </table:table-cell>
          <table:table-cell table:formula="of:=([.E440]-[.B440]) / [.B440] * 100" office:value-type="float" office:value="1.56604630049931" calcext:value-type="float">
            <text:p>1,5660463004993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39" calcext:value-type="float">
            <text:p>439</text:p>
          </table:table-cell>
          <table:table-cell office:value-type="float" office:value="44.75" calcext:value-type="float">
            <text:p>44,75</text:p>
          </table:table-cell>
          <table:table-cell office:value-type="float" office:value="49.73" calcext:value-type="float">
            <text:p>49,73</text:p>
          </table:table-cell>
          <table:table-cell office:value-type="float" office:value="43.83" calcext:value-type="float">
            <text:p>43,83</text:p>
          </table:table-cell>
          <table:table-cell office:value-type="float" office:value="47.99" calcext:value-type="float">
            <text:p>47,99</text:p>
          </table:table-cell>
          <table:table-cell table:formula="of:=([.E441]-[.B441]) / [.B441] * 100" office:value-type="float" office:value="7.24022346368716" calcext:value-type="float">
            <text:p>7,2402234636871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40" calcext:value-type="float">
            <text:p>440</text:p>
          </table:table-cell>
          <table:table-cell office:value-type="float" office:value="47.99" calcext:value-type="float">
            <text:p>47,99</text:p>
          </table:table-cell>
          <table:table-cell office:value-type="float" office:value="52.19" calcext:value-type="float">
            <text:p>52,19</text:p>
          </table:table-cell>
          <table:table-cell office:value-type="float" office:value="46.03" calcext:value-type="float">
            <text:p>46,03</text:p>
          </table:table-cell>
          <table:table-cell office:value-type="float" office:value="51.9" calcext:value-type="float">
            <text:p>51,9</text:p>
          </table:table-cell>
          <table:table-cell table:formula="of:=([.E442]-[.B442]) / [.B442] * 100" office:value-type="float" office:value="8.1475307355699" calcext:value-type="float">
            <text:p>8,147530735569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41" calcext:value-type="float">
            <text:p>441</text:p>
          </table:table-cell>
          <table:table-cell office:value-type="float" office:value="51.9" calcext:value-type="float">
            <text:p>51,9</text:p>
          </table:table-cell>
          <table:table-cell office:value-type="float" office:value="53.18" calcext:value-type="float">
            <text:p>53,18</text:p>
          </table:table-cell>
          <table:table-cell office:value-type="float" office:value="48.76" calcext:value-type="float">
            <text:p>48,76</text:p>
          </table:table-cell>
          <table:table-cell office:value-type="float" office:value="49.91" calcext:value-type="float">
            <text:p>49,91</text:p>
          </table:table-cell>
          <table:table-cell table:formula="of:=([.E443]-[.B443]) / [.B443] * 100" office:value-type="float" office:value="-3.83429672447014" calcext:value-type="float">
            <text:p>-3,8342967244701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42" calcext:value-type="float">
            <text:p>442</text:p>
          </table:table-cell>
          <table:table-cell office:value-type="float" office:value="49.9" calcext:value-type="float">
            <text:p>49,9</text:p>
          </table:table-cell>
          <table:table-cell office:value-type="float" office:value="51.2" calcext:value-type="float">
            <text:p>51,2</text:p>
          </table:table-cell>
          <table:table-cell office:value-type="float" office:value="47.44" calcext:value-type="float">
            <text:p>47,44</text:p>
          </table:table-cell>
          <table:table-cell office:value-type="float" office:value="51.17" calcext:value-type="float">
            <text:p>51,17</text:p>
          </table:table-cell>
          <table:table-cell table:formula="of:=([.E444]-[.B444]) / [.B444] * 100" office:value-type="float" office:value="2.54509018036073" calcext:value-type="float">
            <text:p>2,5450901803607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43" calcext:value-type="float">
            <text:p>443</text:p>
          </table:table-cell>
          <table:table-cell office:value-type="float" office:value="51.17" calcext:value-type="float">
            <text:p>51,17</text:p>
          </table:table-cell>
          <table:table-cell office:value-type="float" office:value="52.64" calcext:value-type="float">
            <text:p>52,64</text:p>
          </table:table-cell>
          <table:table-cell office:value-type="float" office:value="49.99" calcext:value-type="float">
            <text:p>49,99</text:p>
          </table:table-cell>
          <table:table-cell office:value-type="float" office:value="50.53" calcext:value-type="float">
            <text:p>50,53</text:p>
          </table:table-cell>
          <table:table-cell table:formula="of:=([.E445]-[.B445]) / [.B445] * 100" office:value-type="float" office:value="-1.25073285128005" calcext:value-type="float">
            <text:p>-1,2507328512800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44" calcext:value-type="float">
            <text:p>444</text:p>
          </table:table-cell>
          <table:table-cell office:value-type="float" office:value="50.54" calcext:value-type="float">
            <text:p>50,54</text:p>
          </table:table-cell>
          <table:table-cell office:value-type="float" office:value="54.8" calcext:value-type="float">
            <text:p>54,8</text:p>
          </table:table-cell>
          <table:table-cell office:value-type="float" office:value="48.97" calcext:value-type="float">
            <text:p>48,97</text:p>
          </table:table-cell>
          <table:table-cell office:value-type="float" office:value="54.14" calcext:value-type="float">
            <text:p>54,14</text:p>
          </table:table-cell>
          <table:table-cell table:formula="of:=([.E446]-[.B446]) / [.B446] * 100" office:value-type="float" office:value="7.1230708349822" calcext:value-type="float">
            <text:p>7,123070834982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45" calcext:value-type="float">
            <text:p>445</text:p>
          </table:table-cell>
          <table:table-cell office:value-type="float" office:value="54.12" calcext:value-type="float">
            <text:p>54,12</text:p>
          </table:table-cell>
          <table:table-cell office:value-type="float" office:value="54.21" calcext:value-type="float">
            <text:p>54,21</text:p>
          </table:table-cell>
          <table:table-cell office:value-type="float" office:value="50.03" calcext:value-type="float">
            <text:p>50,03</text:p>
          </table:table-cell>
          <table:table-cell office:value-type="float" office:value="50.24" calcext:value-type="float">
            <text:p>50,24</text:p>
          </table:table-cell>
          <table:table-cell table:formula="of:=([.E447]-[.B447]) / [.B447] * 100" office:value-type="float" office:value="-7.16925351071692" calcext:value-type="float">
            <text:p>-7,1692535107169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46" calcext:value-type="float">
            <text:p>446</text:p>
          </table:table-cell>
          <table:table-cell office:value-type="float" office:value="50.23" calcext:value-type="float">
            <text:p>50,23</text:p>
          </table:table-cell>
          <table:table-cell office:value-type="float" office:value="54.95" calcext:value-type="float">
            <text:p>54,95</text:p>
          </table:table-cell>
          <table:table-cell office:value-type="float" office:value="44.19" calcext:value-type="float">
            <text:p>44,19</text:p>
          </table:table-cell>
          <table:table-cell office:value-type="float" office:value="48.73" calcext:value-type="float">
            <text:p>48,73</text:p>
          </table:table-cell>
          <table:table-cell table:formula="of:=([.E448]-[.B448]) / [.B448] * 100" office:value-type="float" office:value="-2.98626318932909" calcext:value-type="float">
            <text:p>-2,9862631893290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47" calcext:value-type="float">
            <text:p>447</text:p>
          </table:table-cell>
          <table:table-cell office:value-type="float" office:value="48.73" calcext:value-type="float">
            <text:p>48,73</text:p>
          </table:table-cell>
          <table:table-cell office:value-type="float" office:value="51.95" calcext:value-type="float">
            <text:p>51,95</text:p>
          </table:table-cell>
          <table:table-cell office:value-type="float" office:value="47.41" calcext:value-type="float">
            <text:p>47,41</text:p>
          </table:table-cell>
          <table:table-cell office:value-type="float" office:value="50.45" calcext:value-type="float">
            <text:p>50,45</text:p>
          </table:table-cell>
          <table:table-cell table:formula="of:=([.E449]-[.B449]) / [.B449] * 100" office:value-type="float" office:value="3.52965319105275" calcext:value-type="float">
            <text:p>3,5296531910527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48" calcext:value-type="float">
            <text:p>448</text:p>
          </table:table-cell>
          <table:table-cell office:value-type="float" office:value="50.45" calcext:value-type="float">
            <text:p>50,45</text:p>
          </table:table-cell>
          <table:table-cell office:value-type="float" office:value="50.63" calcext:value-type="float">
            <text:p>50,63</text:p>
          </table:table-cell>
          <table:table-cell office:value-type="float" office:value="47" calcext:value-type="float">
            <text:p>47</text:p>
          </table:table-cell>
          <table:table-cell office:value-type="float" office:value="49.55" calcext:value-type="float">
            <text:p>49,55</text:p>
          </table:table-cell>
          <table:table-cell table:formula="of:=([.E450]-[.B450]) / [.B450] * 100" office:value-type="float" office:value="-1.78394449950447" calcext:value-type="float">
            <text:p>-1,7839444995044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49" calcext:value-type="float">
            <text:p>449</text:p>
          </table:table-cell>
          <table:table-cell office:value-type="float" office:value="49.55" calcext:value-type="float">
            <text:p>49,55</text:p>
          </table:table-cell>
          <table:table-cell office:value-type="float" office:value="53.43" calcext:value-type="float">
            <text:p>53,43</text:p>
          </table:table-cell>
          <table:table-cell office:value-type="float" office:value="48.31" calcext:value-type="float">
            <text:p>48,31</text:p>
          </table:table-cell>
          <table:table-cell office:value-type="float" office:value="52.07" calcext:value-type="float">
            <text:p>52,07</text:p>
          </table:table-cell>
          <table:table-cell table:formula="of:=([.E451]-[.B451]) / [.B451] * 100" office:value-type="float" office:value="5.08577194752776" calcext:value-type="float">
            <text:p>5,0857719475277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50" calcext:value-type="float">
            <text:p>450</text:p>
          </table:table-cell>
          <table:table-cell office:value-type="float" office:value="52.07" calcext:value-type="float">
            <text:p>52,07</text:p>
          </table:table-cell>
          <table:table-cell office:value-type="float" office:value="52.49" calcext:value-type="float">
            <text:p>52,49</text:p>
          </table:table-cell>
          <table:table-cell office:value-type="float" office:value="49.07" calcext:value-type="float">
            <text:p>49,07</text:p>
          </table:table-cell>
          <table:table-cell office:value-type="float" office:value="51.07" calcext:value-type="float">
            <text:p>51,07</text:p>
          </table:table-cell>
          <table:table-cell table:formula="of:=([.E452]-[.B452]) / [.B452] * 100" office:value-type="float" office:value="-1.92049164586134" calcext:value-type="float">
            <text:p>-1,9204916458613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51" calcext:value-type="float">
            <text:p>451</text:p>
          </table:table-cell>
          <table:table-cell office:value-type="float" office:value="51.07" calcext:value-type="float">
            <text:p>51,07</text:p>
          </table:table-cell>
          <table:table-cell office:value-type="float" office:value="51.6" calcext:value-type="float">
            <text:p>51,6</text:p>
          </table:table-cell>
          <table:table-cell office:value-type="float" office:value="48.03" calcext:value-type="float">
            <text:p>48,03</text:p>
          </table:table-cell>
          <table:table-cell office:value-type="float" office:value="48.13" calcext:value-type="float">
            <text:p>48,13</text:p>
          </table:table-cell>
          <table:table-cell table:formula="of:=([.E453]-[.B453]) / [.B453] * 100" office:value-type="float" office:value="-5.75680438613667" calcext:value-type="float">
            <text:p>-5,7568043861366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52" calcext:value-type="float">
            <text:p>452</text:p>
          </table:table-cell>
          <table:table-cell table:number-columns-repeated="2" office:value-type="float" office:value="48.14" calcext:value-type="float">
            <text:p>48,14</text:p>
          </table:table-cell>
          <table:table-cell office:value-type="float" office:value="41.02" calcext:value-type="float">
            <text:p>41,02</text:p>
          </table:table-cell>
          <table:table-cell office:value-type="float" office:value="43.24" calcext:value-type="float">
            <text:p>43,24</text:p>
          </table:table-cell>
          <table:table-cell table:formula="of:=([.E454]-[.B454]) / [.B454] * 100" office:value-type="float" office:value="-10.1786456169506" calcext:value-type="float">
            <text:p>-10,178645616950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53" calcext:value-type="float">
            <text:p>453</text:p>
          </table:table-cell>
          <table:table-cell office:value-type="float" office:value="43.22" calcext:value-type="float">
            <text:p>43,22</text:p>
          </table:table-cell>
          <table:table-cell office:value-type="float" office:value="43.91" calcext:value-type="float">
            <text:p>43,91</text:p>
          </table:table-cell>
          <table:table-cell office:value-type="float" office:value="40.45" calcext:value-type="float">
            <text:p>40,45</text:p>
          </table:table-cell>
          <table:table-cell office:value-type="float" office:value="43.2" calcext:value-type="float">
            <text:p>43,2</text:p>
          </table:table-cell>
          <table:table-cell table:formula="of:=([.E455]-[.B455]) / [.B455] * 100" office:value-type="float" office:value="-0.0462748727440907" calcext:value-type="float">
            <text:p>-0,04627487274409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54" calcext:value-type="float">
            <text:p>454</text:p>
          </table:table-cell>
          <table:table-cell office:value-type="float" office:value="43.21" calcext:value-type="float">
            <text:p>43,21</text:p>
          </table:table-cell>
          <table:table-cell office:value-type="float" office:value="45.18" calcext:value-type="float">
            <text:p>45,18</text:p>
          </table:table-cell>
          <table:table-cell office:value-type="float" office:value="38.75" calcext:value-type="float">
            <text:p>38,75</text:p>
          </table:table-cell>
          <table:table-cell office:value-type="float" office:value="40.28" calcext:value-type="float">
            <text:p>40,28</text:p>
          </table:table-cell>
          <table:table-cell table:formula="of:=([.E456]-[.B456]) / [.B456] * 100" office:value-type="float" office:value="-6.78083776903495" calcext:value-type="float">
            <text:p>-6,7808377690349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55" calcext:value-type="float">
            <text:p>455</text:p>
          </table:table-cell>
          <table:table-cell office:value-type="float" office:value="40.28" calcext:value-type="float">
            <text:p>40,28</text:p>
          </table:table-cell>
          <table:table-cell office:value-type="float" office:value="43.48" calcext:value-type="float">
            <text:p>43,48</text:p>
          </table:table-cell>
          <table:table-cell office:value-type="float" office:value="39.57" calcext:value-type="float">
            <text:p>39,57</text:p>
          </table:table-cell>
          <table:table-cell office:value-type="float" office:value="42.35" calcext:value-type="float">
            <text:p>42,35</text:p>
          </table:table-cell>
          <table:table-cell table:formula="of:=([.E457]-[.B457]) / [.B457] * 100" office:value-type="float" office:value="5.1390268123138" calcext:value-type="float">
            <text:p>5,139026812313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56" calcext:value-type="float">
            <text:p>456</text:p>
          </table:table-cell>
          <table:table-cell office:value-type="float" office:value="42.37" calcext:value-type="float">
            <text:p>42,37</text:p>
          </table:table-cell>
          <table:table-cell office:value-type="float" office:value="45.54" calcext:value-type="float">
            <text:p>45,54</text:p>
          </table:table-cell>
          <table:table-cell office:value-type="float" office:value="41.37" calcext:value-type="float">
            <text:p>41,37</text:p>
          </table:table-cell>
          <table:table-cell office:value-type="float" office:value="45.23" calcext:value-type="float">
            <text:p>45,23</text:p>
          </table:table-cell>
          <table:table-cell table:formula="of:=([.E458]-[.B458]) / [.B458] * 100" office:value-type="float" office:value="6.75005900401227" calcext:value-type="float">
            <text:p>6,7500590040122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57" calcext:value-type="float">
            <text:p>457</text:p>
          </table:table-cell>
          <table:table-cell office:value-type="float" office:value="45.23" calcext:value-type="float">
            <text:p>45,23</text:p>
          </table:table-cell>
          <table:table-cell office:value-type="float" office:value="45.37" calcext:value-type="float">
            <text:p>45,37</text:p>
          </table:table-cell>
          <table:table-cell office:value-type="float" office:value="42.58" calcext:value-type="float">
            <text:p>42,58</text:p>
          </table:table-cell>
          <table:table-cell office:value-type="float" office:value="43.51" calcext:value-type="float">
            <text:p>43,51</text:p>
          </table:table-cell>
          <table:table-cell table:formula="of:=([.E459]-[.B459]) / [.B459] * 100" office:value-type="float" office:value="-3.80278576166261" calcext:value-type="float">
            <text:p>-3,8027857616626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58" calcext:value-type="float">
            <text:p>458</text:p>
          </table:table-cell>
          <table:table-cell office:value-type="float" office:value="43.51" calcext:value-type="float">
            <text:p>43,51</text:p>
          </table:table-cell>
          <table:table-cell office:value-type="float" office:value="43.91" calcext:value-type="float">
            <text:p>43,91</text:p>
          </table:table-cell>
          <table:table-cell office:value-type="float" office:value="40.38" calcext:value-type="float">
            <text:p>40,38</text:p>
          </table:table-cell>
          <table:table-cell office:value-type="float" office:value="41.09" calcext:value-type="float">
            <text:p>41,09</text:p>
          </table:table-cell>
          <table:table-cell table:formula="of:=([.E460]-[.B460]) / [.B460] * 100" office:value-type="float" office:value="-5.5619397839577" calcext:value-type="float">
            <text:p>-5,561939783957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59" calcext:value-type="float">
            <text:p>459</text:p>
          </table:table-cell>
          <table:table-cell office:value-type="float" office:value="41.09" calcext:value-type="float">
            <text:p>41,09</text:p>
          </table:table-cell>
          <table:table-cell office:value-type="float" office:value="43.44" calcext:value-type="float">
            <text:p>43,44</text:p>
          </table:table-cell>
          <table:table-cell office:value-type="float" office:value="39.75" calcext:value-type="float">
            <text:p>39,75</text:p>
          </table:table-cell>
          <table:table-cell office:value-type="float" office:value="42.71" calcext:value-type="float">
            <text:p>42,71</text:p>
          </table:table-cell>
          <table:table-cell table:formula="of:=([.E461]-[.B461]) / [.B461] * 100" office:value-type="float" office:value="3.9425651009978" calcext:value-type="float">
            <text:p>3,942565100997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60" calcext:value-type="float">
            <text:p>460</text:p>
          </table:table-cell>
          <table:table-cell office:value-type="float" office:value="42.7" calcext:value-type="float">
            <text:p>42,7</text:p>
          </table:table-cell>
          <table:table-cell office:value-type="float" office:value="43.03" calcext:value-type="float">
            <text:p>43,03</text:p>
          </table:table-cell>
          <table:table-cell office:value-type="float" office:value="37.82" calcext:value-type="float">
            <text:p>37,82</text:p>
          </table:table-cell>
          <table:table-cell office:value-type="float" office:value="38.56" calcext:value-type="float">
            <text:p>38,56</text:p>
          </table:table-cell>
          <table:table-cell table:formula="of:=([.E462]-[.B462]) / [.B462] * 100" office:value-type="float" office:value="-9.69555035128806" calcext:value-type="float">
            <text:p>-9,6955503512880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61" calcext:value-type="float">
            <text:p>461</text:p>
          </table:table-cell>
          <table:table-cell office:value-type="float" office:value="38.57" calcext:value-type="float">
            <text:p>38,57</text:p>
          </table:table-cell>
          <table:table-cell office:value-type="float" office:value="43.89" calcext:value-type="float">
            <text:p>43,89</text:p>
          </table:table-cell>
          <table:table-cell office:value-type="float" office:value="38.4" calcext:value-type="float">
            <text:p>38,4</text:p>
          </table:table-cell>
          <table:table-cell office:value-type="float" office:value="43.56" calcext:value-type="float">
            <text:p>43,56</text:p>
          </table:table-cell>
          <table:table-cell table:formula="of:=([.E463]-[.B463]) / [.B463] * 100" office:value-type="float" office:value="12.9375162043039" calcext:value-type="float">
            <text:p>12,937516204303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62" calcext:value-type="float">
            <text:p>462</text:p>
          </table:table-cell>
          <table:table-cell office:value-type="float" office:value="43.56" calcext:value-type="float">
            <text:p>43,56</text:p>
          </table:table-cell>
          <table:table-cell office:value-type="float" office:value="45.13" calcext:value-type="float">
            <text:p>45,13</text:p>
          </table:table-cell>
          <table:table-cell office:value-type="float" office:value="37.88" calcext:value-type="float">
            <text:p>37,88</text:p>
          </table:table-cell>
          <table:table-cell office:value-type="float" office:value="41.13" calcext:value-type="float">
            <text:p>41,13</text:p>
          </table:table-cell>
          <table:table-cell table:formula="of:=([.E464]-[.B464]) / [.B464] * 100" office:value-type="float" office:value="-5.57851239669421" calcext:value-type="float">
            <text:p>-5,5785123966942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63" calcext:value-type="float">
            <text:p>463</text:p>
          </table:table-cell>
          <table:table-cell office:value-type="float" office:value="41.1" calcext:value-type="float">
            <text:p>41,1</text:p>
          </table:table-cell>
          <table:table-cell office:value-type="float" office:value="44.4" calcext:value-type="float">
            <text:p>44,4</text:p>
          </table:table-cell>
          <table:table-cell office:value-type="float" office:value="40.89" calcext:value-type="float">
            <text:p>40,89</text:p>
          </table:table-cell>
          <table:table-cell office:value-type="float" office:value="43.87" calcext:value-type="float">
            <text:p>43,87</text:p>
          </table:table-cell>
          <table:table-cell table:formula="of:=([.E465]-[.B465]) / [.B465] * 100" office:value-type="float" office:value="6.73965936739658" calcext:value-type="float">
            <text:p>6,7396593673965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64" calcext:value-type="float">
            <text:p>464</text:p>
          </table:table-cell>
          <table:table-cell office:value-type="float" office:value="43.87" calcext:value-type="float">
            <text:p>43,87</text:p>
          </table:table-cell>
          <table:table-cell office:value-type="float" office:value="50.43" calcext:value-type="float">
            <text:p>50,43</text:p>
          </table:table-cell>
          <table:table-cell office:value-type="float" office:value="42.13" calcext:value-type="float">
            <text:p>42,13</text:p>
          </table:table-cell>
          <table:table-cell office:value-type="float" office:value="50.11" calcext:value-type="float">
            <text:p>50,11</text:p>
          </table:table-cell>
          <table:table-cell table:formula="of:=([.E466]-[.B466]) / [.B466] * 100" office:value-type="float" office:value="14.2238431730112" calcext:value-type="float">
            <text:p>14,223843173011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65" calcext:value-type="float">
            <text:p>465</text:p>
          </table:table-cell>
          <table:table-cell office:value-type="float" office:value="50.15" calcext:value-type="float">
            <text:p>50,15</text:p>
          </table:table-cell>
          <table:table-cell office:value-type="float" office:value="52.88" calcext:value-type="float">
            <text:p>52,88</text:p>
          </table:table-cell>
          <table:table-cell office:value-type="float" office:value="47.67" calcext:value-type="float">
            <text:p>47,67</text:p>
          </table:table-cell>
          <table:table-cell office:value-type="float" office:value="51.62" calcext:value-type="float">
            <text:p>51,62</text:p>
          </table:table-cell>
          <table:table-cell table:formula="of:=([.E467]-[.B467]) / [.B467] * 100" office:value-type="float" office:value="2.93120638085743" calcext:value-type="float">
            <text:p>2,9312063808574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66" calcext:value-type="float">
            <text:p>466</text:p>
          </table:table-cell>
          <table:table-cell office:value-type="float" office:value="51.62" calcext:value-type="float">
            <text:p>51,62</text:p>
          </table:table-cell>
          <table:table-cell office:value-type="float" office:value="60.08" calcext:value-type="float">
            <text:p>60,08</text:p>
          </table:table-cell>
          <table:table-cell office:value-type="float" office:value="50.47" calcext:value-type="float">
            <text:p>50,47</text:p>
          </table:table-cell>
          <table:table-cell office:value-type="float" office:value="59.59" calcext:value-type="float">
            <text:p>59,59</text:p>
          </table:table-cell>
          <table:table-cell table:formula="of:=([.E468]-[.B468]) / [.B468] * 100" office:value-type="float" office:value="15.4397520340953" calcext:value-type="float">
            <text:p>15,439752034095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67" calcext:value-type="float">
            <text:p>467</text:p>
          </table:table-cell>
          <table:table-cell office:value-type="float" office:value="59.59" calcext:value-type="float">
            <text:p>59,59</text:p>
          </table:table-cell>
          <table:table-cell office:value-type="float" office:value="64.8" calcext:value-type="float">
            <text:p>64,8</text:p>
          </table:table-cell>
          <table:table-cell office:value-type="float" office:value="55.68" calcext:value-type="float">
            <text:p>55,68</text:p>
          </table:table-cell>
          <table:table-cell office:value-type="float" office:value="63.97" calcext:value-type="float">
            <text:p>63,97</text:p>
          </table:table-cell>
          <table:table-cell table:formula="of:=([.E469]-[.B469]) / [.B469] * 100" office:value-type="float" office:value="7.35022654807853" calcext:value-type="float">
            <text:p>7,3502265480785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68" calcext:value-type="float">
            <text:p>468</text:p>
          </table:table-cell>
          <table:table-cell office:value-type="float" office:value="63.96" calcext:value-type="float">
            <text:p>63,96</text:p>
          </table:table-cell>
          <table:table-cell office:value-type="float" office:value="66.48" calcext:value-type="float">
            <text:p>66,48</text:p>
          </table:table-cell>
          <table:table-cell office:value-type="float" office:value="61.01" calcext:value-type="float">
            <text:p>61,01</text:p>
          </table:table-cell>
          <table:table-cell office:value-type="float" office:value="66.28" calcext:value-type="float">
            <text:p>66,28</text:p>
          </table:table-cell>
          <table:table-cell table:formula="of:=([.E470]-[.B470]) / [.B470] * 100" office:value-type="float" office:value="3.62726704190119" calcext:value-type="float">
            <text:p>3,6272670419011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69" calcext:value-type="float">
            <text:p>469</text:p>
          </table:table-cell>
          <table:table-cell office:value-type="float" office:value="66.28" calcext:value-type="float">
            <text:p>66,28</text:p>
          </table:table-cell>
          <table:table-cell office:value-type="float" office:value="70.48" calcext:value-type="float">
            <text:p>70,48</text:p>
          </table:table-cell>
          <table:table-cell office:value-type="float" office:value="62.86" calcext:value-type="float">
            <text:p>62,86</text:p>
          </table:table-cell>
          <table:table-cell office:value-type="float" office:value="63.45" calcext:value-type="float">
            <text:p>63,45</text:p>
          </table:table-cell>
          <table:table-cell table:formula="of:=([.E471]-[.B471]) / [.B471] * 100" office:value-type="float" office:value="-4.26976463488232" calcext:value-type="float">
            <text:p>-4,2697646348823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70" calcext:value-type="float">
            <text:p>470</text:p>
          </table:table-cell>
          <table:table-cell office:value-type="float" office:value="63.47" calcext:value-type="float">
            <text:p>63,47</text:p>
          </table:table-cell>
          <table:table-cell office:value-type="float" office:value="78.22" calcext:value-type="float">
            <text:p>78,22</text:p>
          </table:table-cell>
          <table:table-cell office:value-type="float" office:value="49.65" calcext:value-type="float">
            <text:p>49,65</text:p>
          </table:table-cell>
          <table:table-cell office:value-type="float" office:value="75.15" calcext:value-type="float">
            <text:p>75,15</text:p>
          </table:table-cell>
          <table:table-cell table:formula="of:=([.E472]-[.B472]) / [.B472] * 100" office:value-type="float" office:value="18.4023948322042" calcext:value-type="float">
            <text:p>18,402394832204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71" calcext:value-type="float">
            <text:p>471</text:p>
          </table:table-cell>
          <table:table-cell office:value-type="float" office:value="75.11" calcext:value-type="float">
            <text:p>75,11</text:p>
          </table:table-cell>
          <table:table-cell office:value-type="float" office:value="78.29" calcext:value-type="float">
            <text:p>78,29</text:p>
          </table:table-cell>
          <table:table-cell office:value-type="float" office:value="65.15" calcext:value-type="float">
            <text:p>65,15</text:p>
          </table:table-cell>
          <table:table-cell office:value-type="float" office:value="68.09" calcext:value-type="float">
            <text:p>68,09</text:p>
          </table:table-cell>
          <table:table-cell table:formula="of:=([.E473]-[.B473]) / [.B473] * 100" office:value-type="float" office:value="-9.34629210491279" calcext:value-type="float">
            <text:p>-9,3462921049127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72" calcext:value-type="float">
            <text:p>472</text:p>
          </table:table-cell>
          <table:table-cell office:value-type="float" office:value="68.12" calcext:value-type="float">
            <text:p>68,12</text:p>
          </table:table-cell>
          <table:table-cell office:value-type="float" office:value="68.31" calcext:value-type="float">
            <text:p>68,31</text:p>
          </table:table-cell>
          <table:table-cell office:value-type="float" office:value="59.77" calcext:value-type="float">
            <text:p>59,77</text:p>
          </table:table-cell>
          <table:table-cell office:value-type="float" office:value="66.95" calcext:value-type="float">
            <text:p>66,95</text:p>
          </table:table-cell>
          <table:table-cell table:formula="of:=([.E474]-[.B474]) / [.B474] * 100" office:value-type="float" office:value="-1.7175572519084" calcext:value-type="float">
            <text:p>-1,717557251908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73" calcext:value-type="float">
            <text:p>473</text:p>
          </table:table-cell>
          <table:table-cell office:value-type="float" office:value="66.94" calcext:value-type="float">
            <text:p>66,94</text:p>
          </table:table-cell>
          <table:table-cell office:value-type="float" office:value="74.44" calcext:value-type="float">
            <text:p>74,44</text:p>
          </table:table-cell>
          <table:table-cell office:value-type="float" office:value="65.59" calcext:value-type="float">
            <text:p>65,59</text:p>
          </table:table-cell>
          <table:table-cell office:value-type="float" office:value="68.72" calcext:value-type="float">
            <text:p>68,72</text:p>
          </table:table-cell>
          <table:table-cell table:formula="of:=([.E475]-[.B475]) / [.B475] * 100" office:value-type="float" office:value="2.65909769943233" calcext:value-type="float">
            <text:p>2,6590976994323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74" calcext:value-type="float">
            <text:p>474</text:p>
          </table:table-cell>
          <table:table-cell office:value-type="float" office:value="68.72" calcext:value-type="float">
            <text:p>68,72</text:p>
          </table:table-cell>
          <table:table-cell office:value-type="float" office:value="75.92" calcext:value-type="float">
            <text:p>75,92</text:p>
          </table:table-cell>
          <table:table-cell office:value-type="float" office:value="65.03" calcext:value-type="float">
            <text:p>65,03</text:p>
          </table:table-cell>
          <table:table-cell office:value-type="float" office:value="75.1" calcext:value-type="float">
            <text:p>75,1</text:p>
          </table:table-cell>
          <table:table-cell table:formula="of:=([.E476]-[.B476]) / [.B476] * 100" office:value-type="float" office:value="9.28405122235156" calcext:value-type="float">
            <text:p>9,2840512223515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75" calcext:value-type="float">
            <text:p>475</text:p>
          </table:table-cell>
          <table:table-cell office:value-type="float" office:value="75.1" calcext:value-type="float">
            <text:p>75,1</text:p>
          </table:table-cell>
          <table:table-cell office:value-type="float" office:value="76.72" calcext:value-type="float">
            <text:p>76,72</text:p>
          </table:table-cell>
          <table:table-cell office:value-type="float" office:value="65.15" calcext:value-type="float">
            <text:p>65,15</text:p>
          </table:table-cell>
          <table:table-cell office:value-type="float" office:value="66.44" calcext:value-type="float">
            <text:p>66,44</text:p>
          </table:table-cell>
          <table:table-cell table:formula="of:=([.E477]-[.B477]) / [.B477] * 100" office:value-type="float" office:value="-11.5312916111851" calcext:value-type="float">
            <text:p>-11,531291611185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76" calcext:value-type="float">
            <text:p>476</text:p>
          </table:table-cell>
          <table:table-cell office:value-type="float" office:value="66.44" calcext:value-type="float">
            <text:p>66,44</text:p>
          </table:table-cell>
          <table:table-cell office:value-type="float" office:value="72.05" calcext:value-type="float">
            <text:p>72,05</text:p>
          </table:table-cell>
          <table:table-cell office:value-type="float" office:value="60.45" calcext:value-type="float">
            <text:p>60,45</text:p>
          </table:table-cell>
          <table:table-cell office:value-type="float" office:value="60.86" calcext:value-type="float">
            <text:p>60,86</text:p>
          </table:table-cell>
          <table:table-cell table:formula="of:=([.E478]-[.B478]) / [.B478] * 100" office:value-type="float" office:value="-8.39855508729681" calcext:value-type="float">
            <text:p>-8,3985550872968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77" calcext:value-type="float">
            <text:p>477</text:p>
          </table:table-cell>
          <table:table-cell office:value-type="float" office:value="60.84" calcext:value-type="float">
            <text:p>60,84</text:p>
          </table:table-cell>
          <table:table-cell office:value-type="float" office:value="63.94" calcext:value-type="float">
            <text:p>63,94</text:p>
          </table:table-cell>
          <table:table-cell office:value-type="float" office:value="57.68" calcext:value-type="float">
            <text:p>57,68</text:p>
          </table:table-cell>
          <table:table-cell office:value-type="float" office:value="60.14" calcext:value-type="float">
            <text:p>60,14</text:p>
          </table:table-cell>
          <table:table-cell table:formula="of:=([.E479]-[.B479]) / [.B479] * 100" office:value-type="float" office:value="-1.15055884286654" calcext:value-type="float">
            <text:p>-1,1505588428665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78" calcext:value-type="float">
            <text:p>478</text:p>
          </table:table-cell>
          <table:table-cell office:value-type="float" office:value="60.17" calcext:value-type="float">
            <text:p>60,17</text:p>
          </table:table-cell>
          <table:table-cell office:value-type="float" office:value="62.57" calcext:value-type="float">
            <text:p>62,57</text:p>
          </table:table-cell>
          <table:table-cell office:value-type="float" office:value="57.45" calcext:value-type="float">
            <text:p>57,45</text:p>
          </table:table-cell>
          <table:table-cell office:value-type="float" office:value="61.98" calcext:value-type="float">
            <text:p>61,98</text:p>
          </table:table-cell>
          <table:table-cell table:formula="of:=([.E480]-[.B480]) / [.B480] * 100" office:value-type="float" office:value="3.00814359315273" calcext:value-type="float">
            <text:p>3,0081435931527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79" calcext:value-type="float">
            <text:p>479</text:p>
          </table:table-cell>
          <table:table-cell office:value-type="float" office:value="62" calcext:value-type="float">
            <text:p>62</text:p>
          </table:table-cell>
          <table:table-cell office:value-type="float" office:value="62.56" calcext:value-type="float">
            <text:p>62,56</text:p>
          </table:table-cell>
          <table:table-cell office:value-type="float" office:value="52.22" calcext:value-type="float">
            <text:p>52,22</text:p>
          </table:table-cell>
          <table:table-cell office:value-type="float" office:value="52.96" calcext:value-type="float">
            <text:p>52,96</text:p>
          </table:table-cell>
          <table:table-cell table:formula="of:=([.E481]-[.B481]) / [.B481] * 100" office:value-type="float" office:value="-14.5806451612903" calcext:value-type="float">
            <text:p>-14,580645161290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80" calcext:value-type="float">
            <text:p>480</text:p>
          </table:table-cell>
          <table:table-cell office:value-type="float" office:value="52.93" calcext:value-type="float">
            <text:p>52,93</text:p>
          </table:table-cell>
          <table:table-cell office:value-type="float" office:value="60.66" calcext:value-type="float">
            <text:p>60,66</text:p>
          </table:table-cell>
          <table:table-cell office:value-type="float" office:value="51.84" calcext:value-type="float">
            <text:p>51,84</text:p>
          </table:table-cell>
          <table:table-cell office:value-type="float" office:value="60.19" calcext:value-type="float">
            <text:p>60,19</text:p>
          </table:table-cell>
          <table:table-cell table:formula="of:=([.E482]-[.B482]) / [.B482] * 100" office:value-type="float" office:value="13.7162289816739" calcext:value-type="float">
            <text:p>13,716228981673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81" calcext:value-type="float">
            <text:p>481</text:p>
          </table:table-cell>
          <table:table-cell office:value-type="float" office:value="60.16" calcext:value-type="float">
            <text:p>60,16</text:p>
          </table:table-cell>
          <table:table-cell office:value-type="float" office:value="63.99" calcext:value-type="float">
            <text:p>63,99</text:p>
          </table:table-cell>
          <table:table-cell office:value-type="float" office:value="54.3" calcext:value-type="float">
            <text:p>54,3</text:p>
          </table:table-cell>
          <table:table-cell office:value-type="float" office:value="61.66" calcext:value-type="float">
            <text:p>61,66</text:p>
          </table:table-cell>
          <table:table-cell table:formula="of:=([.E483]-[.B483]) / [.B483] * 100" office:value-type="float" office:value="2.49335106382979" calcext:value-type="float">
            <text:p>2,4933510638297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82" calcext:value-type="float">
            <text:p>482</text:p>
          </table:table-cell>
          <table:table-cell office:value-type="float" office:value="61.64" calcext:value-type="float">
            <text:p>61,64</text:p>
          </table:table-cell>
          <table:table-cell office:value-type="float" office:value="68.5" calcext:value-type="float">
            <text:p>68,5</text:p>
          </table:table-cell>
          <table:table-cell office:value-type="float" office:value="61" calcext:value-type="float">
            <text:p>61</text:p>
          </table:table-cell>
          <table:table-cell office:value-type="float" office:value="64.24" calcext:value-type="float">
            <text:p>64,24</text:p>
          </table:table-cell>
          <table:table-cell table:formula="of:=([.E484]-[.B484]) / [.B484] * 100" office:value-type="float" office:value="4.21804023361453" calcext:value-type="float">
            <text:p>4,2180402336145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83" calcext:value-type="float">
            <text:p>483</text:p>
          </table:table-cell>
          <table:table-cell office:value-type="float" office:value="64.24" calcext:value-type="float">
            <text:p>64,24</text:p>
          </table:table-cell>
          <table:table-cell office:value-type="float" office:value="69.12" calcext:value-type="float">
            <text:p>69,12</text:p>
          </table:table-cell>
          <table:table-cell office:value-type="float" office:value="60.7" calcext:value-type="float">
            <text:p>60,7</text:p>
          </table:table-cell>
          <table:table-cell office:value-type="float" office:value="65.6" calcext:value-type="float">
            <text:p>65,6</text:p>
          </table:table-cell>
          <table:table-cell table:formula="of:=([.E485]-[.B485]) / [.B485] * 100" office:value-type="float" office:value="2.11706102117061" calcext:value-type="float">
            <text:p>2,1170610211706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84" calcext:value-type="float">
            <text:p>484</text:p>
          </table:table-cell>
          <table:table-cell office:value-type="float" office:value="65.59" calcext:value-type="float">
            <text:p>65,59</text:p>
          </table:table-cell>
          <table:table-cell office:value-type="float" office:value="74.42" calcext:value-type="float">
            <text:p>74,42</text:p>
          </table:table-cell>
          <table:table-cell office:value-type="float" office:value="62.37" calcext:value-type="float">
            <text:p>62,37</text:p>
          </table:table-cell>
          <table:table-cell office:value-type="float" office:value="74.23" calcext:value-type="float">
            <text:p>74,23</text:p>
          </table:table-cell>
          <table:table-cell table:formula="of:=([.E486]-[.B486]) / [.B486] * 100" office:value-type="float" office:value="13.1727397469126" calcext:value-type="float">
            <text:p>13,172739746912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85" calcext:value-type="float">
            <text:p>485</text:p>
          </table:table-cell>
          <table:table-cell office:value-type="float" office:value="74.21" calcext:value-type="float">
            <text:p>74,21</text:p>
          </table:table-cell>
          <table:table-cell office:value-type="float" office:value="78.99" calcext:value-type="float">
            <text:p>78,99</text:p>
          </table:table-cell>
          <table:table-cell office:value-type="float" office:value="72.22" calcext:value-type="float">
            <text:p>72,22</text:p>
          </table:table-cell>
          <table:table-cell office:value-type="float" office:value="78.18" calcext:value-type="float">
            <text:p>78,18</text:p>
          </table:table-cell>
          <table:table-cell table:formula="of:=([.E487]-[.B487]) / [.B487] * 100" office:value-type="float" office:value="5.34968333108747" calcext:value-type="float">
            <text:p>5,3496833310874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86" calcext:value-type="float">
            <text:p>486</text:p>
          </table:table-cell>
          <table:table-cell office:value-type="float" office:value="78.2" calcext:value-type="float">
            <text:p>78,2</text:p>
          </table:table-cell>
          <table:table-cell office:value-type="float" office:value="83" calcext:value-type="float">
            <text:p>83</text:p>
          </table:table-cell>
          <table:table-cell office:value-type="float" office:value="72.15" calcext:value-type="float">
            <text:p>72,15</text:p>
          </table:table-cell>
          <table:table-cell office:value-type="float" office:value="82.06" calcext:value-type="float">
            <text:p>82,06</text:p>
          </table:table-cell>
          <table:table-cell table:formula="of:=([.E488]-[.B488]) / [.B488] * 100" office:value-type="float" office:value="4.93606138107417" calcext:value-type="float">
            <text:p>4,9360613810741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87" calcext:value-type="float">
            <text:p>487</text:p>
          </table:table-cell>
          <table:table-cell office:value-type="float" office:value="82.08" calcext:value-type="float">
            <text:p>82,08</text:p>
          </table:table-cell>
          <table:table-cell office:value-type="float" office:value="89" calcext:value-type="float">
            <text:p>89</text:p>
          </table:table-cell>
          <table:table-cell office:value-type="float" office:value="79.52" calcext:value-type="float">
            <text:p>79,52</text:p>
          </table:table-cell>
          <table:table-cell office:value-type="float" office:value="87.29" calcext:value-type="float">
            <text:p>87,29</text:p>
          </table:table-cell>
          <table:table-cell table:formula="of:=([.E489]-[.B489]) / [.B489] * 100" office:value-type="float" office:value="6.34746588693958" calcext:value-type="float">
            <text:p>6,3474658869395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88" calcext:value-type="float">
            <text:p>488</text:p>
          </table:table-cell>
          <table:table-cell office:value-type="float" office:value="87.28" calcext:value-type="float">
            <text:p>87,28</text:p>
          </table:table-cell>
          <table:table-cell office:value-type="float" office:value="98.2" calcext:value-type="float">
            <text:p>98,2</text:p>
          </table:table-cell>
          <table:table-cell office:value-type="float" office:value="84.19" calcext:value-type="float">
            <text:p>84,19</text:p>
          </table:table-cell>
          <table:table-cell office:value-type="float" office:value="85.38" calcext:value-type="float">
            <text:p>85,38</text:p>
          </table:table-cell>
          <table:table-cell table:formula="of:=([.E490]-[.B490]) / [.B490] * 100" office:value-type="float" office:value="-2.1769019248396" calcext:value-type="float">
            <text:p>-2,176901924839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89" calcext:value-type="float">
            <text:p>489</text:p>
          </table:table-cell>
          <table:table-cell office:value-type="float" office:value="85.35" calcext:value-type="float">
            <text:p>85,35</text:p>
          </table:table-cell>
          <table:table-cell office:value-type="float" office:value="95.31" calcext:value-type="float">
            <text:p>95,31</text:p>
          </table:table-cell>
          <table:table-cell office:value-type="float" office:value="84.26" calcext:value-type="float">
            <text:p>84,26</text:p>
          </table:table-cell>
          <table:table-cell office:value-type="float" office:value="94.39" calcext:value-type="float">
            <text:p>94,39</text:p>
          </table:table-cell>
          <table:table-cell table:formula="of:=([.E491]-[.B491]) / [.B491] * 100" office:value-type="float" office:value="10.5916813122437" calcext:value-type="float">
            <text:p>10,591681312243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90" calcext:value-type="float">
            <text:p>490</text:p>
          </table:table-cell>
          <table:table-cell office:value-type="float" office:value="94.38" calcext:value-type="float">
            <text:p>94,38</text:p>
          </table:table-cell>
          <table:table-cell office:value-type="float" office:value="101.5" calcext:value-type="float">
            <text:p>101,5</text:p>
          </table:table-cell>
          <table:table-cell office:value-type="float" office:value="93.72" calcext:value-type="float">
            <text:p>93,72</text:p>
          </table:table-cell>
          <table:table-cell office:value-type="float" office:value="95.78" calcext:value-type="float">
            <text:p>95,78</text:p>
          </table:table-cell>
          <table:table-cell table:formula="of:=([.E492]-[.B492]) / [.B492] * 100" office:value-type="float" office:value="1.48336511972876" calcext:value-type="float">
            <text:p>1,4833651197287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91" calcext:value-type="float">
            <text:p>491</text:p>
          </table:table-cell>
          <table:table-cell office:value-type="float" office:value="95.82" calcext:value-type="float">
            <text:p>95,82</text:p>
          </table:table-cell>
          <table:table-cell office:value-type="float" office:value="100.98" calcext:value-type="float">
            <text:p>100,98</text:p>
          </table:table-cell>
          <table:table-cell office:value-type="float" office:value="95.1" calcext:value-type="float">
            <text:p>95,1</text:p>
          </table:table-cell>
          <table:table-cell office:value-type="float" office:value="98.31" calcext:value-type="float">
            <text:p>98,31</text:p>
          </table:table-cell>
          <table:table-cell table:formula="of:=([.E493]-[.B493]) / [.B493] * 100" office:value-type="float" office:value="2.59862241703194" calcext:value-type="float">
            <text:p>2,5986224170319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92" calcext:value-type="float">
            <text:p>492</text:p>
          </table:table-cell>
          <table:table-cell office:value-type="float" office:value="98.28" calcext:value-type="float">
            <text:p>98,28</text:p>
          </table:table-cell>
          <table:table-cell office:value-type="float" office:value="101" calcext:value-type="float">
            <text:p>101</text:p>
          </table:table-cell>
          <table:table-cell office:value-type="float" office:value="95.8" calcext:value-type="float">
            <text:p>95,8</text:p>
          </table:table-cell>
          <table:table-cell office:value-type="float" office:value="99.58" calcext:value-type="float">
            <text:p>99,58</text:p>
          </table:table-cell>
          <table:table-cell table:formula="of:=([.E494]-[.B494]) / [.B494] * 100" office:value-type="float" office:value="1.32275132275132" calcext:value-type="float">
            <text:p>1,3227513227513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93" calcext:value-type="float">
            <text:p>493</text:p>
          </table:table-cell>
          <table:table-cell office:value-type="float" office:value="99.59" calcext:value-type="float">
            <text:p>99,59</text:p>
          </table:table-cell>
          <table:table-cell office:value-type="float" office:value="103.6" calcext:value-type="float">
            <text:p>103,6</text:p>
          </table:table-cell>
          <table:table-cell office:value-type="float" office:value="89.52" calcext:value-type="float">
            <text:p>89,52</text:p>
          </table:table-cell>
          <table:table-cell office:value-type="float" office:value="90.9" calcext:value-type="float">
            <text:p>90,9</text:p>
          </table:table-cell>
          <table:table-cell table:formula="of:=([.E495]-[.B495]) / [.B495] * 100" office:value-type="float" office:value="-8.72577568028918" calcext:value-type="float">
            <text:p>-8,7257756802891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94" calcext:value-type="float">
            <text:p>494</text:p>
          </table:table-cell>
          <table:table-cell office:value-type="float" office:value="90.9" calcext:value-type="float">
            <text:p>90,9</text:p>
          </table:table-cell>
          <table:table-cell office:value-type="float" office:value="93.81" calcext:value-type="float">
            <text:p>93,81</text:p>
          </table:table-cell>
          <table:table-cell office:value-type="float" office:value="83.5" calcext:value-type="float">
            <text:p>83,5</text:p>
          </table:table-cell>
          <table:table-cell office:value-type="float" office:value="85.16" calcext:value-type="float">
            <text:p>85,16</text:p>
          </table:table-cell>
          <table:table-cell table:formula="of:=([.E496]-[.B496]) / [.B496] * 100" office:value-type="float" office:value="-6.31463146314632" calcext:value-type="float">
            <text:p>-6,3146314631463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95" calcext:value-type="float">
            <text:p>495</text:p>
          </table:table-cell>
          <table:table-cell office:value-type="float" office:value="85.21" calcext:value-type="float">
            <text:p>85,21</text:p>
          </table:table-cell>
          <table:table-cell office:value-type="float" office:value="87.87" calcext:value-type="float">
            <text:p>87,87</text:p>
          </table:table-cell>
          <table:table-cell office:value-type="float" office:value="82.43" calcext:value-type="float">
            <text:p>82,43</text:p>
          </table:table-cell>
          <table:table-cell office:value-type="float" office:value="84.12" calcext:value-type="float">
            <text:p>84,12</text:p>
          </table:table-cell>
          <table:table-cell table:formula="of:=([.E497]-[.B497]) / [.B497] * 100" office:value-type="float" office:value="-1.27919258303015" calcext:value-type="float">
            <text:p>-1,2791925830301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96" calcext:value-type="float">
            <text:p>496</text:p>
          </table:table-cell>
          <table:table-cell office:value-type="float" office:value="84.11" calcext:value-type="float">
            <text:p>84,11</text:p>
          </table:table-cell>
          <table:table-cell office:value-type="float" office:value="87.85" calcext:value-type="float">
            <text:p>87,85</text:p>
          </table:table-cell>
          <table:table-cell office:value-type="float" office:value="81.11" calcext:value-type="float">
            <text:p>81,11</text:p>
          </table:table-cell>
          <table:table-cell office:value-type="float" office:value="84.73" calcext:value-type="float">
            <text:p>84,73</text:p>
          </table:table-cell>
          <table:table-cell table:formula="of:=([.E498]-[.B498]) / [.B498] * 100" office:value-type="float" office:value="0.737129948876477" calcext:value-type="float">
            <text:p>0,73712994887647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97" calcext:value-type="float">
            <text:p>497</text:p>
          </table:table-cell>
          <table:table-cell office:value-type="float" office:value="84.72" calcext:value-type="float">
            <text:p>84,72</text:p>
          </table:table-cell>
          <table:table-cell office:value-type="float" office:value="91.07" calcext:value-type="float">
            <text:p>91,07</text:p>
          </table:table-cell>
          <table:table-cell office:value-type="float" office:value="84.14" calcext:value-type="float">
            <text:p>84,14</text:p>
          </table:table-cell>
          <table:table-cell office:value-type="float" office:value="85.46" calcext:value-type="float">
            <text:p>85,46</text:p>
          </table:table-cell>
          <table:table-cell table:formula="of:=([.E499]-[.B499]) / [.B499] * 100" office:value-type="float" office:value="0.873465533522185" calcext:value-type="float">
            <text:p>0,87346553352218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98" calcext:value-type="float">
            <text:p>498</text:p>
          </table:table-cell>
          <table:table-cell office:value-type="float" office:value="85.51" calcext:value-type="float">
            <text:p>85,51</text:p>
          </table:table-cell>
          <table:table-cell office:value-type="float" office:value="91.72" calcext:value-type="float">
            <text:p>91,72</text:p>
          </table:table-cell>
          <table:table-cell office:value-type="float" office:value="85.46" calcext:value-type="float">
            <text:p>85,46</text:p>
          </table:table-cell>
          <table:table-cell office:value-type="float" office:value="91.69" calcext:value-type="float">
            <text:p>91,69</text:p>
          </table:table-cell>
          <table:table-cell table:formula="of:=([.E500]-[.B500]) / [.B500] * 100" office:value-type="float" office:value="7.22722488597824" calcext:value-type="float">
            <text:p>7,2272248859782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499" calcext:value-type="float">
            <text:p>499</text:p>
          </table:table-cell>
          <table:table-cell office:value-type="float" office:value="91.69" calcext:value-type="float">
            <text:p>91,69</text:p>
          </table:table-cell>
          <table:table-cell office:value-type="float" office:value="92.54" calcext:value-type="float">
            <text:p>92,54</text:p>
          </table:table-cell>
          <table:table-cell office:value-type="float" office:value="87.88" calcext:value-type="float">
            <text:p>87,88</text:p>
          </table:table-cell>
          <table:table-cell office:value-type="float" office:value="89.45" calcext:value-type="float">
            <text:p>89,45</text:p>
          </table:table-cell>
          <table:table-cell table:formula="of:=([.E501]-[.B501]) / [.B501] * 100" office:value-type="float" office:value="-2.44301450539862" calcext:value-type="float">
            <text:p>-2,4430145053986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00" calcext:value-type="float">
            <text:p>500</text:p>
          </table:table-cell>
          <table:table-cell office:value-type="float" office:value="89.43" calcext:value-type="float">
            <text:p>89,43</text:p>
          </table:table-cell>
          <table:table-cell office:value-type="float" office:value="93.96" calcext:value-type="float">
            <text:p>93,96</text:p>
          </table:table-cell>
          <table:table-cell office:value-type="float" office:value="88.43" calcext:value-type="float">
            <text:p>88,43</text:p>
          </table:table-cell>
          <table:table-cell office:value-type="float" office:value="88.85" calcext:value-type="float">
            <text:p>88,85</text:p>
          </table:table-cell>
          <table:table-cell table:formula="of:=([.E502]-[.B502]) / [.B502] * 100" office:value-type="float" office:value="-0.648551940064869" calcext:value-type="float">
            <text:p>-0,64855194006486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01" calcext:value-type="float">
            <text:p>501</text:p>
          </table:table-cell>
          <table:table-cell office:value-type="float" office:value="88.84" calcext:value-type="float">
            <text:p>88,84</text:p>
          </table:table-cell>
          <table:table-cell office:value-type="float" office:value="89.5" calcext:value-type="float">
            <text:p>89,5</text:p>
          </table:table-cell>
          <table:table-cell office:value-type="float" office:value="84.34" calcext:value-type="float">
            <text:p>84,34</text:p>
          </table:table-cell>
          <table:table-cell office:value-type="float" office:value="84.53" calcext:value-type="float">
            <text:p>84,53</text:p>
          </table:table-cell>
          <table:table-cell table:formula="of:=([.E503]-[.B503]) / [.B503] * 100" office:value-type="float" office:value="-4.85141828005403" calcext:value-type="float">
            <text:p>-4,8514182800540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02" calcext:value-type="float">
            <text:p>502</text:p>
          </table:table-cell>
          <table:table-cell office:value-type="float" office:value="84.53" calcext:value-type="float">
            <text:p>84,53</text:p>
          </table:table-cell>
          <table:table-cell office:value-type="float" office:value="87.41" calcext:value-type="float">
            <text:p>87,41</text:p>
          </table:table-cell>
          <table:table-cell office:value-type="float" office:value="73.28" calcext:value-type="float">
            <text:p>73,28</text:p>
          </table:table-cell>
          <table:table-cell office:value-type="float" office:value="78.47" calcext:value-type="float">
            <text:p>78,47</text:p>
          </table:table-cell>
          <table:table-cell table:formula="of:=([.E504]-[.B504]) / [.B504] * 100" office:value-type="float" office:value="-7.16905240742932" calcext:value-type="float">
            <text:p>-7,1690524074293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03" calcext:value-type="float">
            <text:p>503</text:p>
          </table:table-cell>
          <table:table-cell office:value-type="float" office:value="78.45" calcext:value-type="float">
            <text:p>78,45</text:p>
          </table:table-cell>
          <table:table-cell office:value-type="float" office:value="80.35" calcext:value-type="float">
            <text:p>80,35</text:p>
          </table:table-cell>
          <table:table-cell office:value-type="float" office:value="74" calcext:value-type="float">
            <text:p>74</text:p>
          </table:table-cell>
          <table:table-cell office:value-type="float" office:value="78.41" calcext:value-type="float">
            <text:p>78,41</text:p>
          </table:table-cell>
          <table:table-cell table:formula="of:=([.E505]-[.B505]) / [.B505] * 100" office:value-type="float" office:value="-0.0509878903760437" calcext:value-type="float">
            <text:p>-0,05098789037604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04" calcext:value-type="float">
            <text:p>504</text:p>
          </table:table-cell>
          <table:table-cell office:value-type="float" office:value="78.42" calcext:value-type="float">
            <text:p>78,42</text:p>
          </table:table-cell>
          <table:table-cell office:value-type="float" office:value="78.69" calcext:value-type="float">
            <text:p>78,69</text:p>
          </table:table-cell>
          <table:table-cell office:value-type="float" office:value="67.93" calcext:value-type="float">
            <text:p>67,93</text:p>
          </table:table-cell>
          <table:table-cell office:value-type="float" office:value="68.8" calcext:value-type="float">
            <text:p>68,8</text:p>
          </table:table-cell>
          <table:table-cell table:formula="of:=([.E506]-[.B506]) / [.B506] * 100" office:value-type="float" office:value="-12.2672787554195" calcext:value-type="float">
            <text:p>-12,267278755419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05" calcext:value-type="float">
            <text:p>505</text:p>
          </table:table-cell>
          <table:table-cell office:value-type="float" office:value="68.8" calcext:value-type="float">
            <text:p>68,8</text:p>
          </table:table-cell>
          <table:table-cell office:value-type="float" office:value="71.7" calcext:value-type="float">
            <text:p>71,7</text:p>
          </table:table-cell>
          <table:table-cell office:value-type="float" office:value="62.46" calcext:value-type="float">
            <text:p>62,46</text:p>
          </table:table-cell>
          <table:table-cell office:value-type="float" office:value="66.96" calcext:value-type="float">
            <text:p>66,96</text:p>
          </table:table-cell>
          <table:table-cell table:formula="of:=([.E507]-[.B507]) / [.B507] * 100" office:value-type="float" office:value="-2.67441860465117" calcext:value-type="float">
            <text:p>-2,6744186046511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06" calcext:value-type="float">
            <text:p>506</text:p>
          </table:table-cell>
          <table:table-cell office:value-type="float" office:value="66.95" calcext:value-type="float">
            <text:p>66,95</text:p>
          </table:table-cell>
          <table:table-cell office:value-type="float" office:value="75.67" calcext:value-type="float">
            <text:p>75,67</text:p>
          </table:table-cell>
          <table:table-cell office:value-type="float" office:value="65.61" calcext:value-type="float">
            <text:p>65,61</text:p>
          </table:table-cell>
          <table:table-cell office:value-type="float" office:value="74.47" calcext:value-type="float">
            <text:p>74,47</text:p>
          </table:table-cell>
          <table:table-cell table:formula="of:=([.E508]-[.B508]) / [.B508] * 100" office:value-type="float" office:value="11.2322628827483" calcext:value-type="float">
            <text:p>11,232262882748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07" calcext:value-type="float">
            <text:p>507</text:p>
          </table:table-cell>
          <table:table-cell office:value-type="float" office:value="74.46" calcext:value-type="float">
            <text:p>74,46</text:p>
          </table:table-cell>
          <table:table-cell office:value-type="float" office:value="74.7" calcext:value-type="float">
            <text:p>74,7</text:p>
          </table:table-cell>
          <table:table-cell office:value-type="float" office:value="65.1" calcext:value-type="float">
            <text:p>65,1</text:p>
          </table:table-cell>
          <table:table-cell office:value-type="float" office:value="69.44" calcext:value-type="float">
            <text:p>69,44</text:p>
          </table:table-cell>
          <table:table-cell table:formula="of:=([.E509]-[.B509]) / [.B509] * 100" office:value-type="float" office:value="-6.74187483212463" calcext:value-type="float">
            <text:p>-6,7418748321246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08" calcext:value-type="float">
            <text:p>508</text:p>
          </table:table-cell>
          <table:table-cell office:value-type="float" office:value="69.44" calcext:value-type="float">
            <text:p>69,44</text:p>
          </table:table-cell>
          <table:table-cell office:value-type="float" office:value="74.99" calcext:value-type="float">
            <text:p>74,99</text:p>
          </table:table-cell>
          <table:table-cell office:value-type="float" office:value="68.33" calcext:value-type="float">
            <text:p>68,33</text:p>
          </table:table-cell>
          <table:table-cell office:value-type="float" office:value="73.48" calcext:value-type="float">
            <text:p>73,48</text:p>
          </table:table-cell>
          <table:table-cell table:formula="of:=([.E510]-[.B510]) / [.B510] * 100" office:value-type="float" office:value="5.81797235023042" calcext:value-type="float">
            <text:p>5,8179723502304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09" calcext:value-type="float">
            <text:p>509</text:p>
          </table:table-cell>
          <table:table-cell office:value-type="float" office:value="73.48" calcext:value-type="float">
            <text:p>73,48</text:p>
          </table:table-cell>
          <table:table-cell office:value-type="float" office:value="82.97" calcext:value-type="float">
            <text:p>82,97</text:p>
          </table:table-cell>
          <table:table-cell office:value-type="float" office:value="72.46" calcext:value-type="float">
            <text:p>72,46</text:p>
          </table:table-cell>
          <table:table-cell office:value-type="float" office:value="81.88" calcext:value-type="float">
            <text:p>81,88</text:p>
          </table:table-cell>
          <table:table-cell table:formula="of:=([.E511]-[.B511]) / [.B511] * 100" office:value-type="float" office:value="11.4316820903647" calcext:value-type="float">
            <text:p>11,431682090364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10" calcext:value-type="float">
            <text:p>510</text:p>
          </table:table-cell>
          <table:table-cell office:value-type="float" office:value="81.87" calcext:value-type="float">
            <text:p>81,87</text:p>
          </table:table-cell>
          <table:table-cell office:value-type="float" office:value="83.86" calcext:value-type="float">
            <text:p>83,86</text:p>
          </table:table-cell>
          <table:table-cell office:value-type="float" office:value="77.77" calcext:value-type="float">
            <text:p>77,77</text:p>
          </table:table-cell>
          <table:table-cell office:value-type="float" office:value="78.34" calcext:value-type="float">
            <text:p>78,34</text:p>
          </table:table-cell>
          <table:table-cell table:formula="of:=([.E512]-[.B512]) / [.B512] * 100" office:value-type="float" office:value="-4.31171369243923" calcext:value-type="float">
            <text:p>-4,3117136924392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11" calcext:value-type="float">
            <text:p>511</text:p>
          </table:table-cell>
          <table:table-cell office:value-type="float" office:value="78.34" calcext:value-type="float">
            <text:p>78,34</text:p>
          </table:table-cell>
          <table:table-cell office:value-type="float" office:value="83.06" calcext:value-type="float">
            <text:p>83,06</text:p>
          </table:table-cell>
          <table:table-cell office:value-type="float" office:value="76.35" calcext:value-type="float">
            <text:p>76,35</text:p>
          </table:table-cell>
          <table:table-cell office:value-type="float" office:value="81.49" calcext:value-type="float">
            <text:p>81,49</text:p>
          </table:table-cell>
          <table:table-cell table:formula="of:=([.E513]-[.B513]) / [.B513] * 100" office:value-type="float" office:value="4.02093438856266" calcext:value-type="float">
            <text:p>4,0209343885626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12" calcext:value-type="float">
            <text:p>512</text:p>
          </table:table-cell>
          <table:table-cell office:value-type="float" office:value="81.48" calcext:value-type="float">
            <text:p>81,48</text:p>
          </table:table-cell>
          <table:table-cell office:value-type="float" office:value="87.9" calcext:value-type="float">
            <text:p>87,9</text:p>
          </table:table-cell>
          <table:table-cell office:value-type="float" office:value="80.38" calcext:value-type="float">
            <text:p>80,38</text:p>
          </table:table-cell>
          <table:table-cell office:value-type="float" office:value="87.19" calcext:value-type="float">
            <text:p>87,19</text:p>
          </table:table-cell>
          <table:table-cell table:formula="of:=([.E514]-[.B514]) / [.B514] * 100" office:value-type="float" office:value="7.00785468826705" calcext:value-type="float">
            <text:p>7,0078546882670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13" calcext:value-type="float">
            <text:p>513</text:p>
          </table:table-cell>
          <table:table-cell office:value-type="float" office:value="87.19" calcext:value-type="float">
            <text:p>87,19</text:p>
          </table:table-cell>
          <table:table-cell office:value-type="float" office:value="87.59" calcext:value-type="float">
            <text:p>87,59</text:p>
          </table:table-cell>
          <table:table-cell office:value-type="float" office:value="84.32" calcext:value-type="float">
            <text:p>84,32</text:p>
          </table:table-cell>
          <table:table-cell office:value-type="float" office:value="87.1" calcext:value-type="float">
            <text:p>87,1</text:p>
          </table:table-cell>
          <table:table-cell table:formula="of:=([.E515]-[.B515]) / [.B515] * 100" office:value-type="float" office:value="-0.103222846656731" calcext:value-type="float">
            <text:p>-0,10322284665673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14" calcext:value-type="float">
            <text:p>514</text:p>
          </table:table-cell>
          <table:table-cell office:value-type="float" office:value="87.09" calcext:value-type="float">
            <text:p>87,09</text:p>
          </table:table-cell>
          <table:table-cell office:value-type="float" office:value="87.23" calcext:value-type="float">
            <text:p>87,23</text:p>
          </table:table-cell>
          <table:table-cell office:value-type="float" office:value="75.94" calcext:value-type="float">
            <text:p>75,94</text:p>
          </table:table-cell>
          <table:table-cell office:value-type="float" office:value="77.09" calcext:value-type="float">
            <text:p>77,09</text:p>
          </table:table-cell>
          <table:table-cell table:formula="of:=([.E516]-[.B516]) / [.B516] * 100" office:value-type="float" office:value="-11.482374555058" calcext:value-type="float">
            <text:p>-11,48237455505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15" calcext:value-type="float">
            <text:p>515</text:p>
          </table:table-cell>
          <table:table-cell office:value-type="float" office:value="77.1" calcext:value-type="float">
            <text:p>77,1</text:p>
          </table:table-cell>
          <table:table-cell office:value-type="float" office:value="81.39" calcext:value-type="float">
            <text:p>81,39</text:p>
          </table:table-cell>
          <table:table-cell office:value-type="float" office:value="73.95" calcext:value-type="float">
            <text:p>73,95</text:p>
          </table:table-cell>
          <table:table-cell office:value-type="float" office:value="80.71" calcext:value-type="float">
            <text:p>80,71</text:p>
          </table:table-cell>
          <table:table-cell table:formula="of:=([.E517]-[.B517]) / [.B517] * 100" office:value-type="float" office:value="4.6822308690013" calcext:value-type="float">
            <text:p>4,682230869001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16" calcext:value-type="float">
            <text:p>516</text:p>
          </table:table-cell>
          <table:table-cell office:value-type="float" office:value="80.7" calcext:value-type="float">
            <text:p>80,7</text:p>
          </table:table-cell>
          <table:table-cell office:value-type="float" office:value="82.08" calcext:value-type="float">
            <text:p>82,08</text:p>
          </table:table-cell>
          <table:table-cell office:value-type="float" office:value="75.74" calcext:value-type="float">
            <text:p>75,74</text:p>
          </table:table-cell>
          <table:table-cell office:value-type="float" office:value="81.1" calcext:value-type="float">
            <text:p>81,1</text:p>
          </table:table-cell>
          <table:table-cell table:formula="of:=([.E518]-[.B518]) / [.B518] * 100" office:value-type="float" office:value="0.495662949194537" calcext:value-type="float">
            <text:p>0,49566294919453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17" calcext:value-type="float">
            <text:p>517</text:p>
          </table:table-cell>
          <table:table-cell office:value-type="float" office:value="81.09" calcext:value-type="float">
            <text:p>81,09</text:p>
          </table:table-cell>
          <table:table-cell office:value-type="float" office:value="84.95" calcext:value-type="float">
            <text:p>84,95</text:p>
          </table:table-cell>
          <table:table-cell office:value-type="float" office:value="76.24" calcext:value-type="float">
            <text:p>76,24</text:p>
          </table:table-cell>
          <table:table-cell office:value-type="float" office:value="77.33" calcext:value-type="float">
            <text:p>77,33</text:p>
          </table:table-cell>
          <table:table-cell table:formula="of:=([.E519]-[.B519]) / [.B519] * 100" office:value-type="float" office:value="-4.63682328277223" calcext:value-type="float">
            <text:p>-4,6368232827722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18" calcext:value-type="float">
            <text:p>518</text:p>
          </table:table-cell>
          <table:table-cell office:value-type="float" office:value="77.31" calcext:value-type="float">
            <text:p>77,31</text:p>
          </table:table-cell>
          <table:table-cell office:value-type="float" office:value="80.83" calcext:value-type="float">
            <text:p>80,83</text:p>
          </table:table-cell>
          <table:table-cell office:value-type="float" office:value="61.66" calcext:value-type="float">
            <text:p>61,66</text:p>
          </table:table-cell>
          <table:table-cell office:value-type="float" office:value="64.73" calcext:value-type="float">
            <text:p>64,73</text:p>
          </table:table-cell>
          <table:table-cell table:formula="of:=([.E520]-[.B520]) / [.B520] * 100" office:value-type="float" office:value="-16.2721510800673" calcext:value-type="float">
            <text:p>-16,272151080067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19" calcext:value-type="float">
            <text:p>519</text:p>
          </table:table-cell>
          <table:table-cell office:value-type="float" office:value="64.72" calcext:value-type="float">
            <text:p>64,72</text:p>
          </table:table-cell>
          <table:table-cell office:value-type="float" office:value="65.98" calcext:value-type="float">
            <text:p>65,98</text:p>
          </table:table-cell>
          <table:table-cell office:value-type="float" office:value="53.03" calcext:value-type="float">
            <text:p>53,03</text:p>
          </table:table-cell>
          <table:table-cell office:value-type="float" office:value="62.87" calcext:value-type="float">
            <text:p>62,87</text:p>
          </table:table-cell>
          <table:table-cell table:formula="of:=([.E521]-[.B521]) / [.B521] * 100" office:value-type="float" office:value="-2.85846724351051" calcext:value-type="float">
            <text:p>-2,8584672435105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20" calcext:value-type="float">
            <text:p>520</text:p>
          </table:table-cell>
          <table:table-cell office:value-type="float" office:value="62.89" calcext:value-type="float">
            <text:p>62,89</text:p>
          </table:table-cell>
          <table:table-cell office:value-type="float" office:value="70.44" calcext:value-type="float">
            <text:p>70,44</text:p>
          </table:table-cell>
          <table:table-cell office:value-type="float" office:value="62.76" calcext:value-type="float">
            <text:p>62,76</text:p>
          </table:table-cell>
          <table:table-cell office:value-type="float" office:value="69.75" calcext:value-type="float">
            <text:p>69,75</text:p>
          </table:table-cell>
          <table:table-cell table:formula="of:=([.E522]-[.B522]) / [.B522] * 100" office:value-type="float" office:value="10.90793448879" calcext:value-type="float">
            <text:p>10,9079344887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21" calcext:value-type="float">
            <text:p>521</text:p>
          </table:table-cell>
          <table:table-cell office:value-type="float" office:value="69.75" calcext:value-type="float">
            <text:p>69,75</text:p>
          </table:table-cell>
          <table:table-cell office:value-type="float" office:value="69.81" calcext:value-type="float">
            <text:p>69,81</text:p>
          </table:table-cell>
          <table:table-cell office:value-type="float" office:value="59.13" calcext:value-type="float">
            <text:p>59,13</text:p>
          </table:table-cell>
          <table:table-cell office:value-type="float" office:value="66" calcext:value-type="float">
            <text:p>66</text:p>
          </table:table-cell>
          <table:table-cell table:formula="of:=([.E523]-[.B523]) / [.B523] * 100" office:value-type="float" office:value="-5.37634408602151" calcext:value-type="float">
            <text:p>-5,3763440860215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22" calcext:value-type="float">
            <text:p>522</text:p>
          </table:table-cell>
          <table:table-cell office:value-type="float" office:value="65.99" calcext:value-type="float">
            <text:p>65,99</text:p>
          </table:table-cell>
          <table:table-cell office:value-type="float" office:value="67.2" calcext:value-type="float">
            <text:p>67,2</text:p>
          </table:table-cell>
          <table:table-cell office:value-type="float" office:value="61.65" calcext:value-type="float">
            <text:p>61,65</text:p>
          </table:table-cell>
          <table:table-cell office:value-type="float" office:value="62.87" calcext:value-type="float">
            <text:p>62,87</text:p>
          </table:table-cell>
          <table:table-cell table:formula="of:=([.E524]-[.B524]) / [.B524] * 100" office:value-type="float" office:value="-4.72798908925594" calcext:value-type="float">
            <text:p>-4,7279890892559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23" calcext:value-type="float">
            <text:p>523</text:p>
          </table:table-cell>
          <table:table-cell office:value-type="float" office:value="62.87" calcext:value-type="float">
            <text:p>62,87</text:p>
          </table:table-cell>
          <table:table-cell office:value-type="float" office:value="66.76" calcext:value-type="float">
            <text:p>66,76</text:p>
          </table:table-cell>
          <table:table-cell office:value-type="float" office:value="57.55" calcext:value-type="float">
            <text:p>57,55</text:p>
          </table:table-cell>
          <table:table-cell office:value-type="float" office:value="58.75" calcext:value-type="float">
            <text:p>58,75</text:p>
          </table:table-cell>
          <table:table-cell table:formula="of:=([.E525]-[.B525]) / [.B525] * 100" office:value-type="float" office:value="-6.55320502624463" calcext:value-type="float">
            <text:p>-6,5532050262446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24" calcext:value-type="float">
            <text:p>524</text:p>
          </table:table-cell>
          <table:table-cell office:value-type="float" office:value="58.76" calcext:value-type="float">
            <text:p>58,76</text:p>
          </table:table-cell>
          <table:table-cell office:value-type="float" office:value="61.7" calcext:value-type="float">
            <text:p>61,7</text:p>
          </table:table-cell>
          <table:table-cell office:value-type="float" office:value="50.64" calcext:value-type="float">
            <text:p>50,64</text:p>
          </table:table-cell>
          <table:table-cell office:value-type="float" office:value="54.15" calcext:value-type="float">
            <text:p>54,15</text:p>
          </table:table-cell>
          <table:table-cell table:formula="of:=([.E526]-[.B526]) / [.B526] * 100" office:value-type="float" office:value="-7.84547311095984" calcext:value-type="float">
            <text:p>-7,8454731109598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25" calcext:value-type="float">
            <text:p>525</text:p>
          </table:table-cell>
          <table:table-cell office:value-type="float" office:value="54.15" calcext:value-type="float">
            <text:p>54,15</text:p>
          </table:table-cell>
          <table:table-cell office:value-type="float" office:value="55.62" calcext:value-type="float">
            <text:p>55,62</text:p>
          </table:table-cell>
          <table:table-cell office:value-type="float" office:value="47.44" calcext:value-type="float">
            <text:p>47,44</text:p>
          </table:table-cell>
          <table:table-cell office:value-type="float" office:value="50.39" calcext:value-type="float">
            <text:p>50,39</text:p>
          </table:table-cell>
          <table:table-cell table:formula="of:=([.E527]-[.B527]) / [.B527] * 100" office:value-type="float" office:value="-6.94367497691597" calcext:value-type="float">
            <text:p>-6,9436749769159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26" calcext:value-type="float">
            <text:p>526</text:p>
          </table:table-cell>
          <table:table-cell office:value-type="float" office:value="50.35" calcext:value-type="float">
            <text:p>50,35</text:p>
          </table:table-cell>
          <table:table-cell office:value-type="float" office:value="53.68" calcext:value-type="float">
            <text:p>53,68</text:p>
          </table:table-cell>
          <table:table-cell office:value-type="float" office:value="50.05" calcext:value-type="float">
            <text:p>50,05</text:p>
          </table:table-cell>
          <table:table-cell office:value-type="float" office:value="50.94" calcext:value-type="float">
            <text:p>50,94</text:p>
          </table:table-cell>
          <table:table-cell table:formula="of:=([.E528]-[.B528]) / [.B528] * 100" office:value-type="float" office:value="1.17179741807348" calcext:value-type="float">
            <text:p>1,1717974180734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27" calcext:value-type="float">
            <text:p>527</text:p>
          </table:table-cell>
          <table:table-cell office:value-type="float" office:value="50.92" calcext:value-type="float">
            <text:p>50,92</text:p>
          </table:table-cell>
          <table:table-cell office:value-type="float" office:value="51.42" calcext:value-type="float">
            <text:p>51,42</text:p>
          </table:table-cell>
          <table:table-cell office:value-type="float" office:value="45.51" calcext:value-type="float">
            <text:p>45,51</text:p>
          </table:table-cell>
          <table:table-cell office:value-type="float" office:value="46.29" calcext:value-type="float">
            <text:p>46,29</text:p>
          </table:table-cell>
          <table:table-cell table:formula="of:=([.E529]-[.B529]) / [.B529] * 100" office:value-type="float" office:value="-9.09269442262373" calcext:value-type="float">
            <text:p>-9,0926944226237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28" calcext:value-type="float">
            <text:p>528</text:p>
          </table:table-cell>
          <table:table-cell office:value-type="float" office:value="46.29" calcext:value-type="float">
            <text:p>46,29</text:p>
          </table:table-cell>
          <table:table-cell office:value-type="float" office:value="52.62" calcext:value-type="float">
            <text:p>52,62</text:p>
          </table:table-cell>
          <table:table-cell office:value-type="float" office:value="43.44" calcext:value-type="float">
            <text:p>43,44</text:p>
          </table:table-cell>
          <table:table-cell office:value-type="float" office:value="52.16" calcext:value-type="float">
            <text:p>52,16</text:p>
          </table:table-cell>
          <table:table-cell table:formula="of:=([.E530]-[.B530]) / [.B530] * 100" office:value-type="float" office:value="12.6809246057464" calcext:value-type="float">
            <text:p>12,680924605746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29" calcext:value-type="float">
            <text:p>529</text:p>
          </table:table-cell>
          <table:table-cell office:value-type="float" office:value="52.15" calcext:value-type="float">
            <text:p>52,15</text:p>
          </table:table-cell>
          <table:table-cell office:value-type="float" office:value="54.2" calcext:value-type="float">
            <text:p>54,2</text:p>
          </table:table-cell>
          <table:table-cell office:value-type="float" office:value="50.41" calcext:value-type="float">
            <text:p>50,41</text:p>
          </table:table-cell>
          <table:table-cell office:value-type="float" office:value="52.18" calcext:value-type="float">
            <text:p>52,18</text:p>
          </table:table-cell>
          <table:table-cell table:formula="of:=([.E531]-[.B531]) / [.B531] * 100" office:value-type="float" office:value="0.0575263662512007" calcext:value-type="float">
            <text:p>0,05752636625120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30" calcext:value-type="float">
            <text:p>530</text:p>
          </table:table-cell>
          <table:table-cell office:value-type="float" office:value="52.17" calcext:value-type="float">
            <text:p>52,17</text:p>
          </table:table-cell>
          <table:table-cell office:value-type="float" office:value="53.45" calcext:value-type="float">
            <text:p>53,45</text:p>
          </table:table-cell>
          <table:table-cell office:value-type="float" office:value="47.25" calcext:value-type="float">
            <text:p>47,25</text:p>
          </table:table-cell>
          <table:table-cell office:value-type="float" office:value="47.56" calcext:value-type="float">
            <text:p>47,56</text:p>
          </table:table-cell>
          <table:table-cell table:formula="of:=([.E532]-[.B532]) / [.B532] * 100" office:value-type="float" office:value="-8.83649607053862" calcext:value-type="float">
            <text:p>-8,8364960705386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31" calcext:value-type="float">
            <text:p>531</text:p>
          </table:table-cell>
          <table:table-cell office:value-type="float" office:value="47.55" calcext:value-type="float">
            <text:p>47,55</text:p>
          </table:table-cell>
          <table:table-cell office:value-type="float" office:value="51.5" calcext:value-type="float">
            <text:p>51,5</text:p>
          </table:table-cell>
          <table:table-cell office:value-type="float" office:value="46.5" calcext:value-type="float">
            <text:p>46,5</text:p>
          </table:table-cell>
          <table:table-cell office:value-type="float" office:value="51.16" calcext:value-type="float">
            <text:p>51,16</text:p>
          </table:table-cell>
          <table:table-cell table:formula="of:=([.E533]-[.B533]) / [.B533] * 100" office:value-type="float" office:value="7.59200841219769" calcext:value-type="float">
            <text:p>7,5920084121976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32" calcext:value-type="float">
            <text:p>532</text:p>
          </table:table-cell>
          <table:table-cell office:value-type="float" office:value="51.14" calcext:value-type="float">
            <text:p>51,14</text:p>
          </table:table-cell>
          <table:table-cell office:value-type="float" office:value="54.06" calcext:value-type="float">
            <text:p>54,06</text:p>
          </table:table-cell>
          <table:table-cell office:value-type="float" office:value="48.99" calcext:value-type="float">
            <text:p>48,99</text:p>
          </table:table-cell>
          <table:table-cell office:value-type="float" office:value="53.93" calcext:value-type="float">
            <text:p>53,93</text:p>
          </table:table-cell>
          <table:table-cell table:formula="of:=([.E534]-[.B534]) / [.B534] * 100" office:value-type="float" office:value="5.45561204536566" calcext:value-type="float">
            <text:p>5,4556120453656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33" calcext:value-type="float">
            <text:p>533</text:p>
          </table:table-cell>
          <table:table-cell office:value-type="float" office:value="53.93" calcext:value-type="float">
            <text:p>53,93</text:p>
          </table:table-cell>
          <table:table-cell office:value-type="float" office:value="58.15" calcext:value-type="float">
            <text:p>58,15</text:p>
          </table:table-cell>
          <table:table-cell office:value-type="float" office:value="53.42" calcext:value-type="float">
            <text:p>53,42</text:p>
          </table:table-cell>
          <table:table-cell office:value-type="float" office:value="55.36" calcext:value-type="float">
            <text:p>55,36</text:p>
          </table:table-cell>
          <table:table-cell table:formula="of:=([.E535]-[.B535]) / [.B535] * 100" office:value-type="float" office:value="2.65158538846653" calcext:value-type="float">
            <text:p>2,6515853884665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34" calcext:value-type="float">
            <text:p>534</text:p>
          </table:table-cell>
          <table:table-cell office:value-type="float" office:value="55.36" calcext:value-type="float">
            <text:p>55,36</text:p>
          </table:table-cell>
          <table:table-cell office:value-type="float" office:value="57.21" calcext:value-type="float">
            <text:p>57,21</text:p>
          </table:table-cell>
          <table:table-cell office:value-type="float" office:value="53.08" calcext:value-type="float">
            <text:p>53,08</text:p>
          </table:table-cell>
          <table:table-cell office:value-type="float" office:value="56.08" calcext:value-type="float">
            <text:p>56,08</text:p>
          </table:table-cell>
          <table:table-cell table:formula="of:=([.E536]-[.B536]) / [.B536] * 100" office:value-type="float" office:value="1.30057803468208" calcext:value-type="float">
            <text:p>1,3005780346820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35" calcext:value-type="float">
            <text:p>535</text:p>
          </table:table-cell>
          <table:table-cell office:value-type="float" office:value="56.09" calcext:value-type="float">
            <text:p>56,09</text:p>
          </table:table-cell>
          <table:table-cell office:value-type="float" office:value="60.64" calcext:value-type="float">
            <text:p>60,64</text:p>
          </table:table-cell>
          <table:table-cell office:value-type="float" office:value="54.34" calcext:value-type="float">
            <text:p>54,34</text:p>
          </table:table-cell>
          <table:table-cell office:value-type="float" office:value="59.41" calcext:value-type="float">
            <text:p>59,41</text:p>
          </table:table-cell>
          <table:table-cell table:formula="of:=([.E537]-[.B537]) / [.B537] * 100" office:value-type="float" office:value="5.91905865573185" calcext:value-type="float">
            <text:p>5,9190586557318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36" calcext:value-type="float">
            <text:p>536</text:p>
          </table:table-cell>
          <table:table-cell office:value-type="float" office:value="59.4" calcext:value-type="float">
            <text:p>59,4</text:p>
          </table:table-cell>
          <table:table-cell office:value-type="float" office:value="59.89" calcext:value-type="float">
            <text:p>59,89</text:p>
          </table:table-cell>
          <table:table-cell office:value-type="float" office:value="54.79" calcext:value-type="float">
            <text:p>54,79</text:p>
          </table:table-cell>
          <table:table-cell office:value-type="float" office:value="57.26" calcext:value-type="float">
            <text:p>57,26</text:p>
          </table:table-cell>
          <table:table-cell table:formula="of:=([.E538]-[.B538]) / [.B538] * 100" office:value-type="float" office:value="-3.6026936026936" calcext:value-type="float">
            <text:p>-3,602693602693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37" calcext:value-type="float">
            <text:p>537</text:p>
          </table:table-cell>
          <table:table-cell office:value-type="float" office:value="57.26" calcext:value-type="float">
            <text:p>57,26</text:p>
          </table:table-cell>
          <table:table-cell office:value-type="float" office:value="57.96" calcext:value-type="float">
            <text:p>57,96</text:p>
          </table:table-cell>
          <table:table-cell office:value-type="float" office:value="54.26" calcext:value-type="float">
            <text:p>54,26</text:p>
          </table:table-cell>
          <table:table-cell office:value-type="float" office:value="57.52" calcext:value-type="float">
            <text:p>57,52</text:p>
          </table:table-cell>
          <table:table-cell table:formula="of:=([.E539]-[.B539]) / [.B539] * 100" office:value-type="float" office:value="0.454069158225646" calcext:value-type="float">
            <text:p>0,45406915822564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38" calcext:value-type="float">
            <text:p>538</text:p>
          </table:table-cell>
          <table:table-cell office:value-type="float" office:value="57.51" calcext:value-type="float">
            <text:p>57,51</text:p>
          </table:table-cell>
          <table:table-cell office:value-type="float" office:value="57.58" calcext:value-type="float">
            <text:p>57,58</text:p>
          </table:table-cell>
          <table:table-cell office:value-type="float" office:value="51.84" calcext:value-type="float">
            <text:p>51,84</text:p>
          </table:table-cell>
          <table:table-cell office:value-type="float" office:value="52.18" calcext:value-type="float">
            <text:p>52,18</text:p>
          </table:table-cell>
          <table:table-cell table:formula="of:=([.E540]-[.B540]) / [.B540] * 100" office:value-type="float" office:value="-9.2679533994088" calcext:value-type="float">
            <text:p>-9,267953399408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39" calcext:value-type="float">
            <text:p>539</text:p>
          </table:table-cell>
          <table:table-cell office:value-type="float" office:value="52.22" calcext:value-type="float">
            <text:p>52,22</text:p>
          </table:table-cell>
          <table:table-cell office:value-type="float" office:value="54.8" calcext:value-type="float">
            <text:p>54,8</text:p>
          </table:table-cell>
          <table:table-cell office:value-type="float" office:value="49.79" calcext:value-type="float">
            <text:p>49,79</text:p>
          </table:table-cell>
          <table:table-cell office:value-type="float" office:value="50.35" calcext:value-type="float">
            <text:p>50,35</text:p>
          </table:table-cell>
          <table:table-cell table:formula="of:=([.E541]-[.B541]) / [.B541] * 100" office:value-type="float" office:value="-3.58100344695518" calcext:value-type="float">
            <text:p>-3,5810034469551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40" calcext:value-type="float">
            <text:p>540</text:p>
          </table:table-cell>
          <table:table-cell office:value-type="float" office:value="50.34" calcext:value-type="float">
            <text:p>50,34</text:p>
          </table:table-cell>
          <table:table-cell office:value-type="float" office:value="53.68" calcext:value-type="float">
            <text:p>53,68</text:p>
          </table:table-cell>
          <table:table-cell office:value-type="float" office:value="49.39" calcext:value-type="float">
            <text:p>49,39</text:p>
          </table:table-cell>
          <table:table-cell office:value-type="float" office:value="52.15" calcext:value-type="float">
            <text:p>52,15</text:p>
          </table:table-cell>
          <table:table-cell table:formula="of:=([.E542]-[.B542]) / [.B542] * 100" office:value-type="float" office:value="3.59555025824393" calcext:value-type="float">
            <text:p>3,5955502582439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41" calcext:value-type="float">
            <text:p>541</text:p>
          </table:table-cell>
          <table:table-cell office:value-type="float" office:value="52.14" calcext:value-type="float">
            <text:p>52,14</text:p>
          </table:table-cell>
          <table:table-cell office:value-type="float" office:value="53.77" calcext:value-type="float">
            <text:p>53,77</text:p>
          </table:table-cell>
          <table:table-cell office:value-type="float" office:value="51.02" calcext:value-type="float">
            <text:p>51,02</text:p>
          </table:table-cell>
          <table:table-cell office:value-type="float" office:value="51.65" calcext:value-type="float">
            <text:p>51,65</text:p>
          </table:table-cell>
          <table:table-cell table:formula="of:=([.E543]-[.B543]) / [.B543] * 100" office:value-type="float" office:value="-0.939777522056007" calcext:value-type="float">
            <text:p>-0,93977752205600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42" calcext:value-type="float">
            <text:p>542</text:p>
          </table:table-cell>
          <table:table-cell office:value-type="float" office:value="51.66" calcext:value-type="float">
            <text:p>51,66</text:p>
          </table:table-cell>
          <table:table-cell office:value-type="float" office:value="54.6" calcext:value-type="float">
            <text:p>54,6</text:p>
          </table:table-cell>
          <table:table-cell office:value-type="float" office:value="51.41" calcext:value-type="float">
            <text:p>51,41</text:p>
          </table:table-cell>
          <table:table-cell office:value-type="float" office:value="53.8" calcext:value-type="float">
            <text:p>53,8</text:p>
          </table:table-cell>
          <table:table-cell table:formula="of:=([.E544]-[.B544]) / [.B544] * 100" office:value-type="float" office:value="4.14246999612853" calcext:value-type="float">
            <text:p>4,1424699961285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43" calcext:value-type="float">
            <text:p>543</text:p>
          </table:table-cell>
          <table:table-cell office:value-type="float" office:value="53.8" calcext:value-type="float">
            <text:p>53,8</text:p>
          </table:table-cell>
          <table:table-cell office:value-type="float" office:value="57.1" calcext:value-type="float">
            <text:p>57,1</text:p>
          </table:table-cell>
          <table:table-cell office:value-type="float" office:value="53.76" calcext:value-type="float">
            <text:p>53,76</text:p>
          </table:table-cell>
          <table:table-cell office:value-type="float" office:value="56.82" calcext:value-type="float">
            <text:p>56,82</text:p>
          </table:table-cell>
          <table:table-cell table:formula="of:=([.E545]-[.B545]) / [.B545] * 100" office:value-type="float" office:value="5.61338289962826" calcext:value-type="float">
            <text:p>5,6133828996282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44" calcext:value-type="float">
            <text:p>544</text:p>
          </table:table-cell>
          <table:table-cell office:value-type="float" office:value="56.84" calcext:value-type="float">
            <text:p>56,84</text:p>
          </table:table-cell>
          <table:table-cell office:value-type="float" office:value="58.28" calcext:value-type="float">
            <text:p>58,28</text:p>
          </table:table-cell>
          <table:table-cell office:value-type="float" office:value="55.12" calcext:value-type="float">
            <text:p>55,12</text:p>
          </table:table-cell>
          <table:table-cell office:value-type="float" office:value="56.04" calcext:value-type="float">
            <text:p>56,04</text:p>
          </table:table-cell>
          <table:table-cell table:formula="of:=([.E546]-[.B546]) / [.B546] * 100" office:value-type="float" office:value="-1.40745953553836" calcext:value-type="float">
            <text:p>-1,4074595355383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45" calcext:value-type="float">
            <text:p>545</text:p>
          </table:table-cell>
          <table:table-cell office:value-type="float" office:value="56.05" calcext:value-type="float">
            <text:p>56,05</text:p>
          </table:table-cell>
          <table:table-cell office:value-type="float" office:value="57.16" calcext:value-type="float">
            <text:p>57,16</text:p>
          </table:table-cell>
          <table:table-cell office:value-type="float" office:value="50.09" calcext:value-type="float">
            <text:p>50,09</text:p>
          </table:table-cell>
          <table:table-cell office:value-type="float" office:value="50.28" calcext:value-type="float">
            <text:p>50,28</text:p>
          </table:table-cell>
          <table:table-cell table:formula="of:=([.E547]-[.B547]) / [.B547] * 100" office:value-type="float" office:value="-10.2943800178412" calcext:value-type="float">
            <text:p>-10,294380017841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46" calcext:value-type="float">
            <text:p>546</text:p>
          </table:table-cell>
          <table:table-cell office:value-type="float" office:value="50.29" calcext:value-type="float">
            <text:p>50,29</text:p>
          </table:table-cell>
          <table:table-cell office:value-type="float" office:value="51.85" calcext:value-type="float">
            <text:p>51,85</text:p>
          </table:table-cell>
          <table:table-cell office:value-type="float" office:value="48.86" calcext:value-type="float">
            <text:p>48,86</text:p>
          </table:table-cell>
          <table:table-cell office:value-type="float" office:value="50.59" calcext:value-type="float">
            <text:p>50,59</text:p>
          </table:table-cell>
          <table:table-cell table:formula="of:=([.E548]-[.B548]) / [.B548] * 100" office:value-type="float" office:value="0.596540067607883" calcext:value-type="float">
            <text:p>0,59654006760788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47" calcext:value-type="float">
            <text:p>547</text:p>
          </table:table-cell>
          <table:table-cell office:value-type="float" office:value="50.59" calcext:value-type="float">
            <text:p>50,59</text:p>
          </table:table-cell>
          <table:table-cell office:value-type="float" office:value="52.87" calcext:value-type="float">
            <text:p>52,87</text:p>
          </table:table-cell>
          <table:table-cell office:value-type="float" office:value="49.89" calcext:value-type="float">
            <text:p>49,89</text:p>
          </table:table-cell>
          <table:table-cell office:value-type="float" office:value="50.48" calcext:value-type="float">
            <text:p>50,48</text:p>
          </table:table-cell>
          <table:table-cell table:formula="of:=([.E549]-[.B549]) / [.B549] * 100" office:value-type="float" office:value="-0.21743427554854" calcext:value-type="float">
            <text:p>-0,2174342755485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48" calcext:value-type="float">
            <text:p>548</text:p>
          </table:table-cell>
          <table:table-cell office:value-type="float" office:value="50.48" calcext:value-type="float">
            <text:p>50,48</text:p>
          </table:table-cell>
          <table:table-cell office:value-type="float" office:value="50.7" calcext:value-type="float">
            <text:p>50,7</text:p>
          </table:table-cell>
          <table:table-cell office:value-type="float" office:value="47.29" calcext:value-type="float">
            <text:p>47,29</text:p>
          </table:table-cell>
          <table:table-cell office:value-type="float" office:value="49.34" calcext:value-type="float">
            <text:p>49,34</text:p>
          </table:table-cell>
          <table:table-cell table:formula="of:=([.E550]-[.B550]) / [.B550] * 100" office:value-type="float" office:value="-2.25832012678287" calcext:value-type="float">
            <text:p>-2,2583201267828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49" calcext:value-type="float">
            <text:p>549</text:p>
          </table:table-cell>
          <table:table-cell office:value-type="float" office:value="49.32" calcext:value-type="float">
            <text:p>49,32</text:p>
          </table:table-cell>
          <table:table-cell office:value-type="float" office:value="53.95" calcext:value-type="float">
            <text:p>53,95</text:p>
          </table:table-cell>
          <table:table-cell office:value-type="float" office:value="48.95" calcext:value-type="float">
            <text:p>48,95</text:p>
          </table:table-cell>
          <table:table-cell office:value-type="float" office:value="50.12" calcext:value-type="float">
            <text:p>50,12</text:p>
          </table:table-cell>
          <table:table-cell table:formula="of:=([.E551]-[.B551]) / [.B551] * 100" office:value-type="float" office:value="1.62206001622059" calcext:value-type="float">
            <text:p>1,6220600162205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50" calcext:value-type="float">
            <text:p>550</text:p>
          </table:table-cell>
          <table:table-cell office:value-type="float" office:value="50.11" calcext:value-type="float">
            <text:p>50,11</text:p>
          </table:table-cell>
          <table:table-cell office:value-type="float" office:value="56.05" calcext:value-type="float">
            <text:p>56,05</text:p>
          </table:table-cell>
          <table:table-cell office:value-type="float" office:value="48.43" calcext:value-type="float">
            <text:p>48,43</text:p>
          </table:table-cell>
          <table:table-cell office:value-type="float" office:value="54.74" calcext:value-type="float">
            <text:p>54,74</text:p>
          </table:table-cell>
          <table:table-cell table:formula="of:=([.E552]-[.B552]) / [.B552] * 100" office:value-type="float" office:value="9.23967272001597" calcext:value-type="float">
            <text:p>9,2396727200159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51" calcext:value-type="float">
            <text:p>551</text:p>
          </table:table-cell>
          <table:table-cell office:value-type="float" office:value="54.74" calcext:value-type="float">
            <text:p>54,74</text:p>
          </table:table-cell>
          <table:table-cell office:value-type="float" office:value="65.21" calcext:value-type="float">
            <text:p>65,21</text:p>
          </table:table-cell>
          <table:table-cell office:value-type="float" office:value="54.54" calcext:value-type="float">
            <text:p>54,54</text:p>
          </table:table-cell>
          <table:table-cell office:value-type="float" office:value="59.58" calcext:value-type="float">
            <text:p>59,58</text:p>
          </table:table-cell>
          <table:table-cell table:formula="of:=([.E553]-[.B553]) / [.B553] * 100" office:value-type="float" office:value="8.84179758860065" calcext:value-type="float">
            <text:p>8,8417975886006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52" calcext:value-type="float">
            <text:p>552</text:p>
          </table:table-cell>
          <table:table-cell office:value-type="float" office:value="59.59" calcext:value-type="float">
            <text:p>59,59</text:p>
          </table:table-cell>
          <table:table-cell office:value-type="float" office:value="66.07" calcext:value-type="float">
            <text:p>66,07</text:p>
          </table:table-cell>
          <table:table-cell office:value-type="float" office:value="50.25" calcext:value-type="float">
            <text:p>50,25</text:p>
          </table:table-cell>
          <table:table-cell office:value-type="float" office:value="65.15" calcext:value-type="float">
            <text:p>65,15</text:p>
          </table:table-cell>
          <table:table-cell table:formula="of:=([.E554]-[.B554]) / [.B554] * 100" office:value-type="float" office:value="9.33042456788052" calcext:value-type="float">
            <text:p>9,3304245678805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53" calcext:value-type="float">
            <text:p>553</text:p>
          </table:table-cell>
          <table:table-cell office:value-type="float" office:value="65.15" calcext:value-type="float">
            <text:p>65,15</text:p>
          </table:table-cell>
          <table:table-cell office:value-type="float" office:value="73.83" calcext:value-type="float">
            <text:p>73,83</text:p>
          </table:table-cell>
          <table:table-cell office:value-type="float" office:value="63.84" calcext:value-type="float">
            <text:p>63,84</text:p>
          </table:table-cell>
          <table:table-cell office:value-type="float" office:value="73.13" calcext:value-type="float">
            <text:p>73,13</text:p>
          </table:table-cell>
          <table:table-cell table:formula="of:=([.E555]-[.B555]) / [.B555] * 100" office:value-type="float" office:value="12.2486569455103" calcext:value-type="float">
            <text:p>12,248656945510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54" calcext:value-type="float">
            <text:p>554</text:p>
          </table:table-cell>
          <table:table-cell office:value-type="float" office:value="73.12" calcext:value-type="float">
            <text:p>73,12</text:p>
          </table:table-cell>
          <table:table-cell office:value-type="float" office:value="79.6" calcext:value-type="float">
            <text:p>79,6</text:p>
          </table:table-cell>
          <table:table-cell office:value-type="float" office:value="72.16" calcext:value-type="float">
            <text:p>72,16</text:p>
          </table:table-cell>
          <table:table-cell office:value-type="float" office:value="78.13" calcext:value-type="float">
            <text:p>78,13</text:p>
          </table:table-cell>
          <table:table-cell table:formula="of:=([.E556]-[.B556]) / [.B556] * 100" office:value-type="float" office:value="6.85175054704594" calcext:value-type="float">
            <text:p>6,8517505470459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55" calcext:value-type="float">
            <text:p>555</text:p>
          </table:table-cell>
          <table:table-cell office:value-type="float" office:value="78.14" calcext:value-type="float">
            <text:p>78,14</text:p>
          </table:table-cell>
          <table:table-cell office:value-type="float" office:value="79" calcext:value-type="float">
            <text:p>79</text:p>
          </table:table-cell>
          <table:table-cell office:value-type="float" office:value="71.21" calcext:value-type="float">
            <text:p>71,21</text:p>
          </table:table-cell>
          <table:table-cell office:value-type="float" office:value="72.57" calcext:value-type="float">
            <text:p>72,57</text:p>
          </table:table-cell>
          <table:table-cell table:formula="of:=([.E557]-[.B557]) / [.B557] * 100" office:value-type="float" office:value="-7.12823137957513" calcext:value-type="float">
            <text:p>-7,1282313795751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56" calcext:value-type="float">
            <text:p>556</text:p>
          </table:table-cell>
          <table:table-cell office:value-type="float" office:value="72.57" calcext:value-type="float">
            <text:p>72,57</text:p>
          </table:table-cell>
          <table:table-cell office:value-type="float" office:value="95.38" calcext:value-type="float">
            <text:p>95,38</text:p>
          </table:table-cell>
          <table:table-cell office:value-type="float" office:value="70.44" calcext:value-type="float">
            <text:p>70,44</text:p>
          </table:table-cell>
          <table:table-cell office:value-type="float" office:value="91.35" calcext:value-type="float">
            <text:p>91,35</text:p>
          </table:table-cell>
          <table:table-cell table:formula="of:=([.E558]-[.B558]) / [.B558] * 100" office:value-type="float" office:value="25.8784621744523" calcext:value-type="float">
            <text:p>25,878462174452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57" calcext:value-type="float">
            <text:p>557</text:p>
          </table:table-cell>
          <table:table-cell office:value-type="float" office:value="91.35" calcext:value-type="float">
            <text:p>91,35</text:p>
          </table:table-cell>
          <table:table-cell office:value-type="float" office:value="94.96" calcext:value-type="float">
            <text:p>94,96</text:p>
          </table:table-cell>
          <table:table-cell office:value-type="float" office:value="86.11" calcext:value-type="float">
            <text:p>86,11</text:p>
          </table:table-cell>
          <table:table-cell office:value-type="float" office:value="89.7" calcext:value-type="float">
            <text:p>89,7</text:p>
          </table:table-cell>
          <table:table-cell table:formula="of:=([.E559]-[.B559]) / [.B559] * 100" office:value-type="float" office:value="-1.80623973727421" calcext:value-type="float">
            <text:p>-1,8062397372742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58" calcext:value-type="float">
            <text:p>558</text:p>
          </table:table-cell>
          <table:table-cell office:value-type="float" office:value="89.69" calcext:value-type="float">
            <text:p>89,69</text:p>
          </table:table-cell>
          <table:table-cell office:value-type="float" office:value="97.29" calcext:value-type="float">
            <text:p>97,29</text:p>
          </table:table-cell>
          <table:table-cell office:value-type="float" office:value="88.12" calcext:value-type="float">
            <text:p>88,12</text:p>
          </table:table-cell>
          <table:table-cell office:value-type="float" office:value="92.29" calcext:value-type="float">
            <text:p>92,29</text:p>
          </table:table-cell>
          <table:table-cell table:formula="of:=([.E560]-[.B560]) / [.B560] * 100" office:value-type="float" office:value="2.8988738989854" calcext:value-type="float">
            <text:p>2,898873898985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59" calcext:value-type="float">
            <text:p>559</text:p>
          </table:table-cell>
          <table:table-cell office:value-type="float" office:value="92.3" calcext:value-type="float">
            <text:p>92,3</text:p>
          </table:table-cell>
          <table:table-cell office:value-type="float" office:value="94.26" calcext:value-type="float">
            <text:p>94,26</text:p>
          </table:table-cell>
          <table:table-cell office:value-type="float" office:value="86.78" calcext:value-type="float">
            <text:p>86,78</text:p>
          </table:table-cell>
          <table:table-cell office:value-type="float" office:value="90.52" calcext:value-type="float">
            <text:p>90,52</text:p>
          </table:table-cell>
          <table:table-cell table:formula="of:=([.E561]-[.B561]) / [.B561] * 100" office:value-type="float" office:value="-1.9284940411701" calcext:value-type="float">
            <text:p>-1,928494041170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60" calcext:value-type="float">
            <text:p>560</text:p>
          </table:table-cell>
          <table:table-cell office:value-type="float" office:value="90.52" calcext:value-type="float">
            <text:p>90,52</text:p>
          </table:table-cell>
          <table:table-cell office:value-type="float" office:value="93.51" calcext:value-type="float">
            <text:p>93,51</text:p>
          </table:table-cell>
          <table:table-cell office:value-type="float" office:value="82.76" calcext:value-type="float">
            <text:p>82,76</text:p>
          </table:table-cell>
          <table:table-cell office:value-type="float" office:value="83.44" calcext:value-type="float">
            <text:p>83,44</text:p>
          </table:table-cell>
          <table:table-cell table:formula="of:=([.E562]-[.B562]) / [.B562] * 100" office:value-type="float" office:value="-7.82147591692443" calcext:value-type="float">
            <text:p>-7,8214759169244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61" calcext:value-type="float">
            <text:p>561</text:p>
          </table:table-cell>
          <table:table-cell office:value-type="float" office:value="83.44" calcext:value-type="float">
            <text:p>83,44</text:p>
          </table:table-cell>
          <table:table-cell office:value-type="float" office:value="88.63" calcext:value-type="float">
            <text:p>88,63</text:p>
          </table:table-cell>
          <table:table-cell office:value-type="float" office:value="80.28" calcext:value-type="float">
            <text:p>80,28</text:p>
          </table:table-cell>
          <table:table-cell office:value-type="float" office:value="87.56" calcext:value-type="float">
            <text:p>87,56</text:p>
          </table:table-cell>
          <table:table-cell table:formula="of:=([.E563]-[.B563]) / [.B563] * 100" office:value-type="float" office:value="4.93767976989454" calcext:value-type="float">
            <text:p>4,9376797698945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62" calcext:value-type="float">
            <text:p>562</text:p>
          </table:table-cell>
          <table:table-cell office:value-type="float" office:value="87.55" calcext:value-type="float">
            <text:p>87,55</text:p>
          </table:table-cell>
          <table:table-cell office:value-type="float" office:value="88.38" calcext:value-type="float">
            <text:p>88,38</text:p>
          </table:table-cell>
          <table:table-cell office:value-type="float" office:value="78.5" calcext:value-type="float">
            <text:p>78,5</text:p>
          </table:table-cell>
          <table:table-cell office:value-type="float" office:value="79.2" calcext:value-type="float">
            <text:p>79,2</text:p>
          </table:table-cell>
          <table:table-cell table:formula="of:=([.E564]-[.B564]) / [.B564] * 100" office:value-type="float" office:value="-9.53740719588806" calcext:value-type="float">
            <text:p>-9,5374071958880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63" calcext:value-type="float">
            <text:p>563</text:p>
          </table:table-cell>
          <table:table-cell office:value-type="float" office:value="79.25" calcext:value-type="float">
            <text:p>79,25</text:p>
          </table:table-cell>
          <table:table-cell office:value-type="float" office:value="83.9" calcext:value-type="float">
            <text:p>83,9</text:p>
          </table:table-cell>
          <table:table-cell office:value-type="float" office:value="75.58" calcext:value-type="float">
            <text:p>75,58</text:p>
          </table:table-cell>
          <table:table-cell office:value-type="float" office:value="77.8" calcext:value-type="float">
            <text:p>77,8</text:p>
          </table:table-cell>
          <table:table-cell table:formula="of:=([.E565]-[.B565]) / [.B565] * 100" office:value-type="float" office:value="-1.82965299684543" calcext:value-type="float">
            <text:p>-1,8296529968454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64" calcext:value-type="float">
            <text:p>564</text:p>
          </table:table-cell>
          <table:table-cell office:value-type="float" office:value="77.78" calcext:value-type="float">
            <text:p>77,78</text:p>
          </table:table-cell>
          <table:table-cell office:value-type="float" office:value="86.97" calcext:value-type="float">
            <text:p>86,97</text:p>
          </table:table-cell>
          <table:table-cell office:value-type="float" office:value="77.28" calcext:value-type="float">
            <text:p>77,28</text:p>
          </table:table-cell>
          <table:table-cell office:value-type="float" office:value="85.28" calcext:value-type="float">
            <text:p>85,28</text:p>
          </table:table-cell>
          <table:table-cell table:formula="of:=([.E566]-[.B566]) / [.B566] * 100" office:value-type="float" office:value="9.64258164052456" calcext:value-type="float">
            <text:p>9,6425816405245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65" calcext:value-type="float">
            <text:p>565</text:p>
          </table:table-cell>
          <table:table-cell office:value-type="float" office:value="85.31" calcext:value-type="float">
            <text:p>85,31</text:p>
          </table:table-cell>
          <table:table-cell office:value-type="float" office:value="104.83" calcext:value-type="float">
            <text:p>104,83</text:p>
          </table:table-cell>
          <table:table-cell office:value-type="float" office:value="84.87" calcext:value-type="float">
            <text:p>84,87</text:p>
          </table:table-cell>
          <table:table-cell office:value-type="float" office:value="99.21" calcext:value-type="float">
            <text:p>99,21</text:p>
          </table:table-cell>
          <table:table-cell table:formula="of:=([.E567]-[.B567]) / [.B567] * 100" office:value-type="float" office:value="16.2935177587622" calcext:value-type="float">
            <text:p>16,293517758762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66" calcext:value-type="float">
            <text:p>566</text:p>
          </table:table-cell>
          <table:table-cell office:value-type="float" office:value="99.22" calcext:value-type="float">
            <text:p>99,22</text:p>
          </table:table-cell>
          <table:table-cell office:value-type="float" office:value="104.59" calcext:value-type="float">
            <text:p>104,59</text:p>
          </table:table-cell>
          <table:table-cell office:value-type="float" office:value="92.02" calcext:value-type="float">
            <text:p>92,02</text:p>
          </table:table-cell>
          <table:table-cell office:value-type="float" office:value="101.16" calcext:value-type="float">
            <text:p>101,16</text:p>
          </table:table-cell>
          <table:table-cell table:formula="of:=([.E568]-[.B568]) / [.B568] * 100" office:value-type="float" office:value="1.95525095746825" calcext:value-type="float">
            <text:p>1,9552509574682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67" calcext:value-type="float">
            <text:p>567</text:p>
          </table:table-cell>
          <table:table-cell office:value-type="float" office:value="101.19" calcext:value-type="float">
            <text:p>101,19</text:p>
          </table:table-cell>
          <table:table-cell office:value-type="float" office:value="101.78" calcext:value-type="float">
            <text:p>101,78</text:p>
          </table:table-cell>
          <table:table-cell office:value-type="float" office:value="87.83" calcext:value-type="float">
            <text:p>87,83</text:p>
          </table:table-cell>
          <table:table-cell office:value-type="float" office:value="88.42" calcext:value-type="float">
            <text:p>88,42</text:p>
          </table:table-cell>
          <table:table-cell table:formula="of:=([.E569]-[.B569]) / [.B569] * 100" office:value-type="float" office:value="-12.6198240932898" calcext:value-type="float">
            <text:p>-12,619824093289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68" calcext:value-type="float">
            <text:p>568</text:p>
          </table:table-cell>
          <table:table-cell office:value-type="float" office:value="88.41" calcext:value-type="float">
            <text:p>88,41</text:p>
          </table:table-cell>
          <table:table-cell office:value-type="float" office:value="92.54" calcext:value-type="float">
            <text:p>92,54</text:p>
          </table:table-cell>
          <table:table-cell office:value-type="float" office:value="85.76" calcext:value-type="float">
            <text:p>85,76</text:p>
          </table:table-cell>
          <table:table-cell office:value-type="float" office:value="86.05" calcext:value-type="float">
            <text:p>86,05</text:p>
          </table:table-cell>
          <table:table-cell table:formula="of:=([.E570]-[.B570]) / [.B570] * 100" office:value-type="float" office:value="-2.66938129170908" calcext:value-type="float">
            <text:p>-2,6693812917090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69" calcext:value-type="float">
            <text:p>569</text:p>
          </table:table-cell>
          <table:table-cell office:value-type="float" office:value="86.04" calcext:value-type="float">
            <text:p>86,04</text:p>
          </table:table-cell>
          <table:table-cell office:value-type="float" office:value="92.78" calcext:value-type="float">
            <text:p>92,78</text:p>
          </table:table-cell>
          <table:table-cell office:value-type="float" office:value="85.34" calcext:value-type="float">
            <text:p>85,34</text:p>
          </table:table-cell>
          <table:table-cell office:value-type="float" office:value="87.38" calcext:value-type="float">
            <text:p>87,38</text:p>
          </table:table-cell>
          <table:table-cell table:formula="of:=([.E571]-[.B571]) / [.B571] * 100" office:value-type="float" office:value="1.5574151557415" calcext:value-type="float">
            <text:p>1,557415155741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70" calcext:value-type="float">
            <text:p>570</text:p>
          </table:table-cell>
          <table:table-cell office:value-type="float" office:value="87.37" calcext:value-type="float">
            <text:p>87,37</text:p>
          </table:table-cell>
          <table:table-cell office:value-type="float" office:value="94.98" calcext:value-type="float">
            <text:p>94,98</text:p>
          </table:table-cell>
          <table:table-cell office:value-type="float" office:value="86.63" calcext:value-type="float">
            <text:p>86,63</text:p>
          </table:table-cell>
          <table:table-cell office:value-type="float" office:value="94.87" calcext:value-type="float">
            <text:p>94,87</text:p>
          </table:table-cell>
          <table:table-cell table:formula="of:=([.E572]-[.B572]) / [.B572] * 100" office:value-type="float" office:value="8.58418221357445" calcext:value-type="float">
            <text:p>8,5841822135744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71" calcext:value-type="float">
            <text:p>571</text:p>
          </table:table-cell>
          <table:table-cell office:value-type="float" office:value="94.86" calcext:value-type="float">
            <text:p>94,86</text:p>
          </table:table-cell>
          <table:table-cell office:value-type="float" office:value="95.84" calcext:value-type="float">
            <text:p>95,84</text:p>
          </table:table-cell>
          <table:table-cell office:value-type="float" office:value="87.84" calcext:value-type="float">
            <text:p>87,84</text:p>
          </table:table-cell>
          <table:table-cell office:value-type="float" office:value="88.48" calcext:value-type="float">
            <text:p>88,48</text:p>
          </table:table-cell>
          <table:table-cell table:formula="of:=([.E573]-[.B573]) / [.B573] * 100" office:value-type="float" office:value="-6.72570103310141" calcext:value-type="float">
            <text:p>-6,7257010331014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72" calcext:value-type="float">
            <text:p>572</text:p>
          </table:table-cell>
          <table:table-cell office:value-type="float" office:value="88.49" calcext:value-type="float">
            <text:p>88,49</text:p>
          </table:table-cell>
          <table:table-cell office:value-type="float" office:value="90.7" calcext:value-type="float">
            <text:p>90,7</text:p>
          </table:table-cell>
          <table:table-cell office:value-type="float" office:value="86" calcext:value-type="float">
            <text:p>86</text:p>
          </table:table-cell>
          <table:table-cell office:value-type="float" office:value="89.15" calcext:value-type="float">
            <text:p>89,15</text:p>
          </table:table-cell>
          <table:table-cell table:formula="of:=([.E574]-[.B574]) / [.B574] * 100" office:value-type="float" office:value="0.745846988360279" calcext:value-type="float">
            <text:p>0,74584698836027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73" calcext:value-type="float">
            <text:p>573</text:p>
          </table:table-cell>
          <table:table-cell office:value-type="float" office:value="89.16" calcext:value-type="float">
            <text:p>89,16</text:p>
          </table:table-cell>
          <table:table-cell office:value-type="float" office:value="90.43" calcext:value-type="float">
            <text:p>90,43</text:p>
          </table:table-cell>
          <table:table-cell office:value-type="float" office:value="86.44" calcext:value-type="float">
            <text:p>86,44</text:p>
          </table:table-cell>
          <table:table-cell office:value-type="float" office:value="86.83" calcext:value-type="float">
            <text:p>86,83</text:p>
          </table:table-cell>
          <table:table-cell table:formula="of:=([.E575]-[.B575]) / [.B575] * 100" office:value-type="float" office:value="-2.61327949753252" calcext:value-type="float">
            <text:p>-2,6132794975325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74" calcext:value-type="float">
            <text:p>574</text:p>
          </table:table-cell>
          <table:table-cell office:value-type="float" office:value="86.84" calcext:value-type="float">
            <text:p>86,84</text:p>
          </table:table-cell>
          <table:table-cell office:value-type="float" office:value="88.75" calcext:value-type="float">
            <text:p>88,75</text:p>
          </table:table-cell>
          <table:table-cell office:value-type="float" office:value="82.57" calcext:value-type="float">
            <text:p>82,57</text:p>
          </table:table-cell>
          <table:table-cell office:value-type="float" office:value="88.54" calcext:value-type="float">
            <text:p>88,54</text:p>
          </table:table-cell>
          <table:table-cell table:formula="of:=([.E576]-[.B576]) / [.B576] * 100" office:value-type="float" office:value="1.95762321510825" calcext:value-type="float">
            <text:p>1,9576232151082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75" calcext:value-type="float">
            <text:p>575</text:p>
          </table:table-cell>
          <table:table-cell office:value-type="float" office:value="88.52" calcext:value-type="float">
            <text:p>88,52</text:p>
          </table:table-cell>
          <table:table-cell office:value-type="float" office:value="93.58" calcext:value-type="float">
            <text:p>93,58</text:p>
          </table:table-cell>
          <table:table-cell office:value-type="float" office:value="87.38" calcext:value-type="float">
            <text:p>87,38</text:p>
          </table:table-cell>
          <table:table-cell office:value-type="float" office:value="92.11" calcext:value-type="float">
            <text:p>92,11</text:p>
          </table:table-cell>
          <table:table-cell table:formula="of:=([.E577]-[.B577]) / [.B577] * 100" office:value-type="float" office:value="4.05558065973792" calcext:value-type="float">
            <text:p>4,0555806597379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76" calcext:value-type="float">
            <text:p>576</text:p>
          </table:table-cell>
          <table:table-cell office:value-type="float" office:value="92.11" calcext:value-type="float">
            <text:p>92,11</text:p>
          </table:table-cell>
          <table:table-cell office:value-type="float" office:value="94.47" calcext:value-type="float">
            <text:p>94,47</text:p>
          </table:table-cell>
          <table:table-cell office:value-type="float" office:value="89.67" calcext:value-type="float">
            <text:p>89,67</text:p>
          </table:table-cell>
          <table:table-cell office:value-type="float" office:value="90.62" calcext:value-type="float">
            <text:p>90,62</text:p>
          </table:table-cell>
          <table:table-cell table:formula="of:=([.E578]-[.B578]) / [.B578] * 100" office:value-type="float" office:value="-1.61763109325806" calcext:value-type="float">
            <text:p>-1,6176310932580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77" calcext:value-type="float">
            <text:p>577</text:p>
          </table:table-cell>
          <table:table-cell office:value-type="float" office:value="90.63" calcext:value-type="float">
            <text:p>90,63</text:p>
          </table:table-cell>
          <table:table-cell office:value-type="float" office:value="97.77" calcext:value-type="float">
            <text:p>97,77</text:p>
          </table:table-cell>
          <table:table-cell office:value-type="float" office:value="90.33" calcext:value-type="float">
            <text:p>90,33</text:p>
          </table:table-cell>
          <table:table-cell office:value-type="float" office:value="95.76" calcext:value-type="float">
            <text:p>95,76</text:p>
          </table:table-cell>
          <table:table-cell table:formula="of:=([.E579]-[.B579]) / [.B579] * 100" office:value-type="float" office:value="5.66037735849058" calcext:value-type="float">
            <text:p>5,6603773584905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78" calcext:value-type="float">
            <text:p>578</text:p>
          </table:table-cell>
          <table:table-cell office:value-type="float" office:value="95.76" calcext:value-type="float">
            <text:p>95,76</text:p>
          </table:table-cell>
          <table:table-cell office:value-type="float" office:value="96.51" calcext:value-type="float">
            <text:p>96,51</text:p>
          </table:table-cell>
          <table:table-cell office:value-type="float" office:value="92.14" calcext:value-type="float">
            <text:p>92,14</text:p>
          </table:table-cell>
          <table:table-cell office:value-type="float" office:value="93.06" calcext:value-type="float">
            <text:p>93,06</text:p>
          </table:table-cell>
          <table:table-cell table:formula="of:=([.E580]-[.B580]) / [.B580] * 100" office:value-type="float" office:value="-2.81954887218045" calcext:value-type="float">
            <text:p>-2,8195488721804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79" calcext:value-type="float">
            <text:p>579</text:p>
          </table:table-cell>
          <table:table-cell office:value-type="float" office:value="93.05" calcext:value-type="float">
            <text:p>93,05</text:p>
          </table:table-cell>
          <table:table-cell office:value-type="float" office:value="96.64" calcext:value-type="float">
            <text:p>96,64</text:p>
          </table:table-cell>
          <table:table-cell office:value-type="float" office:value="92.34" calcext:value-type="float">
            <text:p>92,34</text:p>
          </table:table-cell>
          <table:table-cell office:value-type="float" office:value="94.86" calcext:value-type="float">
            <text:p>94,86</text:p>
          </table:table-cell>
          <table:table-cell table:formula="of:=([.E581]-[.B581]) / [.B581] * 100" office:value-type="float" office:value="1.94519075765718" calcext:value-type="float">
            <text:p>1,9451907576571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80" calcext:value-type="float">
            <text:p>580</text:p>
          </table:table-cell>
          <table:table-cell office:value-type="float" office:value="94.86" calcext:value-type="float">
            <text:p>94,86</text:p>
          </table:table-cell>
          <table:table-cell office:value-type="float" office:value="95.77" calcext:value-type="float">
            <text:p>95,77</text:p>
          </table:table-cell>
          <table:table-cell office:value-type="float" office:value="91.58" calcext:value-type="float">
            <text:p>91,58</text:p>
          </table:table-cell>
          <table:table-cell office:value-type="float" office:value="93.64" calcext:value-type="float">
            <text:p>93,64</text:p>
          </table:table-cell>
          <table:table-cell table:formula="of:=([.E582]-[.B582]) / [.B582] * 100" office:value-type="float" office:value="-1.28610584018554" calcext:value-type="float">
            <text:p>-1,2861058401855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81" calcext:value-type="float">
            <text:p>581</text:p>
          </table:table-cell>
          <table:table-cell office:value-type="float" office:value="93.64" calcext:value-type="float">
            <text:p>93,64</text:p>
          </table:table-cell>
          <table:table-cell office:value-type="float" office:value="94.9" calcext:value-type="float">
            <text:p>94,9</text:p>
          </table:table-cell>
          <table:table-cell office:value-type="float" office:value="88.8" calcext:value-type="float">
            <text:p>88,8</text:p>
          </table:table-cell>
          <table:table-cell office:value-type="float" office:value="90.39" calcext:value-type="float">
            <text:p>90,39</text:p>
          </table:table-cell>
          <table:table-cell table:formula="of:=([.E583]-[.B583]) / [.B583] * 100" office:value-type="float" office:value="-3.47073900042717" calcext:value-type="float">
            <text:p>-3,4707390004271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82" calcext:value-type="float">
            <text:p>582</text:p>
          </table:table-cell>
          <table:table-cell office:value-type="float" office:value="90.38" calcext:value-type="float">
            <text:p>90,38</text:p>
          </table:table-cell>
          <table:table-cell office:value-type="float" office:value="91.94" calcext:value-type="float">
            <text:p>91,94</text:p>
          </table:table-cell>
          <table:table-cell office:value-type="float" office:value="88.87" calcext:value-type="float">
            <text:p>88,87</text:p>
          </table:table-cell>
          <table:table-cell office:value-type="float" office:value="91.37" calcext:value-type="float">
            <text:p>91,37</text:p>
          </table:table-cell>
          <table:table-cell table:formula="of:=([.E584]-[.B584]) / [.B584] * 100" office:value-type="float" office:value="1.09537508298297" calcext:value-type="float">
            <text:p>1,0953750829829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83" calcext:value-type="float">
            <text:p>583</text:p>
          </table:table-cell>
          <table:table-cell office:value-type="float" office:value="91.36" calcext:value-type="float">
            <text:p>91,36</text:p>
          </table:table-cell>
          <table:table-cell office:value-type="float" office:value="94.58" calcext:value-type="float">
            <text:p>94,58</text:p>
          </table:table-cell>
          <table:table-cell office:value-type="float" office:value="89.62" calcext:value-type="float">
            <text:p>89,62</text:p>
          </table:table-cell>
          <table:table-cell office:value-type="float" office:value="94.12" calcext:value-type="float">
            <text:p>94,12</text:p>
          </table:table-cell>
          <table:table-cell table:formula="of:=([.E585]-[.B585]) / [.B585] * 100" office:value-type="float" office:value="3.02101576182137" calcext:value-type="float">
            <text:p>3,0210157618213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84" calcext:value-type="float">
            <text:p>584</text:p>
          </table:table-cell>
          <table:table-cell office:value-type="float" office:value="94.11" calcext:value-type="float">
            <text:p>94,11</text:p>
          </table:table-cell>
          <table:table-cell office:value-type="float" office:value="101.66" calcext:value-type="float">
            <text:p>101,66</text:p>
          </table:table-cell>
          <table:table-cell office:value-type="float" office:value="92.9" calcext:value-type="float">
            <text:p>92,9</text:p>
          </table:table-cell>
          <table:table-cell office:value-type="float" office:value="97.18" calcext:value-type="float">
            <text:p>97,18</text:p>
          </table:table-cell>
          <table:table-cell table:formula="of:=([.E586]-[.B586]) / [.B586] * 100" office:value-type="float" office:value="3.26214004887898" calcext:value-type="float">
            <text:p>3,2621400488789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85" calcext:value-type="float">
            <text:p>585</text:p>
          </table:table-cell>
          <table:table-cell office:value-type="float" office:value="97.19" calcext:value-type="float">
            <text:p>97,19</text:p>
          </table:table-cell>
          <table:table-cell office:value-type="float" office:value="109.9" calcext:value-type="float">
            <text:p>109,9</text:p>
          </table:table-cell>
          <table:table-cell office:value-type="float" office:value="97" calcext:value-type="float">
            <text:p>97</text:p>
          </table:table-cell>
          <table:table-cell office:value-type="float" office:value="109.02" calcext:value-type="float">
            <text:p>109,02</text:p>
          </table:table-cell>
          <table:table-cell table:formula="of:=([.E587]-[.B587]) / [.B587] * 100" office:value-type="float" office:value="12.172034159893" calcext:value-type="float">
            <text:p>12,17203415989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86" calcext:value-type="float">
            <text:p>586</text:p>
          </table:table-cell>
          <table:table-cell office:value-type="float" office:value="109.03" calcext:value-type="float">
            <text:p>109,03</text:p>
          </table:table-cell>
          <table:table-cell office:value-type="float" office:value="111.52" calcext:value-type="float">
            <text:p>111,52</text:p>
          </table:table-cell>
          <table:table-cell office:value-type="float" office:value="103.49" calcext:value-type="float">
            <text:p>103,49</text:p>
          </table:table-cell>
          <table:table-cell office:value-type="float" office:value="106.04" calcext:value-type="float">
            <text:p>106,04</text:p>
          </table:table-cell>
          <table:table-cell table:formula="of:=([.E588]-[.B588]) / [.B588] * 100" office:value-type="float" office:value="-2.74236448683848" calcext:value-type="float">
            <text:p>-2,7423644868384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87" calcext:value-type="float">
            <text:p>587</text:p>
          </table:table-cell>
          <table:table-cell office:value-type="float" office:value="106.05" calcext:value-type="float">
            <text:p>106,05</text:p>
          </table:table-cell>
          <table:table-cell office:value-type="float" office:value="108.85" calcext:value-type="float">
            <text:p>108,85</text:p>
          </table:table-cell>
          <table:table-cell office:value-type="float" office:value="101.5" calcext:value-type="float">
            <text:p>101,5</text:p>
          </table:table-cell>
          <table:table-cell office:value-type="float" office:value="103.02" calcext:value-type="float">
            <text:p>103,02</text:p>
          </table:table-cell>
          <table:table-cell table:formula="of:=([.E589]-[.B589]) / [.B589] * 100" office:value-type="float" office:value="-2.85714285714286" calcext:value-type="float">
            <text:p>-2,8571428571428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88" calcext:value-type="float">
            <text:p>588</text:p>
          </table:table-cell>
          <table:table-cell office:value-type="float" office:value="103.02" calcext:value-type="float">
            <text:p>103,02</text:p>
          </table:table-cell>
          <table:table-cell office:value-type="float" office:value="108" calcext:value-type="float">
            <text:p>108</text:p>
          </table:table-cell>
          <table:table-cell office:value-type="float" office:value="98.51" calcext:value-type="float">
            <text:p>98,51</text:p>
          </table:table-cell>
          <table:table-cell office:value-type="float" office:value="105.9" calcext:value-type="float">
            <text:p>105,9</text:p>
          </table:table-cell>
          <table:table-cell table:formula="of:=([.E590]-[.B590]) / [.B590] * 100" office:value-type="float" office:value="2.79557367501457" calcext:value-type="float">
            <text:p>2,7955736750145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89" calcext:value-type="float">
            <text:p>589</text:p>
          </table:table-cell>
          <table:table-cell office:value-type="float" office:value="105.9" calcext:value-type="float">
            <text:p>105,9</text:p>
          </table:table-cell>
          <table:table-cell office:value-type="float" office:value="117.34" calcext:value-type="float">
            <text:p>117,34</text:p>
          </table:table-cell>
          <table:table-cell office:value-type="float" office:value="105.56" calcext:value-type="float">
            <text:p>105,56</text:p>
          </table:table-cell>
          <table:table-cell office:value-type="float" office:value="115.18" calcext:value-type="float">
            <text:p>115,18</text:p>
          </table:table-cell>
          <table:table-cell table:formula="of:=([.E591]-[.B591]) / [.B591] * 100" office:value-type="float" office:value="8.76298394711992" calcext:value-type="float">
            <text:p>8,7629839471199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90" calcext:value-type="float">
            <text:p>590</text:p>
          </table:table-cell>
          <table:table-cell office:value-type="float" office:value="115.16" calcext:value-type="float">
            <text:p>115,16</text:p>
          </table:table-cell>
          <table:table-cell office:value-type="float" office:value="118.09" calcext:value-type="float">
            <text:p>118,09</text:p>
          </table:table-cell>
          <table:table-cell office:value-type="float" office:value="111.62" calcext:value-type="float">
            <text:p>111,62</text:p>
          </table:table-cell>
          <table:table-cell office:value-type="float" office:value="112.87" calcext:value-type="float">
            <text:p>112,87</text:p>
          </table:table-cell>
          <table:table-cell table:formula="of:=([.E592]-[.B592]) / [.B592] * 100" office:value-type="float" office:value="-1.98853768669676" calcext:value-type="float">
            <text:p>-1,9885376866967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91" calcext:value-type="float">
            <text:p>591</text:p>
          </table:table-cell>
          <table:table-cell office:value-type="float" office:value="112.87" calcext:value-type="float">
            <text:p>112,87</text:p>
          </table:table-cell>
          <table:table-cell office:value-type="float" office:value="117.7" calcext:value-type="float">
            <text:p>117,7</text:p>
          </table:table-cell>
          <table:table-cell office:value-type="float" office:value="109.31" calcext:value-type="float">
            <text:p>109,31</text:p>
          </table:table-cell>
          <table:table-cell office:value-type="float" office:value="116.42" calcext:value-type="float">
            <text:p>116,42</text:p>
          </table:table-cell>
          <table:table-cell table:formula="of:=([.E593]-[.B593]) / [.B593] * 100" office:value-type="float" office:value="3.14521130504119" calcext:value-type="float">
            <text:p>3,1452113050411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92" calcext:value-type="float">
            <text:p>592</text:p>
          </table:table-cell>
          <table:table-cell office:value-type="float" office:value="116.43" calcext:value-type="float">
            <text:p>116,43</text:p>
          </table:table-cell>
          <table:table-cell office:value-type="float" office:value="119.55" calcext:value-type="float">
            <text:p>119,55</text:p>
          </table:table-cell>
          <table:table-cell office:value-type="float" office:value="113.69" calcext:value-type="float">
            <text:p>113,69</text:p>
          </table:table-cell>
          <table:table-cell office:value-type="float" office:value="116.27" calcext:value-type="float">
            <text:p>116,27</text:p>
          </table:table-cell>
          <table:table-cell table:formula="of:=([.E594]-[.B594]) / [.B594] * 100" office:value-type="float" office:value="-0.137421626728516" calcext:value-type="float">
            <text:p>-0,13742162672851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93" calcext:value-type="float">
            <text:p>593</text:p>
          </table:table-cell>
          <table:table-cell office:value-type="float" office:value="116.27" calcext:value-type="float">
            <text:p>116,27</text:p>
          </table:table-cell>
          <table:table-cell office:value-type="float" office:value="118.34" calcext:value-type="float">
            <text:p>118,34</text:p>
          </table:table-cell>
          <table:table-cell office:value-type="float" office:value="105.53" calcext:value-type="float">
            <text:p>105,53</text:p>
          </table:table-cell>
          <table:table-cell office:value-type="float" office:value="108.02" calcext:value-type="float">
            <text:p>108,02</text:p>
          </table:table-cell>
          <table:table-cell table:formula="of:=([.E595]-[.B595]) / [.B595] * 100" office:value-type="float" office:value="-7.09555345316935" calcext:value-type="float">
            <text:p>-7,0955534531693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94" calcext:value-type="float">
            <text:p>594</text:p>
          </table:table-cell>
          <table:table-cell office:value-type="float" office:value="108.02" calcext:value-type="float">
            <text:p>108,02</text:p>
          </table:table-cell>
          <table:table-cell office:value-type="float" office:value="109.64" calcext:value-type="float">
            <text:p>109,64</text:p>
          </table:table-cell>
          <table:table-cell office:value-type="float" office:value="100.31" calcext:value-type="float">
            <text:p>100,31</text:p>
          </table:table-cell>
          <table:table-cell office:value-type="float" office:value="103.52" calcext:value-type="float">
            <text:p>103,52</text:p>
          </table:table-cell>
          <table:table-cell table:formula="of:=([.E596]-[.B596]) / [.B596] * 100" office:value-type="float" office:value="-4.16589520459174" calcext:value-type="float">
            <text:p>-4,1658952045917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95" calcext:value-type="float">
            <text:p>595</text:p>
          </table:table-cell>
          <table:table-cell office:value-type="float" office:value="103.5" calcext:value-type="float">
            <text:p>103,5</text:p>
          </table:table-cell>
          <table:table-cell office:value-type="float" office:value="106.66" calcext:value-type="float">
            <text:p>106,66</text:p>
          </table:table-cell>
          <table:table-cell office:value-type="float" office:value="93.16" calcext:value-type="float">
            <text:p>93,16</text:p>
          </table:table-cell>
          <table:table-cell office:value-type="float" office:value="94.55" calcext:value-type="float">
            <text:p>94,55</text:p>
          </table:table-cell>
          <table:table-cell table:formula="of:=([.E597]-[.B597]) / [.B597] * 100" office:value-type="float" office:value="-8.64734299516909" calcext:value-type="float">
            <text:p>-8,6473429951690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96" calcext:value-type="float">
            <text:p>596</text:p>
          </table:table-cell>
          <table:table-cell office:value-type="float" office:value="94.53" calcext:value-type="float">
            <text:p>94,53</text:p>
          </table:table-cell>
          <table:table-cell office:value-type="float" office:value="97.6" calcext:value-type="float">
            <text:p>97,6</text:p>
          </table:table-cell>
          <table:table-cell office:value-type="float" office:value="92.12" calcext:value-type="float">
            <text:p>92,12</text:p>
          </table:table-cell>
          <table:table-cell office:value-type="float" office:value="97.41" calcext:value-type="float">
            <text:p>97,41</text:p>
          </table:table-cell>
          <table:table-cell table:formula="of:=([.E598]-[.B598]) / [.B598] * 100" office:value-type="float" office:value="3.04665185655347" calcext:value-type="float">
            <text:p>3,0466518565534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97" calcext:value-type="float">
            <text:p>597</text:p>
          </table:table-cell>
          <table:table-cell office:value-type="float" office:value="97.41" calcext:value-type="float">
            <text:p>97,41</text:p>
          </table:table-cell>
          <table:table-cell office:value-type="float" office:value="97.56" calcext:value-type="float">
            <text:p>97,56</text:p>
          </table:table-cell>
          <table:table-cell office:value-type="float" office:value="91.43" calcext:value-type="float">
            <text:p>91,43</text:p>
          </table:table-cell>
          <table:table-cell office:value-type="float" office:value="91.85" calcext:value-type="float">
            <text:p>91,85</text:p>
          </table:table-cell>
          <table:table-cell table:formula="of:=([.E599]-[.B599]) / [.B599] * 100" office:value-type="float" office:value="-5.70783287136845" calcext:value-type="float">
            <text:p>-5,7078328713684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98" calcext:value-type="float">
            <text:p>598</text:p>
          </table:table-cell>
          <table:table-cell office:value-type="float" office:value="91.85" calcext:value-type="float">
            <text:p>91,85</text:p>
          </table:table-cell>
          <table:table-cell office:value-type="float" office:value="92.18" calcext:value-type="float">
            <text:p>92,18</text:p>
          </table:table-cell>
          <table:table-cell office:value-type="float" office:value="80.61" calcext:value-type="float">
            <text:p>80,61</text:p>
          </table:table-cell>
          <table:table-cell office:value-type="float" office:value="82.52" calcext:value-type="float">
            <text:p>82,52</text:p>
          </table:table-cell>
          <table:table-cell table:formula="of:=([.E600]-[.B600]) / [.B600] * 100" office:value-type="float" office:value="-10.1578660860098" calcext:value-type="float">
            <text:p>-10,157866086009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599" calcext:value-type="float">
            <text:p>599</text:p>
          </table:table-cell>
          <table:table-cell office:value-type="float" office:value="82.51" calcext:value-type="float">
            <text:p>82,51</text:p>
          </table:table-cell>
          <table:table-cell office:value-type="float" office:value="88.4" calcext:value-type="float">
            <text:p>88,4</text:p>
          </table:table-cell>
          <table:table-cell office:value-type="float" office:value="81.33" calcext:value-type="float">
            <text:p>81,33</text:p>
          </table:table-cell>
          <table:table-cell office:value-type="float" office:value="84.62" calcext:value-type="float">
            <text:p>84,62</text:p>
          </table:table-cell>
          <table:table-cell table:formula="of:=([.E601]-[.B601]) / [.B601] * 100" office:value-type="float" office:value="2.55726578596534" calcext:value-type="float">
            <text:p>2,5572657859653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00" calcext:value-type="float">
            <text:p>600</text:p>
          </table:table-cell>
          <table:table-cell office:value-type="float" office:value="84.62" calcext:value-type="float">
            <text:p>84,62</text:p>
          </table:table-cell>
          <table:table-cell office:value-type="float" office:value="88.1" calcext:value-type="float">
            <text:p>88,1</text:p>
          </table:table-cell>
          <table:table-cell office:value-type="float" office:value="82.77" calcext:value-type="float">
            <text:p>82,77</text:p>
          </table:table-cell>
          <table:table-cell office:value-type="float" office:value="87.92" calcext:value-type="float">
            <text:p>87,92</text:p>
          </table:table-cell>
          <table:table-cell table:formula="of:=([.E602]-[.B602]) / [.B602] * 100" office:value-type="float" office:value="3.89978728432994" calcext:value-type="float">
            <text:p>3,89978728432994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01" calcext:value-type="float">
            <text:p>601</text:p>
          </table:table-cell>
          <table:table-cell office:value-type="float" office:value="87.91" calcext:value-type="float">
            <text:p>87,91</text:p>
          </table:table-cell>
          <table:table-cell office:value-type="float" office:value="89.84" calcext:value-type="float">
            <text:p>89,84</text:p>
          </table:table-cell>
          <table:table-cell office:value-type="float" office:value="79.58" calcext:value-type="float">
            <text:p>79,58</text:p>
          </table:table-cell>
          <table:table-cell office:value-type="float" office:value="81.57" calcext:value-type="float">
            <text:p>81,57</text:p>
          </table:table-cell>
          <table:table-cell table:formula="of:=([.E603]-[.B603]) / [.B603] * 100" office:value-type="float" office:value="-7.21192128313048" calcext:value-type="float">
            <text:p>-7,2119212831304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02" calcext:value-type="float">
            <text:p>602</text:p>
          </table:table-cell>
          <table:table-cell office:value-type="float" office:value="81.56" calcext:value-type="float">
            <text:p>81,56</text:p>
          </table:table-cell>
          <table:table-cell office:value-type="float" office:value="82.7" calcext:value-type="float">
            <text:p>82,7</text:p>
          </table:table-cell>
          <table:table-cell office:value-type="float" office:value="79.04" calcext:value-type="float">
            <text:p>79,04</text:p>
          </table:table-cell>
          <table:table-cell office:value-type="float" office:value="80.39" calcext:value-type="float">
            <text:p>80,39</text:p>
          </table:table-cell>
          <table:table-cell table:formula="of:=([.E604]-[.B604]) / [.B604] * 100" office:value-type="float" office:value="-1.43452672878862" calcext:value-type="float">
            <text:p>-1,4345267287886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03" calcext:value-type="float">
            <text:p>603</text:p>
          </table:table-cell>
          <table:table-cell office:value-type="float" office:value="80.39" calcext:value-type="float">
            <text:p>80,39</text:p>
          </table:table-cell>
          <table:table-cell office:value-type="float" office:value="81.83" calcext:value-type="float">
            <text:p>81,83</text:p>
          </table:table-cell>
          <table:table-cell office:value-type="float" office:value="79.94" calcext:value-type="float">
            <text:p>79,94</text:p>
          </table:table-cell>
          <table:table-cell office:value-type="float" office:value="80.96" calcext:value-type="float">
            <text:p>80,96</text:p>
          </table:table-cell>
          <table:table-cell table:formula="of:=([.E605]-[.B605]) / [.B605] * 100" office:value-type="float" office:value="0.709043413359862" calcext:value-type="float">
            <text:p>0,70904341335986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04" calcext:value-type="float">
            <text:p>604</text:p>
          </table:table-cell>
          <table:table-cell office:value-type="float" office:value="80.96" calcext:value-type="float">
            <text:p>80,96</text:p>
          </table:table-cell>
          <table:table-cell office:value-type="float" office:value="82.5" calcext:value-type="float">
            <text:p>82,5</text:p>
          </table:table-cell>
          <table:table-cell office:value-type="float" office:value="76.92" calcext:value-type="float">
            <text:p>76,92</text:p>
          </table:table-cell>
          <table:table-cell office:value-type="float" office:value="77.19" calcext:value-type="float">
            <text:p>77,19</text:p>
          </table:table-cell>
          <table:table-cell table:formula="of:=([.E606]-[.B606]) / [.B606] * 100" office:value-type="float" office:value="-4.65662055335968" calcext:value-type="float">
            <text:p>-4,6566205533596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05" calcext:value-type="float">
            <text:p>605</text:p>
          </table:table-cell>
          <table:table-cell office:value-type="float" office:value="77.18" calcext:value-type="float">
            <text:p>77,18</text:p>
          </table:table-cell>
          <table:table-cell office:value-type="float" office:value="91.65" calcext:value-type="float">
            <text:p>91,65</text:p>
          </table:table-cell>
          <table:table-cell office:value-type="float" office:value="75.67" calcext:value-type="float">
            <text:p>75,67</text:p>
          </table:table-cell>
          <table:table-cell office:value-type="float" office:value="91.09" calcext:value-type="float">
            <text:p>91,09</text:p>
          </table:table-cell>
          <table:table-cell table:formula="of:=([.E607]-[.B607]) / [.B607] * 100" office:value-type="float" office:value="18.0228038351905" calcext:value-type="float">
            <text:p>18,022803835190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06" calcext:value-type="float">
            <text:p>606</text:p>
          </table:table-cell>
          <table:table-cell office:value-type="float" office:value="91.09" calcext:value-type="float">
            <text:p>91,09</text:p>
          </table:table-cell>
          <table:table-cell office:value-type="float" office:value="95.99" calcext:value-type="float">
            <text:p>95,99</text:p>
          </table:table-cell>
          <table:table-cell office:value-type="float" office:value="88.42" calcext:value-type="float">
            <text:p>88,42</text:p>
          </table:table-cell>
          <table:table-cell office:value-type="float" office:value="95.46" calcext:value-type="float">
            <text:p>95,46</text:p>
          </table:table-cell>
          <table:table-cell table:formula="of:=([.E608]-[.B608]) / [.B608] * 100" office:value-type="float" office:value="4.79745306839389" calcext:value-type="float">
            <text:p>4,7974530683938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07" calcext:value-type="float">
            <text:p>607</text:p>
          </table:table-cell>
          <table:table-cell office:value-type="float" office:value="95.46" calcext:value-type="float">
            <text:p>95,46</text:p>
          </table:table-cell>
          <table:table-cell office:value-type="float" office:value="97.44" calcext:value-type="float">
            <text:p>97,44</text:p>
          </table:table-cell>
          <table:table-cell office:value-type="float" office:value="93.32" calcext:value-type="float">
            <text:p>93,32</text:p>
          </table:table-cell>
          <table:table-cell office:value-type="float" office:value="94.77" calcext:value-type="float">
            <text:p>94,77</text:p>
          </table:table-cell>
          <table:table-cell table:formula="of:=([.E609]-[.B609]) / [.B609] * 100" office:value-type="float" office:value="-0.722815839094907" calcext:value-type="float">
            <text:p>-0,72281583909490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08" calcext:value-type="float">
            <text:p>608</text:p>
          </table:table-cell>
          <table:table-cell office:value-type="float" office:value="94.76" calcext:value-type="float">
            <text:p>94,76</text:p>
          </table:table-cell>
          <table:table-cell office:value-type="float" office:value="99.43" calcext:value-type="float">
            <text:p>99,43</text:p>
          </table:table-cell>
          <table:table-cell office:value-type="float" office:value="89.94" calcext:value-type="float">
            <text:p>89,94</text:p>
          </table:table-cell>
          <table:table-cell office:value-type="float" office:value="90.8" calcext:value-type="float">
            <text:p>90,8</text:p>
          </table:table-cell>
          <table:table-cell table:formula="of:=([.E610]-[.B610]) / [.B610] * 100" office:value-type="float" office:value="-4.17897847192909" calcext:value-type="float">
            <text:p>-4,17897847192909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09" calcext:value-type="float">
            <text:p>609</text:p>
          </table:table-cell>
          <table:table-cell office:value-type="float" office:value="90.8" calcext:value-type="float">
            <text:p>90,8</text:p>
          </table:table-cell>
          <table:table-cell office:value-type="float" office:value="96.89" calcext:value-type="float">
            <text:p>96,89</text:p>
          </table:table-cell>
          <table:table-cell office:value-type="float" office:value="90.54" calcext:value-type="float">
            <text:p>90,54</text:p>
          </table:table-cell>
          <table:table-cell office:value-type="float" office:value="93.53" calcext:value-type="float">
            <text:p>93,53</text:p>
          </table:table-cell>
          <table:table-cell table:formula="of:=([.E611]-[.B611]) / [.B611] * 100" office:value-type="float" office:value="3.00660792951542" calcext:value-type="float">
            <text:p>3,00660792951542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10" calcext:value-type="float">
            <text:p>610</text:p>
          </table:table-cell>
          <table:table-cell office:value-type="float" office:value="93.52" calcext:value-type="float">
            <text:p>93,52</text:p>
          </table:table-cell>
          <table:table-cell office:value-type="float" office:value="94.06" calcext:value-type="float">
            <text:p>94,06</text:p>
          </table:table-cell>
          <table:table-cell office:value-type="float" office:value="88.79" calcext:value-type="float">
            <text:p>88,79</text:p>
          </table:table-cell>
          <table:table-cell office:value-type="float" office:value="89.28" calcext:value-type="float">
            <text:p>89,28</text:p>
          </table:table-cell>
          <table:table-cell table:formula="of:=([.E612]-[.B612]) / [.B612] * 100" office:value-type="float" office:value="-4.53378956372968" calcext:value-type="float">
            <text:p>-4,5337895637296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11" calcext:value-type="float">
            <text:p>611</text:p>
          </table:table-cell>
          <table:table-cell office:value-type="float" office:value="89.27" calcext:value-type="float">
            <text:p>89,27</text:p>
          </table:table-cell>
          <table:table-cell office:value-type="float" office:value="92.34" calcext:value-type="float">
            <text:p>92,34</text:p>
          </table:table-cell>
          <table:table-cell office:value-type="float" office:value="88.45" calcext:value-type="float">
            <text:p>88,45</text:p>
          </table:table-cell>
          <table:table-cell office:value-type="float" office:value="90.52" calcext:value-type="float">
            <text:p>90,52</text:p>
          </table:table-cell>
          <table:table-cell table:formula="of:=([.E613]-[.B613]) / [.B613] * 100" office:value-type="float" office:value="1.40024644337403" calcext:value-type="float">
            <text:p>1,4002464433740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12" calcext:value-type="float">
            <text:p>612</text:p>
          </table:table-cell>
          <table:table-cell office:value-type="float" office:value="90.52" calcext:value-type="float">
            <text:p>90,52</text:p>
          </table:table-cell>
          <table:table-cell office:value-type="float" office:value="97.5" calcext:value-type="float">
            <text:p>97,5</text:p>
          </table:table-cell>
          <table:table-cell office:value-type="float" office:value="87.26" calcext:value-type="float">
            <text:p>87,26</text:p>
          </table:table-cell>
          <table:table-cell office:value-type="float" office:value="96.93" calcext:value-type="float">
            <text:p>96,93</text:p>
          </table:table-cell>
          <table:table-cell table:formula="of:=([.E614]-[.B614]) / [.B614] * 100" office:value-type="float" office:value="7.08130799823245" calcext:value-type="float">
            <text:p>7,0813079982324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13" calcext:value-type="float">
            <text:p>613</text:p>
          </table:table-cell>
          <table:table-cell office:value-type="float" office:value="96.95" calcext:value-type="float">
            <text:p>96,95</text:p>
          </table:table-cell>
          <table:table-cell office:value-type="float" office:value="97.35" calcext:value-type="float">
            <text:p>97,35</text:p>
          </table:table-cell>
          <table:table-cell office:value-type="float" office:value="86.74" calcext:value-type="float">
            <text:p>86,74</text:p>
          </table:table-cell>
          <table:table-cell office:value-type="float" office:value="88.43" calcext:value-type="float">
            <text:p>88,43</text:p>
          </table:table-cell>
          <table:table-cell table:formula="of:=([.E615]-[.B615]) / [.B615] * 100" office:value-type="float" office:value="-8.78803506962351" calcext:value-type="float">
            <text:p>-8,7880350696235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14" calcext:value-type="float">
            <text:p>614</text:p>
          </table:table-cell>
          <table:table-cell office:value-type="float" office:value="88.43" calcext:value-type="float">
            <text:p>88,43</text:p>
          </table:table-cell>
          <table:table-cell office:value-type="float" office:value="90.64" calcext:value-type="float">
            <text:p>90,64</text:p>
          </table:table-cell>
          <table:table-cell office:value-type="float" office:value="87.5" calcext:value-type="float">
            <text:p>87,5</text:p>
          </table:table-cell>
          <table:table-cell office:value-type="float" office:value="89.03" calcext:value-type="float">
            <text:p>89,03</text:p>
          </table:table-cell>
          <table:table-cell table:formula="of:=([.E616]-[.B616]) / [.B616] * 100" office:value-type="float" office:value="0.678502770552973" calcext:value-type="float">
            <text:p>0,678502770552973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15" calcext:value-type="float">
            <text:p>615</text:p>
          </table:table-cell>
          <table:table-cell office:value-type="float" office:value="89.02" calcext:value-type="float">
            <text:p>89,02</text:p>
          </table:table-cell>
          <table:table-cell office:value-type="float" office:value="92.46" calcext:value-type="float">
            <text:p>92,46</text:p>
          </table:table-cell>
          <table:table-cell office:value-type="float" office:value="87.06" calcext:value-type="float">
            <text:p>87,06</text:p>
          </table:table-cell>
          <table:table-cell office:value-type="float" office:value="89.14" calcext:value-type="float">
            <text:p>89,14</text:p>
          </table:table-cell>
          <table:table-cell table:formula="of:=([.E617]-[.B617]) / [.B617] * 100" office:value-type="float" office:value="0.134801168276797" calcext:value-type="float">
            <text:p>0,13480116827679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16" calcext:value-type="float">
            <text:p>616</text:p>
          </table:table-cell>
          <table:table-cell office:value-type="float" office:value="89.13" calcext:value-type="float">
            <text:p>89,13</text:p>
          </table:table-cell>
          <table:table-cell office:value-type="float" office:value="89.73" calcext:value-type="float">
            <text:p>89,73</text:p>
          </table:table-cell>
          <table:table-cell office:value-type="float" office:value="84.1" calcext:value-type="float">
            <text:p>84,1</text:p>
          </table:table-cell>
          <table:table-cell office:value-type="float" office:value="85.08" calcext:value-type="float">
            <text:p>85,08</text:p>
          </table:table-cell>
          <table:table-cell table:formula="of:=([.E618]-[.B618]) / [.B618] * 100" office:value-type="float" office:value="-4.54392460451026" calcext:value-type="float">
            <text:p>-4,5439246045102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17" calcext:value-type="float">
            <text:p>617</text:p>
          </table:table-cell>
          <table:table-cell office:value-type="float" office:value="85.08" calcext:value-type="float">
            <text:p>85,08</text:p>
          </table:table-cell>
          <table:table-cell office:value-type="float" office:value="86.33" calcext:value-type="float">
            <text:p>86,33</text:p>
          </table:table-cell>
          <table:table-cell office:value-type="float" office:value="76.55" calcext:value-type="float">
            <text:p>76,55</text:p>
          </table:table-cell>
          <table:table-cell office:value-type="float" office:value="78.09" calcext:value-type="float">
            <text:p>78,09</text:p>
          </table:table-cell>
          <table:table-cell table:formula="of:=([.E619]-[.B619]) / [.B619] * 100" office:value-type="float" office:value="-8.21579689703808" calcext:value-type="float">
            <text:p>-8,21579689703808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18" calcext:value-type="float">
            <text:p>618</text:p>
          </table:table-cell>
          <table:table-cell office:value-type="float" office:value="78.1" calcext:value-type="float">
            <text:p>78,1</text:p>
          </table:table-cell>
          <table:table-cell office:value-type="float" office:value="82.67" calcext:value-type="float">
            <text:p>82,67</text:p>
          </table:table-cell>
          <table:table-cell office:value-type="float" office:value="76.49" calcext:value-type="float">
            <text:p>76,49</text:p>
          </table:table-cell>
          <table:table-cell office:value-type="float" office:value="82.23" calcext:value-type="float">
            <text:p>82,23</text:p>
          </table:table-cell>
          <table:table-cell table:formula="of:=([.E620]-[.B620]) / [.B620] * 100" office:value-type="float" office:value="5.28809218950065" calcext:value-type="float">
            <text:p>5,28809218950065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19" calcext:value-type="float">
            <text:p>619</text:p>
          </table:table-cell>
          <table:table-cell office:value-type="float" office:value="82.21" calcext:value-type="float">
            <text:p>82,21</text:p>
          </table:table-cell>
          <table:table-cell office:value-type="float" office:value="85.62" calcext:value-type="float">
            <text:p>85,62</text:p>
          </table:table-cell>
          <table:table-cell office:value-type="float" office:value="80.49" calcext:value-type="float">
            <text:p>80,49</text:p>
          </table:table-cell>
          <table:table-cell office:value-type="float" office:value="84.27" calcext:value-type="float">
            <text:p>84,27</text:p>
          </table:table-cell>
          <table:table-cell table:formula="of:=([.E621]-[.B621]) / [.B621] * 100" office:value-type="float" office:value="2.50577788590196" calcext:value-type="float">
            <text:p>2,50577788590196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20" calcext:value-type="float">
            <text:p>620</text:p>
          </table:table-cell>
          <table:table-cell office:value-type="float" office:value="84.25" calcext:value-type="float">
            <text:p>84,25</text:p>
          </table:table-cell>
          <table:table-cell office:value-type="float" office:value="85.88" calcext:value-type="float">
            <text:p>85,88</text:p>
          </table:table-cell>
          <table:table-cell office:value-type="float" office:value="81.21" calcext:value-type="float">
            <text:p>81,21</text:p>
          </table:table-cell>
          <table:table-cell office:value-type="float" office:value="82.5" calcext:value-type="float">
            <text:p>82,5</text:p>
          </table:table-cell>
          <table:table-cell table:formula="of:=([.E622]-[.B622]) / [.B622] * 100" office:value-type="float" office:value="-2.07715133531157" calcext:value-type="float">
            <text:p>-2,0771513353115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21" calcext:value-type="float">
            <text:p>621</text:p>
          </table:table-cell>
          <table:table-cell office:value-type="float" office:value="82.5" calcext:value-type="float">
            <text:p>82,5</text:p>
          </table:table-cell>
          <table:table-cell office:value-type="float" office:value="88.35" calcext:value-type="float">
            <text:p>88,35</text:p>
          </table:table-cell>
          <table:table-cell office:value-type="float" office:value="82.04" calcext:value-type="float">
            <text:p>82,04</text:p>
          </table:table-cell>
          <table:table-cell office:value-type="float" office:value="86.18" calcext:value-type="float">
            <text:p>86,18</text:p>
          </table:table-cell>
          <table:table-cell table:formula="of:=([.E623]-[.B623]) / [.B623] * 100" office:value-type="float" office:value="4.46060606060607" calcext:value-type="float">
            <text:p>4,46060606060607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22" calcext:value-type="float">
            <text:p>622</text:p>
          </table:table-cell>
          <table:table-cell office:value-type="float" office:value="86.18" calcext:value-type="float">
            <text:p>86,18</text:p>
          </table:table-cell>
          <table:table-cell office:value-type="float" office:value="87.87" calcext:value-type="float">
            <text:p>87,87</text:p>
          </table:table-cell>
          <table:table-cell office:value-type="float" office:value="78.51" calcext:value-type="float">
            <text:p>78,51</text:p>
          </table:table-cell>
          <table:table-cell office:value-type="float" office:value="82.35" calcext:value-type="float">
            <text:p>82,35</text:p>
          </table:table-cell>
          <table:table-cell table:formula="of:=([.E624]-[.B624]) / [.B624] * 100" office:value-type="float" office:value="-4.44418658621491" calcext:value-type="float">
            <text:p>-4,44418658621491</text:p>
          </table:table-cell>
          <table:table-cell table:number-columns-repeated="10"/>
        </table:table-row>
        <table:table-row table:style-name="ro1">
          <table:table-cell table:formula="of:=SUM(CELL(&quot;LIGNE&quot;);-2)" office:value-type="float" office:value="623" calcext:value-type="float">
            <text:p>623</text:p>
          </table:table-cell>
          <table:table-cell office:value-type="float" office:value="82.34" calcext:value-type="float">
            <text:p>82,34</text:p>
          </table:table-cell>
          <table:table-cell office:value-type="float" office:value="83.05" calcext:value-type="float">
            <text:p>83,05</text:p>
          </table:table-cell>
          <table:table-cell office:value-type="float" office:value="77.22" calcext:value-type="float">
            <text:p>77,22</text:p>
          </table:table-cell>
          <table:table-cell office:value-type="float" office:value="77.3" calcext:value-type="float">
            <text:p>77,3</text:p>
          </table:table-cell>
          <table:table-cell table:formula="of:=([.E625]-[.B625]) / [.B625] * 100" office:value-type="float" office:value="-6.12096186543601" calcext:value-type="float">
            <text:p>-6,1209618654360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 style:data-style-name="N2" text:time-value="14:15:14.4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26T17:28:37.512000000</meta:creation-date>
    <dc:date>2022-05-29T14:20:18.104000000</dc:date>
    <meta:editing-duration>PT12M34S</meta:editing-duration>
    <meta:editing-cycles>3</meta:editing-cycles>
    <meta:generator>LibreOffice/6.4.3.2$Windows_X86_64 LibreOffice_project/747b5d0ebf89f41c860ec2a39efd7cb15b54f2d8</meta:generator>
    <meta:document-statistic meta:table-count="1" meta:cell-count="3792" meta:object-count="0"/>
  </office:meta>
</office:document-meta>
</file>